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3000001C1A2D316A9DC337135.png" manifest:media-type="image/png"/>
  <manifest:file-entry manifest:full-path="Pictures/10000201000003E200000088F0B138AE9E91861F.png" manifest:media-type="image/png"/>
  <manifest:file-entry manifest:full-path="Pictures/10000201000002B3000000EC30CA3101F8A10B42.png" manifest:media-type="image/png"/>
  <manifest:file-entry manifest:full-path="Pictures/100002010000038400000384496F57771BC30112.png" manifest:media-type="image/png"/>
  <manifest:file-entry manifest:full-path="Pictures/10000201000001C6000002121FC73BFD949025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SansCJKjpIdentityH" svg:font-family="NotoSansCJKjpIdentityH"/>
    <style:font-face style:name="NotoSansCJKjpularIdentityH" svg:font-family="NotoSansCJKjpularIdentityH"/>
    <style:font-face style:name="Noto Serif KR1" svg:font-family="'Noto Serif KR'" style:font-pitch="variable"/>
    <style:font-face style:name="NotoSansCJKjpIdentityH1" svg:font-family="NotoSansCJKjpIdentityH" style:font-pitch="variable"/>
    <style:font-face style:name="NotoSansCJKjpularIdentityH1" svg:font-family="NotoSansCJKjpularIdentityH" style:font-pitch="variable"/>
    <style:font-face style:name="Tahoma" svg:font-family="Tahoma" style:font-pitch="variable"/>
    <style:font-face style:name="Noto Serif KR" svg:font-family="'Noto Serif KR'" style:font-family-generic="modern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KR3" svg:font-family="'Noto Serif KR'" style:font-family-generic="roman" style:font-pitch="variable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Noto Serif KR4" svg:font-family="'Noto Serif KR'" style:font-family-generic="swiss" style:font-pitch="variable"/>
    <style:font-face style:name="Lucida Sans" svg:font-family="'Lucida Sans'" style:font-family-generic="system" style:font-pitch="variable"/>
    <style:font-face style:name="Noto Serif KR2" svg:font-family="'Noto Serif KR'" style:font-family-generic="system" style:font-pitch="variable"/>
    <style:font-face style:name="Tahoma1" svg:font-family="Tahoma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3049"/>
    </style:style>
    <style:style style:name="gr2" style:family="graphic" style:parent-style-name="standard">
      <style:graphic-properties draw:stroke="none" draw:fill="solid" draw:fill-color="#eae2b7"/>
    </style:style>
    <style:style style:name="gr3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" style:family="graphic" style:parent-style-name="standard">
      <style:graphic-properties draw:stroke="none" draw:fill="solid" draw:fill-color="#efbe54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3.5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4.3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cm" fo:min-width="6.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2.08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5.01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9cm" fo:min-width="1.5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9cm" fo:min-width="0.5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75cm" svg:stroke-color="#000000" draw:stroke-linejoin="miter" svg:stroke-linecap="butt" draw:fill="none" fo:padding-top="0.037cm" fo:padding-bottom="0.037cm" fo:padding-left="0.037cm" fo:padding-right="0.037cm"/>
    </style:style>
    <style:style style:name="gr15" style:family="graphic" style:parent-style-name="standard">
      <style:graphic-properties draw:stroke="solid" svg:stroke-width="0.014cm" svg:stroke-color="#ff000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2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57d11"/>
    </style:style>
    <style:style style:name="gr18" style:family="graphic" style:parent-style-name="standard">
      <style:graphic-properties draw:stroke="none" draw:fill="solid" draw:fill-color="#113f8a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loext:glow-color="#1e90ff" style:mirror="none"/>
    </style:style>
    <style:style style:name="gr20" style:family="graphic" style:parent-style-name="색과_20_선이_20_없는_20_개체">
      <style:graphic-properties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003049"/>
    </style:style>
    <style:style style:name="P2" style:family="paragraph">
      <loext:graphic-properties draw:fill="solid" draw:fill-color="#eae2b7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fbe5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style:font-name="맑은 고딕" fo:font-size="24.7999992370605pt" fo:font-weight="bold" style:font-name-asian="맑은 고딕" style:font-size-asian="24.7999992370605pt" style:font-weight-asian="bold" style:font-size-complex="24.7999992370605pt" style:font-weight-complex="bold"/>
    </style:style>
    <style:style style:name="P7" style:family="paragraph">
      <loext:graphic-properties draw:fill="none"/>
      <style:paragraph-properties style:writing-mode="lr-tb"/>
      <style:text-properties style:font-name="맑은 고딕" fo:font-size="31.8999996185303pt" fo:font-weight="bold" style:font-name-asian="맑은 고딕" style:font-size-asian="31.8999996185303pt" style:font-weight-asian="bold" style:font-size-complex="31.8999996185303pt" style:font-weight-complex="bold"/>
    </style:style>
    <style:style style:name="P8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9" style:family="paragraph">
      <loext:graphic-properties draw:fill="none"/>
      <style:paragraph-properties style:writing-mode="lr-tb"/>
      <style:text-properties style:font-name="맑은 고딕" fo:font-size="14.3999996185303pt" fo:font-weight="bold" style:font-name-asian="맑은 고딕" style:font-size-asian="14.3999996185303pt" style:font-weight-asian="bold" style:font-size-complex="14.3999996185303pt" style:font-weight-complex="bold"/>
    </style:style>
    <style:style style:name="P10" style:family="paragraph">
      <loext:graphic-properties draw:fill="none"/>
      <style:paragraph-properties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f57d11"/>
    </style:style>
    <style:style style:name="P12" style:family="paragraph">
      <loext:graphic-properties draw:fill="solid" draw:fill-color="#113f8a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5" style:family="paragraph">
      <loext:graphic-properties draw:fill="none" draw:fill-color="#ffffff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color="#000000" loext:opacity="100%" style:font-name="맑은 고딕" fo:font-size="24.7999992370605pt" fo:font-weight="bold" style:font-name-asian="맑은 고딕" style:font-size-asian="24.7999992370605pt" style:font-weight-asian="bold" style:font-name-complex="NotoSansCJKjpIdentityH" style:font-size-complex="24.7999992370605pt" style:font-weight-complex="bold"/>
    </style:style>
    <style:style style:name="T2" style:family="text">
      <style:text-properties fo:color="#000000" loext:opacity="100%" style:font-name="맑은 고딕" fo:font-size="31.8999996185303pt" fo:font-weight="bold" style:font-name-asian="맑은 고딕" style:font-size-asian="31.8999996185303pt" style:font-weight-asian="bold" style:font-name-complex="NotoSansCJKjpIdentityH" style:font-size-complex="31.8999996185303pt" style:font-weight-complex="bold"/>
    </style:style>
    <style:style style:name="T3" style:family="text">
      <style:text-properties fo:color="#000000" loext:opacity="100%" style:font-name="NotoSansCJKjpIdentityH" fo:font-size="14.3999996185303pt" fo:font-weight="bold" style:font-size-asian="14.3999996185303pt" style:font-name-complex="NotoSansCJKjpIdentityH" style:font-size-complex="14.3999996185303pt" style:font-weight-complex="bold"/>
    </style:style>
    <style:style style:name="T4" style:family="text">
      <style:text-properties fo:color="#000000" loext:opacity="100%" style:font-name="맑은 고딕" fo:font-size="14.3999996185303pt" fo:font-weight="bold" style:font-name-asian="맑은 고딕" style:font-size-asian="14.3999996185303pt" style:font-weight-asian="bold" style:font-name-complex="NotoSansCJKjpIdentityH" style:font-size-complex="14.3999996185303pt" style:font-weight-complex="bold"/>
    </style:style>
    <style:style style:name="T5" style:family="text">
      <style:text-properties fo:color="#000000" loext:opacity="100%" style:font-name="Arial" fo:font-size="12pt" fo:font-weight="bold" style:font-size-asian="12pt" style:font-weight-asian="bold" style:font-name-complex="NotoSansCJKjpularIdentityH" style:font-size-complex="12pt" style:font-weight-complex="bold"/>
    </style:style>
    <style:style style:name="T6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3" draw:text-style-name="P3" draw:layer="layout" svg:width="20.551cm" svg:height="13.365cm" svg:x="26.249cm" svg:y="1.5cm" svg:viewBox="0 0 20552 13366" draw:points="0,13366 20552,13366 20552,0 0,0">
          <text:p/>
        </draw:polygon>
        <draw:polygon draw:style-name="gr3" draw:text-style-name="P3" draw:layer="layout" svg:width="20.551cm" svg:height="13.365cm" svg:x="26.249cm" svg:y="1.5cm" svg:viewBox="0 0 20552 13366" draw:points="0,13366 20552,13366 20552,0 0,0">
          <text:p/>
        </draw:polygon>
        <draw:polygon draw:style-name="gr4" draw:text-style-name="P4" draw:layer="layout" svg:width="20.519cm" svg:height="7.979cm" svg:x="26.27cm" svg:y="6.865cm" svg:viewBox="0 0 20520 7980" draw:points="0,7980 0,0 20520,0 20520,798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6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7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8" draw:text-style-name="P8" draw:layer="layout" svg:width="2.089cm" svg:height="0.717cm" svg:x="42.836cm" svg:y="12.671cm">
          <draw:text-box>
            <text:p text:style-name="P5"><text:span text:style-name="T3">for v2.7</text:span></text:p>
          </draw:text-box>
        </draw:frame>
        <draw:frame draw:style-name="gr9" draw:text-style-name="P8" draw:layer="layout" svg:width="5.019cm" svg:height="0.717cm" svg:x="40.305cm" svg:y="13.304cm">
          <draw:text-box>
            <text:p text:style-name="P5"><text:span text:style-name="T3">Mark Galassi et al</text:span></text:p>
          </draw:text-box>
        </draw:frame>
        <draw:frame draw:style-name="gr10" draw:text-style-name="P9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1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11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11" draw:text-style-name="P3" draw:layer="layout" svg:width="3.799cm" svg:height="1.297cm" svg:x="3.5cm" svg:y="27.902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11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12" draw:text-style-name="P9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13" draw:text-style-name="P10" draw:layer="layout" svg:width="1.323cm" svg:height="0.475cm" svg:x="18.367cm" svg:y="25.557cm">
          <draw:text-box>
            <text:p text:style-name="P5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4" draw:text-style-name="P3" draw:layer="layout" svg:x1="17.932cm" svg:y1="26.67cm" svg:x2="17.932cm" svg:y2="26.594cm">
          <text:p/>
        </draw:line>
        <draw:line draw:style-name="gr14" draw:text-style-name="P3" draw:layer="layout" svg:x1="18.008cm" svg:y1="26.67cm" svg:x2="18.008cm" svg:y2="26.594cm">
          <text:p/>
        </draw:line>
        <draw:line draw:style-name="gr14" draw:text-style-name="P3" draw:layer="layout" svg:x1="18.083cm" svg:y1="26.67cm" svg:x2="18.083cm" svg:y2="26.594cm">
          <text:p/>
        </draw:line>
        <draw:line draw:style-name="gr14" draw:text-style-name="P3" draw:layer="layout" svg:x1="18.159cm" svg:y1="26.67cm" svg:x2="18.159cm" svg:y2="26.594cm">
          <text:p/>
        </draw:line>
        <draw:line draw:style-name="gr14" draw:text-style-name="P3" draw:layer="layout" svg:x1="18.235cm" svg:y1="26.67cm" svg:x2="18.235cm" svg:y2="26.594cm">
          <text:p/>
        </draw:line>
        <draw:line draw:style-name="gr14" draw:text-style-name="P3" draw:layer="layout" svg:x1="18.311cm" svg:y1="26.67cm" svg:x2="18.311cm" svg:y2="26.594cm">
          <text:p/>
        </draw:line>
        <draw:line draw:style-name="gr14" draw:text-style-name="P3" draw:layer="layout" svg:x1="18.386cm" svg:y1="26.67cm" svg:x2="18.386cm" svg:y2="26.594cm">
          <text:p/>
        </draw:line>
        <draw:line draw:style-name="gr14" draw:text-style-name="P3" draw:layer="layout" svg:x1="18.614cm" svg:y1="26.67cm" svg:x2="18.614cm" svg:y2="26.594cm">
          <text:p/>
        </draw:line>
        <draw:line draw:style-name="gr14" draw:text-style-name="P3" draw:layer="layout" svg:x1="18.765cm" svg:y1="26.67cm" svg:x2="18.765cm" svg:y2="26.594cm">
          <text:p/>
        </draw:line>
        <draw:line draw:style-name="gr14" draw:text-style-name="P3" draw:layer="layout" svg:x1="18.841cm" svg:y1="26.67cm" svg:x2="18.841cm" svg:y2="26.594cm">
          <text:p/>
        </draw:line>
        <draw:line draw:style-name="gr14" draw:text-style-name="P3" draw:layer="layout" svg:x1="18.917cm" svg:y1="26.67cm" svg:x2="18.917cm" svg:y2="26.594cm">
          <text:p/>
        </draw:line>
        <draw:line draw:style-name="gr14" draw:text-style-name="P3" draw:layer="layout" svg:x1="19.144cm" svg:y1="26.67cm" svg:x2="19.144cm" svg:y2="26.594cm">
          <text:p/>
        </draw:line>
        <draw:line draw:style-name="gr14" draw:text-style-name="P3" draw:layer="layout" svg:x1="19.22cm" svg:y1="26.67cm" svg:x2="19.22cm" svg:y2="26.594cm">
          <text:p/>
        </draw:line>
        <draw:line draw:style-name="gr14" draw:text-style-name="P3" draw:layer="layout" svg:x1="19.296cm" svg:y1="26.67cm" svg:x2="19.296cm" svg:y2="26.594cm">
          <text:p/>
        </draw:line>
        <draw:line draw:style-name="gr14" draw:text-style-name="P3" draw:layer="layout" svg:x1="19.371cm" svg:y1="26.67cm" svg:x2="19.371cm" svg:y2="26.594cm">
          <text:p/>
        </draw:line>
        <draw:line draw:style-name="gr14" draw:text-style-name="P3" draw:layer="layout" svg:x1="19.447cm" svg:y1="26.67cm" svg:x2="19.447cm" svg:y2="26.594cm">
          <text:p/>
        </draw:line>
        <draw:line draw:style-name="gr14" draw:text-style-name="P3" draw:layer="layout" svg:x1="19.523cm" svg:y1="26.67cm" svg:x2="19.523cm" svg:y2="26.594cm">
          <text:p/>
        </draw:line>
        <draw:line draw:style-name="gr14" draw:text-style-name="P3" draw:layer="layout" svg:x1="19.674cm" svg:y1="26.67cm" svg:x2="19.674cm" svg:y2="26.594cm">
          <text:p/>
        </draw:line>
        <draw:line draw:style-name="gr14" draw:text-style-name="P3" draw:layer="layout" svg:x1="19.902cm" svg:y1="26.67cm" svg:x2="19.902cm" svg:y2="26.594cm">
          <text:p/>
        </draw:line>
        <draw:line draw:style-name="gr14" draw:text-style-name="P3" draw:layer="layout" svg:x1="19.977cm" svg:y1="26.67cm" svg:x2="19.977cm" svg:y2="26.594cm">
          <text:p/>
        </draw:line>
        <draw:line draw:style-name="gr14" draw:text-style-name="P3" draw:layer="layout" svg:x1="20.053cm" svg:y1="26.67cm" svg:x2="20.053cm" svg:y2="26.594cm">
          <text:p/>
        </draw:line>
        <draw:line draw:style-name="gr14" draw:text-style-name="P3" draw:layer="layout" svg:x1="20.129cm" svg:y1="26.67cm" svg:x2="20.129cm" svg:y2="26.594cm">
          <text:p/>
        </draw:line>
        <draw:line draw:style-name="gr14" draw:text-style-name="P3" draw:layer="layout" svg:x1="20.205cm" svg:y1="26.67cm" svg:x2="20.205cm" svg:y2="26.594cm">
          <text:p/>
        </draw:line>
        <draw:line draw:style-name="gr14" draw:text-style-name="P3" draw:layer="layout" svg:x1="20.28cm" svg:y1="26.67cm" svg:x2="20.28cm" svg:y2="26.594cm">
          <text:p/>
        </draw:line>
        <draw:line draw:style-name="gr14" draw:text-style-name="P3" draw:layer="layout" svg:x1="20.356cm" svg:y1="26.67cm" svg:x2="20.356cm" svg:y2="26.594cm">
          <text:p/>
        </draw:line>
        <draw:line draw:style-name="gr14" draw:text-style-name="P3" draw:layer="layout" svg:x1="17.932cm" svg:y1="26.746cm" svg:x2="17.932cm" svg:y2="26.67cm">
          <text:p/>
        </draw:line>
        <draw:line draw:style-name="gr14" draw:text-style-name="P3" draw:layer="layout" svg:x1="18.386cm" svg:y1="26.746cm" svg:x2="18.386cm" svg:y2="26.67cm">
          <text:p/>
        </draw:line>
        <draw:line draw:style-name="gr14" draw:text-style-name="P3" draw:layer="layout" svg:x1="18.614cm" svg:y1="26.746cm" svg:x2="18.614cm" svg:y2="26.67cm">
          <text:p/>
        </draw:line>
        <draw:line draw:style-name="gr14" draw:text-style-name="P3" draw:layer="layout" svg:x1="18.69cm" svg:y1="26.746cm" svg:x2="18.69cm" svg:y2="26.67cm">
          <text:p/>
        </draw:line>
        <draw:line draw:style-name="gr14" draw:text-style-name="P3" draw:layer="layout" svg:x1="18.841cm" svg:y1="26.746cm" svg:x2="18.841cm" svg:y2="26.67cm">
          <text:p/>
        </draw:line>
        <draw:line draw:style-name="gr14" draw:text-style-name="P3" draw:layer="layout" svg:x1="18.917cm" svg:y1="26.746cm" svg:x2="18.917cm" svg:y2="26.67cm">
          <text:p/>
        </draw:line>
        <draw:line draw:style-name="gr14" draw:text-style-name="P3" draw:layer="layout" svg:x1="18.993cm" svg:y1="26.746cm" svg:x2="18.993cm" svg:y2="26.67cm">
          <text:p/>
        </draw:line>
        <draw:line draw:style-name="gr14" draw:text-style-name="P3" draw:layer="layout" svg:x1="19.068cm" svg:y1="26.746cm" svg:x2="19.068cm" svg:y2="26.67cm">
          <text:p/>
        </draw:line>
        <draw:line draw:style-name="gr14" draw:text-style-name="P3" draw:layer="layout" svg:x1="19.22cm" svg:y1="26.746cm" svg:x2="19.22cm" svg:y2="26.67cm">
          <text:p/>
        </draw:line>
        <draw:line draw:style-name="gr14" draw:text-style-name="P3" draw:layer="layout" svg:x1="19.447cm" svg:y1="26.746cm" svg:x2="19.447cm" svg:y2="26.67cm">
          <text:p/>
        </draw:line>
        <draw:line draw:style-name="gr14" draw:text-style-name="P3" draw:layer="layout" svg:x1="19.523cm" svg:y1="26.746cm" svg:x2="19.523cm" svg:y2="26.67cm">
          <text:p/>
        </draw:line>
        <draw:line draw:style-name="gr14" draw:text-style-name="P3" draw:layer="layout" svg:x1="19.599cm" svg:y1="26.746cm" svg:x2="19.599cm" svg:y2="26.67cm">
          <text:p/>
        </draw:line>
        <draw:line draw:style-name="gr14" draw:text-style-name="P3" draw:layer="layout" svg:x1="19.902cm" svg:y1="26.746cm" svg:x2="19.902cm" svg:y2="26.67cm">
          <text:p/>
        </draw:line>
        <draw:line draw:style-name="gr14" draw:text-style-name="P3" draw:layer="layout" svg:x1="20.356cm" svg:y1="26.746cm" svg:x2="20.356cm" svg:y2="26.67cm">
          <text:p/>
        </draw:line>
        <draw:line draw:style-name="gr14" draw:text-style-name="P3" draw:layer="layout" svg:x1="17.932cm" svg:y1="26.821cm" svg:x2="17.932cm" svg:y2="26.746cm">
          <text:p/>
        </draw:line>
        <draw:line draw:style-name="gr14" draw:text-style-name="P3" draw:layer="layout" svg:x1="18.083cm" svg:y1="26.821cm" svg:x2="18.083cm" svg:y2="26.746cm">
          <text:p/>
        </draw:line>
        <draw:line draw:style-name="gr14" draw:text-style-name="P3" draw:layer="layout" svg:x1="18.159cm" svg:y1="26.821cm" svg:x2="18.159cm" svg:y2="26.746cm">
          <text:p/>
        </draw:line>
        <draw:line draw:style-name="gr14" draw:text-style-name="P3" draw:layer="layout" svg:x1="18.235cm" svg:y1="26.821cm" svg:x2="18.235cm" svg:y2="26.746cm">
          <text:p/>
        </draw:line>
        <draw:line draw:style-name="gr14" draw:text-style-name="P3" draw:layer="layout" svg:x1="18.386cm" svg:y1="26.821cm" svg:x2="18.386cm" svg:y2="26.746cm">
          <text:p/>
        </draw:line>
        <draw:line draw:style-name="gr14" draw:text-style-name="P3" draw:layer="layout" svg:x1="18.538cm" svg:y1="26.821cm" svg:x2="18.538cm" svg:y2="26.746cm">
          <text:p/>
        </draw:line>
        <draw:line draw:style-name="gr14" draw:text-style-name="P3" draw:layer="layout" svg:x1="18.614cm" svg:y1="26.821cm" svg:x2="18.614cm" svg:y2="26.746cm">
          <text:p/>
        </draw:line>
        <draw:line draw:style-name="gr14" draw:text-style-name="P3" draw:layer="layout" svg:x1="18.69cm" svg:y1="26.821cm" svg:x2="18.69cm" svg:y2="26.746cm">
          <text:p/>
        </draw:line>
        <draw:line draw:style-name="gr14" draw:text-style-name="P3" draw:layer="layout" svg:x1="18.917cm" svg:y1="26.821cm" svg:x2="18.917cm" svg:y2="26.746cm">
          <text:p/>
        </draw:line>
        <draw:line draw:style-name="gr14" draw:text-style-name="P3" draw:layer="layout" svg:x1="19.068cm" svg:y1="26.821cm" svg:x2="19.068cm" svg:y2="26.746cm">
          <text:p/>
        </draw:line>
        <draw:line draw:style-name="gr14" draw:text-style-name="P3" draw:layer="layout" svg:x1="19.22cm" svg:y1="26.821cm" svg:x2="19.22cm" svg:y2="26.746cm">
          <text:p/>
        </draw:line>
        <draw:line draw:style-name="gr14" draw:text-style-name="P3" draw:layer="layout" svg:x1="19.296cm" svg:y1="26.821cm" svg:x2="19.296cm" svg:y2="26.746cm">
          <text:p/>
        </draw:line>
        <draw:line draw:style-name="gr14" draw:text-style-name="P3" draw:layer="layout" svg:x1="19.523cm" svg:y1="26.821cm" svg:x2="19.523cm" svg:y2="26.746cm">
          <text:p/>
        </draw:line>
        <draw:line draw:style-name="gr14" draw:text-style-name="P3" draw:layer="layout" svg:x1="19.599cm" svg:y1="26.821cm" svg:x2="19.599cm" svg:y2="26.746cm">
          <text:p/>
        </draw:line>
        <draw:line draw:style-name="gr14" draw:text-style-name="P3" draw:layer="layout" svg:x1="19.674cm" svg:y1="26.821cm" svg:x2="19.674cm" svg:y2="26.746cm">
          <text:p/>
        </draw:line>
        <draw:line draw:style-name="gr14" draw:text-style-name="P3" draw:layer="layout" svg:x1="19.75cm" svg:y1="26.821cm" svg:x2="19.75cm" svg:y2="26.746cm">
          <text:p/>
        </draw:line>
        <draw:line draw:style-name="gr14" draw:text-style-name="P3" draw:layer="layout" svg:x1="19.902cm" svg:y1="26.821cm" svg:x2="19.902cm" svg:y2="26.746cm">
          <text:p/>
        </draw:line>
        <draw:line draw:style-name="gr14" draw:text-style-name="P3" draw:layer="layout" svg:x1="20.053cm" svg:y1="26.821cm" svg:x2="20.053cm" svg:y2="26.746cm">
          <text:p/>
        </draw:line>
        <draw:line draw:style-name="gr14" draw:text-style-name="P3" draw:layer="layout" svg:x1="20.129cm" svg:y1="26.821cm" svg:x2="20.129cm" svg:y2="26.746cm">
          <text:p/>
        </draw:line>
        <draw:line draw:style-name="gr14" draw:text-style-name="P3" draw:layer="layout" svg:x1="20.205cm" svg:y1="26.821cm" svg:x2="20.205cm" svg:y2="26.746cm">
          <text:p/>
        </draw:line>
        <draw:line draw:style-name="gr14" draw:text-style-name="P3" draw:layer="layout" svg:x1="20.356cm" svg:y1="26.821cm" svg:x2="20.356cm" svg:y2="26.746cm">
          <text:p/>
        </draw:line>
        <draw:line draw:style-name="gr14" draw:text-style-name="P3" draw:layer="layout" svg:x1="17.932cm" svg:y1="26.897cm" svg:x2="17.932cm" svg:y2="26.821cm">
          <text:p/>
        </draw:line>
        <draw:line draw:style-name="gr14" draw:text-style-name="P3" draw:layer="layout" svg:x1="18.083cm" svg:y1="26.897cm" svg:x2="18.083cm" svg:y2="26.821cm">
          <text:p/>
        </draw:line>
        <draw:line draw:style-name="gr14" draw:text-style-name="P3" draw:layer="layout" svg:x1="18.159cm" svg:y1="26.897cm" svg:x2="18.159cm" svg:y2="26.821cm">
          <text:p/>
        </draw:line>
        <draw:line draw:style-name="gr14" draw:text-style-name="P3" draw:layer="layout" svg:x1="18.235cm" svg:y1="26.897cm" svg:x2="18.235cm" svg:y2="26.821cm">
          <text:p/>
        </draw:line>
        <draw:line draw:style-name="gr14" draw:text-style-name="P3" draw:layer="layout" svg:x1="18.386cm" svg:y1="26.897cm" svg:x2="18.386cm" svg:y2="26.821cm">
          <text:p/>
        </draw:line>
        <draw:line draw:style-name="gr14" draw:text-style-name="P3" draw:layer="layout" svg:x1="18.538cm" svg:y1="26.897cm" svg:x2="18.538cm" svg:y2="26.821cm">
          <text:p/>
        </draw:line>
        <draw:line draw:style-name="gr14" draw:text-style-name="P3" draw:layer="layout" svg:x1="18.614cm" svg:y1="26.897cm" svg:x2="18.614cm" svg:y2="26.821cm">
          <text:p/>
        </draw:line>
        <draw:line draw:style-name="gr14" draw:text-style-name="P3" draw:layer="layout" svg:x1="18.841cm" svg:y1="26.897cm" svg:x2="18.841cm" svg:y2="26.821cm">
          <text:p/>
        </draw:line>
        <draw:line draw:style-name="gr14" draw:text-style-name="P3" draw:layer="layout" svg:x1="18.993cm" svg:y1="26.897cm" svg:x2="18.993cm" svg:y2="26.821cm">
          <text:p/>
        </draw:line>
        <draw:line draw:style-name="gr14" draw:text-style-name="P3" draw:layer="layout" svg:x1="19.144cm" svg:y1="26.897cm" svg:x2="19.144cm" svg:y2="26.821cm">
          <text:p/>
        </draw:line>
        <draw:line draw:style-name="gr14" draw:text-style-name="P3" draw:layer="layout" svg:x1="19.447cm" svg:y1="26.897cm" svg:x2="19.447cm" svg:y2="26.821cm">
          <text:p/>
        </draw:line>
        <draw:line draw:style-name="gr14" draw:text-style-name="P3" draw:layer="layout" svg:x1="19.599cm" svg:y1="26.897cm" svg:x2="19.599cm" svg:y2="26.821cm">
          <text:p/>
        </draw:line>
        <draw:line draw:style-name="gr14" draw:text-style-name="P3" draw:layer="layout" svg:x1="19.674cm" svg:y1="26.897cm" svg:x2="19.674cm" svg:y2="26.821cm">
          <text:p/>
        </draw:line>
        <draw:line draw:style-name="gr14" draw:text-style-name="P3" draw:layer="layout" svg:x1="19.75cm" svg:y1="26.897cm" svg:x2="19.75cm" svg:y2="26.821cm">
          <text:p/>
        </draw:line>
        <draw:line draw:style-name="gr14" draw:text-style-name="P3" draw:layer="layout" svg:x1="19.902cm" svg:y1="26.897cm" svg:x2="19.902cm" svg:y2="26.821cm">
          <text:p/>
        </draw:line>
        <draw:line draw:style-name="gr14" draw:text-style-name="P3" draw:layer="layout" svg:x1="20.053cm" svg:y1="26.897cm" svg:x2="20.053cm" svg:y2="26.821cm">
          <text:p/>
        </draw:line>
        <draw:line draw:style-name="gr14" draw:text-style-name="P3" draw:layer="layout" svg:x1="20.129cm" svg:y1="26.897cm" svg:x2="20.129cm" svg:y2="26.821cm">
          <text:p/>
        </draw:line>
        <draw:line draw:style-name="gr14" draw:text-style-name="P3" draw:layer="layout" svg:x1="20.205cm" svg:y1="26.897cm" svg:x2="20.205cm" svg:y2="26.821cm">
          <text:p/>
        </draw:line>
        <draw:line draw:style-name="gr14" draw:text-style-name="P3" draw:layer="layout" svg:x1="20.356cm" svg:y1="26.897cm" svg:x2="20.356cm" svg:y2="26.821cm">
          <text:p/>
        </draw:line>
        <draw:line draw:style-name="gr14" draw:text-style-name="P3" draw:layer="layout" svg:x1="17.932cm" svg:y1="26.973cm" svg:x2="17.932cm" svg:y2="26.897cm">
          <text:p/>
        </draw:line>
        <draw:line draw:style-name="gr14" draw:text-style-name="P3" draw:layer="layout" svg:x1="18.083cm" svg:y1="26.973cm" svg:x2="18.083cm" svg:y2="26.897cm">
          <text:p/>
        </draw:line>
        <draw:line draw:style-name="gr14" draw:text-style-name="P3" draw:layer="layout" svg:x1="18.159cm" svg:y1="26.973cm" svg:x2="18.159cm" svg:y2="26.897cm">
          <text:p/>
        </draw:line>
        <draw:line draw:style-name="gr14" draw:text-style-name="P3" draw:layer="layout" svg:x1="18.235cm" svg:y1="26.973cm" svg:x2="18.235cm" svg:y2="26.897cm">
          <text:p/>
        </draw:line>
        <draw:line draw:style-name="gr14" draw:text-style-name="P3" draw:layer="layout" svg:x1="18.386cm" svg:y1="26.973cm" svg:x2="18.386cm" svg:y2="26.897cm">
          <text:p/>
        </draw:line>
        <draw:line draw:style-name="gr14" draw:text-style-name="P3" draw:layer="layout" svg:x1="18.538cm" svg:y1="26.973cm" svg:x2="18.538cm" svg:y2="26.897cm">
          <text:p/>
        </draw:line>
        <draw:line draw:style-name="gr14" draw:text-style-name="P3" draw:layer="layout" svg:x1="18.69cm" svg:y1="26.973cm" svg:x2="18.69cm" svg:y2="26.897cm">
          <text:p/>
        </draw:line>
        <draw:line draw:style-name="gr14" draw:text-style-name="P3" draw:layer="layout" svg:x1="18.841cm" svg:y1="26.973cm" svg:x2="18.841cm" svg:y2="26.897cm">
          <text:p/>
        </draw:line>
        <draw:line draw:style-name="gr14" draw:text-style-name="P3" draw:layer="layout" svg:x1="19.068cm" svg:y1="26.973cm" svg:x2="19.068cm" svg:y2="26.897cm">
          <text:p/>
        </draw:line>
        <draw:line draw:style-name="gr14" draw:text-style-name="P3" draw:layer="layout" svg:x1="19.22cm" svg:y1="26.973cm" svg:x2="19.22cm" svg:y2="26.897cm">
          <text:p/>
        </draw:line>
        <draw:line draw:style-name="gr14" draw:text-style-name="P3" draw:layer="layout" svg:x1="19.296cm" svg:y1="26.973cm" svg:x2="19.296cm" svg:y2="26.897cm">
          <text:p/>
        </draw:line>
        <draw:line draw:style-name="gr14" draw:text-style-name="P3" draw:layer="layout" svg:x1="19.599cm" svg:y1="26.973cm" svg:x2="19.599cm" svg:y2="26.897cm">
          <text:p/>
        </draw:line>
        <draw:line draw:style-name="gr14" draw:text-style-name="P3" draw:layer="layout" svg:x1="19.674cm" svg:y1="26.973cm" svg:x2="19.674cm" svg:y2="26.897cm">
          <text:p/>
        </draw:line>
        <draw:line draw:style-name="gr14" draw:text-style-name="P3" draw:layer="layout" svg:x1="19.902cm" svg:y1="26.973cm" svg:x2="19.902cm" svg:y2="26.897cm">
          <text:p/>
        </draw:line>
        <draw:line draw:style-name="gr14" draw:text-style-name="P3" draw:layer="layout" svg:x1="20.053cm" svg:y1="26.973cm" svg:x2="20.053cm" svg:y2="26.897cm">
          <text:p/>
        </draw:line>
        <draw:line draw:style-name="gr14" draw:text-style-name="P3" draw:layer="layout" svg:x1="20.129cm" svg:y1="26.973cm" svg:x2="20.129cm" svg:y2="26.897cm">
          <text:p/>
        </draw:line>
        <draw:line draw:style-name="gr14" draw:text-style-name="P3" draw:layer="layout" svg:x1="20.205cm" svg:y1="26.973cm" svg:x2="20.205cm" svg:y2="26.897cm">
          <text:p/>
        </draw:line>
        <draw:line draw:style-name="gr14" draw:text-style-name="P3" draw:layer="layout" svg:x1="20.356cm" svg:y1="26.973cm" svg:x2="20.356cm" svg:y2="26.897cm">
          <text:p/>
        </draw:line>
        <draw:line draw:style-name="gr14" draw:text-style-name="P3" draw:layer="layout" svg:x1="17.932cm" svg:y1="27.049cm" svg:x2="17.932cm" svg:y2="26.973cm">
          <text:p/>
        </draw:line>
        <draw:line draw:style-name="gr14" draw:text-style-name="P3" draw:layer="layout" svg:x1="18.386cm" svg:y1="27.049cm" svg:x2="18.386cm" svg:y2="26.973cm">
          <text:p/>
        </draw:line>
        <draw:line draw:style-name="gr14" draw:text-style-name="P3" draw:layer="layout" svg:x1="18.538cm" svg:y1="27.049cm" svg:x2="18.538cm" svg:y2="26.973cm">
          <text:p/>
        </draw:line>
        <draw:line draw:style-name="gr14" draw:text-style-name="P3" draw:layer="layout" svg:x1="18.993cm" svg:y1="27.049cm" svg:x2="18.993cm" svg:y2="26.973cm">
          <text:p/>
        </draw:line>
        <draw:line draw:style-name="gr14" draw:text-style-name="P3" draw:layer="layout" svg:x1="19.068cm" svg:y1="27.049cm" svg:x2="19.068cm" svg:y2="26.973cm">
          <text:p/>
        </draw:line>
        <draw:line draw:style-name="gr14" draw:text-style-name="P3" draw:layer="layout" svg:x1="19.144cm" svg:y1="27.049cm" svg:x2="19.144cm" svg:y2="26.973cm">
          <text:p/>
        </draw:line>
        <draw:line draw:style-name="gr14" draw:text-style-name="P3" draw:layer="layout" svg:x1="19.447cm" svg:y1="27.049cm" svg:x2="19.447cm" svg:y2="26.973cm">
          <text:p/>
        </draw:line>
        <draw:line draw:style-name="gr14" draw:text-style-name="P3" draw:layer="layout" svg:x1="19.599cm" svg:y1="27.049cm" svg:x2="19.599cm" svg:y2="26.973cm">
          <text:p/>
        </draw:line>
        <draw:line draw:style-name="gr14" draw:text-style-name="P3" draw:layer="layout" svg:x1="19.75cm" svg:y1="27.049cm" svg:x2="19.75cm" svg:y2="26.973cm">
          <text:p/>
        </draw:line>
        <draw:line draw:style-name="gr14" draw:text-style-name="P3" draw:layer="layout" svg:x1="19.902cm" svg:y1="27.049cm" svg:x2="19.902cm" svg:y2="26.973cm">
          <text:p/>
        </draw:line>
        <draw:line draw:style-name="gr14" draw:text-style-name="P3" draw:layer="layout" svg:x1="20.356cm" svg:y1="27.049cm" svg:x2="20.356cm" svg:y2="26.973cm">
          <text:p/>
        </draw:line>
        <draw:line draw:style-name="gr14" draw:text-style-name="P3" draw:layer="layout" svg:x1="17.932cm" svg:y1="27.124cm" svg:x2="17.932cm" svg:y2="27.049cm">
          <text:p/>
        </draw:line>
        <draw:line draw:style-name="gr14" draw:text-style-name="P3" draw:layer="layout" svg:x1="18.008cm" svg:y1="27.124cm" svg:x2="18.008cm" svg:y2="27.049cm">
          <text:p/>
        </draw:line>
        <draw:line draw:style-name="gr14" draw:text-style-name="P3" draw:layer="layout" svg:x1="18.083cm" svg:y1="27.124cm" svg:x2="18.083cm" svg:y2="27.049cm">
          <text:p/>
        </draw:line>
        <draw:line draw:style-name="gr14" draw:text-style-name="P3" draw:layer="layout" svg:x1="18.159cm" svg:y1="27.124cm" svg:x2="18.159cm" svg:y2="27.049cm">
          <text:p/>
        </draw:line>
        <draw:line draw:style-name="gr14" draw:text-style-name="P3" draw:layer="layout" svg:x1="18.235cm" svg:y1="27.124cm" svg:x2="18.235cm" svg:y2="27.049cm">
          <text:p/>
        </draw:line>
        <draw:line draw:style-name="gr14" draw:text-style-name="P3" draw:layer="layout" svg:x1="18.311cm" svg:y1="27.124cm" svg:x2="18.311cm" svg:y2="27.049cm">
          <text:p/>
        </draw:line>
        <draw:line draw:style-name="gr14" draw:text-style-name="P3" draw:layer="layout" svg:x1="18.386cm" svg:y1="27.124cm" svg:x2="18.386cm" svg:y2="27.049cm">
          <text:p/>
        </draw:line>
        <draw:line draw:style-name="gr14" draw:text-style-name="P3" draw:layer="layout" svg:x1="18.538cm" svg:y1="27.124cm" svg:x2="18.538cm" svg:y2="27.049cm">
          <text:p/>
        </draw:line>
        <draw:line draw:style-name="gr14" draw:text-style-name="P3" draw:layer="layout" svg:x1="18.69cm" svg:y1="27.124cm" svg:x2="18.69cm" svg:y2="27.049cm">
          <text:p/>
        </draw:line>
        <draw:line draw:style-name="gr14" draw:text-style-name="P3" draw:layer="layout" svg:x1="18.841cm" svg:y1="27.124cm" svg:x2="18.841cm" svg:y2="27.049cm">
          <text:p/>
        </draw:line>
        <draw:line draw:style-name="gr14" draw:text-style-name="P3" draw:layer="layout" svg:x1="18.993cm" svg:y1="27.124cm" svg:x2="18.993cm" svg:y2="27.049cm">
          <text:p/>
        </draw:line>
        <draw:line draw:style-name="gr14" draw:text-style-name="P3" draw:layer="layout" svg:x1="19.144cm" svg:y1="27.124cm" svg:x2="19.144cm" svg:y2="27.049cm">
          <text:p/>
        </draw:line>
        <draw:line draw:style-name="gr14" draw:text-style-name="P3" draw:layer="layout" svg:x1="19.296cm" svg:y1="27.124cm" svg:x2="19.296cm" svg:y2="27.049cm">
          <text:p/>
        </draw:line>
        <draw:line draw:style-name="gr14" draw:text-style-name="P3" draw:layer="layout" svg:x1="19.447cm" svg:y1="27.124cm" svg:x2="19.447cm" svg:y2="27.049cm">
          <text:p/>
        </draw:line>
        <draw:line draw:style-name="gr14" draw:text-style-name="P3" draw:layer="layout" svg:x1="19.599cm" svg:y1="27.124cm" svg:x2="19.599cm" svg:y2="27.049cm">
          <text:p/>
        </draw:line>
        <draw:line draw:style-name="gr14" draw:text-style-name="P3" draw:layer="layout" svg:x1="19.75cm" svg:y1="27.124cm" svg:x2="19.75cm" svg:y2="27.049cm">
          <text:p/>
        </draw:line>
        <draw:line draw:style-name="gr14" draw:text-style-name="P3" draw:layer="layout" svg:x1="19.902cm" svg:y1="27.124cm" svg:x2="19.902cm" svg:y2="27.049cm">
          <text:p/>
        </draw:line>
        <draw:line draw:style-name="gr14" draw:text-style-name="P3" draw:layer="layout" svg:x1="19.977cm" svg:y1="27.124cm" svg:x2="19.977cm" svg:y2="27.049cm">
          <text:p/>
        </draw:line>
        <draw:line draw:style-name="gr14" draw:text-style-name="P3" draw:layer="layout" svg:x1="20.053cm" svg:y1="27.124cm" svg:x2="20.053cm" svg:y2="27.049cm">
          <text:p/>
        </draw:line>
        <draw:line draw:style-name="gr14" draw:text-style-name="P3" draw:layer="layout" svg:x1="20.129cm" svg:y1="27.124cm" svg:x2="20.129cm" svg:y2="27.049cm">
          <text:p/>
        </draw:line>
        <draw:line draw:style-name="gr14" draw:text-style-name="P3" draw:layer="layout" svg:x1="20.205cm" svg:y1="27.124cm" svg:x2="20.205cm" svg:y2="27.049cm">
          <text:p/>
        </draw:line>
        <draw:line draw:style-name="gr14" draw:text-style-name="P3" draw:layer="layout" svg:x1="20.28cm" svg:y1="27.124cm" svg:x2="20.28cm" svg:y2="27.049cm">
          <text:p/>
        </draw:line>
        <draw:line draw:style-name="gr14" draw:text-style-name="P3" draw:layer="layout" svg:x1="20.356cm" svg:y1="27.124cm" svg:x2="20.356cm" svg:y2="27.049cm">
          <text:p/>
        </draw:line>
        <draw:line draw:style-name="gr14" draw:text-style-name="P3" draw:layer="layout" svg:x1="18.538cm" svg:y1="27.2cm" svg:x2="18.538cm" svg:y2="27.124cm">
          <text:p/>
        </draw:line>
        <draw:line draw:style-name="gr14" draw:text-style-name="P3" draw:layer="layout" svg:x1="18.614cm" svg:y1="27.2cm" svg:x2="18.614cm" svg:y2="27.124cm">
          <text:p/>
        </draw:line>
        <draw:line draw:style-name="gr14" draw:text-style-name="P3" draw:layer="layout" svg:x1="18.69cm" svg:y1="27.2cm" svg:x2="18.69cm" svg:y2="27.124cm">
          <text:p/>
        </draw:line>
        <draw:line draw:style-name="gr14" draw:text-style-name="P3" draw:layer="layout" svg:x1="18.841cm" svg:y1="27.2cm" svg:x2="18.841cm" svg:y2="27.124cm">
          <text:p/>
        </draw:line>
        <draw:line draw:style-name="gr14" draw:text-style-name="P3" draw:layer="layout" svg:x1="18.993cm" svg:y1="27.2cm" svg:x2="18.993cm" svg:y2="27.124cm">
          <text:p/>
        </draw:line>
        <draw:line draw:style-name="gr14" draw:text-style-name="P3" draw:layer="layout" svg:x1="19.068cm" svg:y1="27.2cm" svg:x2="19.068cm" svg:y2="27.124cm">
          <text:p/>
        </draw:line>
        <draw:line draw:style-name="gr14" draw:text-style-name="P3" draw:layer="layout" svg:x1="19.296cm" svg:y1="27.2cm" svg:x2="19.296cm" svg:y2="27.124cm">
          <text:p/>
        </draw:line>
        <draw:line draw:style-name="gr14" draw:text-style-name="P3" draw:layer="layout" svg:x1="19.523cm" svg:y1="27.2cm" svg:x2="19.523cm" svg:y2="27.124cm">
          <text:p/>
        </draw:line>
        <draw:line draw:style-name="gr14" draw:text-style-name="P3" draw:layer="layout" svg:x1="19.599cm" svg:y1="27.2cm" svg:x2="19.599cm" svg:y2="27.124cm">
          <text:p/>
        </draw:line>
        <draw:line draw:style-name="gr14" draw:text-style-name="P3" draw:layer="layout" svg:x1="17.932cm" svg:y1="27.276cm" svg:x2="17.932cm" svg:y2="27.2cm">
          <text:p/>
        </draw:line>
        <draw:line draw:style-name="gr14" draw:text-style-name="P3" draw:layer="layout" svg:x1="18.083cm" svg:y1="27.276cm" svg:x2="18.083cm" svg:y2="27.2cm">
          <text:p/>
        </draw:line>
        <draw:line draw:style-name="gr14" draw:text-style-name="P3" draw:layer="layout" svg:x1="18.159cm" svg:y1="27.276cm" svg:x2="18.159cm" svg:y2="27.2cm">
          <text:p/>
        </draw:line>
        <draw:line draw:style-name="gr14" draw:text-style-name="P3" draw:layer="layout" svg:x1="18.235cm" svg:y1="27.276cm" svg:x2="18.235cm" svg:y2="27.2cm">
          <text:p/>
        </draw:line>
        <draw:line draw:style-name="gr14" draw:text-style-name="P3" draw:layer="layout" svg:x1="18.311cm" svg:y1="27.276cm" svg:x2="18.311cm" svg:y2="27.2cm">
          <text:p/>
        </draw:line>
        <draw:line draw:style-name="gr14" draw:text-style-name="P3" draw:layer="layout" svg:x1="18.386cm" svg:y1="27.276cm" svg:x2="18.386cm" svg:y2="27.2cm">
          <text:p/>
        </draw:line>
        <draw:line draw:style-name="gr14" draw:text-style-name="P3" draw:layer="layout" svg:x1="18.614cm" svg:y1="27.276cm" svg:x2="18.614cm" svg:y2="27.2cm">
          <text:p/>
        </draw:line>
        <draw:line draw:style-name="gr14" draw:text-style-name="P3" draw:layer="layout" svg:x1="18.765cm" svg:y1="27.276cm" svg:x2="18.765cm" svg:y2="27.2cm">
          <text:p/>
        </draw:line>
        <draw:line draw:style-name="gr14" draw:text-style-name="P3" draw:layer="layout" svg:x1="18.841cm" svg:y1="27.276cm" svg:x2="18.841cm" svg:y2="27.2cm">
          <text:p/>
        </draw:line>
        <draw:line draw:style-name="gr14" draw:text-style-name="P3" draw:layer="layout" svg:x1="18.917cm" svg:y1="27.276cm" svg:x2="18.917cm" svg:y2="27.2cm">
          <text:p/>
        </draw:line>
        <draw:line draw:style-name="gr14" draw:text-style-name="P3" draw:layer="layout" svg:x1="18.993cm" svg:y1="27.276cm" svg:x2="18.993cm" svg:y2="27.2cm">
          <text:p/>
        </draw:line>
        <draw:line draw:style-name="gr14" draw:text-style-name="P3" draw:layer="layout" svg:x1="19.068cm" svg:y1="27.276cm" svg:x2="19.068cm" svg:y2="27.2cm">
          <text:p/>
        </draw:line>
        <draw:line draw:style-name="gr14" draw:text-style-name="P3" draw:layer="layout" svg:x1="19.22cm" svg:y1="27.276cm" svg:x2="19.22cm" svg:y2="27.2cm">
          <text:p/>
        </draw:line>
        <draw:line draw:style-name="gr14" draw:text-style-name="P3" draw:layer="layout" svg:x1="19.296cm" svg:y1="27.276cm" svg:x2="19.296cm" svg:y2="27.2cm">
          <text:p/>
        </draw:line>
        <draw:line draw:style-name="gr14" draw:text-style-name="P3" draw:layer="layout" svg:x1="19.599cm" svg:y1="27.276cm" svg:x2="19.599cm" svg:y2="27.2cm">
          <text:p/>
        </draw:line>
        <draw:line draw:style-name="gr14" draw:text-style-name="P3" draw:layer="layout" svg:x1="19.75cm" svg:y1="27.276cm" svg:x2="19.75cm" svg:y2="27.2cm">
          <text:p/>
        </draw:line>
        <draw:line draw:style-name="gr14" draw:text-style-name="P3" draw:layer="layout" svg:x1="19.902cm" svg:y1="27.276cm" svg:x2="19.902cm" svg:y2="27.2cm">
          <text:p/>
        </draw:line>
        <draw:line draw:style-name="gr14" draw:text-style-name="P3" draw:layer="layout" svg:x1="19.977cm" svg:y1="27.276cm" svg:x2="19.977cm" svg:y2="27.2cm">
          <text:p/>
        </draw:line>
        <draw:line draw:style-name="gr14" draw:text-style-name="P3" draw:layer="layout" svg:x1="20.053cm" svg:y1="27.276cm" svg:x2="20.053cm" svg:y2="27.2cm">
          <text:p/>
        </draw:line>
        <draw:line draw:style-name="gr14" draw:text-style-name="P3" draw:layer="layout" svg:x1="20.129cm" svg:y1="27.276cm" svg:x2="20.129cm" svg:y2="27.2cm">
          <text:p/>
        </draw:line>
        <draw:line draw:style-name="gr14" draw:text-style-name="P3" draw:layer="layout" svg:x1="20.205cm" svg:y1="27.276cm" svg:x2="20.205cm" svg:y2="27.2cm">
          <text:p/>
        </draw:line>
        <draw:line draw:style-name="gr14" draw:text-style-name="P3" draw:layer="layout" svg:x1="17.932cm" svg:y1="27.352cm" svg:x2="17.932cm" svg:y2="27.276cm">
          <text:p/>
        </draw:line>
        <draw:line draw:style-name="gr14" draw:text-style-name="P3" draw:layer="layout" svg:x1="18.008cm" svg:y1="27.352cm" svg:x2="18.008cm" svg:y2="27.276cm">
          <text:p/>
        </draw:line>
        <draw:line draw:style-name="gr14" draw:text-style-name="P3" draw:layer="layout" svg:x1="18.083cm" svg:y1="27.352cm" svg:x2="18.083cm" svg:y2="27.276cm">
          <text:p/>
        </draw:line>
        <draw:line draw:style-name="gr14" draw:text-style-name="P3" draw:layer="layout" svg:x1="18.235cm" svg:y1="27.352cm" svg:x2="18.235cm" svg:y2="27.276cm">
          <text:p/>
        </draw:line>
        <draw:line draw:style-name="gr14" draw:text-style-name="P3" draw:layer="layout" svg:x1="18.311cm" svg:y1="27.352cm" svg:x2="18.311cm" svg:y2="27.276cm">
          <text:p/>
        </draw:line>
        <draw:line draw:style-name="gr14" draw:text-style-name="P3" draw:layer="layout" svg:x1="18.462cm" svg:y1="27.352cm" svg:x2="18.462cm" svg:y2="27.276cm">
          <text:p/>
        </draw:line>
        <draw:line draw:style-name="gr14" draw:text-style-name="P3" draw:layer="layout" svg:x1="18.538cm" svg:y1="27.352cm" svg:x2="18.538cm" svg:y2="27.276cm">
          <text:p/>
        </draw:line>
        <draw:line draw:style-name="gr14" draw:text-style-name="P3" draw:layer="layout" svg:x1="18.614cm" svg:y1="27.352cm" svg:x2="18.614cm" svg:y2="27.276cm">
          <text:p/>
        </draw:line>
        <draw:line draw:style-name="gr14" draw:text-style-name="P3" draw:layer="layout" svg:x1="18.765cm" svg:y1="27.352cm" svg:x2="18.765cm" svg:y2="27.276cm">
          <text:p/>
        </draw:line>
        <draw:line draw:style-name="gr14" draw:text-style-name="P3" draw:layer="layout" svg:x1="18.841cm" svg:y1="27.352cm" svg:x2="18.841cm" svg:y2="27.276cm">
          <text:p/>
        </draw:line>
        <draw:line draw:style-name="gr14" draw:text-style-name="P3" draw:layer="layout" svg:x1="19.144cm" svg:y1="27.352cm" svg:x2="19.144cm" svg:y2="27.276cm">
          <text:p/>
        </draw:line>
        <draw:line draw:style-name="gr14" draw:text-style-name="P3" draw:layer="layout" svg:x1="19.296cm" svg:y1="27.352cm" svg:x2="19.296cm" svg:y2="27.276cm">
          <text:p/>
        </draw:line>
        <draw:line draw:style-name="gr14" draw:text-style-name="P3" draw:layer="layout" svg:x1="19.371cm" svg:y1="27.352cm" svg:x2="19.371cm" svg:y2="27.276cm">
          <text:p/>
        </draw:line>
        <draw:line draw:style-name="gr14" draw:text-style-name="P3" draw:layer="layout" svg:x1="19.447cm" svg:y1="27.352cm" svg:x2="19.447cm" svg:y2="27.276cm">
          <text:p/>
        </draw:line>
        <draw:line draw:style-name="gr14" draw:text-style-name="P3" draw:layer="layout" svg:x1="19.523cm" svg:y1="27.352cm" svg:x2="19.523cm" svg:y2="27.276cm">
          <text:p/>
        </draw:line>
        <draw:line draw:style-name="gr14" draw:text-style-name="P3" draw:layer="layout" svg:x1="19.599cm" svg:y1="27.352cm" svg:x2="19.599cm" svg:y2="27.276cm">
          <text:p/>
        </draw:line>
        <draw:line draw:style-name="gr14" draw:text-style-name="P3" draw:layer="layout" svg:x1="19.674cm" svg:y1="27.352cm" svg:x2="19.674cm" svg:y2="27.276cm">
          <text:p/>
        </draw:line>
        <draw:line draw:style-name="gr14" draw:text-style-name="P3" draw:layer="layout" svg:x1="19.902cm" svg:y1="27.352cm" svg:x2="19.902cm" svg:y2="27.276cm">
          <text:p/>
        </draw:line>
        <draw:line draw:style-name="gr14" draw:text-style-name="P3" draw:layer="layout" svg:x1="19.977cm" svg:y1="27.352cm" svg:x2="19.977cm" svg:y2="27.276cm">
          <text:p/>
        </draw:line>
        <draw:line draw:style-name="gr14" draw:text-style-name="P3" draw:layer="layout" svg:x1="20.129cm" svg:y1="27.352cm" svg:x2="20.129cm" svg:y2="27.276cm">
          <text:p/>
        </draw:line>
        <draw:line draw:style-name="gr14" draw:text-style-name="P3" draw:layer="layout" svg:x1="20.205cm" svg:y1="27.352cm" svg:x2="20.205cm" svg:y2="27.276cm">
          <text:p/>
        </draw:line>
        <draw:line draw:style-name="gr14" draw:text-style-name="P3" draw:layer="layout" svg:x1="20.28cm" svg:y1="27.352cm" svg:x2="20.28cm" svg:y2="27.276cm">
          <text:p/>
        </draw:line>
        <draw:line draw:style-name="gr14" draw:text-style-name="P3" draw:layer="layout" svg:x1="20.356cm" svg:y1="27.352cm" svg:x2="20.356cm" svg:y2="27.276cm">
          <text:p/>
        </draw:line>
        <draw:line draw:style-name="gr14" draw:text-style-name="P3" draw:layer="layout" svg:x1="18.008cm" svg:y1="27.427cm" svg:x2="18.008cm" svg:y2="27.352cm">
          <text:p/>
        </draw:line>
        <draw:line draw:style-name="gr14" draw:text-style-name="P3" draw:layer="layout" svg:x1="18.159cm" svg:y1="27.427cm" svg:x2="18.159cm" svg:y2="27.352cm">
          <text:p/>
        </draw:line>
        <draw:line draw:style-name="gr14" draw:text-style-name="P3" draw:layer="layout" svg:x1="18.311cm" svg:y1="27.427cm" svg:x2="18.311cm" svg:y2="27.352cm">
          <text:p/>
        </draw:line>
        <draw:line draw:style-name="gr14" draw:text-style-name="P3" draw:layer="layout" svg:x1="18.386cm" svg:y1="27.427cm" svg:x2="18.386cm" svg:y2="27.352cm">
          <text:p/>
        </draw:line>
        <draw:line draw:style-name="gr14" draw:text-style-name="P3" draw:layer="layout" svg:x1="18.462cm" svg:y1="27.427cm" svg:x2="18.462cm" svg:y2="27.352cm">
          <text:p/>
        </draw:line>
        <draw:line draw:style-name="gr14" draw:text-style-name="P3" draw:layer="layout" svg:x1="18.69cm" svg:y1="27.427cm" svg:x2="18.69cm" svg:y2="27.352cm">
          <text:p/>
        </draw:line>
        <draw:line draw:style-name="gr14" draw:text-style-name="P3" draw:layer="layout" svg:x1="19.068cm" svg:y1="27.427cm" svg:x2="19.068cm" svg:y2="27.352cm">
          <text:p/>
        </draw:line>
        <draw:line draw:style-name="gr14" draw:text-style-name="P3" draw:layer="layout" svg:x1="19.296cm" svg:y1="27.427cm" svg:x2="19.296cm" svg:y2="27.352cm">
          <text:p/>
        </draw:line>
        <draw:line draw:style-name="gr14" draw:text-style-name="P3" draw:layer="layout" svg:x1="19.447cm" svg:y1="27.427cm" svg:x2="19.447cm" svg:y2="27.352cm">
          <text:p/>
        </draw:line>
        <draw:line draw:style-name="gr14" draw:text-style-name="P3" draw:layer="layout" svg:x1="19.902cm" svg:y1="27.427cm" svg:x2="19.902cm" svg:y2="27.352cm">
          <text:p/>
        </draw:line>
        <draw:line draw:style-name="gr14" draw:text-style-name="P3" draw:layer="layout" svg:x1="20.053cm" svg:y1="27.427cm" svg:x2="20.053cm" svg:y2="27.352cm">
          <text:p/>
        </draw:line>
        <draw:line draw:style-name="gr14" draw:text-style-name="P3" draw:layer="layout" svg:x1="20.205cm" svg:y1="27.427cm" svg:x2="20.205cm" svg:y2="27.352cm">
          <text:p/>
        </draw:line>
        <draw:line draw:style-name="gr14" draw:text-style-name="P3" draw:layer="layout" svg:x1="20.28cm" svg:y1="27.427cm" svg:x2="20.28cm" svg:y2="27.352cm">
          <text:p/>
        </draw:line>
        <draw:line draw:style-name="gr14" draw:text-style-name="P3" draw:layer="layout" svg:x1="17.932cm" svg:y1="27.503cm" svg:x2="17.932cm" svg:y2="27.427cm">
          <text:p/>
        </draw:line>
        <draw:line draw:style-name="gr14" draw:text-style-name="P3" draw:layer="layout" svg:x1="18.008cm" svg:y1="27.503cm" svg:x2="18.008cm" svg:y2="27.427cm">
          <text:p/>
        </draw:line>
        <draw:line draw:style-name="gr14" draw:text-style-name="P3" draw:layer="layout" svg:x1="18.083cm" svg:y1="27.503cm" svg:x2="18.083cm" svg:y2="27.427cm">
          <text:p/>
        </draw:line>
        <draw:line draw:style-name="gr14" draw:text-style-name="P3" draw:layer="layout" svg:x1="18.69cm" svg:y1="27.503cm" svg:x2="18.69cm" svg:y2="27.427cm">
          <text:p/>
        </draw:line>
        <draw:line draw:style-name="gr14" draw:text-style-name="P3" draw:layer="layout" svg:x1="18.765cm" svg:y1="27.503cm" svg:x2="18.765cm" svg:y2="27.427cm">
          <text:p/>
        </draw:line>
        <draw:line draw:style-name="gr14" draw:text-style-name="P3" draw:layer="layout" svg:x1="18.841cm" svg:y1="27.503cm" svg:x2="18.841cm" svg:y2="27.427cm">
          <text:p/>
        </draw:line>
        <draw:line draw:style-name="gr14" draw:text-style-name="P3" draw:layer="layout" svg:x1="18.993cm" svg:y1="27.503cm" svg:x2="18.993cm" svg:y2="27.427cm">
          <text:p/>
        </draw:line>
        <draw:line draw:style-name="gr14" draw:text-style-name="P3" draw:layer="layout" svg:x1="19.068cm" svg:y1="27.503cm" svg:x2="19.068cm" svg:y2="27.427cm">
          <text:p/>
        </draw:line>
        <draw:line draw:style-name="gr14" draw:text-style-name="P3" draw:layer="layout" svg:x1="19.144cm" svg:y1="27.503cm" svg:x2="19.144cm" svg:y2="27.427cm">
          <text:p/>
        </draw:line>
        <draw:line draw:style-name="gr14" draw:text-style-name="P3" draw:layer="layout" svg:x1="19.447cm" svg:y1="27.503cm" svg:x2="19.447cm" svg:y2="27.427cm">
          <text:p/>
        </draw:line>
        <draw:line draw:style-name="gr14" draw:text-style-name="P3" draw:layer="layout" svg:x1="19.523cm" svg:y1="27.503cm" svg:x2="19.523cm" svg:y2="27.427cm">
          <text:p/>
        </draw:line>
        <draw:line draw:style-name="gr14" draw:text-style-name="P3" draw:layer="layout" svg:x1="19.599cm" svg:y1="27.503cm" svg:x2="19.599cm" svg:y2="27.427cm">
          <text:p/>
        </draw:line>
        <draw:line draw:style-name="gr14" draw:text-style-name="P3" draw:layer="layout" svg:x1="19.826cm" svg:y1="27.503cm" svg:x2="19.826cm" svg:y2="27.427cm">
          <text:p/>
        </draw:line>
        <draw:line draw:style-name="gr14" draw:text-style-name="P3" draw:layer="layout" svg:x1="19.902cm" svg:y1="27.503cm" svg:x2="19.902cm" svg:y2="27.427cm">
          <text:p/>
        </draw:line>
        <draw:line draw:style-name="gr14" draw:text-style-name="P3" draw:layer="layout" svg:x1="20.053cm" svg:y1="27.503cm" svg:x2="20.053cm" svg:y2="27.427cm">
          <text:p/>
        </draw:line>
        <draw:line draw:style-name="gr14" draw:text-style-name="P3" draw:layer="layout" svg:x1="20.129cm" svg:y1="27.503cm" svg:x2="20.129cm" svg:y2="27.427cm">
          <text:p/>
        </draw:line>
        <draw:line draw:style-name="gr14" draw:text-style-name="P3" draw:layer="layout" svg:x1="20.205cm" svg:y1="27.503cm" svg:x2="20.205cm" svg:y2="27.427cm">
          <text:p/>
        </draw:line>
        <draw:line draw:style-name="gr14" draw:text-style-name="P3" draw:layer="layout" svg:x1="20.28cm" svg:y1="27.503cm" svg:x2="20.28cm" svg:y2="27.427cm">
          <text:p/>
        </draw:line>
        <draw:line draw:style-name="gr14" draw:text-style-name="P3" draw:layer="layout" svg:x1="20.356cm" svg:y1="27.503cm" svg:x2="20.356cm" svg:y2="27.427cm">
          <text:p/>
        </draw:line>
        <draw:line draw:style-name="gr14" draw:text-style-name="P3" draw:layer="layout" svg:x1="18.235cm" svg:y1="27.579cm" svg:x2="18.235cm" svg:y2="27.503cm">
          <text:p/>
        </draw:line>
        <draw:line draw:style-name="gr14" draw:text-style-name="P3" draw:layer="layout" svg:x1="18.311cm" svg:y1="27.579cm" svg:x2="18.311cm" svg:y2="27.503cm">
          <text:p/>
        </draw:line>
        <draw:line draw:style-name="gr14" draw:text-style-name="P3" draw:layer="layout" svg:x1="18.386cm" svg:y1="27.579cm" svg:x2="18.386cm" svg:y2="27.503cm">
          <text:p/>
        </draw:line>
        <draw:line draw:style-name="gr14" draw:text-style-name="P3" draw:layer="layout" svg:x1="18.538cm" svg:y1="27.579cm" svg:x2="18.538cm" svg:y2="27.503cm">
          <text:p/>
        </draw:line>
        <draw:line draw:style-name="gr14" draw:text-style-name="P3" draw:layer="layout" svg:x1="18.69cm" svg:y1="27.579cm" svg:x2="18.69cm" svg:y2="27.503cm">
          <text:p/>
        </draw:line>
        <draw:line draw:style-name="gr14" draw:text-style-name="P3" draw:layer="layout" svg:x1="18.841cm" svg:y1="27.579cm" svg:x2="18.841cm" svg:y2="27.503cm">
          <text:p/>
        </draw:line>
        <draw:line draw:style-name="gr14" draw:text-style-name="P3" draw:layer="layout" svg:x1="19.068cm" svg:y1="27.579cm" svg:x2="19.068cm" svg:y2="27.503cm">
          <text:p/>
        </draw:line>
        <draw:line draw:style-name="gr14" draw:text-style-name="P3" draw:layer="layout" svg:x1="19.296cm" svg:y1="27.579cm" svg:x2="19.296cm" svg:y2="27.503cm">
          <text:p/>
        </draw:line>
        <draw:line draw:style-name="gr14" draw:text-style-name="P3" draw:layer="layout" svg:x1="19.599cm" svg:y1="27.579cm" svg:x2="19.599cm" svg:y2="27.503cm">
          <text:p/>
        </draw:line>
        <draw:line draw:style-name="gr14" draw:text-style-name="P3" draw:layer="layout" svg:x1="19.674cm" svg:y1="27.579cm" svg:x2="19.674cm" svg:y2="27.503cm">
          <text:p/>
        </draw:line>
        <draw:line draw:style-name="gr14" draw:text-style-name="P3" draw:layer="layout" svg:x1="19.826cm" svg:y1="27.579cm" svg:x2="19.826cm" svg:y2="27.503cm">
          <text:p/>
        </draw:line>
        <draw:line draw:style-name="gr14" draw:text-style-name="P3" draw:layer="layout" svg:x1="19.977cm" svg:y1="27.579cm" svg:x2="19.977cm" svg:y2="27.503cm">
          <text:p/>
        </draw:line>
        <draw:line draw:style-name="gr14" draw:text-style-name="P3" draw:layer="layout" svg:x1="20.053cm" svg:y1="27.579cm" svg:x2="20.053cm" svg:y2="27.503cm">
          <text:p/>
        </draw:line>
        <draw:line draw:style-name="gr14" draw:text-style-name="P3" draw:layer="layout" svg:x1="20.129cm" svg:y1="27.579cm" svg:x2="20.129cm" svg:y2="27.503cm">
          <text:p/>
        </draw:line>
        <draw:line draw:style-name="gr14" draw:text-style-name="P3" draw:layer="layout" svg:x1="18.008cm" svg:y1="27.655cm" svg:x2="18.008cm" svg:y2="27.579cm">
          <text:p/>
        </draw:line>
        <draw:line draw:style-name="gr14" draw:text-style-name="P3" draw:layer="layout" svg:x1="18.083cm" svg:y1="27.655cm" svg:x2="18.083cm" svg:y2="27.579cm">
          <text:p/>
        </draw:line>
        <draw:line draw:style-name="gr14" draw:text-style-name="P3" draw:layer="layout" svg:x1="18.159cm" svg:y1="27.655cm" svg:x2="18.159cm" svg:y2="27.579cm">
          <text:p/>
        </draw:line>
        <draw:line draw:style-name="gr14" draw:text-style-name="P3" draw:layer="layout" svg:x1="18.462cm" svg:y1="27.655cm" svg:x2="18.462cm" svg:y2="27.579cm">
          <text:p/>
        </draw:line>
        <draw:line draw:style-name="gr14" draw:text-style-name="P3" draw:layer="layout" svg:x1="18.538cm" svg:y1="27.655cm" svg:x2="18.538cm" svg:y2="27.579cm">
          <text:p/>
        </draw:line>
        <draw:line draw:style-name="gr14" draw:text-style-name="P3" draw:layer="layout" svg:x1="18.69cm" svg:y1="27.655cm" svg:x2="18.69cm" svg:y2="27.579cm">
          <text:p/>
        </draw:line>
        <draw:line draw:style-name="gr14" draw:text-style-name="P3" draw:layer="layout" svg:x1="18.841cm" svg:y1="27.655cm" svg:x2="18.841cm" svg:y2="27.579cm">
          <text:p/>
        </draw:line>
        <draw:line draw:style-name="gr14" draw:text-style-name="P3" draw:layer="layout" svg:x1="18.993cm" svg:y1="27.655cm" svg:x2="18.993cm" svg:y2="27.579cm">
          <text:p/>
        </draw:line>
        <draw:line draw:style-name="gr14" draw:text-style-name="P3" draw:layer="layout" svg:x1="19.068cm" svg:y1="27.655cm" svg:x2="19.068cm" svg:y2="27.579cm">
          <text:p/>
        </draw:line>
        <draw:line draw:style-name="gr14" draw:text-style-name="P3" draw:layer="layout" svg:x1="19.144cm" svg:y1="27.655cm" svg:x2="19.144cm" svg:y2="27.579cm">
          <text:p/>
        </draw:line>
        <draw:line draw:style-name="gr14" draw:text-style-name="P3" draw:layer="layout" svg:x1="19.22cm" svg:y1="27.655cm" svg:x2="19.22cm" svg:y2="27.579cm">
          <text:p/>
        </draw:line>
        <draw:line draw:style-name="gr14" draw:text-style-name="P3" draw:layer="layout" svg:x1="19.447cm" svg:y1="27.655cm" svg:x2="19.447cm" svg:y2="27.579cm">
          <text:p/>
        </draw:line>
        <draw:line draw:style-name="gr14" draw:text-style-name="P3" draw:layer="layout" svg:x1="19.523cm" svg:y1="27.655cm" svg:x2="19.523cm" svg:y2="27.579cm">
          <text:p/>
        </draw:line>
        <draw:line draw:style-name="gr14" draw:text-style-name="P3" draw:layer="layout" svg:x1="19.599cm" svg:y1="27.655cm" svg:x2="19.599cm" svg:y2="27.579cm">
          <text:p/>
        </draw:line>
        <draw:line draw:style-name="gr14" draw:text-style-name="P3" draw:layer="layout" svg:x1="19.674cm" svg:y1="27.655cm" svg:x2="19.674cm" svg:y2="27.579cm">
          <text:p/>
        </draw:line>
        <draw:line draw:style-name="gr14" draw:text-style-name="P3" draw:layer="layout" svg:x1="19.902cm" svg:y1="27.655cm" svg:x2="19.902cm" svg:y2="27.579cm">
          <text:p/>
        </draw:line>
        <draw:line draw:style-name="gr14" draw:text-style-name="P3" draw:layer="layout" svg:x1="20.205cm" svg:y1="27.655cm" svg:x2="20.205cm" svg:y2="27.579cm">
          <text:p/>
        </draw:line>
        <draw:line draw:style-name="gr14" draw:text-style-name="P3" draw:layer="layout" svg:x1="20.28cm" svg:y1="27.655cm" svg:x2="20.28cm" svg:y2="27.579cm">
          <text:p/>
        </draw:line>
        <draw:line draw:style-name="gr14" draw:text-style-name="P3" draw:layer="layout" svg:x1="20.356cm" svg:y1="27.655cm" svg:x2="20.356cm" svg:y2="27.579cm">
          <text:p/>
        </draw:line>
        <draw:line draw:style-name="gr14" draw:text-style-name="P3" draw:layer="layout" svg:x1="17.932cm" svg:y1="27.73cm" svg:x2="17.932cm" svg:y2="27.655cm">
          <text:p/>
        </draw:line>
        <draw:line draw:style-name="gr14" draw:text-style-name="P3" draw:layer="layout" svg:x1="18.159cm" svg:y1="27.73cm" svg:x2="18.159cm" svg:y2="27.655cm">
          <text:p/>
        </draw:line>
        <draw:line draw:style-name="gr14" draw:text-style-name="P3" draw:layer="layout" svg:x1="18.386cm" svg:y1="27.73cm" svg:x2="18.386cm" svg:y2="27.655cm">
          <text:p/>
        </draw:line>
        <draw:line draw:style-name="gr14" draw:text-style-name="P3" draw:layer="layout" svg:x1="18.765cm" svg:y1="27.73cm" svg:x2="18.765cm" svg:y2="27.655cm">
          <text:p/>
        </draw:line>
        <draw:line draw:style-name="gr14" draw:text-style-name="P3" draw:layer="layout" svg:x1="18.917cm" svg:y1="27.73cm" svg:x2="18.917cm" svg:y2="27.655cm">
          <text:p/>
        </draw:line>
        <draw:line draw:style-name="gr14" draw:text-style-name="P3" draw:layer="layout" svg:x1="19.22cm" svg:y1="27.73cm" svg:x2="19.22cm" svg:y2="27.655cm">
          <text:p/>
        </draw:line>
        <draw:line draw:style-name="gr14" draw:text-style-name="P3" draw:layer="layout" svg:x1="19.371cm" svg:y1="27.73cm" svg:x2="19.371cm" svg:y2="27.655cm">
          <text:p/>
        </draw:line>
        <draw:line draw:style-name="gr14" draw:text-style-name="P3" draw:layer="layout" svg:x1="19.826cm" svg:y1="27.73cm" svg:x2="19.826cm" svg:y2="27.655cm">
          <text:p/>
        </draw:line>
        <draw:line draw:style-name="gr14" draw:text-style-name="P3" draw:layer="layout" svg:x1="19.902cm" svg:y1="27.73cm" svg:x2="19.902cm" svg:y2="27.655cm">
          <text:p/>
        </draw:line>
        <draw:line draw:style-name="gr14" draw:text-style-name="P3" draw:layer="layout" svg:x1="20.053cm" svg:y1="27.73cm" svg:x2="20.053cm" svg:y2="27.655cm">
          <text:p/>
        </draw:line>
        <draw:line draw:style-name="gr14" draw:text-style-name="P3" draw:layer="layout" svg:x1="20.129cm" svg:y1="27.73cm" svg:x2="20.129cm" svg:y2="27.655cm">
          <text:p/>
        </draw:line>
        <draw:line draw:style-name="gr14" draw:text-style-name="P3" draw:layer="layout" svg:x1="20.28cm" svg:y1="27.73cm" svg:x2="20.28cm" svg:y2="27.655cm">
          <text:p/>
        </draw:line>
        <draw:line draw:style-name="gr14" draw:text-style-name="P3" draw:layer="layout" svg:x1="17.932cm" svg:y1="27.806cm" svg:x2="17.932cm" svg:y2="27.73cm">
          <text:p/>
        </draw:line>
        <draw:line draw:style-name="gr14" draw:text-style-name="P3" draw:layer="layout" svg:x1="18.008cm" svg:y1="27.806cm" svg:x2="18.008cm" svg:y2="27.73cm">
          <text:p/>
        </draw:line>
        <draw:line draw:style-name="gr14" draw:text-style-name="P3" draw:layer="layout" svg:x1="18.235cm" svg:y1="27.806cm" svg:x2="18.235cm" svg:y2="27.73cm">
          <text:p/>
        </draw:line>
        <draw:line draw:style-name="gr14" draw:text-style-name="P3" draw:layer="layout" svg:x1="18.462cm" svg:y1="27.806cm" svg:x2="18.462cm" svg:y2="27.73cm">
          <text:p/>
        </draw:line>
        <draw:line draw:style-name="gr14" draw:text-style-name="P3" draw:layer="layout" svg:x1="18.614cm" svg:y1="27.806cm" svg:x2="18.614cm" svg:y2="27.73cm">
          <text:p/>
        </draw:line>
        <draw:line draw:style-name="gr14" draw:text-style-name="P3" draw:layer="layout" svg:x1="18.765cm" svg:y1="27.806cm" svg:x2="18.765cm" svg:y2="27.73cm">
          <text:p/>
        </draw:line>
        <draw:line draw:style-name="gr14" draw:text-style-name="P3" draw:layer="layout" svg:x1="18.917cm" svg:y1="27.806cm" svg:x2="18.917cm" svg:y2="27.73cm">
          <text:p/>
        </draw:line>
        <draw:line draw:style-name="gr14" draw:text-style-name="P3" draw:layer="layout" svg:x1="18.993cm" svg:y1="27.806cm" svg:x2="18.993cm" svg:y2="27.73cm">
          <text:p/>
        </draw:line>
        <draw:line draw:style-name="gr14" draw:text-style-name="P3" draw:layer="layout" svg:x1="19.144cm" svg:y1="27.806cm" svg:x2="19.144cm" svg:y2="27.73cm">
          <text:p/>
        </draw:line>
        <draw:line draw:style-name="gr14" draw:text-style-name="P3" draw:layer="layout" svg:x1="19.296cm" svg:y1="27.806cm" svg:x2="19.296cm" svg:y2="27.73cm">
          <text:p/>
        </draw:line>
        <draw:line draw:style-name="gr14" draw:text-style-name="P3" draw:layer="layout" svg:x1="19.371cm" svg:y1="27.806cm" svg:x2="19.371cm" svg:y2="27.73cm">
          <text:p/>
        </draw:line>
        <draw:line draw:style-name="gr14" draw:text-style-name="P3" draw:layer="layout" svg:x1="19.447cm" svg:y1="27.806cm" svg:x2="19.447cm" svg:y2="27.73cm">
          <text:p/>
        </draw:line>
        <draw:line draw:style-name="gr14" draw:text-style-name="P3" draw:layer="layout" svg:x1="19.523cm" svg:y1="27.806cm" svg:x2="19.523cm" svg:y2="27.73cm">
          <text:p/>
        </draw:line>
        <draw:line draw:style-name="gr14" draw:text-style-name="P3" draw:layer="layout" svg:x1="19.75cm" svg:y1="27.806cm" svg:x2="19.75cm" svg:y2="27.73cm">
          <text:p/>
        </draw:line>
        <draw:line draw:style-name="gr14" draw:text-style-name="P3" draw:layer="layout" svg:x1="19.826cm" svg:y1="27.806cm" svg:x2="19.826cm" svg:y2="27.73cm">
          <text:p/>
        </draw:line>
        <draw:line draw:style-name="gr14" draw:text-style-name="P3" draw:layer="layout" svg:x1="19.902cm" svg:y1="27.806cm" svg:x2="19.902cm" svg:y2="27.73cm">
          <text:p/>
        </draw:line>
        <draw:line draw:style-name="gr14" draw:text-style-name="P3" draw:layer="layout" svg:x1="20.053cm" svg:y1="27.806cm" svg:x2="20.053cm" svg:y2="27.73cm">
          <text:p/>
        </draw:line>
        <draw:line draw:style-name="gr14" draw:text-style-name="P3" draw:layer="layout" svg:x1="20.205cm" svg:y1="27.806cm" svg:x2="20.205cm" svg:y2="27.73cm">
          <text:p/>
        </draw:line>
        <draw:line draw:style-name="gr14" draw:text-style-name="P3" draw:layer="layout" svg:x1="18.008cm" svg:y1="27.882cm" svg:x2="18.008cm" svg:y2="27.806cm">
          <text:p/>
        </draw:line>
        <draw:line draw:style-name="gr14" draw:text-style-name="P3" draw:layer="layout" svg:x1="18.159cm" svg:y1="27.882cm" svg:x2="18.159cm" svg:y2="27.806cm">
          <text:p/>
        </draw:line>
        <draw:line draw:style-name="gr14" draw:text-style-name="P3" draw:layer="layout" svg:x1="18.235cm" svg:y1="27.882cm" svg:x2="18.235cm" svg:y2="27.806cm">
          <text:p/>
        </draw:line>
        <draw:line draw:style-name="gr14" draw:text-style-name="P3" draw:layer="layout" svg:x1="18.386cm" svg:y1="27.882cm" svg:x2="18.386cm" svg:y2="27.806cm">
          <text:p/>
        </draw:line>
        <draw:line draw:style-name="gr14" draw:text-style-name="P3" draw:layer="layout" svg:x1="18.538cm" svg:y1="27.882cm" svg:x2="18.538cm" svg:y2="27.806cm">
          <text:p/>
        </draw:line>
        <draw:line draw:style-name="gr14" draw:text-style-name="P3" draw:layer="layout" svg:x1="18.69cm" svg:y1="27.882cm" svg:x2="18.69cm" svg:y2="27.806cm">
          <text:p/>
        </draw:line>
        <draw:line draw:style-name="gr14" draw:text-style-name="P3" draw:layer="layout" svg:x1="19.144cm" svg:y1="27.882cm" svg:x2="19.144cm" svg:y2="27.806cm">
          <text:p/>
        </draw:line>
        <draw:line draw:style-name="gr14" draw:text-style-name="P3" draw:layer="layout" svg:x1="19.22cm" svg:y1="27.882cm" svg:x2="19.22cm" svg:y2="27.806cm">
          <text:p/>
        </draw:line>
        <draw:line draw:style-name="gr14" draw:text-style-name="P3" draw:layer="layout" svg:x1="19.371cm" svg:y1="27.882cm" svg:x2="19.371cm" svg:y2="27.806cm">
          <text:p/>
        </draw:line>
        <draw:line draw:style-name="gr14" draw:text-style-name="P3" draw:layer="layout" svg:x1="19.447cm" svg:y1="27.882cm" svg:x2="19.447cm" svg:y2="27.806cm">
          <text:p/>
        </draw:line>
        <draw:line draw:style-name="gr14" draw:text-style-name="P3" draw:layer="layout" svg:x1="19.75cm" svg:y1="27.882cm" svg:x2="19.75cm" svg:y2="27.806cm">
          <text:p/>
        </draw:line>
        <draw:line draw:style-name="gr14" draw:text-style-name="P3" draw:layer="layout" svg:x1="19.826cm" svg:y1="27.882cm" svg:x2="19.826cm" svg:y2="27.806cm">
          <text:p/>
        </draw:line>
        <draw:line draw:style-name="gr14" draw:text-style-name="P3" draw:layer="layout" svg:x1="19.977cm" svg:y1="27.882cm" svg:x2="19.977cm" svg:y2="27.806cm">
          <text:p/>
        </draw:line>
        <draw:line draw:style-name="gr14" draw:text-style-name="P3" draw:layer="layout" svg:x1="20.053cm" svg:y1="27.882cm" svg:x2="20.053cm" svg:y2="27.806cm">
          <text:p/>
        </draw:line>
        <draw:line draw:style-name="gr14" draw:text-style-name="P3" draw:layer="layout" svg:x1="20.356cm" svg:y1="27.882cm" svg:x2="20.356cm" svg:y2="27.806cm">
          <text:p/>
        </draw:line>
        <draw:line draw:style-name="gr14" draw:text-style-name="P3" draw:layer="layout" svg:x1="17.932cm" svg:y1="27.958cm" svg:x2="17.932cm" svg:y2="27.882cm">
          <text:p/>
        </draw:line>
        <draw:line draw:style-name="gr14" draw:text-style-name="P3" draw:layer="layout" svg:x1="18.008cm" svg:y1="27.958cm" svg:x2="18.008cm" svg:y2="27.882cm">
          <text:p/>
        </draw:line>
        <draw:line draw:style-name="gr14" draw:text-style-name="P3" draw:layer="layout" svg:x1="18.083cm" svg:y1="27.958cm" svg:x2="18.083cm" svg:y2="27.882cm">
          <text:p/>
        </draw:line>
        <draw:line draw:style-name="gr14" draw:text-style-name="P3" draw:layer="layout" svg:x1="18.538cm" svg:y1="27.958cm" svg:x2="18.538cm" svg:y2="27.882cm">
          <text:p/>
        </draw:line>
        <draw:line draw:style-name="gr14" draw:text-style-name="P3" draw:layer="layout" svg:x1="18.614cm" svg:y1="27.958cm" svg:x2="18.614cm" svg:y2="27.882cm">
          <text:p/>
        </draw:line>
        <draw:line draw:style-name="gr14" draw:text-style-name="P3" draw:layer="layout" svg:x1="19.144cm" svg:y1="27.958cm" svg:x2="19.144cm" svg:y2="27.882cm">
          <text:p/>
        </draw:line>
        <draw:line draw:style-name="gr14" draw:text-style-name="P3" draw:layer="layout" svg:x1="19.22cm" svg:y1="27.958cm" svg:x2="19.22cm" svg:y2="27.882cm">
          <text:p/>
        </draw:line>
        <draw:line draw:style-name="gr14" draw:text-style-name="P3" draw:layer="layout" svg:x1="19.371cm" svg:y1="27.958cm" svg:x2="19.371cm" svg:y2="27.882cm">
          <text:p/>
        </draw:line>
        <draw:line draw:style-name="gr14" draw:text-style-name="P3" draw:layer="layout" svg:x1="19.447cm" svg:y1="27.958cm" svg:x2="19.447cm" svg:y2="27.882cm">
          <text:p/>
        </draw:line>
        <draw:line draw:style-name="gr14" draw:text-style-name="P3" draw:layer="layout" svg:x1="19.523cm" svg:y1="27.958cm" svg:x2="19.523cm" svg:y2="27.882cm">
          <text:p/>
        </draw:line>
        <draw:line draw:style-name="gr14" draw:text-style-name="P3" draw:layer="layout" svg:x1="19.674cm" svg:y1="27.958cm" svg:x2="19.674cm" svg:y2="27.882cm">
          <text:p/>
        </draw:line>
        <draw:line draw:style-name="gr14" draw:text-style-name="P3" draw:layer="layout" svg:x1="19.75cm" svg:y1="27.958cm" svg:x2="19.75cm" svg:y2="27.882cm">
          <text:p/>
        </draw:line>
        <draw:line draw:style-name="gr14" draw:text-style-name="P3" draw:layer="layout" svg:x1="19.902cm" svg:y1="27.958cm" svg:x2="19.902cm" svg:y2="27.882cm">
          <text:p/>
        </draw:line>
        <draw:line draw:style-name="gr14" draw:text-style-name="P3" draw:layer="layout" svg:x1="19.977cm" svg:y1="27.958cm" svg:x2="19.977cm" svg:y2="27.882cm">
          <text:p/>
        </draw:line>
        <draw:line draw:style-name="gr14" draw:text-style-name="P3" draw:layer="layout" svg:x1="20.129cm" svg:y1="27.958cm" svg:x2="20.129cm" svg:y2="27.882cm">
          <text:p/>
        </draw:line>
        <draw:line draw:style-name="gr14" draw:text-style-name="P3" draw:layer="layout" svg:x1="20.205cm" svg:y1="27.958cm" svg:x2="20.205cm" svg:y2="27.882cm">
          <text:p/>
        </draw:line>
        <draw:line draw:style-name="gr14" draw:text-style-name="P3" draw:layer="layout" svg:x1="20.356cm" svg:y1="27.958cm" svg:x2="20.356cm" svg:y2="27.882cm">
          <text:p/>
        </draw:line>
        <draw:line draw:style-name="gr14" draw:text-style-name="P3" draw:layer="layout" svg:x1="18.235cm" svg:y1="28.033cm" svg:x2="18.235cm" svg:y2="27.958cm">
          <text:p/>
        </draw:line>
        <draw:line draw:style-name="gr14" draw:text-style-name="P3" draw:layer="layout" svg:x1="18.311cm" svg:y1="28.033cm" svg:x2="18.311cm" svg:y2="27.958cm">
          <text:p/>
        </draw:line>
        <draw:line draw:style-name="gr14" draw:text-style-name="P3" draw:layer="layout" svg:x1="18.386cm" svg:y1="28.033cm" svg:x2="18.386cm" svg:y2="27.958cm">
          <text:p/>
        </draw:line>
        <draw:line draw:style-name="gr14" draw:text-style-name="P3" draw:layer="layout" svg:x1="18.462cm" svg:y1="28.033cm" svg:x2="18.462cm" svg:y2="27.958cm">
          <text:p/>
        </draw:line>
        <draw:line draw:style-name="gr14" draw:text-style-name="P3" draw:layer="layout" svg:x1="18.614cm" svg:y1="28.033cm" svg:x2="18.614cm" svg:y2="27.958cm">
          <text:p/>
        </draw:line>
        <draw:line draw:style-name="gr14" draw:text-style-name="P3" draw:layer="layout" svg:x1="19.068cm" svg:y1="28.033cm" svg:x2="19.068cm" svg:y2="27.958cm">
          <text:p/>
        </draw:line>
        <draw:line draw:style-name="gr14" draw:text-style-name="P3" draw:layer="layout" svg:x1="19.22cm" svg:y1="28.033cm" svg:x2="19.22cm" svg:y2="27.958cm">
          <text:p/>
        </draw:line>
        <draw:line draw:style-name="gr14" draw:text-style-name="P3" draw:layer="layout" svg:x1="19.523cm" svg:y1="28.033cm" svg:x2="19.523cm" svg:y2="27.958cm">
          <text:p/>
        </draw:line>
        <draw:line draw:style-name="gr14" draw:text-style-name="P3" draw:layer="layout" svg:x1="19.599cm" svg:y1="28.033cm" svg:x2="19.599cm" svg:y2="27.958cm">
          <text:p/>
        </draw:line>
        <draw:line draw:style-name="gr14" draw:text-style-name="P3" draw:layer="layout" svg:x1="19.75cm" svg:y1="28.033cm" svg:x2="19.75cm" svg:y2="27.958cm">
          <text:p/>
        </draw:line>
        <draw:line draw:style-name="gr14" draw:text-style-name="P3" draw:layer="layout" svg:x1="19.826cm" svg:y1="28.033cm" svg:x2="19.826cm" svg:y2="27.958cm">
          <text:p/>
        </draw:line>
        <draw:line draw:style-name="gr14" draw:text-style-name="P3" draw:layer="layout" svg:x1="19.902cm" svg:y1="28.033cm" svg:x2="19.902cm" svg:y2="27.958cm">
          <text:p/>
        </draw:line>
        <draw:line draw:style-name="gr14" draw:text-style-name="P3" draw:layer="layout" svg:x1="19.977cm" svg:y1="28.033cm" svg:x2="19.977cm" svg:y2="27.958cm">
          <text:p/>
        </draw:line>
        <draw:line draw:style-name="gr14" draw:text-style-name="P3" draw:layer="layout" svg:x1="20.053cm" svg:y1="28.033cm" svg:x2="20.053cm" svg:y2="27.958cm">
          <text:p/>
        </draw:line>
        <draw:line draw:style-name="gr14" draw:text-style-name="P3" draw:layer="layout" svg:x1="20.205cm" svg:y1="28.033cm" svg:x2="20.205cm" svg:y2="27.958cm">
          <text:p/>
        </draw:line>
        <draw:line draw:style-name="gr14" draw:text-style-name="P3" draw:layer="layout" svg:x1="20.28cm" svg:y1="28.033cm" svg:x2="20.28cm" svg:y2="27.958cm">
          <text:p/>
        </draw:line>
        <draw:line draw:style-name="gr14" draw:text-style-name="P3" draw:layer="layout" svg:x1="17.932cm" svg:y1="28.109cm" svg:x2="17.932cm" svg:y2="28.033cm">
          <text:p/>
        </draw:line>
        <draw:line draw:style-name="gr14" draw:text-style-name="P3" draw:layer="layout" svg:x1="18.008cm" svg:y1="28.109cm" svg:x2="18.008cm" svg:y2="28.033cm">
          <text:p/>
        </draw:line>
        <draw:line draw:style-name="gr14" draw:text-style-name="P3" draw:layer="layout" svg:x1="18.083cm" svg:y1="28.109cm" svg:x2="18.083cm" svg:y2="28.033cm">
          <text:p/>
        </draw:line>
        <draw:line draw:style-name="gr14" draw:text-style-name="P3" draw:layer="layout" svg:x1="18.235cm" svg:y1="28.109cm" svg:x2="18.235cm" svg:y2="28.033cm">
          <text:p/>
        </draw:line>
        <draw:line draw:style-name="gr14" draw:text-style-name="P3" draw:layer="layout" svg:x1="18.311cm" svg:y1="28.109cm" svg:x2="18.311cm" svg:y2="28.033cm">
          <text:p/>
        </draw:line>
        <draw:line draw:style-name="gr14" draw:text-style-name="P3" draw:layer="layout" svg:x1="18.69cm" svg:y1="28.109cm" svg:x2="18.69cm" svg:y2="28.033cm">
          <text:p/>
        </draw:line>
        <draw:line draw:style-name="gr14" draw:text-style-name="P3" draw:layer="layout" svg:x1="18.841cm" svg:y1="28.109cm" svg:x2="18.841cm" svg:y2="28.033cm">
          <text:p/>
        </draw:line>
        <draw:line draw:style-name="gr14" draw:text-style-name="P3" draw:layer="layout" svg:x1="18.917cm" svg:y1="28.109cm" svg:x2="18.917cm" svg:y2="28.033cm">
          <text:p/>
        </draw:line>
        <draw:line draw:style-name="gr14" draw:text-style-name="P3" draw:layer="layout" svg:x1="19.068cm" svg:y1="28.109cm" svg:x2="19.068cm" svg:y2="28.033cm">
          <text:p/>
        </draw:line>
        <draw:line draw:style-name="gr14" draw:text-style-name="P3" draw:layer="layout" svg:x1="19.144cm" svg:y1="28.109cm" svg:x2="19.144cm" svg:y2="28.033cm">
          <text:p/>
        </draw:line>
        <draw:line draw:style-name="gr14" draw:text-style-name="P3" draw:layer="layout" svg:x1="19.22cm" svg:y1="28.109cm" svg:x2="19.22cm" svg:y2="28.033cm">
          <text:p/>
        </draw:line>
        <draw:line draw:style-name="gr14" draw:text-style-name="P3" draw:layer="layout" svg:x1="19.296cm" svg:y1="28.109cm" svg:x2="19.296cm" svg:y2="28.033cm">
          <text:p/>
        </draw:line>
        <draw:line draw:style-name="gr14" draw:text-style-name="P3" draw:layer="layout" svg:x1="19.371cm" svg:y1="28.109cm" svg:x2="19.371cm" svg:y2="28.033cm">
          <text:p/>
        </draw:line>
        <draw:line draw:style-name="gr14" draw:text-style-name="P3" draw:layer="layout" svg:x1="19.447cm" svg:y1="28.109cm" svg:x2="19.447cm" svg:y2="28.033cm">
          <text:p/>
        </draw:line>
        <draw:line draw:style-name="gr14" draw:text-style-name="P3" draw:layer="layout" svg:x1="19.523cm" svg:y1="28.109cm" svg:x2="19.523cm" svg:y2="28.033cm">
          <text:p/>
        </draw:line>
        <draw:line draw:style-name="gr14" draw:text-style-name="P3" draw:layer="layout" svg:x1="19.826cm" svg:y1="28.109cm" svg:x2="19.826cm" svg:y2="28.033cm">
          <text:p/>
        </draw:line>
        <draw:line draw:style-name="gr14" draw:text-style-name="P3" draw:layer="layout" svg:x1="19.902cm" svg:y1="28.109cm" svg:x2="19.902cm" svg:y2="28.033cm">
          <text:p/>
        </draw:line>
        <draw:line draw:style-name="gr14" draw:text-style-name="P3" draw:layer="layout" svg:x1="19.977cm" svg:y1="28.109cm" svg:x2="19.977cm" svg:y2="28.033cm">
          <text:p/>
        </draw:line>
        <draw:line draw:style-name="gr14" draw:text-style-name="P3" draw:layer="layout" svg:x1="20.053cm" svg:y1="28.109cm" svg:x2="20.053cm" svg:y2="28.033cm">
          <text:p/>
        </draw:line>
        <draw:line draw:style-name="gr14" draw:text-style-name="P3" draw:layer="layout" svg:x1="20.129cm" svg:y1="28.109cm" svg:x2="20.129cm" svg:y2="28.033cm">
          <text:p/>
        </draw:line>
        <draw:line draw:style-name="gr14" draw:text-style-name="P3" draw:layer="layout" svg:x1="20.205cm" svg:y1="28.109cm" svg:x2="20.205cm" svg:y2="28.033cm">
          <text:p/>
        </draw:line>
        <draw:line draw:style-name="gr14" draw:text-style-name="P3" draw:layer="layout" svg:x1="20.28cm" svg:y1="28.109cm" svg:x2="20.28cm" svg:y2="28.033cm">
          <text:p/>
        </draw:line>
        <draw:line draw:style-name="gr14" draw:text-style-name="P3" draw:layer="layout" svg:x1="20.356cm" svg:y1="28.109cm" svg:x2="20.356cm" svg:y2="28.033cm">
          <text:p/>
        </draw:line>
        <draw:line draw:style-name="gr14" draw:text-style-name="P3" draw:layer="layout" svg:x1="18.159cm" svg:y1="28.185cm" svg:x2="18.159cm" svg:y2="28.109cm">
          <text:p/>
        </draw:line>
        <draw:line draw:style-name="gr14" draw:text-style-name="P3" draw:layer="layout" svg:x1="18.311cm" svg:y1="28.185cm" svg:x2="18.311cm" svg:y2="28.109cm">
          <text:p/>
        </draw:line>
        <draw:line draw:style-name="gr14" draw:text-style-name="P3" draw:layer="layout" svg:x1="18.386cm" svg:y1="28.185cm" svg:x2="18.386cm" svg:y2="28.109cm">
          <text:p/>
        </draw:line>
        <draw:line draw:style-name="gr14" draw:text-style-name="P3" draw:layer="layout" svg:x1="18.765cm" svg:y1="28.185cm" svg:x2="18.765cm" svg:y2="28.109cm">
          <text:p/>
        </draw:line>
        <draw:line draw:style-name="gr14" draw:text-style-name="P3" draw:layer="layout" svg:x1="19.068cm" svg:y1="28.185cm" svg:x2="19.068cm" svg:y2="28.109cm">
          <text:p/>
        </draw:line>
        <draw:line draw:style-name="gr14" draw:text-style-name="P3" draw:layer="layout" svg:x1="19.144cm" svg:y1="28.185cm" svg:x2="19.144cm" svg:y2="28.109cm">
          <text:p/>
        </draw:line>
        <draw:line draw:style-name="gr14" draw:text-style-name="P3" draw:layer="layout" svg:x1="19.371cm" svg:y1="28.185cm" svg:x2="19.371cm" svg:y2="28.109cm">
          <text:p/>
        </draw:line>
        <draw:line draw:style-name="gr14" draw:text-style-name="P3" draw:layer="layout" svg:x1="19.447cm" svg:y1="28.185cm" svg:x2="19.447cm" svg:y2="28.109cm">
          <text:p/>
        </draw:line>
        <draw:line draw:style-name="gr14" draw:text-style-name="P3" draw:layer="layout" svg:x1="19.674cm" svg:y1="28.185cm" svg:x2="19.674cm" svg:y2="28.109cm">
          <text:p/>
        </draw:line>
        <draw:line draw:style-name="gr14" draw:text-style-name="P3" draw:layer="layout" svg:x1="19.75cm" svg:y1="28.185cm" svg:x2="19.75cm" svg:y2="28.109cm">
          <text:p/>
        </draw:line>
        <draw:line draw:style-name="gr14" draw:text-style-name="P3" draw:layer="layout" svg:x1="19.977cm" svg:y1="28.185cm" svg:x2="19.977cm" svg:y2="28.109cm">
          <text:p/>
        </draw:line>
        <draw:line draw:style-name="gr14" draw:text-style-name="P3" draw:layer="layout" svg:x1="20.053cm" svg:y1="28.185cm" svg:x2="20.053cm" svg:y2="28.109cm">
          <text:p/>
        </draw:line>
        <draw:line draw:style-name="gr14" draw:text-style-name="P3" draw:layer="layout" svg:x1="20.129cm" svg:y1="28.185cm" svg:x2="20.129cm" svg:y2="28.109cm">
          <text:p/>
        </draw:line>
        <draw:line draw:style-name="gr14" draw:text-style-name="P3" draw:layer="layout" svg:x1="20.28cm" svg:y1="28.185cm" svg:x2="20.28cm" svg:y2="28.109cm">
          <text:p/>
        </draw:line>
        <draw:line draw:style-name="gr14" draw:text-style-name="P3" draw:layer="layout" svg:x1="20.356cm" svg:y1="28.185cm" svg:x2="20.356cm" svg:y2="28.109cm">
          <text:p/>
        </draw:line>
        <draw:line draw:style-name="gr14" draw:text-style-name="P3" draw:layer="layout" svg:x1="17.932cm" svg:y1="28.261cm" svg:x2="17.932cm" svg:y2="28.185cm">
          <text:p/>
        </draw:line>
        <draw:line draw:style-name="gr14" draw:text-style-name="P3" draw:layer="layout" svg:x1="18.008cm" svg:y1="28.261cm" svg:x2="18.008cm" svg:y2="28.185cm">
          <text:p/>
        </draw:line>
        <draw:line draw:style-name="gr14" draw:text-style-name="P3" draw:layer="layout" svg:x1="18.083cm" svg:y1="28.261cm" svg:x2="18.083cm" svg:y2="28.185cm">
          <text:p/>
        </draw:line>
        <draw:line draw:style-name="gr14" draw:text-style-name="P3" draw:layer="layout" svg:x1="18.462cm" svg:y1="28.261cm" svg:x2="18.462cm" svg:y2="28.185cm">
          <text:p/>
        </draw:line>
        <draw:line draw:style-name="gr14" draw:text-style-name="P3" draw:layer="layout" svg:x1="18.538cm" svg:y1="28.261cm" svg:x2="18.538cm" svg:y2="28.185cm">
          <text:p/>
        </draw:line>
        <draw:line draw:style-name="gr14" draw:text-style-name="P3" draw:layer="layout" svg:x1="18.614cm" svg:y1="28.261cm" svg:x2="18.614cm" svg:y2="28.185cm">
          <text:p/>
        </draw:line>
        <draw:line draw:style-name="gr14" draw:text-style-name="P3" draw:layer="layout" svg:x1="18.69cm" svg:y1="28.261cm" svg:x2="18.69cm" svg:y2="28.185cm">
          <text:p/>
        </draw:line>
        <draw:line draw:style-name="gr14" draw:text-style-name="P3" draw:layer="layout" svg:x1="18.841cm" svg:y1="28.261cm" svg:x2="18.841cm" svg:y2="28.185cm">
          <text:p/>
        </draw:line>
        <draw:line draw:style-name="gr14" draw:text-style-name="P3" draw:layer="layout" svg:x1="18.917cm" svg:y1="28.261cm" svg:x2="18.917cm" svg:y2="28.185cm">
          <text:p/>
        </draw:line>
        <draw:line draw:style-name="gr14" draw:text-style-name="P3" draw:layer="layout" svg:x1="18.993cm" svg:y1="28.261cm" svg:x2="18.993cm" svg:y2="28.185cm">
          <text:p/>
        </draw:line>
        <draw:line draw:style-name="gr14" draw:text-style-name="P3" draw:layer="layout" svg:x1="19.068cm" svg:y1="28.261cm" svg:x2="19.068cm" svg:y2="28.185cm">
          <text:p/>
        </draw:line>
        <draw:line draw:style-name="gr14" draw:text-style-name="P3" draw:layer="layout" svg:x1="19.296cm" svg:y1="28.261cm" svg:x2="19.296cm" svg:y2="28.185cm">
          <text:p/>
        </draw:line>
        <draw:line draw:style-name="gr14" draw:text-style-name="P3" draw:layer="layout" svg:x1="19.674cm" svg:y1="28.261cm" svg:x2="19.674cm" svg:y2="28.185cm">
          <text:p/>
        </draw:line>
        <draw:line draw:style-name="gr14" draw:text-style-name="P3" draw:layer="layout" svg:x1="19.902cm" svg:y1="28.261cm" svg:x2="19.902cm" svg:y2="28.185cm">
          <text:p/>
        </draw:line>
        <draw:line draw:style-name="gr14" draw:text-style-name="P3" draw:layer="layout" svg:x1="19.977cm" svg:y1="28.261cm" svg:x2="19.977cm" svg:y2="28.185cm">
          <text:p/>
        </draw:line>
        <draw:line draw:style-name="gr14" draw:text-style-name="P3" draw:layer="layout" svg:x1="20.129cm" svg:y1="28.261cm" svg:x2="20.129cm" svg:y2="28.185cm">
          <text:p/>
        </draw:line>
        <draw:line draw:style-name="gr14" draw:text-style-name="P3" draw:layer="layout" svg:x1="20.356cm" svg:y1="28.261cm" svg:x2="20.356cm" svg:y2="28.185cm">
          <text:p/>
        </draw:line>
        <draw:line draw:style-name="gr14" draw:text-style-name="P3" draw:layer="layout" svg:x1="17.932cm" svg:y1="28.337cm" svg:x2="17.932cm" svg:y2="28.261cm">
          <text:p/>
        </draw:line>
        <draw:line draw:style-name="gr14" draw:text-style-name="P3" draw:layer="layout" svg:x1="18.159cm" svg:y1="28.337cm" svg:x2="18.159cm" svg:y2="28.261cm">
          <text:p/>
        </draw:line>
        <draw:line draw:style-name="gr14" draw:text-style-name="P3" draw:layer="layout" svg:x1="18.311cm" svg:y1="28.337cm" svg:x2="18.311cm" svg:y2="28.261cm">
          <text:p/>
        </draw:line>
        <draw:line draw:style-name="gr14" draw:text-style-name="P3" draw:layer="layout" svg:x1="18.386cm" svg:y1="28.337cm" svg:x2="18.386cm" svg:y2="28.261cm">
          <text:p/>
        </draw:line>
        <draw:line draw:style-name="gr14" draw:text-style-name="P3" draw:layer="layout" svg:x1="18.462cm" svg:y1="28.337cm" svg:x2="18.462cm" svg:y2="28.261cm">
          <text:p/>
        </draw:line>
        <draw:line draw:style-name="gr14" draw:text-style-name="P3" draw:layer="layout" svg:x1="18.538cm" svg:y1="28.337cm" svg:x2="18.538cm" svg:y2="28.261cm">
          <text:p/>
        </draw:line>
        <draw:line draw:style-name="gr14" draw:text-style-name="P3" draw:layer="layout" svg:x1="18.614cm" svg:y1="28.337cm" svg:x2="18.614cm" svg:y2="28.261cm">
          <text:p/>
        </draw:line>
        <draw:line draw:style-name="gr14" draw:text-style-name="P3" draw:layer="layout" svg:x1="18.841cm" svg:y1="28.337cm" svg:x2="18.841cm" svg:y2="28.261cm">
          <text:p/>
        </draw:line>
        <draw:line draw:style-name="gr14" draw:text-style-name="P3" draw:layer="layout" svg:x1="19.068cm" svg:y1="28.337cm" svg:x2="19.068cm" svg:y2="28.261cm">
          <text:p/>
        </draw:line>
        <draw:line draw:style-name="gr14" draw:text-style-name="P3" draw:layer="layout" svg:x1="19.144cm" svg:y1="28.337cm" svg:x2="19.144cm" svg:y2="28.261cm">
          <text:p/>
        </draw:line>
        <draw:line draw:style-name="gr14" draw:text-style-name="P3" draw:layer="layout" svg:x1="19.22cm" svg:y1="28.337cm" svg:x2="19.22cm" svg:y2="28.261cm">
          <text:p/>
        </draw:line>
        <draw:line draw:style-name="gr14" draw:text-style-name="P3" draw:layer="layout" svg:x1="19.296cm" svg:y1="28.337cm" svg:x2="19.296cm" svg:y2="28.261cm">
          <text:p/>
        </draw:line>
        <draw:line draw:style-name="gr14" draw:text-style-name="P3" draw:layer="layout" svg:x1="19.447cm" svg:y1="28.337cm" svg:x2="19.447cm" svg:y2="28.261cm">
          <text:p/>
        </draw:line>
        <draw:line draw:style-name="gr14" draw:text-style-name="P3" draw:layer="layout" svg:x1="19.523cm" svg:y1="28.337cm" svg:x2="19.523cm" svg:y2="28.261cm">
          <text:p/>
        </draw:line>
        <draw:line draw:style-name="gr14" draw:text-style-name="P3" draw:layer="layout" svg:x1="19.599cm" svg:y1="28.337cm" svg:x2="19.599cm" svg:y2="28.261cm">
          <text:p/>
        </draw:line>
        <draw:line draw:style-name="gr14" draw:text-style-name="P3" draw:layer="layout" svg:x1="19.75cm" svg:y1="28.337cm" svg:x2="19.75cm" svg:y2="28.261cm">
          <text:p/>
        </draw:line>
        <draw:line draw:style-name="gr14" draw:text-style-name="P3" draw:layer="layout" svg:x1="19.826cm" svg:y1="28.337cm" svg:x2="19.826cm" svg:y2="28.261cm">
          <text:p/>
        </draw:line>
        <draw:line draw:style-name="gr14" draw:text-style-name="P3" draw:layer="layout" svg:x1="20.053cm" svg:y1="28.337cm" svg:x2="20.053cm" svg:y2="28.261cm">
          <text:p/>
        </draw:line>
        <draw:line draw:style-name="gr14" draw:text-style-name="P3" draw:layer="layout" svg:x1="20.28cm" svg:y1="28.337cm" svg:x2="20.28cm" svg:y2="28.261cm">
          <text:p/>
        </draw:line>
        <draw:line draw:style-name="gr14" draw:text-style-name="P3" draw:layer="layout" svg:x1="17.932cm" svg:y1="28.412cm" svg:x2="17.932cm" svg:y2="28.337cm">
          <text:p/>
        </draw:line>
        <draw:line draw:style-name="gr14" draw:text-style-name="P3" draw:layer="layout" svg:x1="18.159cm" svg:y1="28.412cm" svg:x2="18.159cm" svg:y2="28.337cm">
          <text:p/>
        </draw:line>
        <draw:line draw:style-name="gr14" draw:text-style-name="P3" draw:layer="layout" svg:x1="18.235cm" svg:y1="28.412cm" svg:x2="18.235cm" svg:y2="28.337cm">
          <text:p/>
        </draw:line>
        <draw:line draw:style-name="gr14" draw:text-style-name="P3" draw:layer="layout" svg:x1="18.311cm" svg:y1="28.412cm" svg:x2="18.311cm" svg:y2="28.337cm">
          <text:p/>
        </draw:line>
        <draw:line draw:style-name="gr14" draw:text-style-name="P3" draw:layer="layout" svg:x1="18.462cm" svg:y1="28.412cm" svg:x2="18.462cm" svg:y2="28.337cm">
          <text:p/>
        </draw:line>
        <draw:line draw:style-name="gr14" draw:text-style-name="P3" draw:layer="layout" svg:x1="18.538cm" svg:y1="28.412cm" svg:x2="18.538cm" svg:y2="28.337cm">
          <text:p/>
        </draw:line>
        <draw:line draw:style-name="gr14" draw:text-style-name="P3" draw:layer="layout" svg:x1="18.614cm" svg:y1="28.412cm" svg:x2="18.614cm" svg:y2="28.337cm">
          <text:p/>
        </draw:line>
        <draw:line draw:style-name="gr14" draw:text-style-name="P3" draw:layer="layout" svg:x1="18.69cm" svg:y1="28.412cm" svg:x2="18.69cm" svg:y2="28.337cm">
          <text:p/>
        </draw:line>
        <draw:line draw:style-name="gr14" draw:text-style-name="P3" draw:layer="layout" svg:x1="18.841cm" svg:y1="28.412cm" svg:x2="18.841cm" svg:y2="28.337cm">
          <text:p/>
        </draw:line>
        <draw:line draw:style-name="gr14" draw:text-style-name="P3" draw:layer="layout" svg:x1="18.917cm" svg:y1="28.412cm" svg:x2="18.917cm" svg:y2="28.337cm">
          <text:p/>
        </draw:line>
        <draw:line draw:style-name="gr14" draw:text-style-name="P3" draw:layer="layout" svg:x1="18.993cm" svg:y1="28.412cm" svg:x2="18.993cm" svg:y2="28.337cm">
          <text:p/>
        </draw:line>
        <draw:line draw:style-name="gr14" draw:text-style-name="P3" draw:layer="layout" svg:x1="19.068cm" svg:y1="28.412cm" svg:x2="19.068cm" svg:y2="28.337cm">
          <text:p/>
        </draw:line>
        <draw:line draw:style-name="gr14" draw:text-style-name="P3" draw:layer="layout" svg:x1="19.296cm" svg:y1="28.412cm" svg:x2="19.296cm" svg:y2="28.337cm">
          <text:p/>
        </draw:line>
        <draw:line draw:style-name="gr14" draw:text-style-name="P3" draw:layer="layout" svg:x1="19.523cm" svg:y1="28.412cm" svg:x2="19.523cm" svg:y2="28.337cm">
          <text:p/>
        </draw:line>
        <draw:line draw:style-name="gr14" draw:text-style-name="P3" draw:layer="layout" svg:x1="19.599cm" svg:y1="28.412cm" svg:x2="19.599cm" svg:y2="28.337cm">
          <text:p/>
        </draw:line>
        <draw:line draw:style-name="gr14" draw:text-style-name="P3" draw:layer="layout" svg:x1="19.826cm" svg:y1="28.412cm" svg:x2="19.826cm" svg:y2="28.337cm">
          <text:p/>
        </draw:line>
        <draw:line draw:style-name="gr14" draw:text-style-name="P3" draw:layer="layout" svg:x1="19.902cm" svg:y1="28.412cm" svg:x2="19.902cm" svg:y2="28.337cm">
          <text:p/>
        </draw:line>
        <draw:line draw:style-name="gr14" draw:text-style-name="P3" draw:layer="layout" svg:x1="20.053cm" svg:y1="28.412cm" svg:x2="20.053cm" svg:y2="28.337cm">
          <text:p/>
        </draw:line>
        <draw:line draw:style-name="gr14" draw:text-style-name="P3" draw:layer="layout" svg:x1="20.129cm" svg:y1="28.412cm" svg:x2="20.129cm" svg:y2="28.337cm">
          <text:p/>
        </draw:line>
        <draw:line draw:style-name="gr14" draw:text-style-name="P3" draw:layer="layout" svg:x1="20.205cm" svg:y1="28.412cm" svg:x2="20.205cm" svg:y2="28.337cm">
          <text:p/>
        </draw:line>
        <draw:line draw:style-name="gr14" draw:text-style-name="P3" draw:layer="layout" svg:x1="17.932cm" svg:y1="28.488cm" svg:x2="17.932cm" svg:y2="28.412cm">
          <text:p/>
        </draw:line>
        <draw:line draw:style-name="gr14" draw:text-style-name="P3" draw:layer="layout" svg:x1="18.159cm" svg:y1="28.488cm" svg:x2="18.159cm" svg:y2="28.412cm">
          <text:p/>
        </draw:line>
        <draw:line draw:style-name="gr14" draw:text-style-name="P3" draw:layer="layout" svg:x1="18.235cm" svg:y1="28.488cm" svg:x2="18.235cm" svg:y2="28.412cm">
          <text:p/>
        </draw:line>
        <draw:line draw:style-name="gr14" draw:text-style-name="P3" draw:layer="layout" svg:x1="18.311cm" svg:y1="28.488cm" svg:x2="18.311cm" svg:y2="28.412cm">
          <text:p/>
        </draw:line>
        <draw:line draw:style-name="gr14" draw:text-style-name="P3" draw:layer="layout" svg:x1="18.386cm" svg:y1="28.488cm" svg:x2="18.386cm" svg:y2="28.412cm">
          <text:p/>
        </draw:line>
        <draw:line draw:style-name="gr14" draw:text-style-name="P3" draw:layer="layout" svg:x1="18.462cm" svg:y1="28.488cm" svg:x2="18.462cm" svg:y2="28.412cm">
          <text:p/>
        </draw:line>
        <draw:line draw:style-name="gr14" draw:text-style-name="P3" draw:layer="layout" svg:x1="18.538cm" svg:y1="28.488cm" svg:x2="18.538cm" svg:y2="28.412cm">
          <text:p/>
        </draw:line>
        <draw:line draw:style-name="gr14" draw:text-style-name="P3" draw:layer="layout" svg:x1="18.765cm" svg:y1="28.488cm" svg:x2="18.765cm" svg:y2="28.412cm">
          <text:p/>
        </draw:line>
        <draw:line draw:style-name="gr14" draw:text-style-name="P3" draw:layer="layout" svg:x1="18.841cm" svg:y1="28.488cm" svg:x2="18.841cm" svg:y2="28.412cm">
          <text:p/>
        </draw:line>
        <draw:line draw:style-name="gr14" draw:text-style-name="P3" draw:layer="layout" svg:x1="19.068cm" svg:y1="28.488cm" svg:x2="19.068cm" svg:y2="28.412cm">
          <text:p/>
        </draw:line>
        <draw:line draw:style-name="gr14" draw:text-style-name="P3" draw:layer="layout" svg:x1="19.22cm" svg:y1="28.488cm" svg:x2="19.22cm" svg:y2="28.412cm">
          <text:p/>
        </draw:line>
        <draw:line draw:style-name="gr14" draw:text-style-name="P3" draw:layer="layout" svg:x1="19.599cm" svg:y1="28.488cm" svg:x2="19.599cm" svg:y2="28.412cm">
          <text:p/>
        </draw:line>
        <draw:line draw:style-name="gr14" draw:text-style-name="P3" draw:layer="layout" svg:x1="19.674cm" svg:y1="28.488cm" svg:x2="19.674cm" svg:y2="28.412cm">
          <text:p/>
        </draw:line>
        <draw:line draw:style-name="gr14" draw:text-style-name="P3" draw:layer="layout" svg:x1="19.75cm" svg:y1="28.488cm" svg:x2="19.75cm" svg:y2="28.412cm">
          <text:p/>
        </draw:line>
        <draw:line draw:style-name="gr14" draw:text-style-name="P3" draw:layer="layout" svg:x1="19.826cm" svg:y1="28.488cm" svg:x2="19.826cm" svg:y2="28.412cm">
          <text:p/>
        </draw:line>
        <draw:line draw:style-name="gr14" draw:text-style-name="P3" draw:layer="layout" svg:x1="19.902cm" svg:y1="28.488cm" svg:x2="19.902cm" svg:y2="28.412cm">
          <text:p/>
        </draw:line>
        <draw:line draw:style-name="gr14" draw:text-style-name="P3" draw:layer="layout" svg:x1="19.977cm" svg:y1="28.488cm" svg:x2="19.977cm" svg:y2="28.412cm">
          <text:p/>
        </draw:line>
        <draw:line draw:style-name="gr14" draw:text-style-name="P3" draw:layer="layout" svg:x1="20.053cm" svg:y1="28.488cm" svg:x2="20.053cm" svg:y2="28.412cm">
          <text:p/>
        </draw:line>
        <draw:line draw:style-name="gr14" draw:text-style-name="P3" draw:layer="layout" svg:x1="18.538cm" svg:y1="28.564cm" svg:x2="18.538cm" svg:y2="28.488cm">
          <text:p/>
        </draw:line>
        <draw:line draw:style-name="gr14" draw:text-style-name="P3" draw:layer="layout" svg:x1="18.841cm" svg:y1="28.564cm" svg:x2="18.841cm" svg:y2="28.488cm">
          <text:p/>
        </draw:line>
        <draw:line draw:style-name="gr14" draw:text-style-name="P3" draw:layer="layout" svg:x1="18.993cm" svg:y1="28.564cm" svg:x2="18.993cm" svg:y2="28.488cm">
          <text:p/>
        </draw:line>
        <draw:line draw:style-name="gr14" draw:text-style-name="P3" draw:layer="layout" svg:x1="19.144cm" svg:y1="28.564cm" svg:x2="19.144cm" svg:y2="28.488cm">
          <text:p/>
        </draw:line>
        <draw:line draw:style-name="gr14" draw:text-style-name="P3" draw:layer="layout" svg:x1="19.296cm" svg:y1="28.564cm" svg:x2="19.296cm" svg:y2="28.488cm">
          <text:p/>
        </draw:line>
        <draw:line draw:style-name="gr14" draw:text-style-name="P3" draw:layer="layout" svg:x1="19.371cm" svg:y1="28.564cm" svg:x2="19.371cm" svg:y2="28.488cm">
          <text:p/>
        </draw:line>
        <draw:line draw:style-name="gr14" draw:text-style-name="P3" draw:layer="layout" svg:x1="19.447cm" svg:y1="28.564cm" svg:x2="19.447cm" svg:y2="28.488cm">
          <text:p/>
        </draw:line>
        <draw:line draw:style-name="gr14" draw:text-style-name="P3" draw:layer="layout" svg:x1="19.75cm" svg:y1="28.564cm" svg:x2="19.75cm" svg:y2="28.488cm">
          <text:p/>
        </draw:line>
        <draw:line draw:style-name="gr14" draw:text-style-name="P3" draw:layer="layout" svg:x1="20.053cm" svg:y1="28.564cm" svg:x2="20.053cm" svg:y2="28.488cm">
          <text:p/>
        </draw:line>
        <draw:line draw:style-name="gr14" draw:text-style-name="P3" draw:layer="layout" svg:x1="20.205cm" svg:y1="28.564cm" svg:x2="20.205cm" svg:y2="28.488cm">
          <text:p/>
        </draw:line>
        <draw:line draw:style-name="gr14" draw:text-style-name="P3" draw:layer="layout" svg:x1="20.356cm" svg:y1="28.564cm" svg:x2="20.356cm" svg:y2="28.488cm">
          <text:p/>
        </draw:line>
        <draw:line draw:style-name="gr14" draw:text-style-name="P3" draw:layer="layout" svg:x1="17.932cm" svg:y1="28.64cm" svg:x2="17.932cm" svg:y2="28.564cm">
          <text:p/>
        </draw:line>
        <draw:line draw:style-name="gr14" draw:text-style-name="P3" draw:layer="layout" svg:x1="18.008cm" svg:y1="28.64cm" svg:x2="18.008cm" svg:y2="28.564cm">
          <text:p/>
        </draw:line>
        <draw:line draw:style-name="gr14" draw:text-style-name="P3" draw:layer="layout" svg:x1="18.083cm" svg:y1="28.64cm" svg:x2="18.083cm" svg:y2="28.564cm">
          <text:p/>
        </draw:line>
        <draw:line draw:style-name="gr14" draw:text-style-name="P3" draw:layer="layout" svg:x1="18.159cm" svg:y1="28.64cm" svg:x2="18.159cm" svg:y2="28.564cm">
          <text:p/>
        </draw:line>
        <draw:line draw:style-name="gr14" draw:text-style-name="P3" draw:layer="layout" svg:x1="18.235cm" svg:y1="28.64cm" svg:x2="18.235cm" svg:y2="28.564cm">
          <text:p/>
        </draw:line>
        <draw:line draw:style-name="gr14" draw:text-style-name="P3" draw:layer="layout" svg:x1="18.311cm" svg:y1="28.64cm" svg:x2="18.311cm" svg:y2="28.564cm">
          <text:p/>
        </draw:line>
        <draw:line draw:style-name="gr14" draw:text-style-name="P3" draw:layer="layout" svg:x1="18.386cm" svg:y1="28.64cm" svg:x2="18.386cm" svg:y2="28.564cm">
          <text:p/>
        </draw:line>
        <draw:line draw:style-name="gr14" draw:text-style-name="P3" draw:layer="layout" svg:x1="18.765cm" svg:y1="28.64cm" svg:x2="18.765cm" svg:y2="28.564cm">
          <text:p/>
        </draw:line>
        <draw:line draw:style-name="gr14" draw:text-style-name="P3" draw:layer="layout" svg:x1="18.841cm" svg:y1="28.64cm" svg:x2="18.841cm" svg:y2="28.564cm">
          <text:p/>
        </draw:line>
        <draw:line draw:style-name="gr14" draw:text-style-name="P3" draw:layer="layout" svg:x1="18.993cm" svg:y1="28.64cm" svg:x2="18.993cm" svg:y2="28.564cm">
          <text:p/>
        </draw:line>
        <draw:line draw:style-name="gr14" draw:text-style-name="P3" draw:layer="layout" svg:x1="19.068cm" svg:y1="28.64cm" svg:x2="19.068cm" svg:y2="28.564cm">
          <text:p/>
        </draw:line>
        <draw:line draw:style-name="gr14" draw:text-style-name="P3" draw:layer="layout" svg:x1="19.144cm" svg:y1="28.64cm" svg:x2="19.144cm" svg:y2="28.564cm">
          <text:p/>
        </draw:line>
        <draw:line draw:style-name="gr14" draw:text-style-name="P3" draw:layer="layout" svg:x1="19.296cm" svg:y1="28.64cm" svg:x2="19.296cm" svg:y2="28.564cm">
          <text:p/>
        </draw:line>
        <draw:line draw:style-name="gr14" draw:text-style-name="P3" draw:layer="layout" svg:x1="19.447cm" svg:y1="28.64cm" svg:x2="19.447cm" svg:y2="28.564cm">
          <text:p/>
        </draw:line>
        <draw:line draw:style-name="gr14" draw:text-style-name="P3" draw:layer="layout" svg:x1="19.599cm" svg:y1="28.64cm" svg:x2="19.599cm" svg:y2="28.564cm">
          <text:p/>
        </draw:line>
        <draw:line draw:style-name="gr14" draw:text-style-name="P3" draw:layer="layout" svg:x1="19.674cm" svg:y1="28.64cm" svg:x2="19.674cm" svg:y2="28.564cm">
          <text:p/>
        </draw:line>
        <draw:line draw:style-name="gr14" draw:text-style-name="P3" draw:layer="layout" svg:x1="19.75cm" svg:y1="28.64cm" svg:x2="19.75cm" svg:y2="28.564cm">
          <text:p/>
        </draw:line>
        <draw:line draw:style-name="gr14" draw:text-style-name="P3" draw:layer="layout" svg:x1="19.902cm" svg:y1="28.64cm" svg:x2="19.902cm" svg:y2="28.564cm">
          <text:p/>
        </draw:line>
        <draw:line draw:style-name="gr14" draw:text-style-name="P3" draw:layer="layout" svg:x1="20.053cm" svg:y1="28.64cm" svg:x2="20.053cm" svg:y2="28.564cm">
          <text:p/>
        </draw:line>
        <draw:line draw:style-name="gr14" draw:text-style-name="P3" draw:layer="layout" svg:x1="20.205cm" svg:y1="28.64cm" svg:x2="20.205cm" svg:y2="28.564cm">
          <text:p/>
        </draw:line>
        <draw:line draw:style-name="gr14" draw:text-style-name="P3" draw:layer="layout" svg:x1="20.28cm" svg:y1="28.64cm" svg:x2="20.28cm" svg:y2="28.564cm">
          <text:p/>
        </draw:line>
        <draw:line draw:style-name="gr14" draw:text-style-name="P3" draw:layer="layout" svg:x1="17.932cm" svg:y1="28.715cm" svg:x2="17.932cm" svg:y2="28.64cm">
          <text:p/>
        </draw:line>
        <draw:line draw:style-name="gr14" draw:text-style-name="P3" draw:layer="layout" svg:x1="18.386cm" svg:y1="28.715cm" svg:x2="18.386cm" svg:y2="28.64cm">
          <text:p/>
        </draw:line>
        <draw:line draw:style-name="gr14" draw:text-style-name="P3" draw:layer="layout" svg:x1="18.538cm" svg:y1="28.715cm" svg:x2="18.538cm" svg:y2="28.64cm">
          <text:p/>
        </draw:line>
        <draw:line draw:style-name="gr14" draw:text-style-name="P3" draw:layer="layout" svg:x1="18.614cm" svg:y1="28.715cm" svg:x2="18.614cm" svg:y2="28.64cm">
          <text:p/>
        </draw:line>
        <draw:line draw:style-name="gr14" draw:text-style-name="P3" draw:layer="layout" svg:x1="19.068cm" svg:y1="28.715cm" svg:x2="19.068cm" svg:y2="28.64cm">
          <text:p/>
        </draw:line>
        <draw:line draw:style-name="gr14" draw:text-style-name="P3" draw:layer="layout" svg:x1="19.523cm" svg:y1="28.715cm" svg:x2="19.523cm" svg:y2="28.64cm">
          <text:p/>
        </draw:line>
        <draw:line draw:style-name="gr14" draw:text-style-name="P3" draw:layer="layout" svg:x1="19.599cm" svg:y1="28.715cm" svg:x2="19.599cm" svg:y2="28.64cm">
          <text:p/>
        </draw:line>
        <draw:line draw:style-name="gr14" draw:text-style-name="P3" draw:layer="layout" svg:x1="19.674cm" svg:y1="28.715cm" svg:x2="19.674cm" svg:y2="28.64cm">
          <text:p/>
        </draw:line>
        <draw:line draw:style-name="gr14" draw:text-style-name="P3" draw:layer="layout" svg:x1="19.75cm" svg:y1="28.715cm" svg:x2="19.75cm" svg:y2="28.64cm">
          <text:p/>
        </draw:line>
        <draw:line draw:style-name="gr14" draw:text-style-name="P3" draw:layer="layout" svg:x1="20.053cm" svg:y1="28.715cm" svg:x2="20.053cm" svg:y2="28.64cm">
          <text:p/>
        </draw:line>
        <draw:line draw:style-name="gr14" draw:text-style-name="P3" draw:layer="layout" svg:x1="20.129cm" svg:y1="28.715cm" svg:x2="20.129cm" svg:y2="28.64cm">
          <text:p/>
        </draw:line>
        <draw:line draw:style-name="gr14" draw:text-style-name="P3" draw:layer="layout" svg:x1="20.205cm" svg:y1="28.715cm" svg:x2="20.205cm" svg:y2="28.64cm">
          <text:p/>
        </draw:line>
        <draw:line draw:style-name="gr14" draw:text-style-name="P3" draw:layer="layout" svg:x1="17.932cm" svg:y1="28.791cm" svg:x2="17.932cm" svg:y2="28.715cm">
          <text:p/>
        </draw:line>
        <draw:line draw:style-name="gr14" draw:text-style-name="P3" draw:layer="layout" svg:x1="18.083cm" svg:y1="28.791cm" svg:x2="18.083cm" svg:y2="28.715cm">
          <text:p/>
        </draw:line>
        <draw:line draw:style-name="gr14" draw:text-style-name="P3" draw:layer="layout" svg:x1="18.159cm" svg:y1="28.791cm" svg:x2="18.159cm" svg:y2="28.715cm">
          <text:p/>
        </draw:line>
        <draw:line draw:style-name="gr14" draw:text-style-name="P3" draw:layer="layout" svg:x1="18.235cm" svg:y1="28.791cm" svg:x2="18.235cm" svg:y2="28.715cm">
          <text:p/>
        </draw:line>
        <draw:line draw:style-name="gr14" draw:text-style-name="P3" draw:layer="layout" svg:x1="18.386cm" svg:y1="28.791cm" svg:x2="18.386cm" svg:y2="28.715cm">
          <text:p/>
        </draw:line>
        <draw:line draw:style-name="gr14" draw:text-style-name="P3" draw:layer="layout" svg:x1="18.538cm" svg:y1="28.791cm" svg:x2="18.538cm" svg:y2="28.715cm">
          <text:p/>
        </draw:line>
        <draw:line draw:style-name="gr14" draw:text-style-name="P3" draw:layer="layout" svg:x1="18.69cm" svg:y1="28.791cm" svg:x2="18.69cm" svg:y2="28.715cm">
          <text:p/>
        </draw:line>
        <draw:line draw:style-name="gr14" draw:text-style-name="P3" draw:layer="layout" svg:x1="18.765cm" svg:y1="28.791cm" svg:x2="18.765cm" svg:y2="28.715cm">
          <text:p/>
        </draw:line>
        <draw:line draw:style-name="gr14" draw:text-style-name="P3" draw:layer="layout" svg:x1="18.917cm" svg:y1="28.791cm" svg:x2="18.917cm" svg:y2="28.715cm">
          <text:p/>
        </draw:line>
        <draw:line draw:style-name="gr14" draw:text-style-name="P3" draw:layer="layout" svg:x1="18.993cm" svg:y1="28.791cm" svg:x2="18.993cm" svg:y2="28.715cm">
          <text:p/>
        </draw:line>
        <draw:line draw:style-name="gr14" draw:text-style-name="P3" draw:layer="layout" svg:x1="19.068cm" svg:y1="28.791cm" svg:x2="19.068cm" svg:y2="28.715cm">
          <text:p/>
        </draw:line>
        <draw:line draw:style-name="gr14" draw:text-style-name="P3" draw:layer="layout" svg:x1="19.296cm" svg:y1="28.791cm" svg:x2="19.296cm" svg:y2="28.715cm">
          <text:p/>
        </draw:line>
        <draw:line draw:style-name="gr14" draw:text-style-name="P3" draw:layer="layout" svg:x1="19.523cm" svg:y1="28.791cm" svg:x2="19.523cm" svg:y2="28.715cm">
          <text:p/>
        </draw:line>
        <draw:line draw:style-name="gr14" draw:text-style-name="P3" draw:layer="layout" svg:x1="19.75cm" svg:y1="28.791cm" svg:x2="19.75cm" svg:y2="28.715cm">
          <text:p/>
        </draw:line>
        <draw:line draw:style-name="gr14" draw:text-style-name="P3" draw:layer="layout" svg:x1="19.826cm" svg:y1="28.791cm" svg:x2="19.826cm" svg:y2="28.715cm">
          <text:p/>
        </draw:line>
        <draw:line draw:style-name="gr14" draw:text-style-name="P3" draw:layer="layout" svg:x1="19.902cm" svg:y1="28.791cm" svg:x2="19.902cm" svg:y2="28.715cm">
          <text:p/>
        </draw:line>
        <draw:line draw:style-name="gr14" draw:text-style-name="P3" draw:layer="layout" svg:x1="19.977cm" svg:y1="28.791cm" svg:x2="19.977cm" svg:y2="28.715cm">
          <text:p/>
        </draw:line>
        <draw:line draw:style-name="gr14" draw:text-style-name="P3" draw:layer="layout" svg:x1="20.053cm" svg:y1="28.791cm" svg:x2="20.053cm" svg:y2="28.715cm">
          <text:p/>
        </draw:line>
        <draw:line draw:style-name="gr14" draw:text-style-name="P3" draw:layer="layout" svg:x1="20.129cm" svg:y1="28.791cm" svg:x2="20.129cm" svg:y2="28.715cm">
          <text:p/>
        </draw:line>
        <draw:line draw:style-name="gr14" draw:text-style-name="P3" draw:layer="layout" svg:x1="20.28cm" svg:y1="28.791cm" svg:x2="20.28cm" svg:y2="28.715cm">
          <text:p/>
        </draw:line>
        <draw:line draw:style-name="gr14" draw:text-style-name="P3" draw:layer="layout" svg:x1="17.932cm" svg:y1="28.867cm" svg:x2="17.932cm" svg:y2="28.791cm">
          <text:p/>
        </draw:line>
        <draw:line draw:style-name="gr14" draw:text-style-name="P3" draw:layer="layout" svg:x1="18.083cm" svg:y1="28.867cm" svg:x2="18.083cm" svg:y2="28.791cm">
          <text:p/>
        </draw:line>
        <draw:line draw:style-name="gr14" draw:text-style-name="P3" draw:layer="layout" svg:x1="18.159cm" svg:y1="28.867cm" svg:x2="18.159cm" svg:y2="28.791cm">
          <text:p/>
        </draw:line>
        <draw:line draw:style-name="gr14" draw:text-style-name="P3" draw:layer="layout" svg:x1="18.235cm" svg:y1="28.867cm" svg:x2="18.235cm" svg:y2="28.791cm">
          <text:p/>
        </draw:line>
        <draw:line draw:style-name="gr14" draw:text-style-name="P3" draw:layer="layout" svg:x1="18.386cm" svg:y1="28.867cm" svg:x2="18.386cm" svg:y2="28.791cm">
          <text:p/>
        </draw:line>
        <draw:line draw:style-name="gr14" draw:text-style-name="P3" draw:layer="layout" svg:x1="18.538cm" svg:y1="28.867cm" svg:x2="18.538cm" svg:y2="28.791cm">
          <text:p/>
        </draw:line>
        <draw:line draw:style-name="gr14" draw:text-style-name="P3" draw:layer="layout" svg:x1="18.614cm" svg:y1="28.867cm" svg:x2="18.614cm" svg:y2="28.791cm">
          <text:p/>
        </draw:line>
        <draw:line draw:style-name="gr14" draw:text-style-name="P3" draw:layer="layout" svg:x1="18.69cm" svg:y1="28.867cm" svg:x2="18.69cm" svg:y2="28.791cm">
          <text:p/>
        </draw:line>
        <draw:line draw:style-name="gr14" draw:text-style-name="P3" draw:layer="layout" svg:x1="18.841cm" svg:y1="28.867cm" svg:x2="18.841cm" svg:y2="28.791cm">
          <text:p/>
        </draw:line>
        <draw:line draw:style-name="gr14" draw:text-style-name="P3" draw:layer="layout" svg:x1="19.068cm" svg:y1="28.867cm" svg:x2="19.068cm" svg:y2="28.791cm">
          <text:p/>
        </draw:line>
        <draw:line draw:style-name="gr14" draw:text-style-name="P3" draw:layer="layout" svg:x1="19.144cm" svg:y1="28.867cm" svg:x2="19.144cm" svg:y2="28.791cm">
          <text:p/>
        </draw:line>
        <draw:line draw:style-name="gr14" draw:text-style-name="P3" draw:layer="layout" svg:x1="19.447cm" svg:y1="28.867cm" svg:x2="19.447cm" svg:y2="28.791cm">
          <text:p/>
        </draw:line>
        <draw:line draw:style-name="gr14" draw:text-style-name="P3" draw:layer="layout" svg:x1="19.674cm" svg:y1="28.867cm" svg:x2="19.674cm" svg:y2="28.791cm">
          <text:p/>
        </draw:line>
        <draw:line draw:style-name="gr14" draw:text-style-name="P3" draw:layer="layout" svg:x1="19.826cm" svg:y1="28.867cm" svg:x2="19.826cm" svg:y2="28.791cm">
          <text:p/>
        </draw:line>
        <draw:line draw:style-name="gr14" draw:text-style-name="P3" draw:layer="layout" svg:x1="20.053cm" svg:y1="28.867cm" svg:x2="20.053cm" svg:y2="28.791cm">
          <text:p/>
        </draw:line>
        <draw:line draw:style-name="gr14" draw:text-style-name="P3" draw:layer="layout" svg:x1="20.28cm" svg:y1="28.867cm" svg:x2="20.28cm" svg:y2="28.791cm">
          <text:p/>
        </draw:line>
        <draw:line draw:style-name="gr14" draw:text-style-name="P3" draw:layer="layout" svg:x1="20.356cm" svg:y1="28.867cm" svg:x2="20.356cm" svg:y2="28.791cm">
          <text:p/>
        </draw:line>
        <draw:line draw:style-name="gr14" draw:text-style-name="P3" draw:layer="layout" svg:x1="17.932cm" svg:y1="28.943cm" svg:x2="17.932cm" svg:y2="28.867cm">
          <text:p/>
        </draw:line>
        <draw:line draw:style-name="gr14" draw:text-style-name="P3" draw:layer="layout" svg:x1="18.083cm" svg:y1="28.943cm" svg:x2="18.083cm" svg:y2="28.867cm">
          <text:p/>
        </draw:line>
        <draw:line draw:style-name="gr14" draw:text-style-name="P3" draw:layer="layout" svg:x1="18.159cm" svg:y1="28.943cm" svg:x2="18.159cm" svg:y2="28.867cm">
          <text:p/>
        </draw:line>
        <draw:line draw:style-name="gr14" draw:text-style-name="P3" draw:layer="layout" svg:x1="18.235cm" svg:y1="28.943cm" svg:x2="18.235cm" svg:y2="28.867cm">
          <text:p/>
        </draw:line>
        <draw:line draw:style-name="gr14" draw:text-style-name="P3" draw:layer="layout" svg:x1="18.386cm" svg:y1="28.943cm" svg:x2="18.386cm" svg:y2="28.867cm">
          <text:p/>
        </draw:line>
        <draw:line draw:style-name="gr14" draw:text-style-name="P3" draw:layer="layout" svg:x1="18.538cm" svg:y1="28.943cm" svg:x2="18.538cm" svg:y2="28.867cm">
          <text:p/>
        </draw:line>
        <draw:line draw:style-name="gr14" draw:text-style-name="P3" draw:layer="layout" svg:x1="18.765cm" svg:y1="28.943cm" svg:x2="18.765cm" svg:y2="28.867cm">
          <text:p/>
        </draw:line>
        <draw:line draw:style-name="gr14" draw:text-style-name="P3" draw:layer="layout" svg:x1="18.917cm" svg:y1="28.943cm" svg:x2="18.917cm" svg:y2="28.867cm">
          <text:p/>
        </draw:line>
        <draw:line draw:style-name="gr14" draw:text-style-name="P3" draw:layer="layout" svg:x1="19.371cm" svg:y1="28.943cm" svg:x2="19.371cm" svg:y2="28.867cm">
          <text:p/>
        </draw:line>
        <draw:line draw:style-name="gr14" draw:text-style-name="P3" draw:layer="layout" svg:x1="19.523cm" svg:y1="28.943cm" svg:x2="19.523cm" svg:y2="28.867cm">
          <text:p/>
        </draw:line>
        <draw:line draw:style-name="gr14" draw:text-style-name="P3" draw:layer="layout" svg:x1="19.599cm" svg:y1="28.943cm" svg:x2="19.599cm" svg:y2="28.867cm">
          <text:p/>
        </draw:line>
        <draw:line draw:style-name="gr14" draw:text-style-name="P3" draw:layer="layout" svg:x1="19.75cm" svg:y1="28.943cm" svg:x2="19.75cm" svg:y2="28.867cm">
          <text:p/>
        </draw:line>
        <draw:line draw:style-name="gr14" draw:text-style-name="P3" draw:layer="layout" svg:x1="19.826cm" svg:y1="28.943cm" svg:x2="19.826cm" svg:y2="28.867cm">
          <text:p/>
        </draw:line>
        <draw:line draw:style-name="gr14" draw:text-style-name="P3" draw:layer="layout" svg:x1="19.902cm" svg:y1="28.943cm" svg:x2="19.902cm" svg:y2="28.867cm">
          <text:p/>
        </draw:line>
        <draw:line draw:style-name="gr14" draw:text-style-name="P3" draw:layer="layout" svg:x1="19.977cm" svg:y1="28.943cm" svg:x2="19.977cm" svg:y2="28.867cm">
          <text:p/>
        </draw:line>
        <draw:line draw:style-name="gr14" draw:text-style-name="P3" draw:layer="layout" svg:x1="20.129cm" svg:y1="28.943cm" svg:x2="20.129cm" svg:y2="28.867cm">
          <text:p/>
        </draw:line>
        <draw:line draw:style-name="gr14" draw:text-style-name="P3" draw:layer="layout" svg:x1="20.205cm" svg:y1="28.943cm" svg:x2="20.205cm" svg:y2="28.867cm">
          <text:p/>
        </draw:line>
        <draw:line draw:style-name="gr14" draw:text-style-name="P3" draw:layer="layout" svg:x1="17.932cm" svg:y1="29.018cm" svg:x2="17.932cm" svg:y2="28.943cm">
          <text:p/>
        </draw:line>
        <draw:line draw:style-name="gr14" draw:text-style-name="P3" draw:layer="layout" svg:x1="18.386cm" svg:y1="29.018cm" svg:x2="18.386cm" svg:y2="28.943cm">
          <text:p/>
        </draw:line>
        <draw:line draw:style-name="gr14" draw:text-style-name="P3" draw:layer="layout" svg:x1="18.841cm" svg:y1="29.018cm" svg:x2="18.841cm" svg:y2="28.943cm">
          <text:p/>
        </draw:line>
        <draw:line draw:style-name="gr14" draw:text-style-name="P3" draw:layer="layout" svg:x1="18.993cm" svg:y1="29.018cm" svg:x2="18.993cm" svg:y2="28.943cm">
          <text:p/>
        </draw:line>
        <draw:line draw:style-name="gr14" draw:text-style-name="P3" draw:layer="layout" svg:x1="19.144cm" svg:y1="29.018cm" svg:x2="19.144cm" svg:y2="28.943cm">
          <text:p/>
        </draw:line>
        <draw:line draw:style-name="gr14" draw:text-style-name="P3" draw:layer="layout" svg:x1="19.371cm" svg:y1="29.018cm" svg:x2="19.371cm" svg:y2="28.943cm">
          <text:p/>
        </draw:line>
        <draw:line draw:style-name="gr14" draw:text-style-name="P3" draw:layer="layout" svg:x1="19.447cm" svg:y1="29.018cm" svg:x2="19.447cm" svg:y2="28.943cm">
          <text:p/>
        </draw:line>
        <draw:line draw:style-name="gr14" draw:text-style-name="P3" draw:layer="layout" svg:x1="19.523cm" svg:y1="29.018cm" svg:x2="19.523cm" svg:y2="28.943cm">
          <text:p/>
        </draw:line>
        <draw:line draw:style-name="gr14" draw:text-style-name="P3" draw:layer="layout" svg:x1="19.599cm" svg:y1="29.018cm" svg:x2="19.599cm" svg:y2="28.943cm">
          <text:p/>
        </draw:line>
        <draw:line draw:style-name="gr14" draw:text-style-name="P3" draw:layer="layout" svg:x1="19.826cm" svg:y1="29.018cm" svg:x2="19.826cm" svg:y2="28.943cm">
          <text:p/>
        </draw:line>
        <draw:line draw:style-name="gr14" draw:text-style-name="P3" draw:layer="layout" svg:x1="19.902cm" svg:y1="29.018cm" svg:x2="19.902cm" svg:y2="28.943cm">
          <text:p/>
        </draw:line>
        <draw:line draw:style-name="gr14" draw:text-style-name="P3" draw:layer="layout" svg:x1="20.053cm" svg:y1="29.018cm" svg:x2="20.053cm" svg:y2="28.943cm">
          <text:p/>
        </draw:line>
        <draw:line draw:style-name="gr14" draw:text-style-name="P3" draw:layer="layout" svg:x1="20.129cm" svg:y1="29.018cm" svg:x2="20.129cm" svg:y2="28.943cm">
          <text:p/>
        </draw:line>
        <draw:line draw:style-name="gr14" draw:text-style-name="P3" draw:layer="layout" svg:x1="20.205cm" svg:y1="29.018cm" svg:x2="20.205cm" svg:y2="28.943cm">
          <text:p/>
        </draw:line>
        <draw:line draw:style-name="gr14" draw:text-style-name="P3" draw:layer="layout" svg:x1="17.932cm" svg:y1="29.094cm" svg:x2="17.932cm" svg:y2="29.018cm">
          <text:p/>
        </draw:line>
        <draw:line draw:style-name="gr14" draw:text-style-name="P3" draw:layer="layout" svg:x1="18.008cm" svg:y1="29.094cm" svg:x2="18.008cm" svg:y2="29.018cm">
          <text:p/>
        </draw:line>
        <draw:line draw:style-name="gr14" draw:text-style-name="P3" draw:layer="layout" svg:x1="18.083cm" svg:y1="29.094cm" svg:x2="18.083cm" svg:y2="29.018cm">
          <text:p/>
        </draw:line>
        <draw:line draw:style-name="gr14" draw:text-style-name="P3" draw:layer="layout" svg:x1="18.159cm" svg:y1="29.094cm" svg:x2="18.159cm" svg:y2="29.018cm">
          <text:p/>
        </draw:line>
        <draw:line draw:style-name="gr14" draw:text-style-name="P3" draw:layer="layout" svg:x1="18.235cm" svg:y1="29.094cm" svg:x2="18.235cm" svg:y2="29.018cm">
          <text:p/>
        </draw:line>
        <draw:line draw:style-name="gr14" draw:text-style-name="P3" draw:layer="layout" svg:x1="18.311cm" svg:y1="29.094cm" svg:x2="18.311cm" svg:y2="29.018cm">
          <text:p/>
        </draw:line>
        <draw:line draw:style-name="gr14" draw:text-style-name="P3" draw:layer="layout" svg:x1="18.386cm" svg:y1="29.094cm" svg:x2="18.386cm" svg:y2="29.018cm">
          <text:p/>
        </draw:line>
        <draw:line draw:style-name="gr14" draw:text-style-name="P3" draw:layer="layout" svg:x1="18.538cm" svg:y1="29.094cm" svg:x2="18.538cm" svg:y2="29.018cm">
          <text:p/>
        </draw:line>
        <draw:line draw:style-name="gr14" draw:text-style-name="P3" draw:layer="layout" svg:x1="18.614cm" svg:y1="29.094cm" svg:x2="18.614cm" svg:y2="29.018cm">
          <text:p/>
        </draw:line>
        <draw:line draw:style-name="gr14" draw:text-style-name="P3" draw:layer="layout" svg:x1="18.841cm" svg:y1="29.094cm" svg:x2="18.841cm" svg:y2="29.018cm">
          <text:p/>
        </draw:line>
        <draw:line draw:style-name="gr14" draw:text-style-name="P3" draw:layer="layout" svg:x1="18.993cm" svg:y1="29.094cm" svg:x2="18.993cm" svg:y2="29.018cm">
          <text:p/>
        </draw:line>
        <draw:line draw:style-name="gr14" draw:text-style-name="P3" draw:layer="layout" svg:x1="19.22cm" svg:y1="29.094cm" svg:x2="19.22cm" svg:y2="29.018cm">
          <text:p/>
        </draw:line>
        <draw:line draw:style-name="gr14" draw:text-style-name="P3" draw:layer="layout" svg:x1="19.371cm" svg:y1="29.094cm" svg:x2="19.371cm" svg:y2="29.018cm">
          <text:p/>
        </draw:line>
        <draw:line draw:style-name="gr14" draw:text-style-name="P3" draw:layer="layout" svg:x1="19.599cm" svg:y1="29.094cm" svg:x2="19.599cm" svg:y2="29.018cm">
          <text:p/>
        </draw:line>
        <draw:line draw:style-name="gr14" draw:text-style-name="P3" draw:layer="layout" svg:x1="19.674cm" svg:y1="29.094cm" svg:x2="19.674cm" svg:y2="29.018cm">
          <text:p/>
        </draw:line>
        <draw:line draw:style-name="gr14" draw:text-style-name="P3" draw:layer="layout" svg:x1="19.75cm" svg:y1="29.094cm" svg:x2="19.75cm" svg:y2="29.018cm">
          <text:p/>
        </draw:line>
        <draw:line draw:style-name="gr14" draw:text-style-name="P3" draw:layer="layout" svg:x1="19.826cm" svg:y1="29.094cm" svg:x2="19.826cm" svg:y2="29.018cm">
          <text:p/>
        </draw:line>
        <draw:line draw:style-name="gr14" draw:text-style-name="P3" draw:layer="layout" svg:x1="19.902cm" svg:y1="29.094cm" svg:x2="19.902cm" svg:y2="29.018cm">
          <text:p/>
        </draw:line>
        <draw:line draw:style-name="gr14" draw:text-style-name="P3" draw:layer="layout" svg:x1="19.977cm" svg:y1="29.094cm" svg:x2="19.977cm" svg:y2="29.018cm">
          <text:p/>
        </draw:line>
        <draw:line draw:style-name="gr14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5" draw:text-style-name="P3" draw:layer="layout" svg:x1="1.5cm" svg:y1="32.7cm" svg:x2="1.5cm" svg:y2="31.7cm">
          <text:p/>
        </draw:line>
        <draw:line draw:style-name="gr15" draw:text-style-name="P3" draw:layer="layout" svg:x1="22.5cm" svg:y1="32.7cm" svg:x2="22.5cm" svg:y2="31.7cm">
          <text:p/>
        </draw:line>
        <draw:line draw:style-name="gr15" draw:text-style-name="P3" draw:layer="layout" svg:x1="26.1cm" svg:y1="32.7cm" svg:x2="26.1cm" svg:y2="31.7cm">
          <text:p/>
        </draw:line>
        <draw:line draw:style-name="gr15" draw:text-style-name="P3" draw:layer="layout" svg:x1="47.1cm" svg:y1="32.7cm" svg:x2="47.1cm" svg:y2="31.7cm">
          <text:p/>
        </draw:line>
        <draw:line draw:style-name="gr15" draw:text-style-name="P3" draw:layer="layout" svg:x1="1.5cm" svg:y1="0cm" svg:x2="1.5cm" svg:y2="1cm">
          <text:p/>
        </draw:line>
        <draw:line draw:style-name="gr15" draw:text-style-name="P3" draw:layer="layout" svg:x1="22.5cm" svg:y1="0cm" svg:x2="22.5cm" svg:y2="1cm">
          <text:p/>
        </draw:line>
        <draw:line draw:style-name="gr15" draw:text-style-name="P3" draw:layer="layout" svg:x1="26.1cm" svg:y1="0cm" svg:x2="26.1cm" svg:y2="1cm">
          <text:p/>
        </draw:line>
        <draw:line draw:style-name="gr15" draw:text-style-name="P3" draw:layer="layout" svg:x1="47.1cm" svg:y1="0cm" svg:x2="47.1cm" svg:y2="1cm">
          <text:p/>
        </draw:line>
        <draw:line draw:style-name="gr15" draw:text-style-name="P3" draw:layer="layout" svg:x1="0cm" svg:y1="1.5cm" svg:x2="1cm" svg:y2="1.5cm">
          <text:p/>
        </draw:line>
        <draw:line draw:style-name="gr15" draw:text-style-name="P3" draw:layer="layout" svg:x1="0cm" svg:y1="31.2cm" svg:x2="1cm" svg:y2="31.2cm">
          <text:p/>
        </draw:line>
        <draw:line draw:style-name="gr15" draw:text-style-name="P3" draw:layer="layout" svg:x1="48.6cm" svg:y1="1.5cm" svg:x2="47.6cm" svg:y2="1.5cm">
          <text:p/>
        </draw:line>
        <draw:line draw:style-name="gr15" draw:text-style-name="P3" draw:layer="layout" svg:x1="48.6cm" svg:y1="31.2cm" svg:x2="47.6cm" svg:y2="31.2cm">
          <text:p/>
        </draw:line>
        <draw:frame draw:style-name="gr16" draw:text-style-name="P10" draw:layer="layout" svg:width="2.026cm" svg:height="0.475cm" svg:x="18.156cm" svg:y="26.066cm">
          <draw:text-box>
            <text:p text:style-name="P5"><text:span text:style-name="T5">document</text:span></text:p>
          </draw:text-box>
        </draw:frame>
      </draw:page>
      <draw:page draw:name="page2" draw:style-name="dp1" draw:master-page-name="master-page3">
        <draw:polygon draw:style-name="gr17" draw:text-style-name="P11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6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7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8" draw:text-style-name="P8" draw:layer="layout" svg:width="2.089cm" svg:height="0.717cm" svg:x="42.836cm" svg:y="12.671cm">
          <draw:text-box>
            <text:p text:style-name="P5"><text:span text:style-name="T3">for v2.7</text:span></text:p>
          </draw:text-box>
        </draw:frame>
        <draw:frame draw:style-name="gr9" draw:text-style-name="P8" draw:layer="layout" svg:width="5.019cm" svg:height="0.717cm" svg:x="40.305cm" svg:y="13.304cm">
          <draw:text-box>
            <text:p text:style-name="P5"><text:span text:style-name="T3">Mark Galassi et al</text:span></text:p>
          </draw:text-box>
        </draw:frame>
        <draw:frame draw:style-name="gr10" draw:text-style-name="P9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1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11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11" draw:text-style-name="P3" draw:layer="layout" svg:width="3.799cm" svg:height="1.297cm" svg:x="3.5cm" svg:y="27.902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11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12" draw:text-style-name="P9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13" draw:text-style-name="P10" draw:layer="layout" svg:width="1.323cm" svg:height="0.475cm" svg:x="18.367cm" svg:y="25.557cm">
          <draw:text-box>
            <text:p text:style-name="P5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4" draw:text-style-name="P3" draw:layer="layout" svg:x1="17.932cm" svg:y1="26.67cm" svg:x2="17.932cm" svg:y2="26.594cm">
          <text:p/>
        </draw:line>
        <draw:line draw:style-name="gr14" draw:text-style-name="P3" draw:layer="layout" svg:x1="18.008cm" svg:y1="26.67cm" svg:x2="18.008cm" svg:y2="26.594cm">
          <text:p/>
        </draw:line>
        <draw:line draw:style-name="gr14" draw:text-style-name="P3" draw:layer="layout" svg:x1="18.083cm" svg:y1="26.67cm" svg:x2="18.083cm" svg:y2="26.594cm">
          <text:p/>
        </draw:line>
        <draw:line draw:style-name="gr14" draw:text-style-name="P3" draw:layer="layout" svg:x1="18.159cm" svg:y1="26.67cm" svg:x2="18.159cm" svg:y2="26.594cm">
          <text:p/>
        </draw:line>
        <draw:line draw:style-name="gr14" draw:text-style-name="P3" draw:layer="layout" svg:x1="18.235cm" svg:y1="26.67cm" svg:x2="18.235cm" svg:y2="26.594cm">
          <text:p/>
        </draw:line>
        <draw:line draw:style-name="gr14" draw:text-style-name="P3" draw:layer="layout" svg:x1="18.311cm" svg:y1="26.67cm" svg:x2="18.311cm" svg:y2="26.594cm">
          <text:p/>
        </draw:line>
        <draw:line draw:style-name="gr14" draw:text-style-name="P3" draw:layer="layout" svg:x1="18.386cm" svg:y1="26.67cm" svg:x2="18.386cm" svg:y2="26.594cm">
          <text:p/>
        </draw:line>
        <draw:line draw:style-name="gr14" draw:text-style-name="P3" draw:layer="layout" svg:x1="18.614cm" svg:y1="26.67cm" svg:x2="18.614cm" svg:y2="26.594cm">
          <text:p/>
        </draw:line>
        <draw:line draw:style-name="gr14" draw:text-style-name="P3" draw:layer="layout" svg:x1="18.765cm" svg:y1="26.67cm" svg:x2="18.765cm" svg:y2="26.594cm">
          <text:p/>
        </draw:line>
        <draw:line draw:style-name="gr14" draw:text-style-name="P3" draw:layer="layout" svg:x1="18.841cm" svg:y1="26.67cm" svg:x2="18.841cm" svg:y2="26.594cm">
          <text:p/>
        </draw:line>
        <draw:line draw:style-name="gr14" draw:text-style-name="P3" draw:layer="layout" svg:x1="18.917cm" svg:y1="26.67cm" svg:x2="18.917cm" svg:y2="26.594cm">
          <text:p/>
        </draw:line>
        <draw:line draw:style-name="gr14" draw:text-style-name="P3" draw:layer="layout" svg:x1="19.144cm" svg:y1="26.67cm" svg:x2="19.144cm" svg:y2="26.594cm">
          <text:p/>
        </draw:line>
        <draw:line draw:style-name="gr14" draw:text-style-name="P3" draw:layer="layout" svg:x1="19.22cm" svg:y1="26.67cm" svg:x2="19.22cm" svg:y2="26.594cm">
          <text:p/>
        </draw:line>
        <draw:line draw:style-name="gr14" draw:text-style-name="P3" draw:layer="layout" svg:x1="19.296cm" svg:y1="26.67cm" svg:x2="19.296cm" svg:y2="26.594cm">
          <text:p/>
        </draw:line>
        <draw:line draw:style-name="gr14" draw:text-style-name="P3" draw:layer="layout" svg:x1="19.371cm" svg:y1="26.67cm" svg:x2="19.371cm" svg:y2="26.594cm">
          <text:p/>
        </draw:line>
        <draw:line draw:style-name="gr14" draw:text-style-name="P3" draw:layer="layout" svg:x1="19.447cm" svg:y1="26.67cm" svg:x2="19.447cm" svg:y2="26.594cm">
          <text:p/>
        </draw:line>
        <draw:line draw:style-name="gr14" draw:text-style-name="P3" draw:layer="layout" svg:x1="19.523cm" svg:y1="26.67cm" svg:x2="19.523cm" svg:y2="26.594cm">
          <text:p/>
        </draw:line>
        <draw:line draw:style-name="gr14" draw:text-style-name="P3" draw:layer="layout" svg:x1="19.674cm" svg:y1="26.67cm" svg:x2="19.674cm" svg:y2="26.594cm">
          <text:p/>
        </draw:line>
        <draw:line draw:style-name="gr14" draw:text-style-name="P3" draw:layer="layout" svg:x1="19.902cm" svg:y1="26.67cm" svg:x2="19.902cm" svg:y2="26.594cm">
          <text:p/>
        </draw:line>
        <draw:line draw:style-name="gr14" draw:text-style-name="P3" draw:layer="layout" svg:x1="19.977cm" svg:y1="26.67cm" svg:x2="19.977cm" svg:y2="26.594cm">
          <text:p/>
        </draw:line>
        <draw:line draw:style-name="gr14" draw:text-style-name="P3" draw:layer="layout" svg:x1="20.053cm" svg:y1="26.67cm" svg:x2="20.053cm" svg:y2="26.594cm">
          <text:p/>
        </draw:line>
        <draw:line draw:style-name="gr14" draw:text-style-name="P3" draw:layer="layout" svg:x1="20.129cm" svg:y1="26.67cm" svg:x2="20.129cm" svg:y2="26.594cm">
          <text:p/>
        </draw:line>
        <draw:line draw:style-name="gr14" draw:text-style-name="P3" draw:layer="layout" svg:x1="20.205cm" svg:y1="26.67cm" svg:x2="20.205cm" svg:y2="26.594cm">
          <text:p/>
        </draw:line>
        <draw:line draw:style-name="gr14" draw:text-style-name="P3" draw:layer="layout" svg:x1="20.28cm" svg:y1="26.67cm" svg:x2="20.28cm" svg:y2="26.594cm">
          <text:p/>
        </draw:line>
        <draw:line draw:style-name="gr14" draw:text-style-name="P3" draw:layer="layout" svg:x1="20.356cm" svg:y1="26.67cm" svg:x2="20.356cm" svg:y2="26.594cm">
          <text:p/>
        </draw:line>
        <draw:line draw:style-name="gr14" draw:text-style-name="P3" draw:layer="layout" svg:x1="17.932cm" svg:y1="26.746cm" svg:x2="17.932cm" svg:y2="26.67cm">
          <text:p/>
        </draw:line>
        <draw:line draw:style-name="gr14" draw:text-style-name="P3" draw:layer="layout" svg:x1="18.386cm" svg:y1="26.746cm" svg:x2="18.386cm" svg:y2="26.67cm">
          <text:p/>
        </draw:line>
        <draw:line draw:style-name="gr14" draw:text-style-name="P3" draw:layer="layout" svg:x1="18.614cm" svg:y1="26.746cm" svg:x2="18.614cm" svg:y2="26.67cm">
          <text:p/>
        </draw:line>
        <draw:line draw:style-name="gr14" draw:text-style-name="P3" draw:layer="layout" svg:x1="18.69cm" svg:y1="26.746cm" svg:x2="18.69cm" svg:y2="26.67cm">
          <text:p/>
        </draw:line>
        <draw:line draw:style-name="gr14" draw:text-style-name="P3" draw:layer="layout" svg:x1="18.841cm" svg:y1="26.746cm" svg:x2="18.841cm" svg:y2="26.67cm">
          <text:p/>
        </draw:line>
        <draw:line draw:style-name="gr14" draw:text-style-name="P3" draw:layer="layout" svg:x1="18.917cm" svg:y1="26.746cm" svg:x2="18.917cm" svg:y2="26.67cm">
          <text:p/>
        </draw:line>
        <draw:line draw:style-name="gr14" draw:text-style-name="P3" draw:layer="layout" svg:x1="18.993cm" svg:y1="26.746cm" svg:x2="18.993cm" svg:y2="26.67cm">
          <text:p/>
        </draw:line>
        <draw:line draw:style-name="gr14" draw:text-style-name="P3" draw:layer="layout" svg:x1="19.068cm" svg:y1="26.746cm" svg:x2="19.068cm" svg:y2="26.67cm">
          <text:p/>
        </draw:line>
        <draw:line draw:style-name="gr14" draw:text-style-name="P3" draw:layer="layout" svg:x1="19.22cm" svg:y1="26.746cm" svg:x2="19.22cm" svg:y2="26.67cm">
          <text:p/>
        </draw:line>
        <draw:line draw:style-name="gr14" draw:text-style-name="P3" draw:layer="layout" svg:x1="19.447cm" svg:y1="26.746cm" svg:x2="19.447cm" svg:y2="26.67cm">
          <text:p/>
        </draw:line>
        <draw:line draw:style-name="gr14" draw:text-style-name="P3" draw:layer="layout" svg:x1="19.523cm" svg:y1="26.746cm" svg:x2="19.523cm" svg:y2="26.67cm">
          <text:p/>
        </draw:line>
        <draw:line draw:style-name="gr14" draw:text-style-name="P3" draw:layer="layout" svg:x1="19.599cm" svg:y1="26.746cm" svg:x2="19.599cm" svg:y2="26.67cm">
          <text:p/>
        </draw:line>
        <draw:line draw:style-name="gr14" draw:text-style-name="P3" draw:layer="layout" svg:x1="19.902cm" svg:y1="26.746cm" svg:x2="19.902cm" svg:y2="26.67cm">
          <text:p/>
        </draw:line>
        <draw:line draw:style-name="gr14" draw:text-style-name="P3" draw:layer="layout" svg:x1="20.356cm" svg:y1="26.746cm" svg:x2="20.356cm" svg:y2="26.67cm">
          <text:p/>
        </draw:line>
        <draw:line draw:style-name="gr14" draw:text-style-name="P3" draw:layer="layout" svg:x1="17.932cm" svg:y1="26.821cm" svg:x2="17.932cm" svg:y2="26.746cm">
          <text:p/>
        </draw:line>
        <draw:line draw:style-name="gr14" draw:text-style-name="P3" draw:layer="layout" svg:x1="18.083cm" svg:y1="26.821cm" svg:x2="18.083cm" svg:y2="26.746cm">
          <text:p/>
        </draw:line>
        <draw:line draw:style-name="gr14" draw:text-style-name="P3" draw:layer="layout" svg:x1="18.159cm" svg:y1="26.821cm" svg:x2="18.159cm" svg:y2="26.746cm">
          <text:p/>
        </draw:line>
        <draw:line draw:style-name="gr14" draw:text-style-name="P3" draw:layer="layout" svg:x1="18.235cm" svg:y1="26.821cm" svg:x2="18.235cm" svg:y2="26.746cm">
          <text:p/>
        </draw:line>
        <draw:line draw:style-name="gr14" draw:text-style-name="P3" draw:layer="layout" svg:x1="18.386cm" svg:y1="26.821cm" svg:x2="18.386cm" svg:y2="26.746cm">
          <text:p/>
        </draw:line>
        <draw:line draw:style-name="gr14" draw:text-style-name="P3" draw:layer="layout" svg:x1="18.538cm" svg:y1="26.821cm" svg:x2="18.538cm" svg:y2="26.746cm">
          <text:p/>
        </draw:line>
        <draw:line draw:style-name="gr14" draw:text-style-name="P3" draw:layer="layout" svg:x1="18.614cm" svg:y1="26.821cm" svg:x2="18.614cm" svg:y2="26.746cm">
          <text:p/>
        </draw:line>
        <draw:line draw:style-name="gr14" draw:text-style-name="P3" draw:layer="layout" svg:x1="18.69cm" svg:y1="26.821cm" svg:x2="18.69cm" svg:y2="26.746cm">
          <text:p/>
        </draw:line>
        <draw:line draw:style-name="gr14" draw:text-style-name="P3" draw:layer="layout" svg:x1="18.917cm" svg:y1="26.821cm" svg:x2="18.917cm" svg:y2="26.746cm">
          <text:p/>
        </draw:line>
        <draw:line draw:style-name="gr14" draw:text-style-name="P3" draw:layer="layout" svg:x1="19.068cm" svg:y1="26.821cm" svg:x2="19.068cm" svg:y2="26.746cm">
          <text:p/>
        </draw:line>
        <draw:line draw:style-name="gr14" draw:text-style-name="P3" draw:layer="layout" svg:x1="19.22cm" svg:y1="26.821cm" svg:x2="19.22cm" svg:y2="26.746cm">
          <text:p/>
        </draw:line>
        <draw:line draw:style-name="gr14" draw:text-style-name="P3" draw:layer="layout" svg:x1="19.296cm" svg:y1="26.821cm" svg:x2="19.296cm" svg:y2="26.746cm">
          <text:p/>
        </draw:line>
        <draw:line draw:style-name="gr14" draw:text-style-name="P3" draw:layer="layout" svg:x1="19.523cm" svg:y1="26.821cm" svg:x2="19.523cm" svg:y2="26.746cm">
          <text:p/>
        </draw:line>
        <draw:line draw:style-name="gr14" draw:text-style-name="P3" draw:layer="layout" svg:x1="19.599cm" svg:y1="26.821cm" svg:x2="19.599cm" svg:y2="26.746cm">
          <text:p/>
        </draw:line>
        <draw:line draw:style-name="gr14" draw:text-style-name="P3" draw:layer="layout" svg:x1="19.674cm" svg:y1="26.821cm" svg:x2="19.674cm" svg:y2="26.746cm">
          <text:p/>
        </draw:line>
        <draw:line draw:style-name="gr14" draw:text-style-name="P3" draw:layer="layout" svg:x1="19.75cm" svg:y1="26.821cm" svg:x2="19.75cm" svg:y2="26.746cm">
          <text:p/>
        </draw:line>
        <draw:line draw:style-name="gr14" draw:text-style-name="P3" draw:layer="layout" svg:x1="19.902cm" svg:y1="26.821cm" svg:x2="19.902cm" svg:y2="26.746cm">
          <text:p/>
        </draw:line>
        <draw:line draw:style-name="gr14" draw:text-style-name="P3" draw:layer="layout" svg:x1="20.053cm" svg:y1="26.821cm" svg:x2="20.053cm" svg:y2="26.746cm">
          <text:p/>
        </draw:line>
        <draw:line draw:style-name="gr14" draw:text-style-name="P3" draw:layer="layout" svg:x1="20.129cm" svg:y1="26.821cm" svg:x2="20.129cm" svg:y2="26.746cm">
          <text:p/>
        </draw:line>
        <draw:line draw:style-name="gr14" draw:text-style-name="P3" draw:layer="layout" svg:x1="20.205cm" svg:y1="26.821cm" svg:x2="20.205cm" svg:y2="26.746cm">
          <text:p/>
        </draw:line>
        <draw:line draw:style-name="gr14" draw:text-style-name="P3" draw:layer="layout" svg:x1="20.356cm" svg:y1="26.821cm" svg:x2="20.356cm" svg:y2="26.746cm">
          <text:p/>
        </draw:line>
        <draw:line draw:style-name="gr14" draw:text-style-name="P3" draw:layer="layout" svg:x1="17.932cm" svg:y1="26.897cm" svg:x2="17.932cm" svg:y2="26.821cm">
          <text:p/>
        </draw:line>
        <draw:line draw:style-name="gr14" draw:text-style-name="P3" draw:layer="layout" svg:x1="18.083cm" svg:y1="26.897cm" svg:x2="18.083cm" svg:y2="26.821cm">
          <text:p/>
        </draw:line>
        <draw:line draw:style-name="gr14" draw:text-style-name="P3" draw:layer="layout" svg:x1="18.159cm" svg:y1="26.897cm" svg:x2="18.159cm" svg:y2="26.821cm">
          <text:p/>
        </draw:line>
        <draw:line draw:style-name="gr14" draw:text-style-name="P3" draw:layer="layout" svg:x1="18.235cm" svg:y1="26.897cm" svg:x2="18.235cm" svg:y2="26.821cm">
          <text:p/>
        </draw:line>
        <draw:line draw:style-name="gr14" draw:text-style-name="P3" draw:layer="layout" svg:x1="18.386cm" svg:y1="26.897cm" svg:x2="18.386cm" svg:y2="26.821cm">
          <text:p/>
        </draw:line>
        <draw:line draw:style-name="gr14" draw:text-style-name="P3" draw:layer="layout" svg:x1="18.538cm" svg:y1="26.897cm" svg:x2="18.538cm" svg:y2="26.821cm">
          <text:p/>
        </draw:line>
        <draw:line draw:style-name="gr14" draw:text-style-name="P3" draw:layer="layout" svg:x1="18.614cm" svg:y1="26.897cm" svg:x2="18.614cm" svg:y2="26.821cm">
          <text:p/>
        </draw:line>
        <draw:line draw:style-name="gr14" draw:text-style-name="P3" draw:layer="layout" svg:x1="18.841cm" svg:y1="26.897cm" svg:x2="18.841cm" svg:y2="26.821cm">
          <text:p/>
        </draw:line>
        <draw:line draw:style-name="gr14" draw:text-style-name="P3" draw:layer="layout" svg:x1="18.993cm" svg:y1="26.897cm" svg:x2="18.993cm" svg:y2="26.821cm">
          <text:p/>
        </draw:line>
        <draw:line draw:style-name="gr14" draw:text-style-name="P3" draw:layer="layout" svg:x1="19.144cm" svg:y1="26.897cm" svg:x2="19.144cm" svg:y2="26.821cm">
          <text:p/>
        </draw:line>
        <draw:line draw:style-name="gr14" draw:text-style-name="P3" draw:layer="layout" svg:x1="19.447cm" svg:y1="26.897cm" svg:x2="19.447cm" svg:y2="26.821cm">
          <text:p/>
        </draw:line>
        <draw:line draw:style-name="gr14" draw:text-style-name="P3" draw:layer="layout" svg:x1="19.599cm" svg:y1="26.897cm" svg:x2="19.599cm" svg:y2="26.821cm">
          <text:p/>
        </draw:line>
        <draw:line draw:style-name="gr14" draw:text-style-name="P3" draw:layer="layout" svg:x1="19.674cm" svg:y1="26.897cm" svg:x2="19.674cm" svg:y2="26.821cm">
          <text:p/>
        </draw:line>
        <draw:line draw:style-name="gr14" draw:text-style-name="P3" draw:layer="layout" svg:x1="19.75cm" svg:y1="26.897cm" svg:x2="19.75cm" svg:y2="26.821cm">
          <text:p/>
        </draw:line>
        <draw:line draw:style-name="gr14" draw:text-style-name="P3" draw:layer="layout" svg:x1="19.902cm" svg:y1="26.897cm" svg:x2="19.902cm" svg:y2="26.821cm">
          <text:p/>
        </draw:line>
        <draw:line draw:style-name="gr14" draw:text-style-name="P3" draw:layer="layout" svg:x1="20.053cm" svg:y1="26.897cm" svg:x2="20.053cm" svg:y2="26.821cm">
          <text:p/>
        </draw:line>
        <draw:line draw:style-name="gr14" draw:text-style-name="P3" draw:layer="layout" svg:x1="20.129cm" svg:y1="26.897cm" svg:x2="20.129cm" svg:y2="26.821cm">
          <text:p/>
        </draw:line>
        <draw:line draw:style-name="gr14" draw:text-style-name="P3" draw:layer="layout" svg:x1="20.205cm" svg:y1="26.897cm" svg:x2="20.205cm" svg:y2="26.821cm">
          <text:p/>
        </draw:line>
        <draw:line draw:style-name="gr14" draw:text-style-name="P3" draw:layer="layout" svg:x1="20.356cm" svg:y1="26.897cm" svg:x2="20.356cm" svg:y2="26.821cm">
          <text:p/>
        </draw:line>
        <draw:line draw:style-name="gr14" draw:text-style-name="P3" draw:layer="layout" svg:x1="17.932cm" svg:y1="26.973cm" svg:x2="17.932cm" svg:y2="26.897cm">
          <text:p/>
        </draw:line>
        <draw:line draw:style-name="gr14" draw:text-style-name="P3" draw:layer="layout" svg:x1="18.083cm" svg:y1="26.973cm" svg:x2="18.083cm" svg:y2="26.897cm">
          <text:p/>
        </draw:line>
        <draw:line draw:style-name="gr14" draw:text-style-name="P3" draw:layer="layout" svg:x1="18.159cm" svg:y1="26.973cm" svg:x2="18.159cm" svg:y2="26.897cm">
          <text:p/>
        </draw:line>
        <draw:line draw:style-name="gr14" draw:text-style-name="P3" draw:layer="layout" svg:x1="18.235cm" svg:y1="26.973cm" svg:x2="18.235cm" svg:y2="26.897cm">
          <text:p/>
        </draw:line>
        <draw:line draw:style-name="gr14" draw:text-style-name="P3" draw:layer="layout" svg:x1="18.386cm" svg:y1="26.973cm" svg:x2="18.386cm" svg:y2="26.897cm">
          <text:p/>
        </draw:line>
        <draw:line draw:style-name="gr14" draw:text-style-name="P3" draw:layer="layout" svg:x1="18.538cm" svg:y1="26.973cm" svg:x2="18.538cm" svg:y2="26.897cm">
          <text:p/>
        </draw:line>
        <draw:line draw:style-name="gr14" draw:text-style-name="P3" draw:layer="layout" svg:x1="18.69cm" svg:y1="26.973cm" svg:x2="18.69cm" svg:y2="26.897cm">
          <text:p/>
        </draw:line>
        <draw:line draw:style-name="gr14" draw:text-style-name="P3" draw:layer="layout" svg:x1="18.841cm" svg:y1="26.973cm" svg:x2="18.841cm" svg:y2="26.897cm">
          <text:p/>
        </draw:line>
        <draw:line draw:style-name="gr14" draw:text-style-name="P3" draw:layer="layout" svg:x1="19.068cm" svg:y1="26.973cm" svg:x2="19.068cm" svg:y2="26.897cm">
          <text:p/>
        </draw:line>
        <draw:line draw:style-name="gr14" draw:text-style-name="P3" draw:layer="layout" svg:x1="19.22cm" svg:y1="26.973cm" svg:x2="19.22cm" svg:y2="26.897cm">
          <text:p/>
        </draw:line>
        <draw:line draw:style-name="gr14" draw:text-style-name="P3" draw:layer="layout" svg:x1="19.296cm" svg:y1="26.973cm" svg:x2="19.296cm" svg:y2="26.897cm">
          <text:p/>
        </draw:line>
        <draw:line draw:style-name="gr14" draw:text-style-name="P3" draw:layer="layout" svg:x1="19.599cm" svg:y1="26.973cm" svg:x2="19.599cm" svg:y2="26.897cm">
          <text:p/>
        </draw:line>
        <draw:line draw:style-name="gr14" draw:text-style-name="P3" draw:layer="layout" svg:x1="19.674cm" svg:y1="26.973cm" svg:x2="19.674cm" svg:y2="26.897cm">
          <text:p/>
        </draw:line>
        <draw:line draw:style-name="gr14" draw:text-style-name="P3" draw:layer="layout" svg:x1="19.902cm" svg:y1="26.973cm" svg:x2="19.902cm" svg:y2="26.897cm">
          <text:p/>
        </draw:line>
        <draw:line draw:style-name="gr14" draw:text-style-name="P3" draw:layer="layout" svg:x1="20.053cm" svg:y1="26.973cm" svg:x2="20.053cm" svg:y2="26.897cm">
          <text:p/>
        </draw:line>
        <draw:line draw:style-name="gr14" draw:text-style-name="P3" draw:layer="layout" svg:x1="20.129cm" svg:y1="26.973cm" svg:x2="20.129cm" svg:y2="26.897cm">
          <text:p/>
        </draw:line>
        <draw:line draw:style-name="gr14" draw:text-style-name="P3" draw:layer="layout" svg:x1="20.205cm" svg:y1="26.973cm" svg:x2="20.205cm" svg:y2="26.897cm">
          <text:p/>
        </draw:line>
        <draw:line draw:style-name="gr14" draw:text-style-name="P3" draw:layer="layout" svg:x1="20.356cm" svg:y1="26.973cm" svg:x2="20.356cm" svg:y2="26.897cm">
          <text:p/>
        </draw:line>
        <draw:line draw:style-name="gr14" draw:text-style-name="P3" draw:layer="layout" svg:x1="17.932cm" svg:y1="27.049cm" svg:x2="17.932cm" svg:y2="26.973cm">
          <text:p/>
        </draw:line>
        <draw:line draw:style-name="gr14" draw:text-style-name="P3" draw:layer="layout" svg:x1="18.386cm" svg:y1="27.049cm" svg:x2="18.386cm" svg:y2="26.973cm">
          <text:p/>
        </draw:line>
        <draw:line draw:style-name="gr14" draw:text-style-name="P3" draw:layer="layout" svg:x1="18.538cm" svg:y1="27.049cm" svg:x2="18.538cm" svg:y2="26.973cm">
          <text:p/>
        </draw:line>
        <draw:line draw:style-name="gr14" draw:text-style-name="P3" draw:layer="layout" svg:x1="18.993cm" svg:y1="27.049cm" svg:x2="18.993cm" svg:y2="26.973cm">
          <text:p/>
        </draw:line>
        <draw:line draw:style-name="gr14" draw:text-style-name="P3" draw:layer="layout" svg:x1="19.068cm" svg:y1="27.049cm" svg:x2="19.068cm" svg:y2="26.973cm">
          <text:p/>
        </draw:line>
        <draw:line draw:style-name="gr14" draw:text-style-name="P3" draw:layer="layout" svg:x1="19.144cm" svg:y1="27.049cm" svg:x2="19.144cm" svg:y2="26.973cm">
          <text:p/>
        </draw:line>
        <draw:line draw:style-name="gr14" draw:text-style-name="P3" draw:layer="layout" svg:x1="19.447cm" svg:y1="27.049cm" svg:x2="19.447cm" svg:y2="26.973cm">
          <text:p/>
        </draw:line>
        <draw:line draw:style-name="gr14" draw:text-style-name="P3" draw:layer="layout" svg:x1="19.599cm" svg:y1="27.049cm" svg:x2="19.599cm" svg:y2="26.973cm">
          <text:p/>
        </draw:line>
        <draw:line draw:style-name="gr14" draw:text-style-name="P3" draw:layer="layout" svg:x1="19.75cm" svg:y1="27.049cm" svg:x2="19.75cm" svg:y2="26.973cm">
          <text:p/>
        </draw:line>
        <draw:line draw:style-name="gr14" draw:text-style-name="P3" draw:layer="layout" svg:x1="19.902cm" svg:y1="27.049cm" svg:x2="19.902cm" svg:y2="26.973cm">
          <text:p/>
        </draw:line>
        <draw:line draw:style-name="gr14" draw:text-style-name="P3" draw:layer="layout" svg:x1="20.356cm" svg:y1="27.049cm" svg:x2="20.356cm" svg:y2="26.973cm">
          <text:p/>
        </draw:line>
        <draw:line draw:style-name="gr14" draw:text-style-name="P3" draw:layer="layout" svg:x1="17.932cm" svg:y1="27.124cm" svg:x2="17.932cm" svg:y2="27.049cm">
          <text:p/>
        </draw:line>
        <draw:line draw:style-name="gr14" draw:text-style-name="P3" draw:layer="layout" svg:x1="18.008cm" svg:y1="27.124cm" svg:x2="18.008cm" svg:y2="27.049cm">
          <text:p/>
        </draw:line>
        <draw:line draw:style-name="gr14" draw:text-style-name="P3" draw:layer="layout" svg:x1="18.083cm" svg:y1="27.124cm" svg:x2="18.083cm" svg:y2="27.049cm">
          <text:p/>
        </draw:line>
        <draw:line draw:style-name="gr14" draw:text-style-name="P3" draw:layer="layout" svg:x1="18.159cm" svg:y1="27.124cm" svg:x2="18.159cm" svg:y2="27.049cm">
          <text:p/>
        </draw:line>
        <draw:line draw:style-name="gr14" draw:text-style-name="P3" draw:layer="layout" svg:x1="18.235cm" svg:y1="27.124cm" svg:x2="18.235cm" svg:y2="27.049cm">
          <text:p/>
        </draw:line>
        <draw:line draw:style-name="gr14" draw:text-style-name="P3" draw:layer="layout" svg:x1="18.311cm" svg:y1="27.124cm" svg:x2="18.311cm" svg:y2="27.049cm">
          <text:p/>
        </draw:line>
        <draw:line draw:style-name="gr14" draw:text-style-name="P3" draw:layer="layout" svg:x1="18.386cm" svg:y1="27.124cm" svg:x2="18.386cm" svg:y2="27.049cm">
          <text:p/>
        </draw:line>
        <draw:line draw:style-name="gr14" draw:text-style-name="P3" draw:layer="layout" svg:x1="18.538cm" svg:y1="27.124cm" svg:x2="18.538cm" svg:y2="27.049cm">
          <text:p/>
        </draw:line>
        <draw:line draw:style-name="gr14" draw:text-style-name="P3" draw:layer="layout" svg:x1="18.69cm" svg:y1="27.124cm" svg:x2="18.69cm" svg:y2="27.049cm">
          <text:p/>
        </draw:line>
        <draw:line draw:style-name="gr14" draw:text-style-name="P3" draw:layer="layout" svg:x1="18.841cm" svg:y1="27.124cm" svg:x2="18.841cm" svg:y2="27.049cm">
          <text:p/>
        </draw:line>
        <draw:line draw:style-name="gr14" draw:text-style-name="P3" draw:layer="layout" svg:x1="18.993cm" svg:y1="27.124cm" svg:x2="18.993cm" svg:y2="27.049cm">
          <text:p/>
        </draw:line>
        <draw:line draw:style-name="gr14" draw:text-style-name="P3" draw:layer="layout" svg:x1="19.144cm" svg:y1="27.124cm" svg:x2="19.144cm" svg:y2="27.049cm">
          <text:p/>
        </draw:line>
        <draw:line draw:style-name="gr14" draw:text-style-name="P3" draw:layer="layout" svg:x1="19.296cm" svg:y1="27.124cm" svg:x2="19.296cm" svg:y2="27.049cm">
          <text:p/>
        </draw:line>
        <draw:line draw:style-name="gr14" draw:text-style-name="P3" draw:layer="layout" svg:x1="19.447cm" svg:y1="27.124cm" svg:x2="19.447cm" svg:y2="27.049cm">
          <text:p/>
        </draw:line>
        <draw:line draw:style-name="gr14" draw:text-style-name="P3" draw:layer="layout" svg:x1="19.599cm" svg:y1="27.124cm" svg:x2="19.599cm" svg:y2="27.049cm">
          <text:p/>
        </draw:line>
        <draw:line draw:style-name="gr14" draw:text-style-name="P3" draw:layer="layout" svg:x1="19.75cm" svg:y1="27.124cm" svg:x2="19.75cm" svg:y2="27.049cm">
          <text:p/>
        </draw:line>
        <draw:line draw:style-name="gr14" draw:text-style-name="P3" draw:layer="layout" svg:x1="19.902cm" svg:y1="27.124cm" svg:x2="19.902cm" svg:y2="27.049cm">
          <text:p/>
        </draw:line>
        <draw:line draw:style-name="gr14" draw:text-style-name="P3" draw:layer="layout" svg:x1="19.977cm" svg:y1="27.124cm" svg:x2="19.977cm" svg:y2="27.049cm">
          <text:p/>
        </draw:line>
        <draw:line draw:style-name="gr14" draw:text-style-name="P3" draw:layer="layout" svg:x1="20.053cm" svg:y1="27.124cm" svg:x2="20.053cm" svg:y2="27.049cm">
          <text:p/>
        </draw:line>
        <draw:line draw:style-name="gr14" draw:text-style-name="P3" draw:layer="layout" svg:x1="20.129cm" svg:y1="27.124cm" svg:x2="20.129cm" svg:y2="27.049cm">
          <text:p/>
        </draw:line>
        <draw:line draw:style-name="gr14" draw:text-style-name="P3" draw:layer="layout" svg:x1="20.205cm" svg:y1="27.124cm" svg:x2="20.205cm" svg:y2="27.049cm">
          <text:p/>
        </draw:line>
        <draw:line draw:style-name="gr14" draw:text-style-name="P3" draw:layer="layout" svg:x1="20.28cm" svg:y1="27.124cm" svg:x2="20.28cm" svg:y2="27.049cm">
          <text:p/>
        </draw:line>
        <draw:line draw:style-name="gr14" draw:text-style-name="P3" draw:layer="layout" svg:x1="20.356cm" svg:y1="27.124cm" svg:x2="20.356cm" svg:y2="27.049cm">
          <text:p/>
        </draw:line>
        <draw:line draw:style-name="gr14" draw:text-style-name="P3" draw:layer="layout" svg:x1="18.538cm" svg:y1="27.2cm" svg:x2="18.538cm" svg:y2="27.124cm">
          <text:p/>
        </draw:line>
        <draw:line draw:style-name="gr14" draw:text-style-name="P3" draw:layer="layout" svg:x1="18.614cm" svg:y1="27.2cm" svg:x2="18.614cm" svg:y2="27.124cm">
          <text:p/>
        </draw:line>
        <draw:line draw:style-name="gr14" draw:text-style-name="P3" draw:layer="layout" svg:x1="18.69cm" svg:y1="27.2cm" svg:x2="18.69cm" svg:y2="27.124cm">
          <text:p/>
        </draw:line>
        <draw:line draw:style-name="gr14" draw:text-style-name="P3" draw:layer="layout" svg:x1="18.841cm" svg:y1="27.2cm" svg:x2="18.841cm" svg:y2="27.124cm">
          <text:p/>
        </draw:line>
        <draw:line draw:style-name="gr14" draw:text-style-name="P3" draw:layer="layout" svg:x1="18.993cm" svg:y1="27.2cm" svg:x2="18.993cm" svg:y2="27.124cm">
          <text:p/>
        </draw:line>
        <draw:line draw:style-name="gr14" draw:text-style-name="P3" draw:layer="layout" svg:x1="19.068cm" svg:y1="27.2cm" svg:x2="19.068cm" svg:y2="27.124cm">
          <text:p/>
        </draw:line>
        <draw:line draw:style-name="gr14" draw:text-style-name="P3" draw:layer="layout" svg:x1="19.296cm" svg:y1="27.2cm" svg:x2="19.296cm" svg:y2="27.124cm">
          <text:p/>
        </draw:line>
        <draw:line draw:style-name="gr14" draw:text-style-name="P3" draw:layer="layout" svg:x1="19.523cm" svg:y1="27.2cm" svg:x2="19.523cm" svg:y2="27.124cm">
          <text:p/>
        </draw:line>
        <draw:line draw:style-name="gr14" draw:text-style-name="P3" draw:layer="layout" svg:x1="19.599cm" svg:y1="27.2cm" svg:x2="19.599cm" svg:y2="27.124cm">
          <text:p/>
        </draw:line>
        <draw:line draw:style-name="gr14" draw:text-style-name="P3" draw:layer="layout" svg:x1="17.932cm" svg:y1="27.276cm" svg:x2="17.932cm" svg:y2="27.2cm">
          <text:p/>
        </draw:line>
        <draw:line draw:style-name="gr14" draw:text-style-name="P3" draw:layer="layout" svg:x1="18.083cm" svg:y1="27.276cm" svg:x2="18.083cm" svg:y2="27.2cm">
          <text:p/>
        </draw:line>
        <draw:line draw:style-name="gr14" draw:text-style-name="P3" draw:layer="layout" svg:x1="18.159cm" svg:y1="27.276cm" svg:x2="18.159cm" svg:y2="27.2cm">
          <text:p/>
        </draw:line>
        <draw:line draw:style-name="gr14" draw:text-style-name="P3" draw:layer="layout" svg:x1="18.235cm" svg:y1="27.276cm" svg:x2="18.235cm" svg:y2="27.2cm">
          <text:p/>
        </draw:line>
        <draw:line draw:style-name="gr14" draw:text-style-name="P3" draw:layer="layout" svg:x1="18.311cm" svg:y1="27.276cm" svg:x2="18.311cm" svg:y2="27.2cm">
          <text:p/>
        </draw:line>
        <draw:line draw:style-name="gr14" draw:text-style-name="P3" draw:layer="layout" svg:x1="18.386cm" svg:y1="27.276cm" svg:x2="18.386cm" svg:y2="27.2cm">
          <text:p/>
        </draw:line>
        <draw:line draw:style-name="gr14" draw:text-style-name="P3" draw:layer="layout" svg:x1="18.614cm" svg:y1="27.276cm" svg:x2="18.614cm" svg:y2="27.2cm">
          <text:p/>
        </draw:line>
        <draw:line draw:style-name="gr14" draw:text-style-name="P3" draw:layer="layout" svg:x1="18.765cm" svg:y1="27.276cm" svg:x2="18.765cm" svg:y2="27.2cm">
          <text:p/>
        </draw:line>
        <draw:line draw:style-name="gr14" draw:text-style-name="P3" draw:layer="layout" svg:x1="18.841cm" svg:y1="27.276cm" svg:x2="18.841cm" svg:y2="27.2cm">
          <text:p/>
        </draw:line>
        <draw:line draw:style-name="gr14" draw:text-style-name="P3" draw:layer="layout" svg:x1="18.917cm" svg:y1="27.276cm" svg:x2="18.917cm" svg:y2="27.2cm">
          <text:p/>
        </draw:line>
        <draw:line draw:style-name="gr14" draw:text-style-name="P3" draw:layer="layout" svg:x1="18.993cm" svg:y1="27.276cm" svg:x2="18.993cm" svg:y2="27.2cm">
          <text:p/>
        </draw:line>
        <draw:line draw:style-name="gr14" draw:text-style-name="P3" draw:layer="layout" svg:x1="19.068cm" svg:y1="27.276cm" svg:x2="19.068cm" svg:y2="27.2cm">
          <text:p/>
        </draw:line>
        <draw:line draw:style-name="gr14" draw:text-style-name="P3" draw:layer="layout" svg:x1="19.22cm" svg:y1="27.276cm" svg:x2="19.22cm" svg:y2="27.2cm">
          <text:p/>
        </draw:line>
        <draw:line draw:style-name="gr14" draw:text-style-name="P3" draw:layer="layout" svg:x1="19.296cm" svg:y1="27.276cm" svg:x2="19.296cm" svg:y2="27.2cm">
          <text:p/>
        </draw:line>
        <draw:line draw:style-name="gr14" draw:text-style-name="P3" draw:layer="layout" svg:x1="19.599cm" svg:y1="27.276cm" svg:x2="19.599cm" svg:y2="27.2cm">
          <text:p/>
        </draw:line>
        <draw:line draw:style-name="gr14" draw:text-style-name="P3" draw:layer="layout" svg:x1="19.75cm" svg:y1="27.276cm" svg:x2="19.75cm" svg:y2="27.2cm">
          <text:p/>
        </draw:line>
        <draw:line draw:style-name="gr14" draw:text-style-name="P3" draw:layer="layout" svg:x1="19.902cm" svg:y1="27.276cm" svg:x2="19.902cm" svg:y2="27.2cm">
          <text:p/>
        </draw:line>
        <draw:line draw:style-name="gr14" draw:text-style-name="P3" draw:layer="layout" svg:x1="19.977cm" svg:y1="27.276cm" svg:x2="19.977cm" svg:y2="27.2cm">
          <text:p/>
        </draw:line>
        <draw:line draw:style-name="gr14" draw:text-style-name="P3" draw:layer="layout" svg:x1="20.053cm" svg:y1="27.276cm" svg:x2="20.053cm" svg:y2="27.2cm">
          <text:p/>
        </draw:line>
        <draw:line draw:style-name="gr14" draw:text-style-name="P3" draw:layer="layout" svg:x1="20.129cm" svg:y1="27.276cm" svg:x2="20.129cm" svg:y2="27.2cm">
          <text:p/>
        </draw:line>
        <draw:line draw:style-name="gr14" draw:text-style-name="P3" draw:layer="layout" svg:x1="20.205cm" svg:y1="27.276cm" svg:x2="20.205cm" svg:y2="27.2cm">
          <text:p/>
        </draw:line>
        <draw:line draw:style-name="gr14" draw:text-style-name="P3" draw:layer="layout" svg:x1="17.932cm" svg:y1="27.352cm" svg:x2="17.932cm" svg:y2="27.276cm">
          <text:p/>
        </draw:line>
        <draw:line draw:style-name="gr14" draw:text-style-name="P3" draw:layer="layout" svg:x1="18.008cm" svg:y1="27.352cm" svg:x2="18.008cm" svg:y2="27.276cm">
          <text:p/>
        </draw:line>
        <draw:line draw:style-name="gr14" draw:text-style-name="P3" draw:layer="layout" svg:x1="18.083cm" svg:y1="27.352cm" svg:x2="18.083cm" svg:y2="27.276cm">
          <text:p/>
        </draw:line>
        <draw:line draw:style-name="gr14" draw:text-style-name="P3" draw:layer="layout" svg:x1="18.235cm" svg:y1="27.352cm" svg:x2="18.235cm" svg:y2="27.276cm">
          <text:p/>
        </draw:line>
        <draw:line draw:style-name="gr14" draw:text-style-name="P3" draw:layer="layout" svg:x1="18.311cm" svg:y1="27.352cm" svg:x2="18.311cm" svg:y2="27.276cm">
          <text:p/>
        </draw:line>
        <draw:line draw:style-name="gr14" draw:text-style-name="P3" draw:layer="layout" svg:x1="18.462cm" svg:y1="27.352cm" svg:x2="18.462cm" svg:y2="27.276cm">
          <text:p/>
        </draw:line>
        <draw:line draw:style-name="gr14" draw:text-style-name="P3" draw:layer="layout" svg:x1="18.538cm" svg:y1="27.352cm" svg:x2="18.538cm" svg:y2="27.276cm">
          <text:p/>
        </draw:line>
        <draw:line draw:style-name="gr14" draw:text-style-name="P3" draw:layer="layout" svg:x1="18.614cm" svg:y1="27.352cm" svg:x2="18.614cm" svg:y2="27.276cm">
          <text:p/>
        </draw:line>
        <draw:line draw:style-name="gr14" draw:text-style-name="P3" draw:layer="layout" svg:x1="18.765cm" svg:y1="27.352cm" svg:x2="18.765cm" svg:y2="27.276cm">
          <text:p/>
        </draw:line>
        <draw:line draw:style-name="gr14" draw:text-style-name="P3" draw:layer="layout" svg:x1="18.841cm" svg:y1="27.352cm" svg:x2="18.841cm" svg:y2="27.276cm">
          <text:p/>
        </draw:line>
        <draw:line draw:style-name="gr14" draw:text-style-name="P3" draw:layer="layout" svg:x1="19.144cm" svg:y1="27.352cm" svg:x2="19.144cm" svg:y2="27.276cm">
          <text:p/>
        </draw:line>
        <draw:line draw:style-name="gr14" draw:text-style-name="P3" draw:layer="layout" svg:x1="19.296cm" svg:y1="27.352cm" svg:x2="19.296cm" svg:y2="27.276cm">
          <text:p/>
        </draw:line>
        <draw:line draw:style-name="gr14" draw:text-style-name="P3" draw:layer="layout" svg:x1="19.371cm" svg:y1="27.352cm" svg:x2="19.371cm" svg:y2="27.276cm">
          <text:p/>
        </draw:line>
        <draw:line draw:style-name="gr14" draw:text-style-name="P3" draw:layer="layout" svg:x1="19.447cm" svg:y1="27.352cm" svg:x2="19.447cm" svg:y2="27.276cm">
          <text:p/>
        </draw:line>
        <draw:line draw:style-name="gr14" draw:text-style-name="P3" draw:layer="layout" svg:x1="19.523cm" svg:y1="27.352cm" svg:x2="19.523cm" svg:y2="27.276cm">
          <text:p/>
        </draw:line>
        <draw:line draw:style-name="gr14" draw:text-style-name="P3" draw:layer="layout" svg:x1="19.599cm" svg:y1="27.352cm" svg:x2="19.599cm" svg:y2="27.276cm">
          <text:p/>
        </draw:line>
        <draw:line draw:style-name="gr14" draw:text-style-name="P3" draw:layer="layout" svg:x1="19.674cm" svg:y1="27.352cm" svg:x2="19.674cm" svg:y2="27.276cm">
          <text:p/>
        </draw:line>
        <draw:line draw:style-name="gr14" draw:text-style-name="P3" draw:layer="layout" svg:x1="19.902cm" svg:y1="27.352cm" svg:x2="19.902cm" svg:y2="27.276cm">
          <text:p/>
        </draw:line>
        <draw:line draw:style-name="gr14" draw:text-style-name="P3" draw:layer="layout" svg:x1="19.977cm" svg:y1="27.352cm" svg:x2="19.977cm" svg:y2="27.276cm">
          <text:p/>
        </draw:line>
        <draw:line draw:style-name="gr14" draw:text-style-name="P3" draw:layer="layout" svg:x1="20.129cm" svg:y1="27.352cm" svg:x2="20.129cm" svg:y2="27.276cm">
          <text:p/>
        </draw:line>
        <draw:line draw:style-name="gr14" draw:text-style-name="P3" draw:layer="layout" svg:x1="20.205cm" svg:y1="27.352cm" svg:x2="20.205cm" svg:y2="27.276cm">
          <text:p/>
        </draw:line>
        <draw:line draw:style-name="gr14" draw:text-style-name="P3" draw:layer="layout" svg:x1="20.28cm" svg:y1="27.352cm" svg:x2="20.28cm" svg:y2="27.276cm">
          <text:p/>
        </draw:line>
        <draw:line draw:style-name="gr14" draw:text-style-name="P3" draw:layer="layout" svg:x1="20.356cm" svg:y1="27.352cm" svg:x2="20.356cm" svg:y2="27.276cm">
          <text:p/>
        </draw:line>
        <draw:line draw:style-name="gr14" draw:text-style-name="P3" draw:layer="layout" svg:x1="18.008cm" svg:y1="27.427cm" svg:x2="18.008cm" svg:y2="27.352cm">
          <text:p/>
        </draw:line>
        <draw:line draw:style-name="gr14" draw:text-style-name="P3" draw:layer="layout" svg:x1="18.159cm" svg:y1="27.427cm" svg:x2="18.159cm" svg:y2="27.352cm">
          <text:p/>
        </draw:line>
        <draw:line draw:style-name="gr14" draw:text-style-name="P3" draw:layer="layout" svg:x1="18.311cm" svg:y1="27.427cm" svg:x2="18.311cm" svg:y2="27.352cm">
          <text:p/>
        </draw:line>
        <draw:line draw:style-name="gr14" draw:text-style-name="P3" draw:layer="layout" svg:x1="18.386cm" svg:y1="27.427cm" svg:x2="18.386cm" svg:y2="27.352cm">
          <text:p/>
        </draw:line>
        <draw:line draw:style-name="gr14" draw:text-style-name="P3" draw:layer="layout" svg:x1="18.462cm" svg:y1="27.427cm" svg:x2="18.462cm" svg:y2="27.352cm">
          <text:p/>
        </draw:line>
        <draw:line draw:style-name="gr14" draw:text-style-name="P3" draw:layer="layout" svg:x1="18.69cm" svg:y1="27.427cm" svg:x2="18.69cm" svg:y2="27.352cm">
          <text:p/>
        </draw:line>
        <draw:line draw:style-name="gr14" draw:text-style-name="P3" draw:layer="layout" svg:x1="19.068cm" svg:y1="27.427cm" svg:x2="19.068cm" svg:y2="27.352cm">
          <text:p/>
        </draw:line>
        <draw:line draw:style-name="gr14" draw:text-style-name="P3" draw:layer="layout" svg:x1="19.296cm" svg:y1="27.427cm" svg:x2="19.296cm" svg:y2="27.352cm">
          <text:p/>
        </draw:line>
        <draw:line draw:style-name="gr14" draw:text-style-name="P3" draw:layer="layout" svg:x1="19.447cm" svg:y1="27.427cm" svg:x2="19.447cm" svg:y2="27.352cm">
          <text:p/>
        </draw:line>
        <draw:line draw:style-name="gr14" draw:text-style-name="P3" draw:layer="layout" svg:x1="19.902cm" svg:y1="27.427cm" svg:x2="19.902cm" svg:y2="27.352cm">
          <text:p/>
        </draw:line>
        <draw:line draw:style-name="gr14" draw:text-style-name="P3" draw:layer="layout" svg:x1="20.053cm" svg:y1="27.427cm" svg:x2="20.053cm" svg:y2="27.352cm">
          <text:p/>
        </draw:line>
        <draw:line draw:style-name="gr14" draw:text-style-name="P3" draw:layer="layout" svg:x1="20.205cm" svg:y1="27.427cm" svg:x2="20.205cm" svg:y2="27.352cm">
          <text:p/>
        </draw:line>
        <draw:line draw:style-name="gr14" draw:text-style-name="P3" draw:layer="layout" svg:x1="20.28cm" svg:y1="27.427cm" svg:x2="20.28cm" svg:y2="27.352cm">
          <text:p/>
        </draw:line>
        <draw:line draw:style-name="gr14" draw:text-style-name="P3" draw:layer="layout" svg:x1="17.932cm" svg:y1="27.503cm" svg:x2="17.932cm" svg:y2="27.427cm">
          <text:p/>
        </draw:line>
        <draw:line draw:style-name="gr14" draw:text-style-name="P3" draw:layer="layout" svg:x1="18.008cm" svg:y1="27.503cm" svg:x2="18.008cm" svg:y2="27.427cm">
          <text:p/>
        </draw:line>
        <draw:line draw:style-name="gr14" draw:text-style-name="P3" draw:layer="layout" svg:x1="18.083cm" svg:y1="27.503cm" svg:x2="18.083cm" svg:y2="27.427cm">
          <text:p/>
        </draw:line>
        <draw:line draw:style-name="gr14" draw:text-style-name="P3" draw:layer="layout" svg:x1="18.69cm" svg:y1="27.503cm" svg:x2="18.69cm" svg:y2="27.427cm">
          <text:p/>
        </draw:line>
        <draw:line draw:style-name="gr14" draw:text-style-name="P3" draw:layer="layout" svg:x1="18.765cm" svg:y1="27.503cm" svg:x2="18.765cm" svg:y2="27.427cm">
          <text:p/>
        </draw:line>
        <draw:line draw:style-name="gr14" draw:text-style-name="P3" draw:layer="layout" svg:x1="18.841cm" svg:y1="27.503cm" svg:x2="18.841cm" svg:y2="27.427cm">
          <text:p/>
        </draw:line>
        <draw:line draw:style-name="gr14" draw:text-style-name="P3" draw:layer="layout" svg:x1="18.993cm" svg:y1="27.503cm" svg:x2="18.993cm" svg:y2="27.427cm">
          <text:p/>
        </draw:line>
        <draw:line draw:style-name="gr14" draw:text-style-name="P3" draw:layer="layout" svg:x1="19.068cm" svg:y1="27.503cm" svg:x2="19.068cm" svg:y2="27.427cm">
          <text:p/>
        </draw:line>
        <draw:line draw:style-name="gr14" draw:text-style-name="P3" draw:layer="layout" svg:x1="19.144cm" svg:y1="27.503cm" svg:x2="19.144cm" svg:y2="27.427cm">
          <text:p/>
        </draw:line>
        <draw:line draw:style-name="gr14" draw:text-style-name="P3" draw:layer="layout" svg:x1="19.447cm" svg:y1="27.503cm" svg:x2="19.447cm" svg:y2="27.427cm">
          <text:p/>
        </draw:line>
        <draw:line draw:style-name="gr14" draw:text-style-name="P3" draw:layer="layout" svg:x1="19.523cm" svg:y1="27.503cm" svg:x2="19.523cm" svg:y2="27.427cm">
          <text:p/>
        </draw:line>
        <draw:line draw:style-name="gr14" draw:text-style-name="P3" draw:layer="layout" svg:x1="19.599cm" svg:y1="27.503cm" svg:x2="19.599cm" svg:y2="27.427cm">
          <text:p/>
        </draw:line>
        <draw:line draw:style-name="gr14" draw:text-style-name="P3" draw:layer="layout" svg:x1="19.826cm" svg:y1="27.503cm" svg:x2="19.826cm" svg:y2="27.427cm">
          <text:p/>
        </draw:line>
        <draw:line draw:style-name="gr14" draw:text-style-name="P3" draw:layer="layout" svg:x1="19.902cm" svg:y1="27.503cm" svg:x2="19.902cm" svg:y2="27.427cm">
          <text:p/>
        </draw:line>
        <draw:line draw:style-name="gr14" draw:text-style-name="P3" draw:layer="layout" svg:x1="20.053cm" svg:y1="27.503cm" svg:x2="20.053cm" svg:y2="27.427cm">
          <text:p/>
        </draw:line>
        <draw:line draw:style-name="gr14" draw:text-style-name="P3" draw:layer="layout" svg:x1="20.129cm" svg:y1="27.503cm" svg:x2="20.129cm" svg:y2="27.427cm">
          <text:p/>
        </draw:line>
        <draw:line draw:style-name="gr14" draw:text-style-name="P3" draw:layer="layout" svg:x1="20.205cm" svg:y1="27.503cm" svg:x2="20.205cm" svg:y2="27.427cm">
          <text:p/>
        </draw:line>
        <draw:line draw:style-name="gr14" draw:text-style-name="P3" draw:layer="layout" svg:x1="20.28cm" svg:y1="27.503cm" svg:x2="20.28cm" svg:y2="27.427cm">
          <text:p/>
        </draw:line>
        <draw:line draw:style-name="gr14" draw:text-style-name="P3" draw:layer="layout" svg:x1="20.356cm" svg:y1="27.503cm" svg:x2="20.356cm" svg:y2="27.427cm">
          <text:p/>
        </draw:line>
        <draw:line draw:style-name="gr14" draw:text-style-name="P3" draw:layer="layout" svg:x1="18.235cm" svg:y1="27.579cm" svg:x2="18.235cm" svg:y2="27.503cm">
          <text:p/>
        </draw:line>
        <draw:line draw:style-name="gr14" draw:text-style-name="P3" draw:layer="layout" svg:x1="18.311cm" svg:y1="27.579cm" svg:x2="18.311cm" svg:y2="27.503cm">
          <text:p/>
        </draw:line>
        <draw:line draw:style-name="gr14" draw:text-style-name="P3" draw:layer="layout" svg:x1="18.386cm" svg:y1="27.579cm" svg:x2="18.386cm" svg:y2="27.503cm">
          <text:p/>
        </draw:line>
        <draw:line draw:style-name="gr14" draw:text-style-name="P3" draw:layer="layout" svg:x1="18.538cm" svg:y1="27.579cm" svg:x2="18.538cm" svg:y2="27.503cm">
          <text:p/>
        </draw:line>
        <draw:line draw:style-name="gr14" draw:text-style-name="P3" draw:layer="layout" svg:x1="18.69cm" svg:y1="27.579cm" svg:x2="18.69cm" svg:y2="27.503cm">
          <text:p/>
        </draw:line>
        <draw:line draw:style-name="gr14" draw:text-style-name="P3" draw:layer="layout" svg:x1="18.841cm" svg:y1="27.579cm" svg:x2="18.841cm" svg:y2="27.503cm">
          <text:p/>
        </draw:line>
        <draw:line draw:style-name="gr14" draw:text-style-name="P3" draw:layer="layout" svg:x1="19.068cm" svg:y1="27.579cm" svg:x2="19.068cm" svg:y2="27.503cm">
          <text:p/>
        </draw:line>
        <draw:line draw:style-name="gr14" draw:text-style-name="P3" draw:layer="layout" svg:x1="19.296cm" svg:y1="27.579cm" svg:x2="19.296cm" svg:y2="27.503cm">
          <text:p/>
        </draw:line>
        <draw:line draw:style-name="gr14" draw:text-style-name="P3" draw:layer="layout" svg:x1="19.599cm" svg:y1="27.579cm" svg:x2="19.599cm" svg:y2="27.503cm">
          <text:p/>
        </draw:line>
        <draw:line draw:style-name="gr14" draw:text-style-name="P3" draw:layer="layout" svg:x1="19.674cm" svg:y1="27.579cm" svg:x2="19.674cm" svg:y2="27.503cm">
          <text:p/>
        </draw:line>
        <draw:line draw:style-name="gr14" draw:text-style-name="P3" draw:layer="layout" svg:x1="19.826cm" svg:y1="27.579cm" svg:x2="19.826cm" svg:y2="27.503cm">
          <text:p/>
        </draw:line>
        <draw:line draw:style-name="gr14" draw:text-style-name="P3" draw:layer="layout" svg:x1="19.977cm" svg:y1="27.579cm" svg:x2="19.977cm" svg:y2="27.503cm">
          <text:p/>
        </draw:line>
        <draw:line draw:style-name="gr14" draw:text-style-name="P3" draw:layer="layout" svg:x1="20.053cm" svg:y1="27.579cm" svg:x2="20.053cm" svg:y2="27.503cm">
          <text:p/>
        </draw:line>
        <draw:line draw:style-name="gr14" draw:text-style-name="P3" draw:layer="layout" svg:x1="20.129cm" svg:y1="27.579cm" svg:x2="20.129cm" svg:y2="27.503cm">
          <text:p/>
        </draw:line>
        <draw:line draw:style-name="gr14" draw:text-style-name="P3" draw:layer="layout" svg:x1="18.008cm" svg:y1="27.655cm" svg:x2="18.008cm" svg:y2="27.579cm">
          <text:p/>
        </draw:line>
        <draw:line draw:style-name="gr14" draw:text-style-name="P3" draw:layer="layout" svg:x1="18.083cm" svg:y1="27.655cm" svg:x2="18.083cm" svg:y2="27.579cm">
          <text:p/>
        </draw:line>
        <draw:line draw:style-name="gr14" draw:text-style-name="P3" draw:layer="layout" svg:x1="18.159cm" svg:y1="27.655cm" svg:x2="18.159cm" svg:y2="27.579cm">
          <text:p/>
        </draw:line>
        <draw:line draw:style-name="gr14" draw:text-style-name="P3" draw:layer="layout" svg:x1="18.462cm" svg:y1="27.655cm" svg:x2="18.462cm" svg:y2="27.579cm">
          <text:p/>
        </draw:line>
        <draw:line draw:style-name="gr14" draw:text-style-name="P3" draw:layer="layout" svg:x1="18.538cm" svg:y1="27.655cm" svg:x2="18.538cm" svg:y2="27.579cm">
          <text:p/>
        </draw:line>
        <draw:line draw:style-name="gr14" draw:text-style-name="P3" draw:layer="layout" svg:x1="18.69cm" svg:y1="27.655cm" svg:x2="18.69cm" svg:y2="27.579cm">
          <text:p/>
        </draw:line>
        <draw:line draw:style-name="gr14" draw:text-style-name="P3" draw:layer="layout" svg:x1="18.841cm" svg:y1="27.655cm" svg:x2="18.841cm" svg:y2="27.579cm">
          <text:p/>
        </draw:line>
        <draw:line draw:style-name="gr14" draw:text-style-name="P3" draw:layer="layout" svg:x1="18.993cm" svg:y1="27.655cm" svg:x2="18.993cm" svg:y2="27.579cm">
          <text:p/>
        </draw:line>
        <draw:line draw:style-name="gr14" draw:text-style-name="P3" draw:layer="layout" svg:x1="19.068cm" svg:y1="27.655cm" svg:x2="19.068cm" svg:y2="27.579cm">
          <text:p/>
        </draw:line>
        <draw:line draw:style-name="gr14" draw:text-style-name="P3" draw:layer="layout" svg:x1="19.144cm" svg:y1="27.655cm" svg:x2="19.144cm" svg:y2="27.579cm">
          <text:p/>
        </draw:line>
        <draw:line draw:style-name="gr14" draw:text-style-name="P3" draw:layer="layout" svg:x1="19.22cm" svg:y1="27.655cm" svg:x2="19.22cm" svg:y2="27.579cm">
          <text:p/>
        </draw:line>
        <draw:line draw:style-name="gr14" draw:text-style-name="P3" draw:layer="layout" svg:x1="19.447cm" svg:y1="27.655cm" svg:x2="19.447cm" svg:y2="27.579cm">
          <text:p/>
        </draw:line>
        <draw:line draw:style-name="gr14" draw:text-style-name="P3" draw:layer="layout" svg:x1="19.523cm" svg:y1="27.655cm" svg:x2="19.523cm" svg:y2="27.579cm">
          <text:p/>
        </draw:line>
        <draw:line draw:style-name="gr14" draw:text-style-name="P3" draw:layer="layout" svg:x1="19.599cm" svg:y1="27.655cm" svg:x2="19.599cm" svg:y2="27.579cm">
          <text:p/>
        </draw:line>
        <draw:line draw:style-name="gr14" draw:text-style-name="P3" draw:layer="layout" svg:x1="19.674cm" svg:y1="27.655cm" svg:x2="19.674cm" svg:y2="27.579cm">
          <text:p/>
        </draw:line>
        <draw:line draw:style-name="gr14" draw:text-style-name="P3" draw:layer="layout" svg:x1="19.902cm" svg:y1="27.655cm" svg:x2="19.902cm" svg:y2="27.579cm">
          <text:p/>
        </draw:line>
        <draw:line draw:style-name="gr14" draw:text-style-name="P3" draw:layer="layout" svg:x1="20.205cm" svg:y1="27.655cm" svg:x2="20.205cm" svg:y2="27.579cm">
          <text:p/>
        </draw:line>
        <draw:line draw:style-name="gr14" draw:text-style-name="P3" draw:layer="layout" svg:x1="20.28cm" svg:y1="27.655cm" svg:x2="20.28cm" svg:y2="27.579cm">
          <text:p/>
        </draw:line>
        <draw:line draw:style-name="gr14" draw:text-style-name="P3" draw:layer="layout" svg:x1="20.356cm" svg:y1="27.655cm" svg:x2="20.356cm" svg:y2="27.579cm">
          <text:p/>
        </draw:line>
        <draw:line draw:style-name="gr14" draw:text-style-name="P3" draw:layer="layout" svg:x1="17.932cm" svg:y1="27.73cm" svg:x2="17.932cm" svg:y2="27.655cm">
          <text:p/>
        </draw:line>
        <draw:line draw:style-name="gr14" draw:text-style-name="P3" draw:layer="layout" svg:x1="18.159cm" svg:y1="27.73cm" svg:x2="18.159cm" svg:y2="27.655cm">
          <text:p/>
        </draw:line>
        <draw:line draw:style-name="gr14" draw:text-style-name="P3" draw:layer="layout" svg:x1="18.386cm" svg:y1="27.73cm" svg:x2="18.386cm" svg:y2="27.655cm">
          <text:p/>
        </draw:line>
        <draw:line draw:style-name="gr14" draw:text-style-name="P3" draw:layer="layout" svg:x1="18.765cm" svg:y1="27.73cm" svg:x2="18.765cm" svg:y2="27.655cm">
          <text:p/>
        </draw:line>
        <draw:line draw:style-name="gr14" draw:text-style-name="P3" draw:layer="layout" svg:x1="18.917cm" svg:y1="27.73cm" svg:x2="18.917cm" svg:y2="27.655cm">
          <text:p/>
        </draw:line>
        <draw:line draw:style-name="gr14" draw:text-style-name="P3" draw:layer="layout" svg:x1="19.22cm" svg:y1="27.73cm" svg:x2="19.22cm" svg:y2="27.655cm">
          <text:p/>
        </draw:line>
        <draw:line draw:style-name="gr14" draw:text-style-name="P3" draw:layer="layout" svg:x1="19.371cm" svg:y1="27.73cm" svg:x2="19.371cm" svg:y2="27.655cm">
          <text:p/>
        </draw:line>
        <draw:line draw:style-name="gr14" draw:text-style-name="P3" draw:layer="layout" svg:x1="19.826cm" svg:y1="27.73cm" svg:x2="19.826cm" svg:y2="27.655cm">
          <text:p/>
        </draw:line>
        <draw:line draw:style-name="gr14" draw:text-style-name="P3" draw:layer="layout" svg:x1="19.902cm" svg:y1="27.73cm" svg:x2="19.902cm" svg:y2="27.655cm">
          <text:p/>
        </draw:line>
        <draw:line draw:style-name="gr14" draw:text-style-name="P3" draw:layer="layout" svg:x1="20.053cm" svg:y1="27.73cm" svg:x2="20.053cm" svg:y2="27.655cm">
          <text:p/>
        </draw:line>
        <draw:line draw:style-name="gr14" draw:text-style-name="P3" draw:layer="layout" svg:x1="20.129cm" svg:y1="27.73cm" svg:x2="20.129cm" svg:y2="27.655cm">
          <text:p/>
        </draw:line>
        <draw:line draw:style-name="gr14" draw:text-style-name="P3" draw:layer="layout" svg:x1="20.28cm" svg:y1="27.73cm" svg:x2="20.28cm" svg:y2="27.655cm">
          <text:p/>
        </draw:line>
        <draw:line draw:style-name="gr14" draw:text-style-name="P3" draw:layer="layout" svg:x1="17.932cm" svg:y1="27.806cm" svg:x2="17.932cm" svg:y2="27.73cm">
          <text:p/>
        </draw:line>
        <draw:line draw:style-name="gr14" draw:text-style-name="P3" draw:layer="layout" svg:x1="18.008cm" svg:y1="27.806cm" svg:x2="18.008cm" svg:y2="27.73cm">
          <text:p/>
        </draw:line>
        <draw:line draw:style-name="gr14" draw:text-style-name="P3" draw:layer="layout" svg:x1="18.235cm" svg:y1="27.806cm" svg:x2="18.235cm" svg:y2="27.73cm">
          <text:p/>
        </draw:line>
        <draw:line draw:style-name="gr14" draw:text-style-name="P3" draw:layer="layout" svg:x1="18.462cm" svg:y1="27.806cm" svg:x2="18.462cm" svg:y2="27.73cm">
          <text:p/>
        </draw:line>
        <draw:line draw:style-name="gr14" draw:text-style-name="P3" draw:layer="layout" svg:x1="18.614cm" svg:y1="27.806cm" svg:x2="18.614cm" svg:y2="27.73cm">
          <text:p/>
        </draw:line>
        <draw:line draw:style-name="gr14" draw:text-style-name="P3" draw:layer="layout" svg:x1="18.765cm" svg:y1="27.806cm" svg:x2="18.765cm" svg:y2="27.73cm">
          <text:p/>
        </draw:line>
        <draw:line draw:style-name="gr14" draw:text-style-name="P3" draw:layer="layout" svg:x1="18.917cm" svg:y1="27.806cm" svg:x2="18.917cm" svg:y2="27.73cm">
          <text:p/>
        </draw:line>
        <draw:line draw:style-name="gr14" draw:text-style-name="P3" draw:layer="layout" svg:x1="18.993cm" svg:y1="27.806cm" svg:x2="18.993cm" svg:y2="27.73cm">
          <text:p/>
        </draw:line>
        <draw:line draw:style-name="gr14" draw:text-style-name="P3" draw:layer="layout" svg:x1="19.144cm" svg:y1="27.806cm" svg:x2="19.144cm" svg:y2="27.73cm">
          <text:p/>
        </draw:line>
        <draw:line draw:style-name="gr14" draw:text-style-name="P3" draw:layer="layout" svg:x1="19.296cm" svg:y1="27.806cm" svg:x2="19.296cm" svg:y2="27.73cm">
          <text:p/>
        </draw:line>
        <draw:line draw:style-name="gr14" draw:text-style-name="P3" draw:layer="layout" svg:x1="19.371cm" svg:y1="27.806cm" svg:x2="19.371cm" svg:y2="27.73cm">
          <text:p/>
        </draw:line>
        <draw:line draw:style-name="gr14" draw:text-style-name="P3" draw:layer="layout" svg:x1="19.447cm" svg:y1="27.806cm" svg:x2="19.447cm" svg:y2="27.73cm">
          <text:p/>
        </draw:line>
        <draw:line draw:style-name="gr14" draw:text-style-name="P3" draw:layer="layout" svg:x1="19.523cm" svg:y1="27.806cm" svg:x2="19.523cm" svg:y2="27.73cm">
          <text:p/>
        </draw:line>
        <draw:line draw:style-name="gr14" draw:text-style-name="P3" draw:layer="layout" svg:x1="19.75cm" svg:y1="27.806cm" svg:x2="19.75cm" svg:y2="27.73cm">
          <text:p/>
        </draw:line>
        <draw:line draw:style-name="gr14" draw:text-style-name="P3" draw:layer="layout" svg:x1="19.826cm" svg:y1="27.806cm" svg:x2="19.826cm" svg:y2="27.73cm">
          <text:p/>
        </draw:line>
        <draw:line draw:style-name="gr14" draw:text-style-name="P3" draw:layer="layout" svg:x1="19.902cm" svg:y1="27.806cm" svg:x2="19.902cm" svg:y2="27.73cm">
          <text:p/>
        </draw:line>
        <draw:line draw:style-name="gr14" draw:text-style-name="P3" draw:layer="layout" svg:x1="20.053cm" svg:y1="27.806cm" svg:x2="20.053cm" svg:y2="27.73cm">
          <text:p/>
        </draw:line>
        <draw:line draw:style-name="gr14" draw:text-style-name="P3" draw:layer="layout" svg:x1="20.205cm" svg:y1="27.806cm" svg:x2="20.205cm" svg:y2="27.73cm">
          <text:p/>
        </draw:line>
        <draw:line draw:style-name="gr14" draw:text-style-name="P3" draw:layer="layout" svg:x1="18.008cm" svg:y1="27.882cm" svg:x2="18.008cm" svg:y2="27.806cm">
          <text:p/>
        </draw:line>
        <draw:line draw:style-name="gr14" draw:text-style-name="P3" draw:layer="layout" svg:x1="18.159cm" svg:y1="27.882cm" svg:x2="18.159cm" svg:y2="27.806cm">
          <text:p/>
        </draw:line>
        <draw:line draw:style-name="gr14" draw:text-style-name="P3" draw:layer="layout" svg:x1="18.235cm" svg:y1="27.882cm" svg:x2="18.235cm" svg:y2="27.806cm">
          <text:p/>
        </draw:line>
        <draw:line draw:style-name="gr14" draw:text-style-name="P3" draw:layer="layout" svg:x1="18.386cm" svg:y1="27.882cm" svg:x2="18.386cm" svg:y2="27.806cm">
          <text:p/>
        </draw:line>
        <draw:line draw:style-name="gr14" draw:text-style-name="P3" draw:layer="layout" svg:x1="18.538cm" svg:y1="27.882cm" svg:x2="18.538cm" svg:y2="27.806cm">
          <text:p/>
        </draw:line>
        <draw:line draw:style-name="gr14" draw:text-style-name="P3" draw:layer="layout" svg:x1="18.69cm" svg:y1="27.882cm" svg:x2="18.69cm" svg:y2="27.806cm">
          <text:p/>
        </draw:line>
        <draw:line draw:style-name="gr14" draw:text-style-name="P3" draw:layer="layout" svg:x1="19.144cm" svg:y1="27.882cm" svg:x2="19.144cm" svg:y2="27.806cm">
          <text:p/>
        </draw:line>
        <draw:line draw:style-name="gr14" draw:text-style-name="P3" draw:layer="layout" svg:x1="19.22cm" svg:y1="27.882cm" svg:x2="19.22cm" svg:y2="27.806cm">
          <text:p/>
        </draw:line>
        <draw:line draw:style-name="gr14" draw:text-style-name="P3" draw:layer="layout" svg:x1="19.371cm" svg:y1="27.882cm" svg:x2="19.371cm" svg:y2="27.806cm">
          <text:p/>
        </draw:line>
        <draw:line draw:style-name="gr14" draw:text-style-name="P3" draw:layer="layout" svg:x1="19.447cm" svg:y1="27.882cm" svg:x2="19.447cm" svg:y2="27.806cm">
          <text:p/>
        </draw:line>
        <draw:line draw:style-name="gr14" draw:text-style-name="P3" draw:layer="layout" svg:x1="19.75cm" svg:y1="27.882cm" svg:x2="19.75cm" svg:y2="27.806cm">
          <text:p/>
        </draw:line>
        <draw:line draw:style-name="gr14" draw:text-style-name="P3" draw:layer="layout" svg:x1="19.826cm" svg:y1="27.882cm" svg:x2="19.826cm" svg:y2="27.806cm">
          <text:p/>
        </draw:line>
        <draw:line draw:style-name="gr14" draw:text-style-name="P3" draw:layer="layout" svg:x1="19.977cm" svg:y1="27.882cm" svg:x2="19.977cm" svg:y2="27.806cm">
          <text:p/>
        </draw:line>
        <draw:line draw:style-name="gr14" draw:text-style-name="P3" draw:layer="layout" svg:x1="20.053cm" svg:y1="27.882cm" svg:x2="20.053cm" svg:y2="27.806cm">
          <text:p/>
        </draw:line>
        <draw:line draw:style-name="gr14" draw:text-style-name="P3" draw:layer="layout" svg:x1="20.356cm" svg:y1="27.882cm" svg:x2="20.356cm" svg:y2="27.806cm">
          <text:p/>
        </draw:line>
        <draw:line draw:style-name="gr14" draw:text-style-name="P3" draw:layer="layout" svg:x1="17.932cm" svg:y1="27.958cm" svg:x2="17.932cm" svg:y2="27.882cm">
          <text:p/>
        </draw:line>
        <draw:line draw:style-name="gr14" draw:text-style-name="P3" draw:layer="layout" svg:x1="18.008cm" svg:y1="27.958cm" svg:x2="18.008cm" svg:y2="27.882cm">
          <text:p/>
        </draw:line>
        <draw:line draw:style-name="gr14" draw:text-style-name="P3" draw:layer="layout" svg:x1="18.083cm" svg:y1="27.958cm" svg:x2="18.083cm" svg:y2="27.882cm">
          <text:p/>
        </draw:line>
        <draw:line draw:style-name="gr14" draw:text-style-name="P3" draw:layer="layout" svg:x1="18.538cm" svg:y1="27.958cm" svg:x2="18.538cm" svg:y2="27.882cm">
          <text:p/>
        </draw:line>
        <draw:line draw:style-name="gr14" draw:text-style-name="P3" draw:layer="layout" svg:x1="18.614cm" svg:y1="27.958cm" svg:x2="18.614cm" svg:y2="27.882cm">
          <text:p/>
        </draw:line>
        <draw:line draw:style-name="gr14" draw:text-style-name="P3" draw:layer="layout" svg:x1="19.144cm" svg:y1="27.958cm" svg:x2="19.144cm" svg:y2="27.882cm">
          <text:p/>
        </draw:line>
        <draw:line draw:style-name="gr14" draw:text-style-name="P3" draw:layer="layout" svg:x1="19.22cm" svg:y1="27.958cm" svg:x2="19.22cm" svg:y2="27.882cm">
          <text:p/>
        </draw:line>
        <draw:line draw:style-name="gr14" draw:text-style-name="P3" draw:layer="layout" svg:x1="19.371cm" svg:y1="27.958cm" svg:x2="19.371cm" svg:y2="27.882cm">
          <text:p/>
        </draw:line>
        <draw:line draw:style-name="gr14" draw:text-style-name="P3" draw:layer="layout" svg:x1="19.447cm" svg:y1="27.958cm" svg:x2="19.447cm" svg:y2="27.882cm">
          <text:p/>
        </draw:line>
        <draw:line draw:style-name="gr14" draw:text-style-name="P3" draw:layer="layout" svg:x1="19.523cm" svg:y1="27.958cm" svg:x2="19.523cm" svg:y2="27.882cm">
          <text:p/>
        </draw:line>
        <draw:line draw:style-name="gr14" draw:text-style-name="P3" draw:layer="layout" svg:x1="19.674cm" svg:y1="27.958cm" svg:x2="19.674cm" svg:y2="27.882cm">
          <text:p/>
        </draw:line>
        <draw:line draw:style-name="gr14" draw:text-style-name="P3" draw:layer="layout" svg:x1="19.75cm" svg:y1="27.958cm" svg:x2="19.75cm" svg:y2="27.882cm">
          <text:p/>
        </draw:line>
        <draw:line draw:style-name="gr14" draw:text-style-name="P3" draw:layer="layout" svg:x1="19.902cm" svg:y1="27.958cm" svg:x2="19.902cm" svg:y2="27.882cm">
          <text:p/>
        </draw:line>
        <draw:line draw:style-name="gr14" draw:text-style-name="P3" draw:layer="layout" svg:x1="19.977cm" svg:y1="27.958cm" svg:x2="19.977cm" svg:y2="27.882cm">
          <text:p/>
        </draw:line>
        <draw:line draw:style-name="gr14" draw:text-style-name="P3" draw:layer="layout" svg:x1="20.129cm" svg:y1="27.958cm" svg:x2="20.129cm" svg:y2="27.882cm">
          <text:p/>
        </draw:line>
        <draw:line draw:style-name="gr14" draw:text-style-name="P3" draw:layer="layout" svg:x1="20.205cm" svg:y1="27.958cm" svg:x2="20.205cm" svg:y2="27.882cm">
          <text:p/>
        </draw:line>
        <draw:line draw:style-name="gr14" draw:text-style-name="P3" draw:layer="layout" svg:x1="20.356cm" svg:y1="27.958cm" svg:x2="20.356cm" svg:y2="27.882cm">
          <text:p/>
        </draw:line>
        <draw:line draw:style-name="gr14" draw:text-style-name="P3" draw:layer="layout" svg:x1="18.235cm" svg:y1="28.033cm" svg:x2="18.235cm" svg:y2="27.958cm">
          <text:p/>
        </draw:line>
        <draw:line draw:style-name="gr14" draw:text-style-name="P3" draw:layer="layout" svg:x1="18.311cm" svg:y1="28.033cm" svg:x2="18.311cm" svg:y2="27.958cm">
          <text:p/>
        </draw:line>
        <draw:line draw:style-name="gr14" draw:text-style-name="P3" draw:layer="layout" svg:x1="18.386cm" svg:y1="28.033cm" svg:x2="18.386cm" svg:y2="27.958cm">
          <text:p/>
        </draw:line>
        <draw:line draw:style-name="gr14" draw:text-style-name="P3" draw:layer="layout" svg:x1="18.462cm" svg:y1="28.033cm" svg:x2="18.462cm" svg:y2="27.958cm">
          <text:p/>
        </draw:line>
        <draw:line draw:style-name="gr14" draw:text-style-name="P3" draw:layer="layout" svg:x1="18.614cm" svg:y1="28.033cm" svg:x2="18.614cm" svg:y2="27.958cm">
          <text:p/>
        </draw:line>
        <draw:line draw:style-name="gr14" draw:text-style-name="P3" draw:layer="layout" svg:x1="19.068cm" svg:y1="28.033cm" svg:x2="19.068cm" svg:y2="27.958cm">
          <text:p/>
        </draw:line>
        <draw:line draw:style-name="gr14" draw:text-style-name="P3" draw:layer="layout" svg:x1="19.22cm" svg:y1="28.033cm" svg:x2="19.22cm" svg:y2="27.958cm">
          <text:p/>
        </draw:line>
        <draw:line draw:style-name="gr14" draw:text-style-name="P3" draw:layer="layout" svg:x1="19.523cm" svg:y1="28.033cm" svg:x2="19.523cm" svg:y2="27.958cm">
          <text:p/>
        </draw:line>
        <draw:line draw:style-name="gr14" draw:text-style-name="P3" draw:layer="layout" svg:x1="19.599cm" svg:y1="28.033cm" svg:x2="19.599cm" svg:y2="27.958cm">
          <text:p/>
        </draw:line>
        <draw:line draw:style-name="gr14" draw:text-style-name="P3" draw:layer="layout" svg:x1="19.75cm" svg:y1="28.033cm" svg:x2="19.75cm" svg:y2="27.958cm">
          <text:p/>
        </draw:line>
        <draw:line draw:style-name="gr14" draw:text-style-name="P3" draw:layer="layout" svg:x1="19.826cm" svg:y1="28.033cm" svg:x2="19.826cm" svg:y2="27.958cm">
          <text:p/>
        </draw:line>
        <draw:line draw:style-name="gr14" draw:text-style-name="P3" draw:layer="layout" svg:x1="19.902cm" svg:y1="28.033cm" svg:x2="19.902cm" svg:y2="27.958cm">
          <text:p/>
        </draw:line>
        <draw:line draw:style-name="gr14" draw:text-style-name="P3" draw:layer="layout" svg:x1="19.977cm" svg:y1="28.033cm" svg:x2="19.977cm" svg:y2="27.958cm">
          <text:p/>
        </draw:line>
        <draw:line draw:style-name="gr14" draw:text-style-name="P3" draw:layer="layout" svg:x1="20.053cm" svg:y1="28.033cm" svg:x2="20.053cm" svg:y2="27.958cm">
          <text:p/>
        </draw:line>
        <draw:line draw:style-name="gr14" draw:text-style-name="P3" draw:layer="layout" svg:x1="20.205cm" svg:y1="28.033cm" svg:x2="20.205cm" svg:y2="27.958cm">
          <text:p/>
        </draw:line>
        <draw:line draw:style-name="gr14" draw:text-style-name="P3" draw:layer="layout" svg:x1="20.28cm" svg:y1="28.033cm" svg:x2="20.28cm" svg:y2="27.958cm">
          <text:p/>
        </draw:line>
        <draw:line draw:style-name="gr14" draw:text-style-name="P3" draw:layer="layout" svg:x1="17.932cm" svg:y1="28.109cm" svg:x2="17.932cm" svg:y2="28.033cm">
          <text:p/>
        </draw:line>
        <draw:line draw:style-name="gr14" draw:text-style-name="P3" draw:layer="layout" svg:x1="18.008cm" svg:y1="28.109cm" svg:x2="18.008cm" svg:y2="28.033cm">
          <text:p/>
        </draw:line>
        <draw:line draw:style-name="gr14" draw:text-style-name="P3" draw:layer="layout" svg:x1="18.083cm" svg:y1="28.109cm" svg:x2="18.083cm" svg:y2="28.033cm">
          <text:p/>
        </draw:line>
        <draw:line draw:style-name="gr14" draw:text-style-name="P3" draw:layer="layout" svg:x1="18.235cm" svg:y1="28.109cm" svg:x2="18.235cm" svg:y2="28.033cm">
          <text:p/>
        </draw:line>
        <draw:line draw:style-name="gr14" draw:text-style-name="P3" draw:layer="layout" svg:x1="18.311cm" svg:y1="28.109cm" svg:x2="18.311cm" svg:y2="28.033cm">
          <text:p/>
        </draw:line>
        <draw:line draw:style-name="gr14" draw:text-style-name="P3" draw:layer="layout" svg:x1="18.69cm" svg:y1="28.109cm" svg:x2="18.69cm" svg:y2="28.033cm">
          <text:p/>
        </draw:line>
        <draw:line draw:style-name="gr14" draw:text-style-name="P3" draw:layer="layout" svg:x1="18.841cm" svg:y1="28.109cm" svg:x2="18.841cm" svg:y2="28.033cm">
          <text:p/>
        </draw:line>
        <draw:line draw:style-name="gr14" draw:text-style-name="P3" draw:layer="layout" svg:x1="18.917cm" svg:y1="28.109cm" svg:x2="18.917cm" svg:y2="28.033cm">
          <text:p/>
        </draw:line>
        <draw:line draw:style-name="gr14" draw:text-style-name="P3" draw:layer="layout" svg:x1="19.068cm" svg:y1="28.109cm" svg:x2="19.068cm" svg:y2="28.033cm">
          <text:p/>
        </draw:line>
        <draw:line draw:style-name="gr14" draw:text-style-name="P3" draw:layer="layout" svg:x1="19.144cm" svg:y1="28.109cm" svg:x2="19.144cm" svg:y2="28.033cm">
          <text:p/>
        </draw:line>
        <draw:line draw:style-name="gr14" draw:text-style-name="P3" draw:layer="layout" svg:x1="19.22cm" svg:y1="28.109cm" svg:x2="19.22cm" svg:y2="28.033cm">
          <text:p/>
        </draw:line>
        <draw:line draw:style-name="gr14" draw:text-style-name="P3" draw:layer="layout" svg:x1="19.296cm" svg:y1="28.109cm" svg:x2="19.296cm" svg:y2="28.033cm">
          <text:p/>
        </draw:line>
        <draw:line draw:style-name="gr14" draw:text-style-name="P3" draw:layer="layout" svg:x1="19.371cm" svg:y1="28.109cm" svg:x2="19.371cm" svg:y2="28.033cm">
          <text:p/>
        </draw:line>
        <draw:line draw:style-name="gr14" draw:text-style-name="P3" draw:layer="layout" svg:x1="19.447cm" svg:y1="28.109cm" svg:x2="19.447cm" svg:y2="28.033cm">
          <text:p/>
        </draw:line>
        <draw:line draw:style-name="gr14" draw:text-style-name="P3" draw:layer="layout" svg:x1="19.523cm" svg:y1="28.109cm" svg:x2="19.523cm" svg:y2="28.033cm">
          <text:p/>
        </draw:line>
        <draw:line draw:style-name="gr14" draw:text-style-name="P3" draw:layer="layout" svg:x1="19.826cm" svg:y1="28.109cm" svg:x2="19.826cm" svg:y2="28.033cm">
          <text:p/>
        </draw:line>
        <draw:line draw:style-name="gr14" draw:text-style-name="P3" draw:layer="layout" svg:x1="19.902cm" svg:y1="28.109cm" svg:x2="19.902cm" svg:y2="28.033cm">
          <text:p/>
        </draw:line>
        <draw:line draw:style-name="gr14" draw:text-style-name="P3" draw:layer="layout" svg:x1="19.977cm" svg:y1="28.109cm" svg:x2="19.977cm" svg:y2="28.033cm">
          <text:p/>
        </draw:line>
        <draw:line draw:style-name="gr14" draw:text-style-name="P3" draw:layer="layout" svg:x1="20.053cm" svg:y1="28.109cm" svg:x2="20.053cm" svg:y2="28.033cm">
          <text:p/>
        </draw:line>
        <draw:line draw:style-name="gr14" draw:text-style-name="P3" draw:layer="layout" svg:x1="20.129cm" svg:y1="28.109cm" svg:x2="20.129cm" svg:y2="28.033cm">
          <text:p/>
        </draw:line>
        <draw:line draw:style-name="gr14" draw:text-style-name="P3" draw:layer="layout" svg:x1="20.205cm" svg:y1="28.109cm" svg:x2="20.205cm" svg:y2="28.033cm">
          <text:p/>
        </draw:line>
        <draw:line draw:style-name="gr14" draw:text-style-name="P3" draw:layer="layout" svg:x1="20.28cm" svg:y1="28.109cm" svg:x2="20.28cm" svg:y2="28.033cm">
          <text:p/>
        </draw:line>
        <draw:line draw:style-name="gr14" draw:text-style-name="P3" draw:layer="layout" svg:x1="20.356cm" svg:y1="28.109cm" svg:x2="20.356cm" svg:y2="28.033cm">
          <text:p/>
        </draw:line>
        <draw:line draw:style-name="gr14" draw:text-style-name="P3" draw:layer="layout" svg:x1="18.159cm" svg:y1="28.185cm" svg:x2="18.159cm" svg:y2="28.109cm">
          <text:p/>
        </draw:line>
        <draw:line draw:style-name="gr14" draw:text-style-name="P3" draw:layer="layout" svg:x1="18.311cm" svg:y1="28.185cm" svg:x2="18.311cm" svg:y2="28.109cm">
          <text:p/>
        </draw:line>
        <draw:line draw:style-name="gr14" draw:text-style-name="P3" draw:layer="layout" svg:x1="18.386cm" svg:y1="28.185cm" svg:x2="18.386cm" svg:y2="28.109cm">
          <text:p/>
        </draw:line>
        <draw:line draw:style-name="gr14" draw:text-style-name="P3" draw:layer="layout" svg:x1="18.765cm" svg:y1="28.185cm" svg:x2="18.765cm" svg:y2="28.109cm">
          <text:p/>
        </draw:line>
        <draw:line draw:style-name="gr14" draw:text-style-name="P3" draw:layer="layout" svg:x1="19.068cm" svg:y1="28.185cm" svg:x2="19.068cm" svg:y2="28.109cm">
          <text:p/>
        </draw:line>
        <draw:line draw:style-name="gr14" draw:text-style-name="P3" draw:layer="layout" svg:x1="19.144cm" svg:y1="28.185cm" svg:x2="19.144cm" svg:y2="28.109cm">
          <text:p/>
        </draw:line>
        <draw:line draw:style-name="gr14" draw:text-style-name="P3" draw:layer="layout" svg:x1="19.371cm" svg:y1="28.185cm" svg:x2="19.371cm" svg:y2="28.109cm">
          <text:p/>
        </draw:line>
        <draw:line draw:style-name="gr14" draw:text-style-name="P3" draw:layer="layout" svg:x1="19.447cm" svg:y1="28.185cm" svg:x2="19.447cm" svg:y2="28.109cm">
          <text:p/>
        </draw:line>
        <draw:line draw:style-name="gr14" draw:text-style-name="P3" draw:layer="layout" svg:x1="19.674cm" svg:y1="28.185cm" svg:x2="19.674cm" svg:y2="28.109cm">
          <text:p/>
        </draw:line>
        <draw:line draw:style-name="gr14" draw:text-style-name="P3" draw:layer="layout" svg:x1="19.75cm" svg:y1="28.185cm" svg:x2="19.75cm" svg:y2="28.109cm">
          <text:p/>
        </draw:line>
        <draw:line draw:style-name="gr14" draw:text-style-name="P3" draw:layer="layout" svg:x1="19.977cm" svg:y1="28.185cm" svg:x2="19.977cm" svg:y2="28.109cm">
          <text:p/>
        </draw:line>
        <draw:line draw:style-name="gr14" draw:text-style-name="P3" draw:layer="layout" svg:x1="20.053cm" svg:y1="28.185cm" svg:x2="20.053cm" svg:y2="28.109cm">
          <text:p/>
        </draw:line>
        <draw:line draw:style-name="gr14" draw:text-style-name="P3" draw:layer="layout" svg:x1="20.129cm" svg:y1="28.185cm" svg:x2="20.129cm" svg:y2="28.109cm">
          <text:p/>
        </draw:line>
        <draw:line draw:style-name="gr14" draw:text-style-name="P3" draw:layer="layout" svg:x1="20.28cm" svg:y1="28.185cm" svg:x2="20.28cm" svg:y2="28.109cm">
          <text:p/>
        </draw:line>
        <draw:line draw:style-name="gr14" draw:text-style-name="P3" draw:layer="layout" svg:x1="20.356cm" svg:y1="28.185cm" svg:x2="20.356cm" svg:y2="28.109cm">
          <text:p/>
        </draw:line>
        <draw:line draw:style-name="gr14" draw:text-style-name="P3" draw:layer="layout" svg:x1="17.932cm" svg:y1="28.261cm" svg:x2="17.932cm" svg:y2="28.185cm">
          <text:p/>
        </draw:line>
        <draw:line draw:style-name="gr14" draw:text-style-name="P3" draw:layer="layout" svg:x1="18.008cm" svg:y1="28.261cm" svg:x2="18.008cm" svg:y2="28.185cm">
          <text:p/>
        </draw:line>
        <draw:line draw:style-name="gr14" draw:text-style-name="P3" draw:layer="layout" svg:x1="18.083cm" svg:y1="28.261cm" svg:x2="18.083cm" svg:y2="28.185cm">
          <text:p/>
        </draw:line>
        <draw:line draw:style-name="gr14" draw:text-style-name="P3" draw:layer="layout" svg:x1="18.462cm" svg:y1="28.261cm" svg:x2="18.462cm" svg:y2="28.185cm">
          <text:p/>
        </draw:line>
        <draw:line draw:style-name="gr14" draw:text-style-name="P3" draw:layer="layout" svg:x1="18.538cm" svg:y1="28.261cm" svg:x2="18.538cm" svg:y2="28.185cm">
          <text:p/>
        </draw:line>
        <draw:line draw:style-name="gr14" draw:text-style-name="P3" draw:layer="layout" svg:x1="18.614cm" svg:y1="28.261cm" svg:x2="18.614cm" svg:y2="28.185cm">
          <text:p/>
        </draw:line>
        <draw:line draw:style-name="gr14" draw:text-style-name="P3" draw:layer="layout" svg:x1="18.69cm" svg:y1="28.261cm" svg:x2="18.69cm" svg:y2="28.185cm">
          <text:p/>
        </draw:line>
        <draw:line draw:style-name="gr14" draw:text-style-name="P3" draw:layer="layout" svg:x1="18.841cm" svg:y1="28.261cm" svg:x2="18.841cm" svg:y2="28.185cm">
          <text:p/>
        </draw:line>
        <draw:line draw:style-name="gr14" draw:text-style-name="P3" draw:layer="layout" svg:x1="18.917cm" svg:y1="28.261cm" svg:x2="18.917cm" svg:y2="28.185cm">
          <text:p/>
        </draw:line>
        <draw:line draw:style-name="gr14" draw:text-style-name="P3" draw:layer="layout" svg:x1="18.993cm" svg:y1="28.261cm" svg:x2="18.993cm" svg:y2="28.185cm">
          <text:p/>
        </draw:line>
        <draw:line draw:style-name="gr14" draw:text-style-name="P3" draw:layer="layout" svg:x1="19.068cm" svg:y1="28.261cm" svg:x2="19.068cm" svg:y2="28.185cm">
          <text:p/>
        </draw:line>
        <draw:line draw:style-name="gr14" draw:text-style-name="P3" draw:layer="layout" svg:x1="19.296cm" svg:y1="28.261cm" svg:x2="19.296cm" svg:y2="28.185cm">
          <text:p/>
        </draw:line>
        <draw:line draw:style-name="gr14" draw:text-style-name="P3" draw:layer="layout" svg:x1="19.674cm" svg:y1="28.261cm" svg:x2="19.674cm" svg:y2="28.185cm">
          <text:p/>
        </draw:line>
        <draw:line draw:style-name="gr14" draw:text-style-name="P3" draw:layer="layout" svg:x1="19.902cm" svg:y1="28.261cm" svg:x2="19.902cm" svg:y2="28.185cm">
          <text:p/>
        </draw:line>
        <draw:line draw:style-name="gr14" draw:text-style-name="P3" draw:layer="layout" svg:x1="19.977cm" svg:y1="28.261cm" svg:x2="19.977cm" svg:y2="28.185cm">
          <text:p/>
        </draw:line>
        <draw:line draw:style-name="gr14" draw:text-style-name="P3" draw:layer="layout" svg:x1="20.129cm" svg:y1="28.261cm" svg:x2="20.129cm" svg:y2="28.185cm">
          <text:p/>
        </draw:line>
        <draw:line draw:style-name="gr14" draw:text-style-name="P3" draw:layer="layout" svg:x1="20.356cm" svg:y1="28.261cm" svg:x2="20.356cm" svg:y2="28.185cm">
          <text:p/>
        </draw:line>
        <draw:line draw:style-name="gr14" draw:text-style-name="P3" draw:layer="layout" svg:x1="17.932cm" svg:y1="28.337cm" svg:x2="17.932cm" svg:y2="28.261cm">
          <text:p/>
        </draw:line>
        <draw:line draw:style-name="gr14" draw:text-style-name="P3" draw:layer="layout" svg:x1="18.159cm" svg:y1="28.337cm" svg:x2="18.159cm" svg:y2="28.261cm">
          <text:p/>
        </draw:line>
        <draw:line draw:style-name="gr14" draw:text-style-name="P3" draw:layer="layout" svg:x1="18.311cm" svg:y1="28.337cm" svg:x2="18.311cm" svg:y2="28.261cm">
          <text:p/>
        </draw:line>
        <draw:line draw:style-name="gr14" draw:text-style-name="P3" draw:layer="layout" svg:x1="18.386cm" svg:y1="28.337cm" svg:x2="18.386cm" svg:y2="28.261cm">
          <text:p/>
        </draw:line>
        <draw:line draw:style-name="gr14" draw:text-style-name="P3" draw:layer="layout" svg:x1="18.462cm" svg:y1="28.337cm" svg:x2="18.462cm" svg:y2="28.261cm">
          <text:p/>
        </draw:line>
        <draw:line draw:style-name="gr14" draw:text-style-name="P3" draw:layer="layout" svg:x1="18.538cm" svg:y1="28.337cm" svg:x2="18.538cm" svg:y2="28.261cm">
          <text:p/>
        </draw:line>
        <draw:line draw:style-name="gr14" draw:text-style-name="P3" draw:layer="layout" svg:x1="18.614cm" svg:y1="28.337cm" svg:x2="18.614cm" svg:y2="28.261cm">
          <text:p/>
        </draw:line>
        <draw:line draw:style-name="gr14" draw:text-style-name="P3" draw:layer="layout" svg:x1="18.841cm" svg:y1="28.337cm" svg:x2="18.841cm" svg:y2="28.261cm">
          <text:p/>
        </draw:line>
        <draw:line draw:style-name="gr14" draw:text-style-name="P3" draw:layer="layout" svg:x1="19.068cm" svg:y1="28.337cm" svg:x2="19.068cm" svg:y2="28.261cm">
          <text:p/>
        </draw:line>
        <draw:line draw:style-name="gr14" draw:text-style-name="P3" draw:layer="layout" svg:x1="19.144cm" svg:y1="28.337cm" svg:x2="19.144cm" svg:y2="28.261cm">
          <text:p/>
        </draw:line>
        <draw:line draw:style-name="gr14" draw:text-style-name="P3" draw:layer="layout" svg:x1="19.22cm" svg:y1="28.337cm" svg:x2="19.22cm" svg:y2="28.261cm">
          <text:p/>
        </draw:line>
        <draw:line draw:style-name="gr14" draw:text-style-name="P3" draw:layer="layout" svg:x1="19.296cm" svg:y1="28.337cm" svg:x2="19.296cm" svg:y2="28.261cm">
          <text:p/>
        </draw:line>
        <draw:line draw:style-name="gr14" draw:text-style-name="P3" draw:layer="layout" svg:x1="19.447cm" svg:y1="28.337cm" svg:x2="19.447cm" svg:y2="28.261cm">
          <text:p/>
        </draw:line>
        <draw:line draw:style-name="gr14" draw:text-style-name="P3" draw:layer="layout" svg:x1="19.523cm" svg:y1="28.337cm" svg:x2="19.523cm" svg:y2="28.261cm">
          <text:p/>
        </draw:line>
        <draw:line draw:style-name="gr14" draw:text-style-name="P3" draw:layer="layout" svg:x1="19.599cm" svg:y1="28.337cm" svg:x2="19.599cm" svg:y2="28.261cm">
          <text:p/>
        </draw:line>
        <draw:line draw:style-name="gr14" draw:text-style-name="P3" draw:layer="layout" svg:x1="19.75cm" svg:y1="28.337cm" svg:x2="19.75cm" svg:y2="28.261cm">
          <text:p/>
        </draw:line>
        <draw:line draw:style-name="gr14" draw:text-style-name="P3" draw:layer="layout" svg:x1="19.826cm" svg:y1="28.337cm" svg:x2="19.826cm" svg:y2="28.261cm">
          <text:p/>
        </draw:line>
        <draw:line draw:style-name="gr14" draw:text-style-name="P3" draw:layer="layout" svg:x1="20.053cm" svg:y1="28.337cm" svg:x2="20.053cm" svg:y2="28.261cm">
          <text:p/>
        </draw:line>
        <draw:line draw:style-name="gr14" draw:text-style-name="P3" draw:layer="layout" svg:x1="20.28cm" svg:y1="28.337cm" svg:x2="20.28cm" svg:y2="28.261cm">
          <text:p/>
        </draw:line>
        <draw:line draw:style-name="gr14" draw:text-style-name="P3" draw:layer="layout" svg:x1="17.932cm" svg:y1="28.412cm" svg:x2="17.932cm" svg:y2="28.337cm">
          <text:p/>
        </draw:line>
        <draw:line draw:style-name="gr14" draw:text-style-name="P3" draw:layer="layout" svg:x1="18.159cm" svg:y1="28.412cm" svg:x2="18.159cm" svg:y2="28.337cm">
          <text:p/>
        </draw:line>
        <draw:line draw:style-name="gr14" draw:text-style-name="P3" draw:layer="layout" svg:x1="18.235cm" svg:y1="28.412cm" svg:x2="18.235cm" svg:y2="28.337cm">
          <text:p/>
        </draw:line>
        <draw:line draw:style-name="gr14" draw:text-style-name="P3" draw:layer="layout" svg:x1="18.311cm" svg:y1="28.412cm" svg:x2="18.311cm" svg:y2="28.337cm">
          <text:p/>
        </draw:line>
        <draw:line draw:style-name="gr14" draw:text-style-name="P3" draw:layer="layout" svg:x1="18.462cm" svg:y1="28.412cm" svg:x2="18.462cm" svg:y2="28.337cm">
          <text:p/>
        </draw:line>
        <draw:line draw:style-name="gr14" draw:text-style-name="P3" draw:layer="layout" svg:x1="18.538cm" svg:y1="28.412cm" svg:x2="18.538cm" svg:y2="28.337cm">
          <text:p/>
        </draw:line>
        <draw:line draw:style-name="gr14" draw:text-style-name="P3" draw:layer="layout" svg:x1="18.614cm" svg:y1="28.412cm" svg:x2="18.614cm" svg:y2="28.337cm">
          <text:p/>
        </draw:line>
        <draw:line draw:style-name="gr14" draw:text-style-name="P3" draw:layer="layout" svg:x1="18.69cm" svg:y1="28.412cm" svg:x2="18.69cm" svg:y2="28.337cm">
          <text:p/>
        </draw:line>
        <draw:line draw:style-name="gr14" draw:text-style-name="P3" draw:layer="layout" svg:x1="18.841cm" svg:y1="28.412cm" svg:x2="18.841cm" svg:y2="28.337cm">
          <text:p/>
        </draw:line>
        <draw:line draw:style-name="gr14" draw:text-style-name="P3" draw:layer="layout" svg:x1="18.917cm" svg:y1="28.412cm" svg:x2="18.917cm" svg:y2="28.337cm">
          <text:p/>
        </draw:line>
        <draw:line draw:style-name="gr14" draw:text-style-name="P3" draw:layer="layout" svg:x1="18.993cm" svg:y1="28.412cm" svg:x2="18.993cm" svg:y2="28.337cm">
          <text:p/>
        </draw:line>
        <draw:line draw:style-name="gr14" draw:text-style-name="P3" draw:layer="layout" svg:x1="19.068cm" svg:y1="28.412cm" svg:x2="19.068cm" svg:y2="28.337cm">
          <text:p/>
        </draw:line>
        <draw:line draw:style-name="gr14" draw:text-style-name="P3" draw:layer="layout" svg:x1="19.296cm" svg:y1="28.412cm" svg:x2="19.296cm" svg:y2="28.337cm">
          <text:p/>
        </draw:line>
        <draw:line draw:style-name="gr14" draw:text-style-name="P3" draw:layer="layout" svg:x1="19.523cm" svg:y1="28.412cm" svg:x2="19.523cm" svg:y2="28.337cm">
          <text:p/>
        </draw:line>
        <draw:line draw:style-name="gr14" draw:text-style-name="P3" draw:layer="layout" svg:x1="19.599cm" svg:y1="28.412cm" svg:x2="19.599cm" svg:y2="28.337cm">
          <text:p/>
        </draw:line>
        <draw:line draw:style-name="gr14" draw:text-style-name="P3" draw:layer="layout" svg:x1="19.826cm" svg:y1="28.412cm" svg:x2="19.826cm" svg:y2="28.337cm">
          <text:p/>
        </draw:line>
        <draw:line draw:style-name="gr14" draw:text-style-name="P3" draw:layer="layout" svg:x1="19.902cm" svg:y1="28.412cm" svg:x2="19.902cm" svg:y2="28.337cm">
          <text:p/>
        </draw:line>
        <draw:line draw:style-name="gr14" draw:text-style-name="P3" draw:layer="layout" svg:x1="20.053cm" svg:y1="28.412cm" svg:x2="20.053cm" svg:y2="28.337cm">
          <text:p/>
        </draw:line>
        <draw:line draw:style-name="gr14" draw:text-style-name="P3" draw:layer="layout" svg:x1="20.129cm" svg:y1="28.412cm" svg:x2="20.129cm" svg:y2="28.337cm">
          <text:p/>
        </draw:line>
        <draw:line draw:style-name="gr14" draw:text-style-name="P3" draw:layer="layout" svg:x1="20.205cm" svg:y1="28.412cm" svg:x2="20.205cm" svg:y2="28.337cm">
          <text:p/>
        </draw:line>
        <draw:line draw:style-name="gr14" draw:text-style-name="P3" draw:layer="layout" svg:x1="17.932cm" svg:y1="28.488cm" svg:x2="17.932cm" svg:y2="28.412cm">
          <text:p/>
        </draw:line>
        <draw:line draw:style-name="gr14" draw:text-style-name="P3" draw:layer="layout" svg:x1="18.159cm" svg:y1="28.488cm" svg:x2="18.159cm" svg:y2="28.412cm">
          <text:p/>
        </draw:line>
        <draw:line draw:style-name="gr14" draw:text-style-name="P3" draw:layer="layout" svg:x1="18.235cm" svg:y1="28.488cm" svg:x2="18.235cm" svg:y2="28.412cm">
          <text:p/>
        </draw:line>
        <draw:line draw:style-name="gr14" draw:text-style-name="P3" draw:layer="layout" svg:x1="18.311cm" svg:y1="28.488cm" svg:x2="18.311cm" svg:y2="28.412cm">
          <text:p/>
        </draw:line>
        <draw:line draw:style-name="gr14" draw:text-style-name="P3" draw:layer="layout" svg:x1="18.386cm" svg:y1="28.488cm" svg:x2="18.386cm" svg:y2="28.412cm">
          <text:p/>
        </draw:line>
        <draw:line draw:style-name="gr14" draw:text-style-name="P3" draw:layer="layout" svg:x1="18.462cm" svg:y1="28.488cm" svg:x2="18.462cm" svg:y2="28.412cm">
          <text:p/>
        </draw:line>
        <draw:line draw:style-name="gr14" draw:text-style-name="P3" draw:layer="layout" svg:x1="18.538cm" svg:y1="28.488cm" svg:x2="18.538cm" svg:y2="28.412cm">
          <text:p/>
        </draw:line>
        <draw:line draw:style-name="gr14" draw:text-style-name="P3" draw:layer="layout" svg:x1="18.765cm" svg:y1="28.488cm" svg:x2="18.765cm" svg:y2="28.412cm">
          <text:p/>
        </draw:line>
        <draw:line draw:style-name="gr14" draw:text-style-name="P3" draw:layer="layout" svg:x1="18.841cm" svg:y1="28.488cm" svg:x2="18.841cm" svg:y2="28.412cm">
          <text:p/>
        </draw:line>
        <draw:line draw:style-name="gr14" draw:text-style-name="P3" draw:layer="layout" svg:x1="19.068cm" svg:y1="28.488cm" svg:x2="19.068cm" svg:y2="28.412cm">
          <text:p/>
        </draw:line>
        <draw:line draw:style-name="gr14" draw:text-style-name="P3" draw:layer="layout" svg:x1="19.22cm" svg:y1="28.488cm" svg:x2="19.22cm" svg:y2="28.412cm">
          <text:p/>
        </draw:line>
        <draw:line draw:style-name="gr14" draw:text-style-name="P3" draw:layer="layout" svg:x1="19.599cm" svg:y1="28.488cm" svg:x2="19.599cm" svg:y2="28.412cm">
          <text:p/>
        </draw:line>
        <draw:line draw:style-name="gr14" draw:text-style-name="P3" draw:layer="layout" svg:x1="19.674cm" svg:y1="28.488cm" svg:x2="19.674cm" svg:y2="28.412cm">
          <text:p/>
        </draw:line>
        <draw:line draw:style-name="gr14" draw:text-style-name="P3" draw:layer="layout" svg:x1="19.75cm" svg:y1="28.488cm" svg:x2="19.75cm" svg:y2="28.412cm">
          <text:p/>
        </draw:line>
        <draw:line draw:style-name="gr14" draw:text-style-name="P3" draw:layer="layout" svg:x1="19.826cm" svg:y1="28.488cm" svg:x2="19.826cm" svg:y2="28.412cm">
          <text:p/>
        </draw:line>
        <draw:line draw:style-name="gr14" draw:text-style-name="P3" draw:layer="layout" svg:x1="19.902cm" svg:y1="28.488cm" svg:x2="19.902cm" svg:y2="28.412cm">
          <text:p/>
        </draw:line>
        <draw:line draw:style-name="gr14" draw:text-style-name="P3" draw:layer="layout" svg:x1="19.977cm" svg:y1="28.488cm" svg:x2="19.977cm" svg:y2="28.412cm">
          <text:p/>
        </draw:line>
        <draw:line draw:style-name="gr14" draw:text-style-name="P3" draw:layer="layout" svg:x1="20.053cm" svg:y1="28.488cm" svg:x2="20.053cm" svg:y2="28.412cm">
          <text:p/>
        </draw:line>
        <draw:line draw:style-name="gr14" draw:text-style-name="P3" draw:layer="layout" svg:x1="18.538cm" svg:y1="28.564cm" svg:x2="18.538cm" svg:y2="28.488cm">
          <text:p/>
        </draw:line>
        <draw:line draw:style-name="gr14" draw:text-style-name="P3" draw:layer="layout" svg:x1="18.841cm" svg:y1="28.564cm" svg:x2="18.841cm" svg:y2="28.488cm">
          <text:p/>
        </draw:line>
        <draw:line draw:style-name="gr14" draw:text-style-name="P3" draw:layer="layout" svg:x1="18.993cm" svg:y1="28.564cm" svg:x2="18.993cm" svg:y2="28.488cm">
          <text:p/>
        </draw:line>
        <draw:line draw:style-name="gr14" draw:text-style-name="P3" draw:layer="layout" svg:x1="19.144cm" svg:y1="28.564cm" svg:x2="19.144cm" svg:y2="28.488cm">
          <text:p/>
        </draw:line>
        <draw:line draw:style-name="gr14" draw:text-style-name="P3" draw:layer="layout" svg:x1="19.296cm" svg:y1="28.564cm" svg:x2="19.296cm" svg:y2="28.488cm">
          <text:p/>
        </draw:line>
        <draw:line draw:style-name="gr14" draw:text-style-name="P3" draw:layer="layout" svg:x1="19.371cm" svg:y1="28.564cm" svg:x2="19.371cm" svg:y2="28.488cm">
          <text:p/>
        </draw:line>
        <draw:line draw:style-name="gr14" draw:text-style-name="P3" draw:layer="layout" svg:x1="19.447cm" svg:y1="28.564cm" svg:x2="19.447cm" svg:y2="28.488cm">
          <text:p/>
        </draw:line>
        <draw:line draw:style-name="gr14" draw:text-style-name="P3" draw:layer="layout" svg:x1="19.75cm" svg:y1="28.564cm" svg:x2="19.75cm" svg:y2="28.488cm">
          <text:p/>
        </draw:line>
        <draw:line draw:style-name="gr14" draw:text-style-name="P3" draw:layer="layout" svg:x1="20.053cm" svg:y1="28.564cm" svg:x2="20.053cm" svg:y2="28.488cm">
          <text:p/>
        </draw:line>
        <draw:line draw:style-name="gr14" draw:text-style-name="P3" draw:layer="layout" svg:x1="20.205cm" svg:y1="28.564cm" svg:x2="20.205cm" svg:y2="28.488cm">
          <text:p/>
        </draw:line>
        <draw:line draw:style-name="gr14" draw:text-style-name="P3" draw:layer="layout" svg:x1="20.356cm" svg:y1="28.564cm" svg:x2="20.356cm" svg:y2="28.488cm">
          <text:p/>
        </draw:line>
        <draw:line draw:style-name="gr14" draw:text-style-name="P3" draw:layer="layout" svg:x1="17.932cm" svg:y1="28.64cm" svg:x2="17.932cm" svg:y2="28.564cm">
          <text:p/>
        </draw:line>
        <draw:line draw:style-name="gr14" draw:text-style-name="P3" draw:layer="layout" svg:x1="18.008cm" svg:y1="28.64cm" svg:x2="18.008cm" svg:y2="28.564cm">
          <text:p/>
        </draw:line>
        <draw:line draw:style-name="gr14" draw:text-style-name="P3" draw:layer="layout" svg:x1="18.083cm" svg:y1="28.64cm" svg:x2="18.083cm" svg:y2="28.564cm">
          <text:p/>
        </draw:line>
        <draw:line draw:style-name="gr14" draw:text-style-name="P3" draw:layer="layout" svg:x1="18.159cm" svg:y1="28.64cm" svg:x2="18.159cm" svg:y2="28.564cm">
          <text:p/>
        </draw:line>
        <draw:line draw:style-name="gr14" draw:text-style-name="P3" draw:layer="layout" svg:x1="18.235cm" svg:y1="28.64cm" svg:x2="18.235cm" svg:y2="28.564cm">
          <text:p/>
        </draw:line>
        <draw:line draw:style-name="gr14" draw:text-style-name="P3" draw:layer="layout" svg:x1="18.311cm" svg:y1="28.64cm" svg:x2="18.311cm" svg:y2="28.564cm">
          <text:p/>
        </draw:line>
        <draw:line draw:style-name="gr14" draw:text-style-name="P3" draw:layer="layout" svg:x1="18.386cm" svg:y1="28.64cm" svg:x2="18.386cm" svg:y2="28.564cm">
          <text:p/>
        </draw:line>
        <draw:line draw:style-name="gr14" draw:text-style-name="P3" draw:layer="layout" svg:x1="18.765cm" svg:y1="28.64cm" svg:x2="18.765cm" svg:y2="28.564cm">
          <text:p/>
        </draw:line>
        <draw:line draw:style-name="gr14" draw:text-style-name="P3" draw:layer="layout" svg:x1="18.841cm" svg:y1="28.64cm" svg:x2="18.841cm" svg:y2="28.564cm">
          <text:p/>
        </draw:line>
        <draw:line draw:style-name="gr14" draw:text-style-name="P3" draw:layer="layout" svg:x1="18.993cm" svg:y1="28.64cm" svg:x2="18.993cm" svg:y2="28.564cm">
          <text:p/>
        </draw:line>
        <draw:line draw:style-name="gr14" draw:text-style-name="P3" draw:layer="layout" svg:x1="19.068cm" svg:y1="28.64cm" svg:x2="19.068cm" svg:y2="28.564cm">
          <text:p/>
        </draw:line>
        <draw:line draw:style-name="gr14" draw:text-style-name="P3" draw:layer="layout" svg:x1="19.144cm" svg:y1="28.64cm" svg:x2="19.144cm" svg:y2="28.564cm">
          <text:p/>
        </draw:line>
        <draw:line draw:style-name="gr14" draw:text-style-name="P3" draw:layer="layout" svg:x1="19.296cm" svg:y1="28.64cm" svg:x2="19.296cm" svg:y2="28.564cm">
          <text:p/>
        </draw:line>
        <draw:line draw:style-name="gr14" draw:text-style-name="P3" draw:layer="layout" svg:x1="19.447cm" svg:y1="28.64cm" svg:x2="19.447cm" svg:y2="28.564cm">
          <text:p/>
        </draw:line>
        <draw:line draw:style-name="gr14" draw:text-style-name="P3" draw:layer="layout" svg:x1="19.599cm" svg:y1="28.64cm" svg:x2="19.599cm" svg:y2="28.564cm">
          <text:p/>
        </draw:line>
        <draw:line draw:style-name="gr14" draw:text-style-name="P3" draw:layer="layout" svg:x1="19.674cm" svg:y1="28.64cm" svg:x2="19.674cm" svg:y2="28.564cm">
          <text:p/>
        </draw:line>
        <draw:line draw:style-name="gr14" draw:text-style-name="P3" draw:layer="layout" svg:x1="19.75cm" svg:y1="28.64cm" svg:x2="19.75cm" svg:y2="28.564cm">
          <text:p/>
        </draw:line>
        <draw:line draw:style-name="gr14" draw:text-style-name="P3" draw:layer="layout" svg:x1="19.902cm" svg:y1="28.64cm" svg:x2="19.902cm" svg:y2="28.564cm">
          <text:p/>
        </draw:line>
        <draw:line draw:style-name="gr14" draw:text-style-name="P3" draw:layer="layout" svg:x1="20.053cm" svg:y1="28.64cm" svg:x2="20.053cm" svg:y2="28.564cm">
          <text:p/>
        </draw:line>
        <draw:line draw:style-name="gr14" draw:text-style-name="P3" draw:layer="layout" svg:x1="20.205cm" svg:y1="28.64cm" svg:x2="20.205cm" svg:y2="28.564cm">
          <text:p/>
        </draw:line>
        <draw:line draw:style-name="gr14" draw:text-style-name="P3" draw:layer="layout" svg:x1="20.28cm" svg:y1="28.64cm" svg:x2="20.28cm" svg:y2="28.564cm">
          <text:p/>
        </draw:line>
        <draw:line draw:style-name="gr14" draw:text-style-name="P3" draw:layer="layout" svg:x1="17.932cm" svg:y1="28.715cm" svg:x2="17.932cm" svg:y2="28.64cm">
          <text:p/>
        </draw:line>
        <draw:line draw:style-name="gr14" draw:text-style-name="P3" draw:layer="layout" svg:x1="18.386cm" svg:y1="28.715cm" svg:x2="18.386cm" svg:y2="28.64cm">
          <text:p/>
        </draw:line>
        <draw:line draw:style-name="gr14" draw:text-style-name="P3" draw:layer="layout" svg:x1="18.538cm" svg:y1="28.715cm" svg:x2="18.538cm" svg:y2="28.64cm">
          <text:p/>
        </draw:line>
        <draw:line draw:style-name="gr14" draw:text-style-name="P3" draw:layer="layout" svg:x1="18.614cm" svg:y1="28.715cm" svg:x2="18.614cm" svg:y2="28.64cm">
          <text:p/>
        </draw:line>
        <draw:line draw:style-name="gr14" draw:text-style-name="P3" draw:layer="layout" svg:x1="19.068cm" svg:y1="28.715cm" svg:x2="19.068cm" svg:y2="28.64cm">
          <text:p/>
        </draw:line>
        <draw:line draw:style-name="gr14" draw:text-style-name="P3" draw:layer="layout" svg:x1="19.523cm" svg:y1="28.715cm" svg:x2="19.523cm" svg:y2="28.64cm">
          <text:p/>
        </draw:line>
        <draw:line draw:style-name="gr14" draw:text-style-name="P3" draw:layer="layout" svg:x1="19.599cm" svg:y1="28.715cm" svg:x2="19.599cm" svg:y2="28.64cm">
          <text:p/>
        </draw:line>
        <draw:line draw:style-name="gr14" draw:text-style-name="P3" draw:layer="layout" svg:x1="19.674cm" svg:y1="28.715cm" svg:x2="19.674cm" svg:y2="28.64cm">
          <text:p/>
        </draw:line>
        <draw:line draw:style-name="gr14" draw:text-style-name="P3" draw:layer="layout" svg:x1="19.75cm" svg:y1="28.715cm" svg:x2="19.75cm" svg:y2="28.64cm">
          <text:p/>
        </draw:line>
        <draw:line draw:style-name="gr14" draw:text-style-name="P3" draw:layer="layout" svg:x1="20.053cm" svg:y1="28.715cm" svg:x2="20.053cm" svg:y2="28.64cm">
          <text:p/>
        </draw:line>
        <draw:line draw:style-name="gr14" draw:text-style-name="P3" draw:layer="layout" svg:x1="20.129cm" svg:y1="28.715cm" svg:x2="20.129cm" svg:y2="28.64cm">
          <text:p/>
        </draw:line>
        <draw:line draw:style-name="gr14" draw:text-style-name="P3" draw:layer="layout" svg:x1="20.205cm" svg:y1="28.715cm" svg:x2="20.205cm" svg:y2="28.64cm">
          <text:p/>
        </draw:line>
        <draw:line draw:style-name="gr14" draw:text-style-name="P3" draw:layer="layout" svg:x1="17.932cm" svg:y1="28.791cm" svg:x2="17.932cm" svg:y2="28.715cm">
          <text:p/>
        </draw:line>
        <draw:line draw:style-name="gr14" draw:text-style-name="P3" draw:layer="layout" svg:x1="18.083cm" svg:y1="28.791cm" svg:x2="18.083cm" svg:y2="28.715cm">
          <text:p/>
        </draw:line>
        <draw:line draw:style-name="gr14" draw:text-style-name="P3" draw:layer="layout" svg:x1="18.159cm" svg:y1="28.791cm" svg:x2="18.159cm" svg:y2="28.715cm">
          <text:p/>
        </draw:line>
        <draw:line draw:style-name="gr14" draw:text-style-name="P3" draw:layer="layout" svg:x1="18.235cm" svg:y1="28.791cm" svg:x2="18.235cm" svg:y2="28.715cm">
          <text:p/>
        </draw:line>
        <draw:line draw:style-name="gr14" draw:text-style-name="P3" draw:layer="layout" svg:x1="18.386cm" svg:y1="28.791cm" svg:x2="18.386cm" svg:y2="28.715cm">
          <text:p/>
        </draw:line>
        <draw:line draw:style-name="gr14" draw:text-style-name="P3" draw:layer="layout" svg:x1="18.538cm" svg:y1="28.791cm" svg:x2="18.538cm" svg:y2="28.715cm">
          <text:p/>
        </draw:line>
        <draw:line draw:style-name="gr14" draw:text-style-name="P3" draw:layer="layout" svg:x1="18.69cm" svg:y1="28.791cm" svg:x2="18.69cm" svg:y2="28.715cm">
          <text:p/>
        </draw:line>
        <draw:line draw:style-name="gr14" draw:text-style-name="P3" draw:layer="layout" svg:x1="18.765cm" svg:y1="28.791cm" svg:x2="18.765cm" svg:y2="28.715cm">
          <text:p/>
        </draw:line>
        <draw:line draw:style-name="gr14" draw:text-style-name="P3" draw:layer="layout" svg:x1="18.917cm" svg:y1="28.791cm" svg:x2="18.917cm" svg:y2="28.715cm">
          <text:p/>
        </draw:line>
        <draw:line draw:style-name="gr14" draw:text-style-name="P3" draw:layer="layout" svg:x1="18.993cm" svg:y1="28.791cm" svg:x2="18.993cm" svg:y2="28.715cm">
          <text:p/>
        </draw:line>
        <draw:line draw:style-name="gr14" draw:text-style-name="P3" draw:layer="layout" svg:x1="19.068cm" svg:y1="28.791cm" svg:x2="19.068cm" svg:y2="28.715cm">
          <text:p/>
        </draw:line>
        <draw:line draw:style-name="gr14" draw:text-style-name="P3" draw:layer="layout" svg:x1="19.296cm" svg:y1="28.791cm" svg:x2="19.296cm" svg:y2="28.715cm">
          <text:p/>
        </draw:line>
        <draw:line draw:style-name="gr14" draw:text-style-name="P3" draw:layer="layout" svg:x1="19.523cm" svg:y1="28.791cm" svg:x2="19.523cm" svg:y2="28.715cm">
          <text:p/>
        </draw:line>
        <draw:line draw:style-name="gr14" draw:text-style-name="P3" draw:layer="layout" svg:x1="19.75cm" svg:y1="28.791cm" svg:x2="19.75cm" svg:y2="28.715cm">
          <text:p/>
        </draw:line>
        <draw:line draw:style-name="gr14" draw:text-style-name="P3" draw:layer="layout" svg:x1="19.826cm" svg:y1="28.791cm" svg:x2="19.826cm" svg:y2="28.715cm">
          <text:p/>
        </draw:line>
        <draw:line draw:style-name="gr14" draw:text-style-name="P3" draw:layer="layout" svg:x1="19.902cm" svg:y1="28.791cm" svg:x2="19.902cm" svg:y2="28.715cm">
          <text:p/>
        </draw:line>
        <draw:line draw:style-name="gr14" draw:text-style-name="P3" draw:layer="layout" svg:x1="19.977cm" svg:y1="28.791cm" svg:x2="19.977cm" svg:y2="28.715cm">
          <text:p/>
        </draw:line>
        <draw:line draw:style-name="gr14" draw:text-style-name="P3" draw:layer="layout" svg:x1="20.053cm" svg:y1="28.791cm" svg:x2="20.053cm" svg:y2="28.715cm">
          <text:p/>
        </draw:line>
        <draw:line draw:style-name="gr14" draw:text-style-name="P3" draw:layer="layout" svg:x1="20.129cm" svg:y1="28.791cm" svg:x2="20.129cm" svg:y2="28.715cm">
          <text:p/>
        </draw:line>
        <draw:line draw:style-name="gr14" draw:text-style-name="P3" draw:layer="layout" svg:x1="20.28cm" svg:y1="28.791cm" svg:x2="20.28cm" svg:y2="28.715cm">
          <text:p/>
        </draw:line>
        <draw:line draw:style-name="gr14" draw:text-style-name="P3" draw:layer="layout" svg:x1="17.932cm" svg:y1="28.867cm" svg:x2="17.932cm" svg:y2="28.791cm">
          <text:p/>
        </draw:line>
        <draw:line draw:style-name="gr14" draw:text-style-name="P3" draw:layer="layout" svg:x1="18.083cm" svg:y1="28.867cm" svg:x2="18.083cm" svg:y2="28.791cm">
          <text:p/>
        </draw:line>
        <draw:line draw:style-name="gr14" draw:text-style-name="P3" draw:layer="layout" svg:x1="18.159cm" svg:y1="28.867cm" svg:x2="18.159cm" svg:y2="28.791cm">
          <text:p/>
        </draw:line>
        <draw:line draw:style-name="gr14" draw:text-style-name="P3" draw:layer="layout" svg:x1="18.235cm" svg:y1="28.867cm" svg:x2="18.235cm" svg:y2="28.791cm">
          <text:p/>
        </draw:line>
        <draw:line draw:style-name="gr14" draw:text-style-name="P3" draw:layer="layout" svg:x1="18.386cm" svg:y1="28.867cm" svg:x2="18.386cm" svg:y2="28.791cm">
          <text:p/>
        </draw:line>
        <draw:line draw:style-name="gr14" draw:text-style-name="P3" draw:layer="layout" svg:x1="18.538cm" svg:y1="28.867cm" svg:x2="18.538cm" svg:y2="28.791cm">
          <text:p/>
        </draw:line>
        <draw:line draw:style-name="gr14" draw:text-style-name="P3" draw:layer="layout" svg:x1="18.614cm" svg:y1="28.867cm" svg:x2="18.614cm" svg:y2="28.791cm">
          <text:p/>
        </draw:line>
        <draw:line draw:style-name="gr14" draw:text-style-name="P3" draw:layer="layout" svg:x1="18.69cm" svg:y1="28.867cm" svg:x2="18.69cm" svg:y2="28.791cm">
          <text:p/>
        </draw:line>
        <draw:line draw:style-name="gr14" draw:text-style-name="P3" draw:layer="layout" svg:x1="18.841cm" svg:y1="28.867cm" svg:x2="18.841cm" svg:y2="28.791cm">
          <text:p/>
        </draw:line>
        <draw:line draw:style-name="gr14" draw:text-style-name="P3" draw:layer="layout" svg:x1="19.068cm" svg:y1="28.867cm" svg:x2="19.068cm" svg:y2="28.791cm">
          <text:p/>
        </draw:line>
        <draw:line draw:style-name="gr14" draw:text-style-name="P3" draw:layer="layout" svg:x1="19.144cm" svg:y1="28.867cm" svg:x2="19.144cm" svg:y2="28.791cm">
          <text:p/>
        </draw:line>
        <draw:line draw:style-name="gr14" draw:text-style-name="P3" draw:layer="layout" svg:x1="19.447cm" svg:y1="28.867cm" svg:x2="19.447cm" svg:y2="28.791cm">
          <text:p/>
        </draw:line>
        <draw:line draw:style-name="gr14" draw:text-style-name="P3" draw:layer="layout" svg:x1="19.674cm" svg:y1="28.867cm" svg:x2="19.674cm" svg:y2="28.791cm">
          <text:p/>
        </draw:line>
        <draw:line draw:style-name="gr14" draw:text-style-name="P3" draw:layer="layout" svg:x1="19.826cm" svg:y1="28.867cm" svg:x2="19.826cm" svg:y2="28.791cm">
          <text:p/>
        </draw:line>
        <draw:line draw:style-name="gr14" draw:text-style-name="P3" draw:layer="layout" svg:x1="20.053cm" svg:y1="28.867cm" svg:x2="20.053cm" svg:y2="28.791cm">
          <text:p/>
        </draw:line>
        <draw:line draw:style-name="gr14" draw:text-style-name="P3" draw:layer="layout" svg:x1="20.28cm" svg:y1="28.867cm" svg:x2="20.28cm" svg:y2="28.791cm">
          <text:p/>
        </draw:line>
        <draw:line draw:style-name="gr14" draw:text-style-name="P3" draw:layer="layout" svg:x1="20.356cm" svg:y1="28.867cm" svg:x2="20.356cm" svg:y2="28.791cm">
          <text:p/>
        </draw:line>
        <draw:line draw:style-name="gr14" draw:text-style-name="P3" draw:layer="layout" svg:x1="17.932cm" svg:y1="28.943cm" svg:x2="17.932cm" svg:y2="28.867cm">
          <text:p/>
        </draw:line>
        <draw:line draw:style-name="gr14" draw:text-style-name="P3" draw:layer="layout" svg:x1="18.083cm" svg:y1="28.943cm" svg:x2="18.083cm" svg:y2="28.867cm">
          <text:p/>
        </draw:line>
        <draw:line draw:style-name="gr14" draw:text-style-name="P3" draw:layer="layout" svg:x1="18.159cm" svg:y1="28.943cm" svg:x2="18.159cm" svg:y2="28.867cm">
          <text:p/>
        </draw:line>
        <draw:line draw:style-name="gr14" draw:text-style-name="P3" draw:layer="layout" svg:x1="18.235cm" svg:y1="28.943cm" svg:x2="18.235cm" svg:y2="28.867cm">
          <text:p/>
        </draw:line>
        <draw:line draw:style-name="gr14" draw:text-style-name="P3" draw:layer="layout" svg:x1="18.386cm" svg:y1="28.943cm" svg:x2="18.386cm" svg:y2="28.867cm">
          <text:p/>
        </draw:line>
        <draw:line draw:style-name="gr14" draw:text-style-name="P3" draw:layer="layout" svg:x1="18.538cm" svg:y1="28.943cm" svg:x2="18.538cm" svg:y2="28.867cm">
          <text:p/>
        </draw:line>
        <draw:line draw:style-name="gr14" draw:text-style-name="P3" draw:layer="layout" svg:x1="18.765cm" svg:y1="28.943cm" svg:x2="18.765cm" svg:y2="28.867cm">
          <text:p/>
        </draw:line>
        <draw:line draw:style-name="gr14" draw:text-style-name="P3" draw:layer="layout" svg:x1="18.917cm" svg:y1="28.943cm" svg:x2="18.917cm" svg:y2="28.867cm">
          <text:p/>
        </draw:line>
        <draw:line draw:style-name="gr14" draw:text-style-name="P3" draw:layer="layout" svg:x1="19.371cm" svg:y1="28.943cm" svg:x2="19.371cm" svg:y2="28.867cm">
          <text:p/>
        </draw:line>
        <draw:line draw:style-name="gr14" draw:text-style-name="P3" draw:layer="layout" svg:x1="19.523cm" svg:y1="28.943cm" svg:x2="19.523cm" svg:y2="28.867cm">
          <text:p/>
        </draw:line>
        <draw:line draw:style-name="gr14" draw:text-style-name="P3" draw:layer="layout" svg:x1="19.599cm" svg:y1="28.943cm" svg:x2="19.599cm" svg:y2="28.867cm">
          <text:p/>
        </draw:line>
        <draw:line draw:style-name="gr14" draw:text-style-name="P3" draw:layer="layout" svg:x1="19.75cm" svg:y1="28.943cm" svg:x2="19.75cm" svg:y2="28.867cm">
          <text:p/>
        </draw:line>
        <draw:line draw:style-name="gr14" draw:text-style-name="P3" draw:layer="layout" svg:x1="19.826cm" svg:y1="28.943cm" svg:x2="19.826cm" svg:y2="28.867cm">
          <text:p/>
        </draw:line>
        <draw:line draw:style-name="gr14" draw:text-style-name="P3" draw:layer="layout" svg:x1="19.902cm" svg:y1="28.943cm" svg:x2="19.902cm" svg:y2="28.867cm">
          <text:p/>
        </draw:line>
        <draw:line draw:style-name="gr14" draw:text-style-name="P3" draw:layer="layout" svg:x1="19.977cm" svg:y1="28.943cm" svg:x2="19.977cm" svg:y2="28.867cm">
          <text:p/>
        </draw:line>
        <draw:line draw:style-name="gr14" draw:text-style-name="P3" draw:layer="layout" svg:x1="20.129cm" svg:y1="28.943cm" svg:x2="20.129cm" svg:y2="28.867cm">
          <text:p/>
        </draw:line>
        <draw:line draw:style-name="gr14" draw:text-style-name="P3" draw:layer="layout" svg:x1="20.205cm" svg:y1="28.943cm" svg:x2="20.205cm" svg:y2="28.867cm">
          <text:p/>
        </draw:line>
        <draw:line draw:style-name="gr14" draw:text-style-name="P3" draw:layer="layout" svg:x1="17.932cm" svg:y1="29.018cm" svg:x2="17.932cm" svg:y2="28.943cm">
          <text:p/>
        </draw:line>
        <draw:line draw:style-name="gr14" draw:text-style-name="P3" draw:layer="layout" svg:x1="18.386cm" svg:y1="29.018cm" svg:x2="18.386cm" svg:y2="28.943cm">
          <text:p/>
        </draw:line>
        <draw:line draw:style-name="gr14" draw:text-style-name="P3" draw:layer="layout" svg:x1="18.841cm" svg:y1="29.018cm" svg:x2="18.841cm" svg:y2="28.943cm">
          <text:p/>
        </draw:line>
        <draw:line draw:style-name="gr14" draw:text-style-name="P3" draw:layer="layout" svg:x1="18.993cm" svg:y1="29.018cm" svg:x2="18.993cm" svg:y2="28.943cm">
          <text:p/>
        </draw:line>
        <draw:line draw:style-name="gr14" draw:text-style-name="P3" draw:layer="layout" svg:x1="19.144cm" svg:y1="29.018cm" svg:x2="19.144cm" svg:y2="28.943cm">
          <text:p/>
        </draw:line>
        <draw:line draw:style-name="gr14" draw:text-style-name="P3" draw:layer="layout" svg:x1="19.371cm" svg:y1="29.018cm" svg:x2="19.371cm" svg:y2="28.943cm">
          <text:p/>
        </draw:line>
        <draw:line draw:style-name="gr14" draw:text-style-name="P3" draw:layer="layout" svg:x1="19.447cm" svg:y1="29.018cm" svg:x2="19.447cm" svg:y2="28.943cm">
          <text:p/>
        </draw:line>
        <draw:line draw:style-name="gr14" draw:text-style-name="P3" draw:layer="layout" svg:x1="19.523cm" svg:y1="29.018cm" svg:x2="19.523cm" svg:y2="28.943cm">
          <text:p/>
        </draw:line>
        <draw:line draw:style-name="gr14" draw:text-style-name="P3" draw:layer="layout" svg:x1="19.599cm" svg:y1="29.018cm" svg:x2="19.599cm" svg:y2="28.943cm">
          <text:p/>
        </draw:line>
        <draw:line draw:style-name="gr14" draw:text-style-name="P3" draw:layer="layout" svg:x1="19.826cm" svg:y1="29.018cm" svg:x2="19.826cm" svg:y2="28.943cm">
          <text:p/>
        </draw:line>
        <draw:line draw:style-name="gr14" draw:text-style-name="P3" draw:layer="layout" svg:x1="19.902cm" svg:y1="29.018cm" svg:x2="19.902cm" svg:y2="28.943cm">
          <text:p/>
        </draw:line>
        <draw:line draw:style-name="gr14" draw:text-style-name="P3" draw:layer="layout" svg:x1="20.053cm" svg:y1="29.018cm" svg:x2="20.053cm" svg:y2="28.943cm">
          <text:p/>
        </draw:line>
        <draw:line draw:style-name="gr14" draw:text-style-name="P3" draw:layer="layout" svg:x1="20.129cm" svg:y1="29.018cm" svg:x2="20.129cm" svg:y2="28.943cm">
          <text:p/>
        </draw:line>
        <draw:line draw:style-name="gr14" draw:text-style-name="P3" draw:layer="layout" svg:x1="20.205cm" svg:y1="29.018cm" svg:x2="20.205cm" svg:y2="28.943cm">
          <text:p/>
        </draw:line>
        <draw:line draw:style-name="gr14" draw:text-style-name="P3" draw:layer="layout" svg:x1="17.932cm" svg:y1="29.094cm" svg:x2="17.932cm" svg:y2="29.018cm">
          <text:p/>
        </draw:line>
        <draw:line draw:style-name="gr14" draw:text-style-name="P3" draw:layer="layout" svg:x1="18.008cm" svg:y1="29.094cm" svg:x2="18.008cm" svg:y2="29.018cm">
          <text:p/>
        </draw:line>
        <draw:line draw:style-name="gr14" draw:text-style-name="P3" draw:layer="layout" svg:x1="18.083cm" svg:y1="29.094cm" svg:x2="18.083cm" svg:y2="29.018cm">
          <text:p/>
        </draw:line>
        <draw:line draw:style-name="gr14" draw:text-style-name="P3" draw:layer="layout" svg:x1="18.159cm" svg:y1="29.094cm" svg:x2="18.159cm" svg:y2="29.018cm">
          <text:p/>
        </draw:line>
        <draw:line draw:style-name="gr14" draw:text-style-name="P3" draw:layer="layout" svg:x1="18.235cm" svg:y1="29.094cm" svg:x2="18.235cm" svg:y2="29.018cm">
          <text:p/>
        </draw:line>
        <draw:line draw:style-name="gr14" draw:text-style-name="P3" draw:layer="layout" svg:x1="18.311cm" svg:y1="29.094cm" svg:x2="18.311cm" svg:y2="29.018cm">
          <text:p/>
        </draw:line>
        <draw:line draw:style-name="gr14" draw:text-style-name="P3" draw:layer="layout" svg:x1="18.386cm" svg:y1="29.094cm" svg:x2="18.386cm" svg:y2="29.018cm">
          <text:p/>
        </draw:line>
        <draw:line draw:style-name="gr14" draw:text-style-name="P3" draw:layer="layout" svg:x1="18.538cm" svg:y1="29.094cm" svg:x2="18.538cm" svg:y2="29.018cm">
          <text:p/>
        </draw:line>
        <draw:line draw:style-name="gr14" draw:text-style-name="P3" draw:layer="layout" svg:x1="18.614cm" svg:y1="29.094cm" svg:x2="18.614cm" svg:y2="29.018cm">
          <text:p/>
        </draw:line>
        <draw:line draw:style-name="gr14" draw:text-style-name="P3" draw:layer="layout" svg:x1="18.841cm" svg:y1="29.094cm" svg:x2="18.841cm" svg:y2="29.018cm">
          <text:p/>
        </draw:line>
        <draw:line draw:style-name="gr14" draw:text-style-name="P3" draw:layer="layout" svg:x1="18.993cm" svg:y1="29.094cm" svg:x2="18.993cm" svg:y2="29.018cm">
          <text:p/>
        </draw:line>
        <draw:line draw:style-name="gr14" draw:text-style-name="P3" draw:layer="layout" svg:x1="19.22cm" svg:y1="29.094cm" svg:x2="19.22cm" svg:y2="29.018cm">
          <text:p/>
        </draw:line>
        <draw:line draw:style-name="gr14" draw:text-style-name="P3" draw:layer="layout" svg:x1="19.371cm" svg:y1="29.094cm" svg:x2="19.371cm" svg:y2="29.018cm">
          <text:p/>
        </draw:line>
        <draw:line draw:style-name="gr14" draw:text-style-name="P3" draw:layer="layout" svg:x1="19.599cm" svg:y1="29.094cm" svg:x2="19.599cm" svg:y2="29.018cm">
          <text:p/>
        </draw:line>
        <draw:line draw:style-name="gr14" draw:text-style-name="P3" draw:layer="layout" svg:x1="19.674cm" svg:y1="29.094cm" svg:x2="19.674cm" svg:y2="29.018cm">
          <text:p/>
        </draw:line>
        <draw:line draw:style-name="gr14" draw:text-style-name="P3" draw:layer="layout" svg:x1="19.75cm" svg:y1="29.094cm" svg:x2="19.75cm" svg:y2="29.018cm">
          <text:p/>
        </draw:line>
        <draw:line draw:style-name="gr14" draw:text-style-name="P3" draw:layer="layout" svg:x1="19.826cm" svg:y1="29.094cm" svg:x2="19.826cm" svg:y2="29.018cm">
          <text:p/>
        </draw:line>
        <draw:line draw:style-name="gr14" draw:text-style-name="P3" draw:layer="layout" svg:x1="19.902cm" svg:y1="29.094cm" svg:x2="19.902cm" svg:y2="29.018cm">
          <text:p/>
        </draw:line>
        <draw:line draw:style-name="gr14" draw:text-style-name="P3" draw:layer="layout" svg:x1="19.977cm" svg:y1="29.094cm" svg:x2="19.977cm" svg:y2="29.018cm">
          <text:p/>
        </draw:line>
        <draw:line draw:style-name="gr14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5" draw:text-style-name="P3" draw:layer="layout" svg:x1="1.5cm" svg:y1="32.7cm" svg:x2="1.5cm" svg:y2="31.7cm">
          <text:p/>
        </draw:line>
        <draw:line draw:style-name="gr15" draw:text-style-name="P3" draw:layer="layout" svg:x1="22.5cm" svg:y1="32.7cm" svg:x2="22.5cm" svg:y2="31.7cm">
          <text:p/>
        </draw:line>
        <draw:line draw:style-name="gr15" draw:text-style-name="P3" draw:layer="layout" svg:x1="26.1cm" svg:y1="32.7cm" svg:x2="26.1cm" svg:y2="31.7cm">
          <text:p/>
        </draw:line>
        <draw:line draw:style-name="gr15" draw:text-style-name="P3" draw:layer="layout" svg:x1="47.1cm" svg:y1="32.7cm" svg:x2="47.1cm" svg:y2="31.7cm">
          <text:p/>
        </draw:line>
        <draw:line draw:style-name="gr15" draw:text-style-name="P3" draw:layer="layout" svg:x1="1.5cm" svg:y1="0cm" svg:x2="1.5cm" svg:y2="1cm">
          <text:p/>
        </draw:line>
        <draw:line draw:style-name="gr15" draw:text-style-name="P3" draw:layer="layout" svg:x1="22.5cm" svg:y1="0cm" svg:x2="22.5cm" svg:y2="1cm">
          <text:p/>
        </draw:line>
        <draw:line draw:style-name="gr15" draw:text-style-name="P3" draw:layer="layout" svg:x1="26.1cm" svg:y1="0cm" svg:x2="26.1cm" svg:y2="1cm">
          <text:p/>
        </draw:line>
        <draw:line draw:style-name="gr15" draw:text-style-name="P3" draw:layer="layout" svg:x1="47.1cm" svg:y1="0cm" svg:x2="47.1cm" svg:y2="1cm">
          <text:p/>
        </draw:line>
        <draw:line draw:style-name="gr15" draw:text-style-name="P3" draw:layer="layout" svg:x1="0cm" svg:y1="1.5cm" svg:x2="1cm" svg:y2="1.5cm">
          <text:p/>
        </draw:line>
        <draw:line draw:style-name="gr15" draw:text-style-name="P3" draw:layer="layout" svg:x1="0cm" svg:y1="31.2cm" svg:x2="1cm" svg:y2="31.2cm">
          <text:p/>
        </draw:line>
        <draw:line draw:style-name="gr15" draw:text-style-name="P3" draw:layer="layout" svg:x1="48.6cm" svg:y1="1.5cm" svg:x2="47.6cm" svg:y2="1.5cm">
          <text:p/>
        </draw:line>
        <draw:line draw:style-name="gr15" draw:text-style-name="P3" draw:layer="layout" svg:x1="48.6cm" svg:y1="31.2cm" svg:x2="47.6cm" svg:y2="31.2cm">
          <text:p/>
        </draw:line>
        <draw:frame draw:style-name="gr16" draw:text-style-name="P10" draw:layer="layout" svg:width="2.026cm" svg:height="0.475cm" svg:x="18.156cm" svg:y="26.066cm">
          <draw:text-box>
            <text:p text:style-name="P5"><text:span text:style-name="T5">document</text:span></text:p>
          </draw:text-box>
        </draw:frame>
      </draw:page>
      <draw:page draw:name="page3" draw:style-name="dp1" draw:master-page-name="master-page3">
        <draw:polygon draw:style-name="gr18" draw:text-style-name="P12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6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7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8" draw:text-style-name="P8" draw:layer="layout" svg:width="2.089cm" svg:height="0.717cm" svg:x="42.836cm" svg:y="12.671cm">
          <draw:text-box>
            <text:p text:style-name="P5"><text:span text:style-name="T3">for v2.7</text:span></text:p>
          </draw:text-box>
        </draw:frame>
        <draw:frame draw:style-name="gr9" draw:text-style-name="P8" draw:layer="layout" svg:width="5.019cm" svg:height="0.717cm" svg:x="40.305cm" svg:y="13.304cm">
          <draw:text-box>
            <text:p text:style-name="P5"><text:span text:style-name="T3">Mark Galassi et al</text:span></text:p>
          </draw:text-box>
        </draw:frame>
        <draw:frame draw:style-name="gr10" draw:text-style-name="P9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9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11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11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12" draw:text-style-name="P9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13" draw:text-style-name="P10" draw:layer="layout" svg:width="1.323cm" svg:height="0.475cm" svg:x="18.367cm" svg:y="25.557cm">
          <draw:text-box>
            <text:p text:style-name="P5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4" draw:text-style-name="P3" draw:layer="layout" svg:x1="17.932cm" svg:y1="26.67cm" svg:x2="17.932cm" svg:y2="26.594cm">
          <text:p/>
        </draw:line>
        <draw:line draw:style-name="gr14" draw:text-style-name="P3" draw:layer="layout" svg:x1="18.008cm" svg:y1="26.67cm" svg:x2="18.008cm" svg:y2="26.594cm">
          <text:p/>
        </draw:line>
        <draw:line draw:style-name="gr14" draw:text-style-name="P3" draw:layer="layout" svg:x1="18.083cm" svg:y1="26.67cm" svg:x2="18.083cm" svg:y2="26.594cm">
          <text:p/>
        </draw:line>
        <draw:line draw:style-name="gr14" draw:text-style-name="P3" draw:layer="layout" svg:x1="18.159cm" svg:y1="26.67cm" svg:x2="18.159cm" svg:y2="26.594cm">
          <text:p/>
        </draw:line>
        <draw:line draw:style-name="gr14" draw:text-style-name="P3" draw:layer="layout" svg:x1="18.235cm" svg:y1="26.67cm" svg:x2="18.235cm" svg:y2="26.594cm">
          <text:p/>
        </draw:line>
        <draw:line draw:style-name="gr14" draw:text-style-name="P3" draw:layer="layout" svg:x1="18.311cm" svg:y1="26.67cm" svg:x2="18.311cm" svg:y2="26.594cm">
          <text:p/>
        </draw:line>
        <draw:line draw:style-name="gr14" draw:text-style-name="P3" draw:layer="layout" svg:x1="18.386cm" svg:y1="26.67cm" svg:x2="18.386cm" svg:y2="26.594cm">
          <text:p/>
        </draw:line>
        <draw:line draw:style-name="gr14" draw:text-style-name="P3" draw:layer="layout" svg:x1="18.614cm" svg:y1="26.67cm" svg:x2="18.614cm" svg:y2="26.594cm">
          <text:p/>
        </draw:line>
        <draw:line draw:style-name="gr14" draw:text-style-name="P3" draw:layer="layout" svg:x1="18.765cm" svg:y1="26.67cm" svg:x2="18.765cm" svg:y2="26.594cm">
          <text:p/>
        </draw:line>
        <draw:line draw:style-name="gr14" draw:text-style-name="P3" draw:layer="layout" svg:x1="18.841cm" svg:y1="26.67cm" svg:x2="18.841cm" svg:y2="26.594cm">
          <text:p/>
        </draw:line>
        <draw:line draw:style-name="gr14" draw:text-style-name="P3" draw:layer="layout" svg:x1="18.917cm" svg:y1="26.67cm" svg:x2="18.917cm" svg:y2="26.594cm">
          <text:p/>
        </draw:line>
        <draw:line draw:style-name="gr14" draw:text-style-name="P3" draw:layer="layout" svg:x1="19.144cm" svg:y1="26.67cm" svg:x2="19.144cm" svg:y2="26.594cm">
          <text:p/>
        </draw:line>
        <draw:line draw:style-name="gr14" draw:text-style-name="P3" draw:layer="layout" svg:x1="19.22cm" svg:y1="26.67cm" svg:x2="19.22cm" svg:y2="26.594cm">
          <text:p/>
        </draw:line>
        <draw:line draw:style-name="gr14" draw:text-style-name="P3" draw:layer="layout" svg:x1="19.296cm" svg:y1="26.67cm" svg:x2="19.296cm" svg:y2="26.594cm">
          <text:p/>
        </draw:line>
        <draw:line draw:style-name="gr14" draw:text-style-name="P3" draw:layer="layout" svg:x1="19.371cm" svg:y1="26.67cm" svg:x2="19.371cm" svg:y2="26.594cm">
          <text:p/>
        </draw:line>
        <draw:line draw:style-name="gr14" draw:text-style-name="P3" draw:layer="layout" svg:x1="19.447cm" svg:y1="26.67cm" svg:x2="19.447cm" svg:y2="26.594cm">
          <text:p/>
        </draw:line>
        <draw:line draw:style-name="gr14" draw:text-style-name="P3" draw:layer="layout" svg:x1="19.523cm" svg:y1="26.67cm" svg:x2="19.523cm" svg:y2="26.594cm">
          <text:p/>
        </draw:line>
        <draw:line draw:style-name="gr14" draw:text-style-name="P3" draw:layer="layout" svg:x1="19.674cm" svg:y1="26.67cm" svg:x2="19.674cm" svg:y2="26.594cm">
          <text:p/>
        </draw:line>
        <draw:line draw:style-name="gr14" draw:text-style-name="P3" draw:layer="layout" svg:x1="19.902cm" svg:y1="26.67cm" svg:x2="19.902cm" svg:y2="26.594cm">
          <text:p/>
        </draw:line>
        <draw:line draw:style-name="gr14" draw:text-style-name="P3" draw:layer="layout" svg:x1="19.977cm" svg:y1="26.67cm" svg:x2="19.977cm" svg:y2="26.594cm">
          <text:p/>
        </draw:line>
        <draw:line draw:style-name="gr14" draw:text-style-name="P3" draw:layer="layout" svg:x1="20.053cm" svg:y1="26.67cm" svg:x2="20.053cm" svg:y2="26.594cm">
          <text:p/>
        </draw:line>
        <draw:line draw:style-name="gr14" draw:text-style-name="P3" draw:layer="layout" svg:x1="20.129cm" svg:y1="26.67cm" svg:x2="20.129cm" svg:y2="26.594cm">
          <text:p/>
        </draw:line>
        <draw:line draw:style-name="gr14" draw:text-style-name="P3" draw:layer="layout" svg:x1="20.205cm" svg:y1="26.67cm" svg:x2="20.205cm" svg:y2="26.594cm">
          <text:p/>
        </draw:line>
        <draw:line draw:style-name="gr14" draw:text-style-name="P3" draw:layer="layout" svg:x1="20.28cm" svg:y1="26.67cm" svg:x2="20.28cm" svg:y2="26.594cm">
          <text:p/>
        </draw:line>
        <draw:line draw:style-name="gr14" draw:text-style-name="P3" draw:layer="layout" svg:x1="20.356cm" svg:y1="26.67cm" svg:x2="20.356cm" svg:y2="26.594cm">
          <text:p/>
        </draw:line>
        <draw:line draw:style-name="gr14" draw:text-style-name="P3" draw:layer="layout" svg:x1="17.932cm" svg:y1="26.746cm" svg:x2="17.932cm" svg:y2="26.67cm">
          <text:p/>
        </draw:line>
        <draw:line draw:style-name="gr14" draw:text-style-name="P3" draw:layer="layout" svg:x1="18.386cm" svg:y1="26.746cm" svg:x2="18.386cm" svg:y2="26.67cm">
          <text:p/>
        </draw:line>
        <draw:line draw:style-name="gr14" draw:text-style-name="P3" draw:layer="layout" svg:x1="18.614cm" svg:y1="26.746cm" svg:x2="18.614cm" svg:y2="26.67cm">
          <text:p/>
        </draw:line>
        <draw:line draw:style-name="gr14" draw:text-style-name="P3" draw:layer="layout" svg:x1="18.69cm" svg:y1="26.746cm" svg:x2="18.69cm" svg:y2="26.67cm">
          <text:p/>
        </draw:line>
        <draw:line draw:style-name="gr14" draw:text-style-name="P3" draw:layer="layout" svg:x1="18.841cm" svg:y1="26.746cm" svg:x2="18.841cm" svg:y2="26.67cm">
          <text:p/>
        </draw:line>
        <draw:line draw:style-name="gr14" draw:text-style-name="P3" draw:layer="layout" svg:x1="18.917cm" svg:y1="26.746cm" svg:x2="18.917cm" svg:y2="26.67cm">
          <text:p/>
        </draw:line>
        <draw:line draw:style-name="gr14" draw:text-style-name="P3" draw:layer="layout" svg:x1="18.993cm" svg:y1="26.746cm" svg:x2="18.993cm" svg:y2="26.67cm">
          <text:p/>
        </draw:line>
        <draw:line draw:style-name="gr14" draw:text-style-name="P3" draw:layer="layout" svg:x1="19.068cm" svg:y1="26.746cm" svg:x2="19.068cm" svg:y2="26.67cm">
          <text:p/>
        </draw:line>
        <draw:line draw:style-name="gr14" draw:text-style-name="P3" draw:layer="layout" svg:x1="19.22cm" svg:y1="26.746cm" svg:x2="19.22cm" svg:y2="26.67cm">
          <text:p/>
        </draw:line>
        <draw:line draw:style-name="gr14" draw:text-style-name="P3" draw:layer="layout" svg:x1="19.447cm" svg:y1="26.746cm" svg:x2="19.447cm" svg:y2="26.67cm">
          <text:p/>
        </draw:line>
        <draw:line draw:style-name="gr14" draw:text-style-name="P3" draw:layer="layout" svg:x1="19.523cm" svg:y1="26.746cm" svg:x2="19.523cm" svg:y2="26.67cm">
          <text:p/>
        </draw:line>
        <draw:line draw:style-name="gr14" draw:text-style-name="P3" draw:layer="layout" svg:x1="19.599cm" svg:y1="26.746cm" svg:x2="19.599cm" svg:y2="26.67cm">
          <text:p/>
        </draw:line>
        <draw:line draw:style-name="gr14" draw:text-style-name="P3" draw:layer="layout" svg:x1="19.902cm" svg:y1="26.746cm" svg:x2="19.902cm" svg:y2="26.67cm">
          <text:p/>
        </draw:line>
        <draw:line draw:style-name="gr14" draw:text-style-name="P3" draw:layer="layout" svg:x1="20.356cm" svg:y1="26.746cm" svg:x2="20.356cm" svg:y2="26.67cm">
          <text:p/>
        </draw:line>
        <draw:line draw:style-name="gr14" draw:text-style-name="P3" draw:layer="layout" svg:x1="17.932cm" svg:y1="26.821cm" svg:x2="17.932cm" svg:y2="26.746cm">
          <text:p/>
        </draw:line>
        <draw:line draw:style-name="gr14" draw:text-style-name="P3" draw:layer="layout" svg:x1="18.083cm" svg:y1="26.821cm" svg:x2="18.083cm" svg:y2="26.746cm">
          <text:p/>
        </draw:line>
        <draw:line draw:style-name="gr14" draw:text-style-name="P3" draw:layer="layout" svg:x1="18.159cm" svg:y1="26.821cm" svg:x2="18.159cm" svg:y2="26.746cm">
          <text:p/>
        </draw:line>
        <draw:line draw:style-name="gr14" draw:text-style-name="P3" draw:layer="layout" svg:x1="18.235cm" svg:y1="26.821cm" svg:x2="18.235cm" svg:y2="26.746cm">
          <text:p/>
        </draw:line>
        <draw:line draw:style-name="gr14" draw:text-style-name="P3" draw:layer="layout" svg:x1="18.386cm" svg:y1="26.821cm" svg:x2="18.386cm" svg:y2="26.746cm">
          <text:p/>
        </draw:line>
        <draw:line draw:style-name="gr14" draw:text-style-name="P3" draw:layer="layout" svg:x1="18.538cm" svg:y1="26.821cm" svg:x2="18.538cm" svg:y2="26.746cm">
          <text:p/>
        </draw:line>
        <draw:line draw:style-name="gr14" draw:text-style-name="P3" draw:layer="layout" svg:x1="18.614cm" svg:y1="26.821cm" svg:x2="18.614cm" svg:y2="26.746cm">
          <text:p/>
        </draw:line>
        <draw:line draw:style-name="gr14" draw:text-style-name="P3" draw:layer="layout" svg:x1="18.69cm" svg:y1="26.821cm" svg:x2="18.69cm" svg:y2="26.746cm">
          <text:p/>
        </draw:line>
        <draw:line draw:style-name="gr14" draw:text-style-name="P3" draw:layer="layout" svg:x1="18.917cm" svg:y1="26.821cm" svg:x2="18.917cm" svg:y2="26.746cm">
          <text:p/>
        </draw:line>
        <draw:line draw:style-name="gr14" draw:text-style-name="P3" draw:layer="layout" svg:x1="19.068cm" svg:y1="26.821cm" svg:x2="19.068cm" svg:y2="26.746cm">
          <text:p/>
        </draw:line>
        <draw:line draw:style-name="gr14" draw:text-style-name="P3" draw:layer="layout" svg:x1="19.22cm" svg:y1="26.821cm" svg:x2="19.22cm" svg:y2="26.746cm">
          <text:p/>
        </draw:line>
        <draw:line draw:style-name="gr14" draw:text-style-name="P3" draw:layer="layout" svg:x1="19.296cm" svg:y1="26.821cm" svg:x2="19.296cm" svg:y2="26.746cm">
          <text:p/>
        </draw:line>
        <draw:line draw:style-name="gr14" draw:text-style-name="P3" draw:layer="layout" svg:x1="19.523cm" svg:y1="26.821cm" svg:x2="19.523cm" svg:y2="26.746cm">
          <text:p/>
        </draw:line>
        <draw:line draw:style-name="gr14" draw:text-style-name="P3" draw:layer="layout" svg:x1="19.599cm" svg:y1="26.821cm" svg:x2="19.599cm" svg:y2="26.746cm">
          <text:p/>
        </draw:line>
        <draw:line draw:style-name="gr14" draw:text-style-name="P3" draw:layer="layout" svg:x1="19.674cm" svg:y1="26.821cm" svg:x2="19.674cm" svg:y2="26.746cm">
          <text:p/>
        </draw:line>
        <draw:line draw:style-name="gr14" draw:text-style-name="P3" draw:layer="layout" svg:x1="19.75cm" svg:y1="26.821cm" svg:x2="19.75cm" svg:y2="26.746cm">
          <text:p/>
        </draw:line>
        <draw:line draw:style-name="gr14" draw:text-style-name="P3" draw:layer="layout" svg:x1="19.902cm" svg:y1="26.821cm" svg:x2="19.902cm" svg:y2="26.746cm">
          <text:p/>
        </draw:line>
        <draw:line draw:style-name="gr14" draw:text-style-name="P3" draw:layer="layout" svg:x1="20.053cm" svg:y1="26.821cm" svg:x2="20.053cm" svg:y2="26.746cm">
          <text:p/>
        </draw:line>
        <draw:line draw:style-name="gr14" draw:text-style-name="P3" draw:layer="layout" svg:x1="20.129cm" svg:y1="26.821cm" svg:x2="20.129cm" svg:y2="26.746cm">
          <text:p/>
        </draw:line>
        <draw:line draw:style-name="gr14" draw:text-style-name="P3" draw:layer="layout" svg:x1="20.205cm" svg:y1="26.821cm" svg:x2="20.205cm" svg:y2="26.746cm">
          <text:p/>
        </draw:line>
        <draw:line draw:style-name="gr14" draw:text-style-name="P3" draw:layer="layout" svg:x1="20.356cm" svg:y1="26.821cm" svg:x2="20.356cm" svg:y2="26.746cm">
          <text:p/>
        </draw:line>
        <draw:line draw:style-name="gr14" draw:text-style-name="P3" draw:layer="layout" svg:x1="17.932cm" svg:y1="26.897cm" svg:x2="17.932cm" svg:y2="26.821cm">
          <text:p/>
        </draw:line>
        <draw:line draw:style-name="gr14" draw:text-style-name="P3" draw:layer="layout" svg:x1="18.083cm" svg:y1="26.897cm" svg:x2="18.083cm" svg:y2="26.821cm">
          <text:p/>
        </draw:line>
        <draw:line draw:style-name="gr14" draw:text-style-name="P3" draw:layer="layout" svg:x1="18.159cm" svg:y1="26.897cm" svg:x2="18.159cm" svg:y2="26.821cm">
          <text:p/>
        </draw:line>
        <draw:line draw:style-name="gr14" draw:text-style-name="P3" draw:layer="layout" svg:x1="18.235cm" svg:y1="26.897cm" svg:x2="18.235cm" svg:y2="26.821cm">
          <text:p/>
        </draw:line>
        <draw:line draw:style-name="gr14" draw:text-style-name="P3" draw:layer="layout" svg:x1="18.386cm" svg:y1="26.897cm" svg:x2="18.386cm" svg:y2="26.821cm">
          <text:p/>
        </draw:line>
        <draw:line draw:style-name="gr14" draw:text-style-name="P3" draw:layer="layout" svg:x1="18.538cm" svg:y1="26.897cm" svg:x2="18.538cm" svg:y2="26.821cm">
          <text:p/>
        </draw:line>
        <draw:line draw:style-name="gr14" draw:text-style-name="P3" draw:layer="layout" svg:x1="18.614cm" svg:y1="26.897cm" svg:x2="18.614cm" svg:y2="26.821cm">
          <text:p/>
        </draw:line>
        <draw:line draw:style-name="gr14" draw:text-style-name="P3" draw:layer="layout" svg:x1="18.841cm" svg:y1="26.897cm" svg:x2="18.841cm" svg:y2="26.821cm">
          <text:p/>
        </draw:line>
        <draw:line draw:style-name="gr14" draw:text-style-name="P3" draw:layer="layout" svg:x1="18.993cm" svg:y1="26.897cm" svg:x2="18.993cm" svg:y2="26.821cm">
          <text:p/>
        </draw:line>
        <draw:line draw:style-name="gr14" draw:text-style-name="P3" draw:layer="layout" svg:x1="19.144cm" svg:y1="26.897cm" svg:x2="19.144cm" svg:y2="26.821cm">
          <text:p/>
        </draw:line>
        <draw:line draw:style-name="gr14" draw:text-style-name="P3" draw:layer="layout" svg:x1="19.447cm" svg:y1="26.897cm" svg:x2="19.447cm" svg:y2="26.821cm">
          <text:p/>
        </draw:line>
        <draw:line draw:style-name="gr14" draw:text-style-name="P3" draw:layer="layout" svg:x1="19.599cm" svg:y1="26.897cm" svg:x2="19.599cm" svg:y2="26.821cm">
          <text:p/>
        </draw:line>
        <draw:line draw:style-name="gr14" draw:text-style-name="P3" draw:layer="layout" svg:x1="19.674cm" svg:y1="26.897cm" svg:x2="19.674cm" svg:y2="26.821cm">
          <text:p/>
        </draw:line>
        <draw:line draw:style-name="gr14" draw:text-style-name="P3" draw:layer="layout" svg:x1="19.75cm" svg:y1="26.897cm" svg:x2="19.75cm" svg:y2="26.821cm">
          <text:p/>
        </draw:line>
        <draw:line draw:style-name="gr14" draw:text-style-name="P3" draw:layer="layout" svg:x1="19.902cm" svg:y1="26.897cm" svg:x2="19.902cm" svg:y2="26.821cm">
          <text:p/>
        </draw:line>
        <draw:line draw:style-name="gr14" draw:text-style-name="P3" draw:layer="layout" svg:x1="20.053cm" svg:y1="26.897cm" svg:x2="20.053cm" svg:y2="26.821cm">
          <text:p/>
        </draw:line>
        <draw:line draw:style-name="gr14" draw:text-style-name="P3" draw:layer="layout" svg:x1="20.129cm" svg:y1="26.897cm" svg:x2="20.129cm" svg:y2="26.821cm">
          <text:p/>
        </draw:line>
        <draw:line draw:style-name="gr14" draw:text-style-name="P3" draw:layer="layout" svg:x1="20.205cm" svg:y1="26.897cm" svg:x2="20.205cm" svg:y2="26.821cm">
          <text:p/>
        </draw:line>
        <draw:line draw:style-name="gr14" draw:text-style-name="P3" draw:layer="layout" svg:x1="20.356cm" svg:y1="26.897cm" svg:x2="20.356cm" svg:y2="26.821cm">
          <text:p/>
        </draw:line>
        <draw:line draw:style-name="gr14" draw:text-style-name="P3" draw:layer="layout" svg:x1="17.932cm" svg:y1="26.973cm" svg:x2="17.932cm" svg:y2="26.897cm">
          <text:p/>
        </draw:line>
        <draw:line draw:style-name="gr14" draw:text-style-name="P3" draw:layer="layout" svg:x1="18.083cm" svg:y1="26.973cm" svg:x2="18.083cm" svg:y2="26.897cm">
          <text:p/>
        </draw:line>
        <draw:line draw:style-name="gr14" draw:text-style-name="P3" draw:layer="layout" svg:x1="18.159cm" svg:y1="26.973cm" svg:x2="18.159cm" svg:y2="26.897cm">
          <text:p/>
        </draw:line>
        <draw:line draw:style-name="gr14" draw:text-style-name="P3" draw:layer="layout" svg:x1="18.235cm" svg:y1="26.973cm" svg:x2="18.235cm" svg:y2="26.897cm">
          <text:p/>
        </draw:line>
        <draw:line draw:style-name="gr14" draw:text-style-name="P3" draw:layer="layout" svg:x1="18.386cm" svg:y1="26.973cm" svg:x2="18.386cm" svg:y2="26.897cm">
          <text:p/>
        </draw:line>
        <draw:line draw:style-name="gr14" draw:text-style-name="P3" draw:layer="layout" svg:x1="18.538cm" svg:y1="26.973cm" svg:x2="18.538cm" svg:y2="26.897cm">
          <text:p/>
        </draw:line>
        <draw:line draw:style-name="gr14" draw:text-style-name="P3" draw:layer="layout" svg:x1="18.69cm" svg:y1="26.973cm" svg:x2="18.69cm" svg:y2="26.897cm">
          <text:p/>
        </draw:line>
        <draw:line draw:style-name="gr14" draw:text-style-name="P3" draw:layer="layout" svg:x1="18.841cm" svg:y1="26.973cm" svg:x2="18.841cm" svg:y2="26.897cm">
          <text:p/>
        </draw:line>
        <draw:line draw:style-name="gr14" draw:text-style-name="P3" draw:layer="layout" svg:x1="19.068cm" svg:y1="26.973cm" svg:x2="19.068cm" svg:y2="26.897cm">
          <text:p/>
        </draw:line>
        <draw:line draw:style-name="gr14" draw:text-style-name="P3" draw:layer="layout" svg:x1="19.22cm" svg:y1="26.973cm" svg:x2="19.22cm" svg:y2="26.897cm">
          <text:p/>
        </draw:line>
        <draw:line draw:style-name="gr14" draw:text-style-name="P3" draw:layer="layout" svg:x1="19.296cm" svg:y1="26.973cm" svg:x2="19.296cm" svg:y2="26.897cm">
          <text:p/>
        </draw:line>
        <draw:line draw:style-name="gr14" draw:text-style-name="P3" draw:layer="layout" svg:x1="19.599cm" svg:y1="26.973cm" svg:x2="19.599cm" svg:y2="26.897cm">
          <text:p/>
        </draw:line>
        <draw:line draw:style-name="gr14" draw:text-style-name="P3" draw:layer="layout" svg:x1="19.674cm" svg:y1="26.973cm" svg:x2="19.674cm" svg:y2="26.897cm">
          <text:p/>
        </draw:line>
        <draw:line draw:style-name="gr14" draw:text-style-name="P3" draw:layer="layout" svg:x1="19.902cm" svg:y1="26.973cm" svg:x2="19.902cm" svg:y2="26.897cm">
          <text:p/>
        </draw:line>
        <draw:line draw:style-name="gr14" draw:text-style-name="P3" draw:layer="layout" svg:x1="20.053cm" svg:y1="26.973cm" svg:x2="20.053cm" svg:y2="26.897cm">
          <text:p/>
        </draw:line>
        <draw:line draw:style-name="gr14" draw:text-style-name="P3" draw:layer="layout" svg:x1="20.129cm" svg:y1="26.973cm" svg:x2="20.129cm" svg:y2="26.897cm">
          <text:p/>
        </draw:line>
        <draw:line draw:style-name="gr14" draw:text-style-name="P3" draw:layer="layout" svg:x1="20.205cm" svg:y1="26.973cm" svg:x2="20.205cm" svg:y2="26.897cm">
          <text:p/>
        </draw:line>
        <draw:line draw:style-name="gr14" draw:text-style-name="P3" draw:layer="layout" svg:x1="20.356cm" svg:y1="26.973cm" svg:x2="20.356cm" svg:y2="26.897cm">
          <text:p/>
        </draw:line>
        <draw:line draw:style-name="gr14" draw:text-style-name="P3" draw:layer="layout" svg:x1="17.932cm" svg:y1="27.049cm" svg:x2="17.932cm" svg:y2="26.973cm">
          <text:p/>
        </draw:line>
        <draw:line draw:style-name="gr14" draw:text-style-name="P3" draw:layer="layout" svg:x1="18.386cm" svg:y1="27.049cm" svg:x2="18.386cm" svg:y2="26.973cm">
          <text:p/>
        </draw:line>
        <draw:line draw:style-name="gr14" draw:text-style-name="P3" draw:layer="layout" svg:x1="18.538cm" svg:y1="27.049cm" svg:x2="18.538cm" svg:y2="26.973cm">
          <text:p/>
        </draw:line>
        <draw:line draw:style-name="gr14" draw:text-style-name="P3" draw:layer="layout" svg:x1="18.993cm" svg:y1="27.049cm" svg:x2="18.993cm" svg:y2="26.973cm">
          <text:p/>
        </draw:line>
        <draw:line draw:style-name="gr14" draw:text-style-name="P3" draw:layer="layout" svg:x1="19.068cm" svg:y1="27.049cm" svg:x2="19.068cm" svg:y2="26.973cm">
          <text:p/>
        </draw:line>
        <draw:line draw:style-name="gr14" draw:text-style-name="P3" draw:layer="layout" svg:x1="19.144cm" svg:y1="27.049cm" svg:x2="19.144cm" svg:y2="26.973cm">
          <text:p/>
        </draw:line>
        <draw:line draw:style-name="gr14" draw:text-style-name="P3" draw:layer="layout" svg:x1="19.447cm" svg:y1="27.049cm" svg:x2="19.447cm" svg:y2="26.973cm">
          <text:p/>
        </draw:line>
        <draw:line draw:style-name="gr14" draw:text-style-name="P3" draw:layer="layout" svg:x1="19.599cm" svg:y1="27.049cm" svg:x2="19.599cm" svg:y2="26.973cm">
          <text:p/>
        </draw:line>
        <draw:line draw:style-name="gr14" draw:text-style-name="P3" draw:layer="layout" svg:x1="19.75cm" svg:y1="27.049cm" svg:x2="19.75cm" svg:y2="26.973cm">
          <text:p/>
        </draw:line>
        <draw:line draw:style-name="gr14" draw:text-style-name="P3" draw:layer="layout" svg:x1="19.902cm" svg:y1="27.049cm" svg:x2="19.902cm" svg:y2="26.973cm">
          <text:p/>
        </draw:line>
        <draw:line draw:style-name="gr14" draw:text-style-name="P3" draw:layer="layout" svg:x1="20.356cm" svg:y1="27.049cm" svg:x2="20.356cm" svg:y2="26.973cm">
          <text:p/>
        </draw:line>
        <draw:line draw:style-name="gr14" draw:text-style-name="P3" draw:layer="layout" svg:x1="17.932cm" svg:y1="27.124cm" svg:x2="17.932cm" svg:y2="27.049cm">
          <text:p/>
        </draw:line>
        <draw:line draw:style-name="gr14" draw:text-style-name="P3" draw:layer="layout" svg:x1="18.008cm" svg:y1="27.124cm" svg:x2="18.008cm" svg:y2="27.049cm">
          <text:p/>
        </draw:line>
        <draw:line draw:style-name="gr14" draw:text-style-name="P3" draw:layer="layout" svg:x1="18.083cm" svg:y1="27.124cm" svg:x2="18.083cm" svg:y2="27.049cm">
          <text:p/>
        </draw:line>
        <draw:line draw:style-name="gr14" draw:text-style-name="P3" draw:layer="layout" svg:x1="18.159cm" svg:y1="27.124cm" svg:x2="18.159cm" svg:y2="27.049cm">
          <text:p/>
        </draw:line>
        <draw:line draw:style-name="gr14" draw:text-style-name="P3" draw:layer="layout" svg:x1="18.235cm" svg:y1="27.124cm" svg:x2="18.235cm" svg:y2="27.049cm">
          <text:p/>
        </draw:line>
        <draw:line draw:style-name="gr14" draw:text-style-name="P3" draw:layer="layout" svg:x1="18.311cm" svg:y1="27.124cm" svg:x2="18.311cm" svg:y2="27.049cm">
          <text:p/>
        </draw:line>
        <draw:line draw:style-name="gr14" draw:text-style-name="P3" draw:layer="layout" svg:x1="18.386cm" svg:y1="27.124cm" svg:x2="18.386cm" svg:y2="27.049cm">
          <text:p/>
        </draw:line>
        <draw:line draw:style-name="gr14" draw:text-style-name="P3" draw:layer="layout" svg:x1="18.538cm" svg:y1="27.124cm" svg:x2="18.538cm" svg:y2="27.049cm">
          <text:p/>
        </draw:line>
        <draw:line draw:style-name="gr14" draw:text-style-name="P3" draw:layer="layout" svg:x1="18.69cm" svg:y1="27.124cm" svg:x2="18.69cm" svg:y2="27.049cm">
          <text:p/>
        </draw:line>
        <draw:line draw:style-name="gr14" draw:text-style-name="P3" draw:layer="layout" svg:x1="18.841cm" svg:y1="27.124cm" svg:x2="18.841cm" svg:y2="27.049cm">
          <text:p/>
        </draw:line>
        <draw:line draw:style-name="gr14" draw:text-style-name="P3" draw:layer="layout" svg:x1="18.993cm" svg:y1="27.124cm" svg:x2="18.993cm" svg:y2="27.049cm">
          <text:p/>
        </draw:line>
        <draw:line draw:style-name="gr14" draw:text-style-name="P3" draw:layer="layout" svg:x1="19.144cm" svg:y1="27.124cm" svg:x2="19.144cm" svg:y2="27.049cm">
          <text:p/>
        </draw:line>
        <draw:line draw:style-name="gr14" draw:text-style-name="P3" draw:layer="layout" svg:x1="19.296cm" svg:y1="27.124cm" svg:x2="19.296cm" svg:y2="27.049cm">
          <text:p/>
        </draw:line>
        <draw:line draw:style-name="gr14" draw:text-style-name="P3" draw:layer="layout" svg:x1="19.447cm" svg:y1="27.124cm" svg:x2="19.447cm" svg:y2="27.049cm">
          <text:p/>
        </draw:line>
        <draw:line draw:style-name="gr14" draw:text-style-name="P3" draw:layer="layout" svg:x1="19.599cm" svg:y1="27.124cm" svg:x2="19.599cm" svg:y2="27.049cm">
          <text:p/>
        </draw:line>
        <draw:line draw:style-name="gr14" draw:text-style-name="P3" draw:layer="layout" svg:x1="19.75cm" svg:y1="27.124cm" svg:x2="19.75cm" svg:y2="27.049cm">
          <text:p/>
        </draw:line>
        <draw:line draw:style-name="gr14" draw:text-style-name="P3" draw:layer="layout" svg:x1="19.902cm" svg:y1="27.124cm" svg:x2="19.902cm" svg:y2="27.049cm">
          <text:p/>
        </draw:line>
        <draw:line draw:style-name="gr14" draw:text-style-name="P3" draw:layer="layout" svg:x1="19.977cm" svg:y1="27.124cm" svg:x2="19.977cm" svg:y2="27.049cm">
          <text:p/>
        </draw:line>
        <draw:line draw:style-name="gr14" draw:text-style-name="P3" draw:layer="layout" svg:x1="20.053cm" svg:y1="27.124cm" svg:x2="20.053cm" svg:y2="27.049cm">
          <text:p/>
        </draw:line>
        <draw:line draw:style-name="gr14" draw:text-style-name="P3" draw:layer="layout" svg:x1="20.129cm" svg:y1="27.124cm" svg:x2="20.129cm" svg:y2="27.049cm">
          <text:p/>
        </draw:line>
        <draw:line draw:style-name="gr14" draw:text-style-name="P3" draw:layer="layout" svg:x1="20.205cm" svg:y1="27.124cm" svg:x2="20.205cm" svg:y2="27.049cm">
          <text:p/>
        </draw:line>
        <draw:line draw:style-name="gr14" draw:text-style-name="P3" draw:layer="layout" svg:x1="20.28cm" svg:y1="27.124cm" svg:x2="20.28cm" svg:y2="27.049cm">
          <text:p/>
        </draw:line>
        <draw:line draw:style-name="gr14" draw:text-style-name="P3" draw:layer="layout" svg:x1="20.356cm" svg:y1="27.124cm" svg:x2="20.356cm" svg:y2="27.049cm">
          <text:p/>
        </draw:line>
        <draw:line draw:style-name="gr14" draw:text-style-name="P3" draw:layer="layout" svg:x1="18.538cm" svg:y1="27.2cm" svg:x2="18.538cm" svg:y2="27.124cm">
          <text:p/>
        </draw:line>
        <draw:line draw:style-name="gr14" draw:text-style-name="P3" draw:layer="layout" svg:x1="18.614cm" svg:y1="27.2cm" svg:x2="18.614cm" svg:y2="27.124cm">
          <text:p/>
        </draw:line>
        <draw:line draw:style-name="gr14" draw:text-style-name="P3" draw:layer="layout" svg:x1="18.69cm" svg:y1="27.2cm" svg:x2="18.69cm" svg:y2="27.124cm">
          <text:p/>
        </draw:line>
        <draw:line draw:style-name="gr14" draw:text-style-name="P3" draw:layer="layout" svg:x1="18.841cm" svg:y1="27.2cm" svg:x2="18.841cm" svg:y2="27.124cm">
          <text:p/>
        </draw:line>
        <draw:line draw:style-name="gr14" draw:text-style-name="P3" draw:layer="layout" svg:x1="18.993cm" svg:y1="27.2cm" svg:x2="18.993cm" svg:y2="27.124cm">
          <text:p/>
        </draw:line>
        <draw:line draw:style-name="gr14" draw:text-style-name="P3" draw:layer="layout" svg:x1="19.068cm" svg:y1="27.2cm" svg:x2="19.068cm" svg:y2="27.124cm">
          <text:p/>
        </draw:line>
        <draw:line draw:style-name="gr14" draw:text-style-name="P3" draw:layer="layout" svg:x1="19.296cm" svg:y1="27.2cm" svg:x2="19.296cm" svg:y2="27.124cm">
          <text:p/>
        </draw:line>
        <draw:line draw:style-name="gr14" draw:text-style-name="P3" draw:layer="layout" svg:x1="19.523cm" svg:y1="27.2cm" svg:x2="19.523cm" svg:y2="27.124cm">
          <text:p/>
        </draw:line>
        <draw:line draw:style-name="gr14" draw:text-style-name="P3" draw:layer="layout" svg:x1="19.599cm" svg:y1="27.2cm" svg:x2="19.599cm" svg:y2="27.124cm">
          <text:p/>
        </draw:line>
        <draw:line draw:style-name="gr14" draw:text-style-name="P3" draw:layer="layout" svg:x1="17.932cm" svg:y1="27.276cm" svg:x2="17.932cm" svg:y2="27.2cm">
          <text:p/>
        </draw:line>
        <draw:line draw:style-name="gr14" draw:text-style-name="P3" draw:layer="layout" svg:x1="18.083cm" svg:y1="27.276cm" svg:x2="18.083cm" svg:y2="27.2cm">
          <text:p/>
        </draw:line>
        <draw:line draw:style-name="gr14" draw:text-style-name="P3" draw:layer="layout" svg:x1="18.159cm" svg:y1="27.276cm" svg:x2="18.159cm" svg:y2="27.2cm">
          <text:p/>
        </draw:line>
        <draw:line draw:style-name="gr14" draw:text-style-name="P3" draw:layer="layout" svg:x1="18.235cm" svg:y1="27.276cm" svg:x2="18.235cm" svg:y2="27.2cm">
          <text:p/>
        </draw:line>
        <draw:line draw:style-name="gr14" draw:text-style-name="P3" draw:layer="layout" svg:x1="18.311cm" svg:y1="27.276cm" svg:x2="18.311cm" svg:y2="27.2cm">
          <text:p/>
        </draw:line>
        <draw:line draw:style-name="gr14" draw:text-style-name="P3" draw:layer="layout" svg:x1="18.386cm" svg:y1="27.276cm" svg:x2="18.386cm" svg:y2="27.2cm">
          <text:p/>
        </draw:line>
        <draw:line draw:style-name="gr14" draw:text-style-name="P3" draw:layer="layout" svg:x1="18.614cm" svg:y1="27.276cm" svg:x2="18.614cm" svg:y2="27.2cm">
          <text:p/>
        </draw:line>
        <draw:line draw:style-name="gr14" draw:text-style-name="P3" draw:layer="layout" svg:x1="18.765cm" svg:y1="27.276cm" svg:x2="18.765cm" svg:y2="27.2cm">
          <text:p/>
        </draw:line>
        <draw:line draw:style-name="gr14" draw:text-style-name="P3" draw:layer="layout" svg:x1="18.841cm" svg:y1="27.276cm" svg:x2="18.841cm" svg:y2="27.2cm">
          <text:p/>
        </draw:line>
        <draw:line draw:style-name="gr14" draw:text-style-name="P3" draw:layer="layout" svg:x1="18.917cm" svg:y1="27.276cm" svg:x2="18.917cm" svg:y2="27.2cm">
          <text:p/>
        </draw:line>
        <draw:line draw:style-name="gr14" draw:text-style-name="P3" draw:layer="layout" svg:x1="18.993cm" svg:y1="27.276cm" svg:x2="18.993cm" svg:y2="27.2cm">
          <text:p/>
        </draw:line>
        <draw:line draw:style-name="gr14" draw:text-style-name="P3" draw:layer="layout" svg:x1="19.068cm" svg:y1="27.276cm" svg:x2="19.068cm" svg:y2="27.2cm">
          <text:p/>
        </draw:line>
        <draw:line draw:style-name="gr14" draw:text-style-name="P3" draw:layer="layout" svg:x1="19.22cm" svg:y1="27.276cm" svg:x2="19.22cm" svg:y2="27.2cm">
          <text:p/>
        </draw:line>
        <draw:line draw:style-name="gr14" draw:text-style-name="P3" draw:layer="layout" svg:x1="19.296cm" svg:y1="27.276cm" svg:x2="19.296cm" svg:y2="27.2cm">
          <text:p/>
        </draw:line>
        <draw:line draw:style-name="gr14" draw:text-style-name="P3" draw:layer="layout" svg:x1="19.599cm" svg:y1="27.276cm" svg:x2="19.599cm" svg:y2="27.2cm">
          <text:p/>
        </draw:line>
        <draw:line draw:style-name="gr14" draw:text-style-name="P3" draw:layer="layout" svg:x1="19.75cm" svg:y1="27.276cm" svg:x2="19.75cm" svg:y2="27.2cm">
          <text:p/>
        </draw:line>
        <draw:line draw:style-name="gr14" draw:text-style-name="P3" draw:layer="layout" svg:x1="19.902cm" svg:y1="27.276cm" svg:x2="19.902cm" svg:y2="27.2cm">
          <text:p/>
        </draw:line>
        <draw:line draw:style-name="gr14" draw:text-style-name="P3" draw:layer="layout" svg:x1="19.977cm" svg:y1="27.276cm" svg:x2="19.977cm" svg:y2="27.2cm">
          <text:p/>
        </draw:line>
        <draw:line draw:style-name="gr14" draw:text-style-name="P3" draw:layer="layout" svg:x1="20.053cm" svg:y1="27.276cm" svg:x2="20.053cm" svg:y2="27.2cm">
          <text:p/>
        </draw:line>
        <draw:line draw:style-name="gr14" draw:text-style-name="P3" draw:layer="layout" svg:x1="20.129cm" svg:y1="27.276cm" svg:x2="20.129cm" svg:y2="27.2cm">
          <text:p/>
        </draw:line>
        <draw:line draw:style-name="gr14" draw:text-style-name="P3" draw:layer="layout" svg:x1="20.205cm" svg:y1="27.276cm" svg:x2="20.205cm" svg:y2="27.2cm">
          <text:p/>
        </draw:line>
        <draw:line draw:style-name="gr14" draw:text-style-name="P3" draw:layer="layout" svg:x1="17.932cm" svg:y1="27.352cm" svg:x2="17.932cm" svg:y2="27.276cm">
          <text:p/>
        </draw:line>
        <draw:line draw:style-name="gr14" draw:text-style-name="P3" draw:layer="layout" svg:x1="18.008cm" svg:y1="27.352cm" svg:x2="18.008cm" svg:y2="27.276cm">
          <text:p/>
        </draw:line>
        <draw:line draw:style-name="gr14" draw:text-style-name="P3" draw:layer="layout" svg:x1="18.083cm" svg:y1="27.352cm" svg:x2="18.083cm" svg:y2="27.276cm">
          <text:p/>
        </draw:line>
        <draw:line draw:style-name="gr14" draw:text-style-name="P3" draw:layer="layout" svg:x1="18.235cm" svg:y1="27.352cm" svg:x2="18.235cm" svg:y2="27.276cm">
          <text:p/>
        </draw:line>
        <draw:line draw:style-name="gr14" draw:text-style-name="P3" draw:layer="layout" svg:x1="18.311cm" svg:y1="27.352cm" svg:x2="18.311cm" svg:y2="27.276cm">
          <text:p/>
        </draw:line>
        <draw:line draw:style-name="gr14" draw:text-style-name="P3" draw:layer="layout" svg:x1="18.462cm" svg:y1="27.352cm" svg:x2="18.462cm" svg:y2="27.276cm">
          <text:p/>
        </draw:line>
        <draw:line draw:style-name="gr14" draw:text-style-name="P3" draw:layer="layout" svg:x1="18.538cm" svg:y1="27.352cm" svg:x2="18.538cm" svg:y2="27.276cm">
          <text:p/>
        </draw:line>
        <draw:line draw:style-name="gr14" draw:text-style-name="P3" draw:layer="layout" svg:x1="18.614cm" svg:y1="27.352cm" svg:x2="18.614cm" svg:y2="27.276cm">
          <text:p/>
        </draw:line>
        <draw:line draw:style-name="gr14" draw:text-style-name="P3" draw:layer="layout" svg:x1="18.765cm" svg:y1="27.352cm" svg:x2="18.765cm" svg:y2="27.276cm">
          <text:p/>
        </draw:line>
        <draw:line draw:style-name="gr14" draw:text-style-name="P3" draw:layer="layout" svg:x1="18.841cm" svg:y1="27.352cm" svg:x2="18.841cm" svg:y2="27.276cm">
          <text:p/>
        </draw:line>
        <draw:line draw:style-name="gr14" draw:text-style-name="P3" draw:layer="layout" svg:x1="19.144cm" svg:y1="27.352cm" svg:x2="19.144cm" svg:y2="27.276cm">
          <text:p/>
        </draw:line>
        <draw:line draw:style-name="gr14" draw:text-style-name="P3" draw:layer="layout" svg:x1="19.296cm" svg:y1="27.352cm" svg:x2="19.296cm" svg:y2="27.276cm">
          <text:p/>
        </draw:line>
        <draw:line draw:style-name="gr14" draw:text-style-name="P3" draw:layer="layout" svg:x1="19.371cm" svg:y1="27.352cm" svg:x2="19.371cm" svg:y2="27.276cm">
          <text:p/>
        </draw:line>
        <draw:line draw:style-name="gr14" draw:text-style-name="P3" draw:layer="layout" svg:x1="19.447cm" svg:y1="27.352cm" svg:x2="19.447cm" svg:y2="27.276cm">
          <text:p/>
        </draw:line>
        <draw:line draw:style-name="gr14" draw:text-style-name="P3" draw:layer="layout" svg:x1="19.523cm" svg:y1="27.352cm" svg:x2="19.523cm" svg:y2="27.276cm">
          <text:p/>
        </draw:line>
        <draw:line draw:style-name="gr14" draw:text-style-name="P3" draw:layer="layout" svg:x1="19.599cm" svg:y1="27.352cm" svg:x2="19.599cm" svg:y2="27.276cm">
          <text:p/>
        </draw:line>
        <draw:line draw:style-name="gr14" draw:text-style-name="P3" draw:layer="layout" svg:x1="19.674cm" svg:y1="27.352cm" svg:x2="19.674cm" svg:y2="27.276cm">
          <text:p/>
        </draw:line>
        <draw:line draw:style-name="gr14" draw:text-style-name="P3" draw:layer="layout" svg:x1="19.902cm" svg:y1="27.352cm" svg:x2="19.902cm" svg:y2="27.276cm">
          <text:p/>
        </draw:line>
        <draw:line draw:style-name="gr14" draw:text-style-name="P3" draw:layer="layout" svg:x1="19.977cm" svg:y1="27.352cm" svg:x2="19.977cm" svg:y2="27.276cm">
          <text:p/>
        </draw:line>
        <draw:line draw:style-name="gr14" draw:text-style-name="P3" draw:layer="layout" svg:x1="20.129cm" svg:y1="27.352cm" svg:x2="20.129cm" svg:y2="27.276cm">
          <text:p/>
        </draw:line>
        <draw:line draw:style-name="gr14" draw:text-style-name="P3" draw:layer="layout" svg:x1="20.205cm" svg:y1="27.352cm" svg:x2="20.205cm" svg:y2="27.276cm">
          <text:p/>
        </draw:line>
        <draw:line draw:style-name="gr14" draw:text-style-name="P3" draw:layer="layout" svg:x1="20.28cm" svg:y1="27.352cm" svg:x2="20.28cm" svg:y2="27.276cm">
          <text:p/>
        </draw:line>
        <draw:line draw:style-name="gr14" draw:text-style-name="P3" draw:layer="layout" svg:x1="20.356cm" svg:y1="27.352cm" svg:x2="20.356cm" svg:y2="27.276cm">
          <text:p/>
        </draw:line>
        <draw:line draw:style-name="gr14" draw:text-style-name="P3" draw:layer="layout" svg:x1="18.008cm" svg:y1="27.427cm" svg:x2="18.008cm" svg:y2="27.352cm">
          <text:p/>
        </draw:line>
        <draw:line draw:style-name="gr14" draw:text-style-name="P3" draw:layer="layout" svg:x1="18.159cm" svg:y1="27.427cm" svg:x2="18.159cm" svg:y2="27.352cm">
          <text:p/>
        </draw:line>
        <draw:line draw:style-name="gr14" draw:text-style-name="P3" draw:layer="layout" svg:x1="18.311cm" svg:y1="27.427cm" svg:x2="18.311cm" svg:y2="27.352cm">
          <text:p/>
        </draw:line>
        <draw:line draw:style-name="gr14" draw:text-style-name="P3" draw:layer="layout" svg:x1="18.386cm" svg:y1="27.427cm" svg:x2="18.386cm" svg:y2="27.352cm">
          <text:p/>
        </draw:line>
        <draw:line draw:style-name="gr14" draw:text-style-name="P3" draw:layer="layout" svg:x1="18.462cm" svg:y1="27.427cm" svg:x2="18.462cm" svg:y2="27.352cm">
          <text:p/>
        </draw:line>
        <draw:line draw:style-name="gr14" draw:text-style-name="P3" draw:layer="layout" svg:x1="18.69cm" svg:y1="27.427cm" svg:x2="18.69cm" svg:y2="27.352cm">
          <text:p/>
        </draw:line>
        <draw:line draw:style-name="gr14" draw:text-style-name="P3" draw:layer="layout" svg:x1="19.068cm" svg:y1="27.427cm" svg:x2="19.068cm" svg:y2="27.352cm">
          <text:p/>
        </draw:line>
        <draw:line draw:style-name="gr14" draw:text-style-name="P3" draw:layer="layout" svg:x1="19.296cm" svg:y1="27.427cm" svg:x2="19.296cm" svg:y2="27.352cm">
          <text:p/>
        </draw:line>
        <draw:line draw:style-name="gr14" draw:text-style-name="P3" draw:layer="layout" svg:x1="19.447cm" svg:y1="27.427cm" svg:x2="19.447cm" svg:y2="27.352cm">
          <text:p/>
        </draw:line>
        <draw:line draw:style-name="gr14" draw:text-style-name="P3" draw:layer="layout" svg:x1="19.902cm" svg:y1="27.427cm" svg:x2="19.902cm" svg:y2="27.352cm">
          <text:p/>
        </draw:line>
        <draw:line draw:style-name="gr14" draw:text-style-name="P3" draw:layer="layout" svg:x1="20.053cm" svg:y1="27.427cm" svg:x2="20.053cm" svg:y2="27.352cm">
          <text:p/>
        </draw:line>
        <draw:line draw:style-name="gr14" draw:text-style-name="P3" draw:layer="layout" svg:x1="20.205cm" svg:y1="27.427cm" svg:x2="20.205cm" svg:y2="27.352cm">
          <text:p/>
        </draw:line>
        <draw:line draw:style-name="gr14" draw:text-style-name="P3" draw:layer="layout" svg:x1="20.28cm" svg:y1="27.427cm" svg:x2="20.28cm" svg:y2="27.352cm">
          <text:p/>
        </draw:line>
        <draw:line draw:style-name="gr14" draw:text-style-name="P3" draw:layer="layout" svg:x1="17.932cm" svg:y1="27.503cm" svg:x2="17.932cm" svg:y2="27.427cm">
          <text:p/>
        </draw:line>
        <draw:line draw:style-name="gr14" draw:text-style-name="P3" draw:layer="layout" svg:x1="18.008cm" svg:y1="27.503cm" svg:x2="18.008cm" svg:y2="27.427cm">
          <text:p/>
        </draw:line>
        <draw:line draw:style-name="gr14" draw:text-style-name="P3" draw:layer="layout" svg:x1="18.083cm" svg:y1="27.503cm" svg:x2="18.083cm" svg:y2="27.427cm">
          <text:p/>
        </draw:line>
        <draw:line draw:style-name="gr14" draw:text-style-name="P3" draw:layer="layout" svg:x1="18.69cm" svg:y1="27.503cm" svg:x2="18.69cm" svg:y2="27.427cm">
          <text:p/>
        </draw:line>
        <draw:line draw:style-name="gr14" draw:text-style-name="P3" draw:layer="layout" svg:x1="18.765cm" svg:y1="27.503cm" svg:x2="18.765cm" svg:y2="27.427cm">
          <text:p/>
        </draw:line>
        <draw:line draw:style-name="gr14" draw:text-style-name="P3" draw:layer="layout" svg:x1="18.841cm" svg:y1="27.503cm" svg:x2="18.841cm" svg:y2="27.427cm">
          <text:p/>
        </draw:line>
        <draw:line draw:style-name="gr14" draw:text-style-name="P3" draw:layer="layout" svg:x1="18.993cm" svg:y1="27.503cm" svg:x2="18.993cm" svg:y2="27.427cm">
          <text:p/>
        </draw:line>
        <draw:line draw:style-name="gr14" draw:text-style-name="P3" draw:layer="layout" svg:x1="19.068cm" svg:y1="27.503cm" svg:x2="19.068cm" svg:y2="27.427cm">
          <text:p/>
        </draw:line>
        <draw:line draw:style-name="gr14" draw:text-style-name="P3" draw:layer="layout" svg:x1="19.144cm" svg:y1="27.503cm" svg:x2="19.144cm" svg:y2="27.427cm">
          <text:p/>
        </draw:line>
        <draw:line draw:style-name="gr14" draw:text-style-name="P3" draw:layer="layout" svg:x1="19.447cm" svg:y1="27.503cm" svg:x2="19.447cm" svg:y2="27.427cm">
          <text:p/>
        </draw:line>
        <draw:line draw:style-name="gr14" draw:text-style-name="P3" draw:layer="layout" svg:x1="19.523cm" svg:y1="27.503cm" svg:x2="19.523cm" svg:y2="27.427cm">
          <text:p/>
        </draw:line>
        <draw:line draw:style-name="gr14" draw:text-style-name="P3" draw:layer="layout" svg:x1="19.599cm" svg:y1="27.503cm" svg:x2="19.599cm" svg:y2="27.427cm">
          <text:p/>
        </draw:line>
        <draw:line draw:style-name="gr14" draw:text-style-name="P3" draw:layer="layout" svg:x1="19.826cm" svg:y1="27.503cm" svg:x2="19.826cm" svg:y2="27.427cm">
          <text:p/>
        </draw:line>
        <draw:line draw:style-name="gr14" draw:text-style-name="P3" draw:layer="layout" svg:x1="19.902cm" svg:y1="27.503cm" svg:x2="19.902cm" svg:y2="27.427cm">
          <text:p/>
        </draw:line>
        <draw:line draw:style-name="gr14" draw:text-style-name="P3" draw:layer="layout" svg:x1="20.053cm" svg:y1="27.503cm" svg:x2="20.053cm" svg:y2="27.427cm">
          <text:p/>
        </draw:line>
        <draw:line draw:style-name="gr14" draw:text-style-name="P3" draw:layer="layout" svg:x1="20.129cm" svg:y1="27.503cm" svg:x2="20.129cm" svg:y2="27.427cm">
          <text:p/>
        </draw:line>
        <draw:line draw:style-name="gr14" draw:text-style-name="P3" draw:layer="layout" svg:x1="20.205cm" svg:y1="27.503cm" svg:x2="20.205cm" svg:y2="27.427cm">
          <text:p/>
        </draw:line>
        <draw:line draw:style-name="gr14" draw:text-style-name="P3" draw:layer="layout" svg:x1="20.28cm" svg:y1="27.503cm" svg:x2="20.28cm" svg:y2="27.427cm">
          <text:p/>
        </draw:line>
        <draw:line draw:style-name="gr14" draw:text-style-name="P3" draw:layer="layout" svg:x1="20.356cm" svg:y1="27.503cm" svg:x2="20.356cm" svg:y2="27.427cm">
          <text:p/>
        </draw:line>
        <draw:line draw:style-name="gr14" draw:text-style-name="P3" draw:layer="layout" svg:x1="18.235cm" svg:y1="27.579cm" svg:x2="18.235cm" svg:y2="27.503cm">
          <text:p/>
        </draw:line>
        <draw:line draw:style-name="gr14" draw:text-style-name="P3" draw:layer="layout" svg:x1="18.311cm" svg:y1="27.579cm" svg:x2="18.311cm" svg:y2="27.503cm">
          <text:p/>
        </draw:line>
        <draw:line draw:style-name="gr14" draw:text-style-name="P3" draw:layer="layout" svg:x1="18.386cm" svg:y1="27.579cm" svg:x2="18.386cm" svg:y2="27.503cm">
          <text:p/>
        </draw:line>
        <draw:line draw:style-name="gr14" draw:text-style-name="P3" draw:layer="layout" svg:x1="18.538cm" svg:y1="27.579cm" svg:x2="18.538cm" svg:y2="27.503cm">
          <text:p/>
        </draw:line>
        <draw:line draw:style-name="gr14" draw:text-style-name="P3" draw:layer="layout" svg:x1="18.69cm" svg:y1="27.579cm" svg:x2="18.69cm" svg:y2="27.503cm">
          <text:p/>
        </draw:line>
        <draw:line draw:style-name="gr14" draw:text-style-name="P3" draw:layer="layout" svg:x1="18.841cm" svg:y1="27.579cm" svg:x2="18.841cm" svg:y2="27.503cm">
          <text:p/>
        </draw:line>
        <draw:line draw:style-name="gr14" draw:text-style-name="P3" draw:layer="layout" svg:x1="19.068cm" svg:y1="27.579cm" svg:x2="19.068cm" svg:y2="27.503cm">
          <text:p/>
        </draw:line>
        <draw:line draw:style-name="gr14" draw:text-style-name="P3" draw:layer="layout" svg:x1="19.296cm" svg:y1="27.579cm" svg:x2="19.296cm" svg:y2="27.503cm">
          <text:p/>
        </draw:line>
        <draw:line draw:style-name="gr14" draw:text-style-name="P3" draw:layer="layout" svg:x1="19.599cm" svg:y1="27.579cm" svg:x2="19.599cm" svg:y2="27.503cm">
          <text:p/>
        </draw:line>
        <draw:line draw:style-name="gr14" draw:text-style-name="P3" draw:layer="layout" svg:x1="19.674cm" svg:y1="27.579cm" svg:x2="19.674cm" svg:y2="27.503cm">
          <text:p/>
        </draw:line>
        <draw:line draw:style-name="gr14" draw:text-style-name="P3" draw:layer="layout" svg:x1="19.826cm" svg:y1="27.579cm" svg:x2="19.826cm" svg:y2="27.503cm">
          <text:p/>
        </draw:line>
        <draw:line draw:style-name="gr14" draw:text-style-name="P3" draw:layer="layout" svg:x1="19.977cm" svg:y1="27.579cm" svg:x2="19.977cm" svg:y2="27.503cm">
          <text:p/>
        </draw:line>
        <draw:line draw:style-name="gr14" draw:text-style-name="P3" draw:layer="layout" svg:x1="20.053cm" svg:y1="27.579cm" svg:x2="20.053cm" svg:y2="27.503cm">
          <text:p/>
        </draw:line>
        <draw:line draw:style-name="gr14" draw:text-style-name="P3" draw:layer="layout" svg:x1="20.129cm" svg:y1="27.579cm" svg:x2="20.129cm" svg:y2="27.503cm">
          <text:p/>
        </draw:line>
        <draw:line draw:style-name="gr14" draw:text-style-name="P3" draw:layer="layout" svg:x1="18.008cm" svg:y1="27.655cm" svg:x2="18.008cm" svg:y2="27.579cm">
          <text:p/>
        </draw:line>
        <draw:line draw:style-name="gr14" draw:text-style-name="P3" draw:layer="layout" svg:x1="18.083cm" svg:y1="27.655cm" svg:x2="18.083cm" svg:y2="27.579cm">
          <text:p/>
        </draw:line>
        <draw:line draw:style-name="gr14" draw:text-style-name="P3" draw:layer="layout" svg:x1="18.159cm" svg:y1="27.655cm" svg:x2="18.159cm" svg:y2="27.579cm">
          <text:p/>
        </draw:line>
        <draw:line draw:style-name="gr14" draw:text-style-name="P3" draw:layer="layout" svg:x1="18.462cm" svg:y1="27.655cm" svg:x2="18.462cm" svg:y2="27.579cm">
          <text:p/>
        </draw:line>
        <draw:line draw:style-name="gr14" draw:text-style-name="P3" draw:layer="layout" svg:x1="18.538cm" svg:y1="27.655cm" svg:x2="18.538cm" svg:y2="27.579cm">
          <text:p/>
        </draw:line>
        <draw:line draw:style-name="gr14" draw:text-style-name="P3" draw:layer="layout" svg:x1="18.69cm" svg:y1="27.655cm" svg:x2="18.69cm" svg:y2="27.579cm">
          <text:p/>
        </draw:line>
        <draw:line draw:style-name="gr14" draw:text-style-name="P3" draw:layer="layout" svg:x1="18.841cm" svg:y1="27.655cm" svg:x2="18.841cm" svg:y2="27.579cm">
          <text:p/>
        </draw:line>
        <draw:line draw:style-name="gr14" draw:text-style-name="P3" draw:layer="layout" svg:x1="18.993cm" svg:y1="27.655cm" svg:x2="18.993cm" svg:y2="27.579cm">
          <text:p/>
        </draw:line>
        <draw:line draw:style-name="gr14" draw:text-style-name="P3" draw:layer="layout" svg:x1="19.068cm" svg:y1="27.655cm" svg:x2="19.068cm" svg:y2="27.579cm">
          <text:p/>
        </draw:line>
        <draw:line draw:style-name="gr14" draw:text-style-name="P3" draw:layer="layout" svg:x1="19.144cm" svg:y1="27.655cm" svg:x2="19.144cm" svg:y2="27.579cm">
          <text:p/>
        </draw:line>
        <draw:line draw:style-name="gr14" draw:text-style-name="P3" draw:layer="layout" svg:x1="19.22cm" svg:y1="27.655cm" svg:x2="19.22cm" svg:y2="27.579cm">
          <text:p/>
        </draw:line>
        <draw:line draw:style-name="gr14" draw:text-style-name="P3" draw:layer="layout" svg:x1="19.447cm" svg:y1="27.655cm" svg:x2="19.447cm" svg:y2="27.579cm">
          <text:p/>
        </draw:line>
        <draw:line draw:style-name="gr14" draw:text-style-name="P3" draw:layer="layout" svg:x1="19.523cm" svg:y1="27.655cm" svg:x2="19.523cm" svg:y2="27.579cm">
          <text:p/>
        </draw:line>
        <draw:line draw:style-name="gr14" draw:text-style-name="P3" draw:layer="layout" svg:x1="19.599cm" svg:y1="27.655cm" svg:x2="19.599cm" svg:y2="27.579cm">
          <text:p/>
        </draw:line>
        <draw:line draw:style-name="gr14" draw:text-style-name="P3" draw:layer="layout" svg:x1="19.674cm" svg:y1="27.655cm" svg:x2="19.674cm" svg:y2="27.579cm">
          <text:p/>
        </draw:line>
        <draw:line draw:style-name="gr14" draw:text-style-name="P3" draw:layer="layout" svg:x1="19.902cm" svg:y1="27.655cm" svg:x2="19.902cm" svg:y2="27.579cm">
          <text:p/>
        </draw:line>
        <draw:line draw:style-name="gr14" draw:text-style-name="P3" draw:layer="layout" svg:x1="20.205cm" svg:y1="27.655cm" svg:x2="20.205cm" svg:y2="27.579cm">
          <text:p/>
        </draw:line>
        <draw:line draw:style-name="gr14" draw:text-style-name="P3" draw:layer="layout" svg:x1="20.28cm" svg:y1="27.655cm" svg:x2="20.28cm" svg:y2="27.579cm">
          <text:p/>
        </draw:line>
        <draw:line draw:style-name="gr14" draw:text-style-name="P3" draw:layer="layout" svg:x1="20.356cm" svg:y1="27.655cm" svg:x2="20.356cm" svg:y2="27.579cm">
          <text:p/>
        </draw:line>
        <draw:line draw:style-name="gr14" draw:text-style-name="P3" draw:layer="layout" svg:x1="17.932cm" svg:y1="27.73cm" svg:x2="17.932cm" svg:y2="27.655cm">
          <text:p/>
        </draw:line>
        <draw:line draw:style-name="gr14" draw:text-style-name="P3" draw:layer="layout" svg:x1="18.159cm" svg:y1="27.73cm" svg:x2="18.159cm" svg:y2="27.655cm">
          <text:p/>
        </draw:line>
        <draw:line draw:style-name="gr14" draw:text-style-name="P3" draw:layer="layout" svg:x1="18.386cm" svg:y1="27.73cm" svg:x2="18.386cm" svg:y2="27.655cm">
          <text:p/>
        </draw:line>
        <draw:line draw:style-name="gr14" draw:text-style-name="P3" draw:layer="layout" svg:x1="18.765cm" svg:y1="27.73cm" svg:x2="18.765cm" svg:y2="27.655cm">
          <text:p/>
        </draw:line>
        <draw:line draw:style-name="gr14" draw:text-style-name="P3" draw:layer="layout" svg:x1="18.917cm" svg:y1="27.73cm" svg:x2="18.917cm" svg:y2="27.655cm">
          <text:p/>
        </draw:line>
        <draw:line draw:style-name="gr14" draw:text-style-name="P3" draw:layer="layout" svg:x1="19.22cm" svg:y1="27.73cm" svg:x2="19.22cm" svg:y2="27.655cm">
          <text:p/>
        </draw:line>
        <draw:line draw:style-name="gr14" draw:text-style-name="P3" draw:layer="layout" svg:x1="19.371cm" svg:y1="27.73cm" svg:x2="19.371cm" svg:y2="27.655cm">
          <text:p/>
        </draw:line>
        <draw:line draw:style-name="gr14" draw:text-style-name="P3" draw:layer="layout" svg:x1="19.826cm" svg:y1="27.73cm" svg:x2="19.826cm" svg:y2="27.655cm">
          <text:p/>
        </draw:line>
        <draw:line draw:style-name="gr14" draw:text-style-name="P3" draw:layer="layout" svg:x1="19.902cm" svg:y1="27.73cm" svg:x2="19.902cm" svg:y2="27.655cm">
          <text:p/>
        </draw:line>
        <draw:line draw:style-name="gr14" draw:text-style-name="P3" draw:layer="layout" svg:x1="20.053cm" svg:y1="27.73cm" svg:x2="20.053cm" svg:y2="27.655cm">
          <text:p/>
        </draw:line>
        <draw:line draw:style-name="gr14" draw:text-style-name="P3" draw:layer="layout" svg:x1="20.129cm" svg:y1="27.73cm" svg:x2="20.129cm" svg:y2="27.655cm">
          <text:p/>
        </draw:line>
        <draw:line draw:style-name="gr14" draw:text-style-name="P3" draw:layer="layout" svg:x1="20.28cm" svg:y1="27.73cm" svg:x2="20.28cm" svg:y2="27.655cm">
          <text:p/>
        </draw:line>
        <draw:line draw:style-name="gr14" draw:text-style-name="P3" draw:layer="layout" svg:x1="17.932cm" svg:y1="27.806cm" svg:x2="17.932cm" svg:y2="27.73cm">
          <text:p/>
        </draw:line>
        <draw:line draw:style-name="gr14" draw:text-style-name="P3" draw:layer="layout" svg:x1="18.008cm" svg:y1="27.806cm" svg:x2="18.008cm" svg:y2="27.73cm">
          <text:p/>
        </draw:line>
        <draw:line draw:style-name="gr14" draw:text-style-name="P3" draw:layer="layout" svg:x1="18.235cm" svg:y1="27.806cm" svg:x2="18.235cm" svg:y2="27.73cm">
          <text:p/>
        </draw:line>
        <draw:line draw:style-name="gr14" draw:text-style-name="P3" draw:layer="layout" svg:x1="18.462cm" svg:y1="27.806cm" svg:x2="18.462cm" svg:y2="27.73cm">
          <text:p/>
        </draw:line>
        <draw:line draw:style-name="gr14" draw:text-style-name="P3" draw:layer="layout" svg:x1="18.614cm" svg:y1="27.806cm" svg:x2="18.614cm" svg:y2="27.73cm">
          <text:p/>
        </draw:line>
        <draw:line draw:style-name="gr14" draw:text-style-name="P3" draw:layer="layout" svg:x1="18.765cm" svg:y1="27.806cm" svg:x2="18.765cm" svg:y2="27.73cm">
          <text:p/>
        </draw:line>
        <draw:line draw:style-name="gr14" draw:text-style-name="P3" draw:layer="layout" svg:x1="18.917cm" svg:y1="27.806cm" svg:x2="18.917cm" svg:y2="27.73cm">
          <text:p/>
        </draw:line>
        <draw:line draw:style-name="gr14" draw:text-style-name="P3" draw:layer="layout" svg:x1="18.993cm" svg:y1="27.806cm" svg:x2="18.993cm" svg:y2="27.73cm">
          <text:p/>
        </draw:line>
        <draw:line draw:style-name="gr14" draw:text-style-name="P3" draw:layer="layout" svg:x1="19.144cm" svg:y1="27.806cm" svg:x2="19.144cm" svg:y2="27.73cm">
          <text:p/>
        </draw:line>
        <draw:line draw:style-name="gr14" draw:text-style-name="P3" draw:layer="layout" svg:x1="19.296cm" svg:y1="27.806cm" svg:x2="19.296cm" svg:y2="27.73cm">
          <text:p/>
        </draw:line>
        <draw:line draw:style-name="gr14" draw:text-style-name="P3" draw:layer="layout" svg:x1="19.371cm" svg:y1="27.806cm" svg:x2="19.371cm" svg:y2="27.73cm">
          <text:p/>
        </draw:line>
        <draw:line draw:style-name="gr14" draw:text-style-name="P3" draw:layer="layout" svg:x1="19.447cm" svg:y1="27.806cm" svg:x2="19.447cm" svg:y2="27.73cm">
          <text:p/>
        </draw:line>
        <draw:line draw:style-name="gr14" draw:text-style-name="P3" draw:layer="layout" svg:x1="19.523cm" svg:y1="27.806cm" svg:x2="19.523cm" svg:y2="27.73cm">
          <text:p/>
        </draw:line>
        <draw:line draw:style-name="gr14" draw:text-style-name="P3" draw:layer="layout" svg:x1="19.75cm" svg:y1="27.806cm" svg:x2="19.75cm" svg:y2="27.73cm">
          <text:p/>
        </draw:line>
        <draw:line draw:style-name="gr14" draw:text-style-name="P3" draw:layer="layout" svg:x1="19.826cm" svg:y1="27.806cm" svg:x2="19.826cm" svg:y2="27.73cm">
          <text:p/>
        </draw:line>
        <draw:line draw:style-name="gr14" draw:text-style-name="P3" draw:layer="layout" svg:x1="19.902cm" svg:y1="27.806cm" svg:x2="19.902cm" svg:y2="27.73cm">
          <text:p/>
        </draw:line>
        <draw:line draw:style-name="gr14" draw:text-style-name="P3" draw:layer="layout" svg:x1="20.053cm" svg:y1="27.806cm" svg:x2="20.053cm" svg:y2="27.73cm">
          <text:p/>
        </draw:line>
        <draw:line draw:style-name="gr14" draw:text-style-name="P3" draw:layer="layout" svg:x1="20.205cm" svg:y1="27.806cm" svg:x2="20.205cm" svg:y2="27.73cm">
          <text:p/>
        </draw:line>
        <draw:line draw:style-name="gr14" draw:text-style-name="P3" draw:layer="layout" svg:x1="18.008cm" svg:y1="27.882cm" svg:x2="18.008cm" svg:y2="27.806cm">
          <text:p/>
        </draw:line>
        <draw:line draw:style-name="gr14" draw:text-style-name="P3" draw:layer="layout" svg:x1="18.159cm" svg:y1="27.882cm" svg:x2="18.159cm" svg:y2="27.806cm">
          <text:p/>
        </draw:line>
        <draw:line draw:style-name="gr14" draw:text-style-name="P3" draw:layer="layout" svg:x1="18.235cm" svg:y1="27.882cm" svg:x2="18.235cm" svg:y2="27.806cm">
          <text:p/>
        </draw:line>
        <draw:line draw:style-name="gr14" draw:text-style-name="P3" draw:layer="layout" svg:x1="18.386cm" svg:y1="27.882cm" svg:x2="18.386cm" svg:y2="27.806cm">
          <text:p/>
        </draw:line>
        <draw:line draw:style-name="gr14" draw:text-style-name="P3" draw:layer="layout" svg:x1="18.538cm" svg:y1="27.882cm" svg:x2="18.538cm" svg:y2="27.806cm">
          <text:p/>
        </draw:line>
        <draw:line draw:style-name="gr14" draw:text-style-name="P3" draw:layer="layout" svg:x1="18.69cm" svg:y1="27.882cm" svg:x2="18.69cm" svg:y2="27.806cm">
          <text:p/>
        </draw:line>
        <draw:line draw:style-name="gr14" draw:text-style-name="P3" draw:layer="layout" svg:x1="19.144cm" svg:y1="27.882cm" svg:x2="19.144cm" svg:y2="27.806cm">
          <text:p/>
        </draw:line>
        <draw:line draw:style-name="gr14" draw:text-style-name="P3" draw:layer="layout" svg:x1="19.22cm" svg:y1="27.882cm" svg:x2="19.22cm" svg:y2="27.806cm">
          <text:p/>
        </draw:line>
        <draw:line draw:style-name="gr14" draw:text-style-name="P3" draw:layer="layout" svg:x1="19.371cm" svg:y1="27.882cm" svg:x2="19.371cm" svg:y2="27.806cm">
          <text:p/>
        </draw:line>
        <draw:line draw:style-name="gr14" draw:text-style-name="P3" draw:layer="layout" svg:x1="19.447cm" svg:y1="27.882cm" svg:x2="19.447cm" svg:y2="27.806cm">
          <text:p/>
        </draw:line>
        <draw:line draw:style-name="gr14" draw:text-style-name="P3" draw:layer="layout" svg:x1="19.75cm" svg:y1="27.882cm" svg:x2="19.75cm" svg:y2="27.806cm">
          <text:p/>
        </draw:line>
        <draw:line draw:style-name="gr14" draw:text-style-name="P3" draw:layer="layout" svg:x1="19.826cm" svg:y1="27.882cm" svg:x2="19.826cm" svg:y2="27.806cm">
          <text:p/>
        </draw:line>
        <draw:line draw:style-name="gr14" draw:text-style-name="P3" draw:layer="layout" svg:x1="19.977cm" svg:y1="27.882cm" svg:x2="19.977cm" svg:y2="27.806cm">
          <text:p/>
        </draw:line>
        <draw:line draw:style-name="gr14" draw:text-style-name="P3" draw:layer="layout" svg:x1="20.053cm" svg:y1="27.882cm" svg:x2="20.053cm" svg:y2="27.806cm">
          <text:p/>
        </draw:line>
        <draw:line draw:style-name="gr14" draw:text-style-name="P3" draw:layer="layout" svg:x1="20.356cm" svg:y1="27.882cm" svg:x2="20.356cm" svg:y2="27.806cm">
          <text:p/>
        </draw:line>
        <draw:line draw:style-name="gr14" draw:text-style-name="P3" draw:layer="layout" svg:x1="17.932cm" svg:y1="27.958cm" svg:x2="17.932cm" svg:y2="27.882cm">
          <text:p/>
        </draw:line>
        <draw:line draw:style-name="gr14" draw:text-style-name="P3" draw:layer="layout" svg:x1="18.008cm" svg:y1="27.958cm" svg:x2="18.008cm" svg:y2="27.882cm">
          <text:p/>
        </draw:line>
        <draw:line draw:style-name="gr14" draw:text-style-name="P3" draw:layer="layout" svg:x1="18.083cm" svg:y1="27.958cm" svg:x2="18.083cm" svg:y2="27.882cm">
          <text:p/>
        </draw:line>
        <draw:line draw:style-name="gr14" draw:text-style-name="P3" draw:layer="layout" svg:x1="18.538cm" svg:y1="27.958cm" svg:x2="18.538cm" svg:y2="27.882cm">
          <text:p/>
        </draw:line>
        <draw:line draw:style-name="gr14" draw:text-style-name="P3" draw:layer="layout" svg:x1="18.614cm" svg:y1="27.958cm" svg:x2="18.614cm" svg:y2="27.882cm">
          <text:p/>
        </draw:line>
        <draw:line draw:style-name="gr14" draw:text-style-name="P3" draw:layer="layout" svg:x1="19.144cm" svg:y1="27.958cm" svg:x2="19.144cm" svg:y2="27.882cm">
          <text:p/>
        </draw:line>
        <draw:line draw:style-name="gr14" draw:text-style-name="P3" draw:layer="layout" svg:x1="19.22cm" svg:y1="27.958cm" svg:x2="19.22cm" svg:y2="27.882cm">
          <text:p/>
        </draw:line>
        <draw:line draw:style-name="gr14" draw:text-style-name="P3" draw:layer="layout" svg:x1="19.371cm" svg:y1="27.958cm" svg:x2="19.371cm" svg:y2="27.882cm">
          <text:p/>
        </draw:line>
        <draw:line draw:style-name="gr14" draw:text-style-name="P3" draw:layer="layout" svg:x1="19.447cm" svg:y1="27.958cm" svg:x2="19.447cm" svg:y2="27.882cm">
          <text:p/>
        </draw:line>
        <draw:line draw:style-name="gr14" draw:text-style-name="P3" draw:layer="layout" svg:x1="19.523cm" svg:y1="27.958cm" svg:x2="19.523cm" svg:y2="27.882cm">
          <text:p/>
        </draw:line>
        <draw:line draw:style-name="gr14" draw:text-style-name="P3" draw:layer="layout" svg:x1="19.674cm" svg:y1="27.958cm" svg:x2="19.674cm" svg:y2="27.882cm">
          <text:p/>
        </draw:line>
        <draw:line draw:style-name="gr14" draw:text-style-name="P3" draw:layer="layout" svg:x1="19.75cm" svg:y1="27.958cm" svg:x2="19.75cm" svg:y2="27.882cm">
          <text:p/>
        </draw:line>
        <draw:line draw:style-name="gr14" draw:text-style-name="P3" draw:layer="layout" svg:x1="19.902cm" svg:y1="27.958cm" svg:x2="19.902cm" svg:y2="27.882cm">
          <text:p/>
        </draw:line>
        <draw:line draw:style-name="gr14" draw:text-style-name="P3" draw:layer="layout" svg:x1="19.977cm" svg:y1="27.958cm" svg:x2="19.977cm" svg:y2="27.882cm">
          <text:p/>
        </draw:line>
        <draw:line draw:style-name="gr14" draw:text-style-name="P3" draw:layer="layout" svg:x1="20.129cm" svg:y1="27.958cm" svg:x2="20.129cm" svg:y2="27.882cm">
          <text:p/>
        </draw:line>
        <draw:line draw:style-name="gr14" draw:text-style-name="P3" draw:layer="layout" svg:x1="20.205cm" svg:y1="27.958cm" svg:x2="20.205cm" svg:y2="27.882cm">
          <text:p/>
        </draw:line>
        <draw:line draw:style-name="gr14" draw:text-style-name="P3" draw:layer="layout" svg:x1="20.356cm" svg:y1="27.958cm" svg:x2="20.356cm" svg:y2="27.882cm">
          <text:p/>
        </draw:line>
        <draw:line draw:style-name="gr14" draw:text-style-name="P3" draw:layer="layout" svg:x1="18.235cm" svg:y1="28.033cm" svg:x2="18.235cm" svg:y2="27.958cm">
          <text:p/>
        </draw:line>
        <draw:line draw:style-name="gr14" draw:text-style-name="P3" draw:layer="layout" svg:x1="18.311cm" svg:y1="28.033cm" svg:x2="18.311cm" svg:y2="27.958cm">
          <text:p/>
        </draw:line>
        <draw:line draw:style-name="gr14" draw:text-style-name="P3" draw:layer="layout" svg:x1="18.386cm" svg:y1="28.033cm" svg:x2="18.386cm" svg:y2="27.958cm">
          <text:p/>
        </draw:line>
        <draw:line draw:style-name="gr14" draw:text-style-name="P3" draw:layer="layout" svg:x1="18.462cm" svg:y1="28.033cm" svg:x2="18.462cm" svg:y2="27.958cm">
          <text:p/>
        </draw:line>
        <draw:line draw:style-name="gr14" draw:text-style-name="P3" draw:layer="layout" svg:x1="18.614cm" svg:y1="28.033cm" svg:x2="18.614cm" svg:y2="27.958cm">
          <text:p/>
        </draw:line>
        <draw:line draw:style-name="gr14" draw:text-style-name="P3" draw:layer="layout" svg:x1="19.068cm" svg:y1="28.033cm" svg:x2="19.068cm" svg:y2="27.958cm">
          <text:p/>
        </draw:line>
        <draw:line draw:style-name="gr14" draw:text-style-name="P3" draw:layer="layout" svg:x1="19.22cm" svg:y1="28.033cm" svg:x2="19.22cm" svg:y2="27.958cm">
          <text:p/>
        </draw:line>
        <draw:line draw:style-name="gr14" draw:text-style-name="P3" draw:layer="layout" svg:x1="19.523cm" svg:y1="28.033cm" svg:x2="19.523cm" svg:y2="27.958cm">
          <text:p/>
        </draw:line>
        <draw:line draw:style-name="gr14" draw:text-style-name="P3" draw:layer="layout" svg:x1="19.599cm" svg:y1="28.033cm" svg:x2="19.599cm" svg:y2="27.958cm">
          <text:p/>
        </draw:line>
        <draw:line draw:style-name="gr14" draw:text-style-name="P3" draw:layer="layout" svg:x1="19.75cm" svg:y1="28.033cm" svg:x2="19.75cm" svg:y2="27.958cm">
          <text:p/>
        </draw:line>
        <draw:line draw:style-name="gr14" draw:text-style-name="P3" draw:layer="layout" svg:x1="19.826cm" svg:y1="28.033cm" svg:x2="19.826cm" svg:y2="27.958cm">
          <text:p/>
        </draw:line>
        <draw:line draw:style-name="gr14" draw:text-style-name="P3" draw:layer="layout" svg:x1="19.902cm" svg:y1="28.033cm" svg:x2="19.902cm" svg:y2="27.958cm">
          <text:p/>
        </draw:line>
        <draw:line draw:style-name="gr14" draw:text-style-name="P3" draw:layer="layout" svg:x1="19.977cm" svg:y1="28.033cm" svg:x2="19.977cm" svg:y2="27.958cm">
          <text:p/>
        </draw:line>
        <draw:line draw:style-name="gr14" draw:text-style-name="P3" draw:layer="layout" svg:x1="20.053cm" svg:y1="28.033cm" svg:x2="20.053cm" svg:y2="27.958cm">
          <text:p/>
        </draw:line>
        <draw:line draw:style-name="gr14" draw:text-style-name="P3" draw:layer="layout" svg:x1="20.205cm" svg:y1="28.033cm" svg:x2="20.205cm" svg:y2="27.958cm">
          <text:p/>
        </draw:line>
        <draw:line draw:style-name="gr14" draw:text-style-name="P3" draw:layer="layout" svg:x1="20.28cm" svg:y1="28.033cm" svg:x2="20.28cm" svg:y2="27.958cm">
          <text:p/>
        </draw:line>
        <draw:line draw:style-name="gr14" draw:text-style-name="P3" draw:layer="layout" svg:x1="17.932cm" svg:y1="28.109cm" svg:x2="17.932cm" svg:y2="28.033cm">
          <text:p/>
        </draw:line>
        <draw:line draw:style-name="gr14" draw:text-style-name="P3" draw:layer="layout" svg:x1="18.008cm" svg:y1="28.109cm" svg:x2="18.008cm" svg:y2="28.033cm">
          <text:p/>
        </draw:line>
        <draw:line draw:style-name="gr14" draw:text-style-name="P3" draw:layer="layout" svg:x1="18.083cm" svg:y1="28.109cm" svg:x2="18.083cm" svg:y2="28.033cm">
          <text:p/>
        </draw:line>
        <draw:line draw:style-name="gr14" draw:text-style-name="P3" draw:layer="layout" svg:x1="18.235cm" svg:y1="28.109cm" svg:x2="18.235cm" svg:y2="28.033cm">
          <text:p/>
        </draw:line>
        <draw:line draw:style-name="gr14" draw:text-style-name="P3" draw:layer="layout" svg:x1="18.311cm" svg:y1="28.109cm" svg:x2="18.311cm" svg:y2="28.033cm">
          <text:p/>
        </draw:line>
        <draw:line draw:style-name="gr14" draw:text-style-name="P3" draw:layer="layout" svg:x1="18.69cm" svg:y1="28.109cm" svg:x2="18.69cm" svg:y2="28.033cm">
          <text:p/>
        </draw:line>
        <draw:line draw:style-name="gr14" draw:text-style-name="P3" draw:layer="layout" svg:x1="18.841cm" svg:y1="28.109cm" svg:x2="18.841cm" svg:y2="28.033cm">
          <text:p/>
        </draw:line>
        <draw:line draw:style-name="gr14" draw:text-style-name="P3" draw:layer="layout" svg:x1="18.917cm" svg:y1="28.109cm" svg:x2="18.917cm" svg:y2="28.033cm">
          <text:p/>
        </draw:line>
        <draw:line draw:style-name="gr14" draw:text-style-name="P3" draw:layer="layout" svg:x1="19.068cm" svg:y1="28.109cm" svg:x2="19.068cm" svg:y2="28.033cm">
          <text:p/>
        </draw:line>
        <draw:line draw:style-name="gr14" draw:text-style-name="P3" draw:layer="layout" svg:x1="19.144cm" svg:y1="28.109cm" svg:x2="19.144cm" svg:y2="28.033cm">
          <text:p/>
        </draw:line>
        <draw:line draw:style-name="gr14" draw:text-style-name="P3" draw:layer="layout" svg:x1="19.22cm" svg:y1="28.109cm" svg:x2="19.22cm" svg:y2="28.033cm">
          <text:p/>
        </draw:line>
        <draw:line draw:style-name="gr14" draw:text-style-name="P3" draw:layer="layout" svg:x1="19.296cm" svg:y1="28.109cm" svg:x2="19.296cm" svg:y2="28.033cm">
          <text:p/>
        </draw:line>
        <draw:line draw:style-name="gr14" draw:text-style-name="P3" draw:layer="layout" svg:x1="19.371cm" svg:y1="28.109cm" svg:x2="19.371cm" svg:y2="28.033cm">
          <text:p/>
        </draw:line>
        <draw:line draw:style-name="gr14" draw:text-style-name="P3" draw:layer="layout" svg:x1="19.447cm" svg:y1="28.109cm" svg:x2="19.447cm" svg:y2="28.033cm">
          <text:p/>
        </draw:line>
        <draw:line draw:style-name="gr14" draw:text-style-name="P3" draw:layer="layout" svg:x1="19.523cm" svg:y1="28.109cm" svg:x2="19.523cm" svg:y2="28.033cm">
          <text:p/>
        </draw:line>
        <draw:line draw:style-name="gr14" draw:text-style-name="P3" draw:layer="layout" svg:x1="19.826cm" svg:y1="28.109cm" svg:x2="19.826cm" svg:y2="28.033cm">
          <text:p/>
        </draw:line>
        <draw:line draw:style-name="gr14" draw:text-style-name="P3" draw:layer="layout" svg:x1="19.902cm" svg:y1="28.109cm" svg:x2="19.902cm" svg:y2="28.033cm">
          <text:p/>
        </draw:line>
        <draw:line draw:style-name="gr14" draw:text-style-name="P3" draw:layer="layout" svg:x1="19.977cm" svg:y1="28.109cm" svg:x2="19.977cm" svg:y2="28.033cm">
          <text:p/>
        </draw:line>
        <draw:line draw:style-name="gr14" draw:text-style-name="P3" draw:layer="layout" svg:x1="20.053cm" svg:y1="28.109cm" svg:x2="20.053cm" svg:y2="28.033cm">
          <text:p/>
        </draw:line>
        <draw:line draw:style-name="gr14" draw:text-style-name="P3" draw:layer="layout" svg:x1="20.129cm" svg:y1="28.109cm" svg:x2="20.129cm" svg:y2="28.033cm">
          <text:p/>
        </draw:line>
        <draw:line draw:style-name="gr14" draw:text-style-name="P3" draw:layer="layout" svg:x1="20.205cm" svg:y1="28.109cm" svg:x2="20.205cm" svg:y2="28.033cm">
          <text:p/>
        </draw:line>
        <draw:line draw:style-name="gr14" draw:text-style-name="P3" draw:layer="layout" svg:x1="20.28cm" svg:y1="28.109cm" svg:x2="20.28cm" svg:y2="28.033cm">
          <text:p/>
        </draw:line>
        <draw:line draw:style-name="gr14" draw:text-style-name="P3" draw:layer="layout" svg:x1="20.356cm" svg:y1="28.109cm" svg:x2="20.356cm" svg:y2="28.033cm">
          <text:p/>
        </draw:line>
        <draw:line draw:style-name="gr14" draw:text-style-name="P3" draw:layer="layout" svg:x1="18.159cm" svg:y1="28.185cm" svg:x2="18.159cm" svg:y2="28.109cm">
          <text:p/>
        </draw:line>
        <draw:line draw:style-name="gr14" draw:text-style-name="P3" draw:layer="layout" svg:x1="18.311cm" svg:y1="28.185cm" svg:x2="18.311cm" svg:y2="28.109cm">
          <text:p/>
        </draw:line>
        <draw:line draw:style-name="gr14" draw:text-style-name="P3" draw:layer="layout" svg:x1="18.386cm" svg:y1="28.185cm" svg:x2="18.386cm" svg:y2="28.109cm">
          <text:p/>
        </draw:line>
        <draw:line draw:style-name="gr14" draw:text-style-name="P3" draw:layer="layout" svg:x1="18.765cm" svg:y1="28.185cm" svg:x2="18.765cm" svg:y2="28.109cm">
          <text:p/>
        </draw:line>
        <draw:line draw:style-name="gr14" draw:text-style-name="P3" draw:layer="layout" svg:x1="19.068cm" svg:y1="28.185cm" svg:x2="19.068cm" svg:y2="28.109cm">
          <text:p/>
        </draw:line>
        <draw:line draw:style-name="gr14" draw:text-style-name="P3" draw:layer="layout" svg:x1="19.144cm" svg:y1="28.185cm" svg:x2="19.144cm" svg:y2="28.109cm">
          <text:p/>
        </draw:line>
        <draw:line draw:style-name="gr14" draw:text-style-name="P3" draw:layer="layout" svg:x1="19.371cm" svg:y1="28.185cm" svg:x2="19.371cm" svg:y2="28.109cm">
          <text:p/>
        </draw:line>
        <draw:line draw:style-name="gr14" draw:text-style-name="P3" draw:layer="layout" svg:x1="19.447cm" svg:y1="28.185cm" svg:x2="19.447cm" svg:y2="28.109cm">
          <text:p/>
        </draw:line>
        <draw:line draw:style-name="gr14" draw:text-style-name="P3" draw:layer="layout" svg:x1="19.674cm" svg:y1="28.185cm" svg:x2="19.674cm" svg:y2="28.109cm">
          <text:p/>
        </draw:line>
        <draw:line draw:style-name="gr14" draw:text-style-name="P3" draw:layer="layout" svg:x1="19.75cm" svg:y1="28.185cm" svg:x2="19.75cm" svg:y2="28.109cm">
          <text:p/>
        </draw:line>
        <draw:line draw:style-name="gr14" draw:text-style-name="P3" draw:layer="layout" svg:x1="19.977cm" svg:y1="28.185cm" svg:x2="19.977cm" svg:y2="28.109cm">
          <text:p/>
        </draw:line>
        <draw:line draw:style-name="gr14" draw:text-style-name="P3" draw:layer="layout" svg:x1="20.053cm" svg:y1="28.185cm" svg:x2="20.053cm" svg:y2="28.109cm">
          <text:p/>
        </draw:line>
        <draw:line draw:style-name="gr14" draw:text-style-name="P3" draw:layer="layout" svg:x1="20.129cm" svg:y1="28.185cm" svg:x2="20.129cm" svg:y2="28.109cm">
          <text:p/>
        </draw:line>
        <draw:line draw:style-name="gr14" draw:text-style-name="P3" draw:layer="layout" svg:x1="20.28cm" svg:y1="28.185cm" svg:x2="20.28cm" svg:y2="28.109cm">
          <text:p/>
        </draw:line>
        <draw:line draw:style-name="gr14" draw:text-style-name="P3" draw:layer="layout" svg:x1="20.356cm" svg:y1="28.185cm" svg:x2="20.356cm" svg:y2="28.109cm">
          <text:p/>
        </draw:line>
        <draw:line draw:style-name="gr14" draw:text-style-name="P3" draw:layer="layout" svg:x1="17.932cm" svg:y1="28.261cm" svg:x2="17.932cm" svg:y2="28.185cm">
          <text:p/>
        </draw:line>
        <draw:line draw:style-name="gr14" draw:text-style-name="P3" draw:layer="layout" svg:x1="18.008cm" svg:y1="28.261cm" svg:x2="18.008cm" svg:y2="28.185cm">
          <text:p/>
        </draw:line>
        <draw:line draw:style-name="gr14" draw:text-style-name="P3" draw:layer="layout" svg:x1="18.083cm" svg:y1="28.261cm" svg:x2="18.083cm" svg:y2="28.185cm">
          <text:p/>
        </draw:line>
        <draw:line draw:style-name="gr14" draw:text-style-name="P3" draw:layer="layout" svg:x1="18.462cm" svg:y1="28.261cm" svg:x2="18.462cm" svg:y2="28.185cm">
          <text:p/>
        </draw:line>
        <draw:line draw:style-name="gr14" draw:text-style-name="P3" draw:layer="layout" svg:x1="18.538cm" svg:y1="28.261cm" svg:x2="18.538cm" svg:y2="28.185cm">
          <text:p/>
        </draw:line>
        <draw:line draw:style-name="gr14" draw:text-style-name="P3" draw:layer="layout" svg:x1="18.614cm" svg:y1="28.261cm" svg:x2="18.614cm" svg:y2="28.185cm">
          <text:p/>
        </draw:line>
        <draw:line draw:style-name="gr14" draw:text-style-name="P3" draw:layer="layout" svg:x1="18.69cm" svg:y1="28.261cm" svg:x2="18.69cm" svg:y2="28.185cm">
          <text:p/>
        </draw:line>
        <draw:line draw:style-name="gr14" draw:text-style-name="P3" draw:layer="layout" svg:x1="18.841cm" svg:y1="28.261cm" svg:x2="18.841cm" svg:y2="28.185cm">
          <text:p/>
        </draw:line>
        <draw:line draw:style-name="gr14" draw:text-style-name="P3" draw:layer="layout" svg:x1="18.917cm" svg:y1="28.261cm" svg:x2="18.917cm" svg:y2="28.185cm">
          <text:p/>
        </draw:line>
        <draw:line draw:style-name="gr14" draw:text-style-name="P3" draw:layer="layout" svg:x1="18.993cm" svg:y1="28.261cm" svg:x2="18.993cm" svg:y2="28.185cm">
          <text:p/>
        </draw:line>
        <draw:line draw:style-name="gr14" draw:text-style-name="P3" draw:layer="layout" svg:x1="19.068cm" svg:y1="28.261cm" svg:x2="19.068cm" svg:y2="28.185cm">
          <text:p/>
        </draw:line>
        <draw:line draw:style-name="gr14" draw:text-style-name="P3" draw:layer="layout" svg:x1="19.296cm" svg:y1="28.261cm" svg:x2="19.296cm" svg:y2="28.185cm">
          <text:p/>
        </draw:line>
        <draw:line draw:style-name="gr14" draw:text-style-name="P3" draw:layer="layout" svg:x1="19.674cm" svg:y1="28.261cm" svg:x2="19.674cm" svg:y2="28.185cm">
          <text:p/>
        </draw:line>
        <draw:line draw:style-name="gr14" draw:text-style-name="P3" draw:layer="layout" svg:x1="19.902cm" svg:y1="28.261cm" svg:x2="19.902cm" svg:y2="28.185cm">
          <text:p/>
        </draw:line>
        <draw:line draw:style-name="gr14" draw:text-style-name="P3" draw:layer="layout" svg:x1="19.977cm" svg:y1="28.261cm" svg:x2="19.977cm" svg:y2="28.185cm">
          <text:p/>
        </draw:line>
        <draw:line draw:style-name="gr14" draw:text-style-name="P3" draw:layer="layout" svg:x1="20.129cm" svg:y1="28.261cm" svg:x2="20.129cm" svg:y2="28.185cm">
          <text:p/>
        </draw:line>
        <draw:line draw:style-name="gr14" draw:text-style-name="P3" draw:layer="layout" svg:x1="20.356cm" svg:y1="28.261cm" svg:x2="20.356cm" svg:y2="28.185cm">
          <text:p/>
        </draw:line>
        <draw:line draw:style-name="gr14" draw:text-style-name="P3" draw:layer="layout" svg:x1="17.932cm" svg:y1="28.337cm" svg:x2="17.932cm" svg:y2="28.261cm">
          <text:p/>
        </draw:line>
        <draw:line draw:style-name="gr14" draw:text-style-name="P3" draw:layer="layout" svg:x1="18.159cm" svg:y1="28.337cm" svg:x2="18.159cm" svg:y2="28.261cm">
          <text:p/>
        </draw:line>
        <draw:line draw:style-name="gr14" draw:text-style-name="P3" draw:layer="layout" svg:x1="18.311cm" svg:y1="28.337cm" svg:x2="18.311cm" svg:y2="28.261cm">
          <text:p/>
        </draw:line>
        <draw:line draw:style-name="gr14" draw:text-style-name="P3" draw:layer="layout" svg:x1="18.386cm" svg:y1="28.337cm" svg:x2="18.386cm" svg:y2="28.261cm">
          <text:p/>
        </draw:line>
        <draw:line draw:style-name="gr14" draw:text-style-name="P3" draw:layer="layout" svg:x1="18.462cm" svg:y1="28.337cm" svg:x2="18.462cm" svg:y2="28.261cm">
          <text:p/>
        </draw:line>
        <draw:line draw:style-name="gr14" draw:text-style-name="P3" draw:layer="layout" svg:x1="18.538cm" svg:y1="28.337cm" svg:x2="18.538cm" svg:y2="28.261cm">
          <text:p/>
        </draw:line>
        <draw:line draw:style-name="gr14" draw:text-style-name="P3" draw:layer="layout" svg:x1="18.614cm" svg:y1="28.337cm" svg:x2="18.614cm" svg:y2="28.261cm">
          <text:p/>
        </draw:line>
        <draw:line draw:style-name="gr14" draw:text-style-name="P3" draw:layer="layout" svg:x1="18.841cm" svg:y1="28.337cm" svg:x2="18.841cm" svg:y2="28.261cm">
          <text:p/>
        </draw:line>
        <draw:line draw:style-name="gr14" draw:text-style-name="P3" draw:layer="layout" svg:x1="19.068cm" svg:y1="28.337cm" svg:x2="19.068cm" svg:y2="28.261cm">
          <text:p/>
        </draw:line>
        <draw:line draw:style-name="gr14" draw:text-style-name="P3" draw:layer="layout" svg:x1="19.144cm" svg:y1="28.337cm" svg:x2="19.144cm" svg:y2="28.261cm">
          <text:p/>
        </draw:line>
        <draw:line draw:style-name="gr14" draw:text-style-name="P3" draw:layer="layout" svg:x1="19.22cm" svg:y1="28.337cm" svg:x2="19.22cm" svg:y2="28.261cm">
          <text:p/>
        </draw:line>
        <draw:line draw:style-name="gr14" draw:text-style-name="P3" draw:layer="layout" svg:x1="19.296cm" svg:y1="28.337cm" svg:x2="19.296cm" svg:y2="28.261cm">
          <text:p/>
        </draw:line>
        <draw:line draw:style-name="gr14" draw:text-style-name="P3" draw:layer="layout" svg:x1="19.447cm" svg:y1="28.337cm" svg:x2="19.447cm" svg:y2="28.261cm">
          <text:p/>
        </draw:line>
        <draw:line draw:style-name="gr14" draw:text-style-name="P3" draw:layer="layout" svg:x1="19.523cm" svg:y1="28.337cm" svg:x2="19.523cm" svg:y2="28.261cm">
          <text:p/>
        </draw:line>
        <draw:line draw:style-name="gr14" draw:text-style-name="P3" draw:layer="layout" svg:x1="19.599cm" svg:y1="28.337cm" svg:x2="19.599cm" svg:y2="28.261cm">
          <text:p/>
        </draw:line>
        <draw:line draw:style-name="gr14" draw:text-style-name="P3" draw:layer="layout" svg:x1="19.75cm" svg:y1="28.337cm" svg:x2="19.75cm" svg:y2="28.261cm">
          <text:p/>
        </draw:line>
        <draw:line draw:style-name="gr14" draw:text-style-name="P3" draw:layer="layout" svg:x1="19.826cm" svg:y1="28.337cm" svg:x2="19.826cm" svg:y2="28.261cm">
          <text:p/>
        </draw:line>
        <draw:line draw:style-name="gr14" draw:text-style-name="P3" draw:layer="layout" svg:x1="20.053cm" svg:y1="28.337cm" svg:x2="20.053cm" svg:y2="28.261cm">
          <text:p/>
        </draw:line>
        <draw:line draw:style-name="gr14" draw:text-style-name="P3" draw:layer="layout" svg:x1="20.28cm" svg:y1="28.337cm" svg:x2="20.28cm" svg:y2="28.261cm">
          <text:p/>
        </draw:line>
        <draw:line draw:style-name="gr14" draw:text-style-name="P3" draw:layer="layout" svg:x1="17.932cm" svg:y1="28.412cm" svg:x2="17.932cm" svg:y2="28.337cm">
          <text:p/>
        </draw:line>
        <draw:line draw:style-name="gr14" draw:text-style-name="P3" draw:layer="layout" svg:x1="18.159cm" svg:y1="28.412cm" svg:x2="18.159cm" svg:y2="28.337cm">
          <text:p/>
        </draw:line>
        <draw:line draw:style-name="gr14" draw:text-style-name="P3" draw:layer="layout" svg:x1="18.235cm" svg:y1="28.412cm" svg:x2="18.235cm" svg:y2="28.337cm">
          <text:p/>
        </draw:line>
        <draw:line draw:style-name="gr14" draw:text-style-name="P3" draw:layer="layout" svg:x1="18.311cm" svg:y1="28.412cm" svg:x2="18.311cm" svg:y2="28.337cm">
          <text:p/>
        </draw:line>
        <draw:line draw:style-name="gr14" draw:text-style-name="P3" draw:layer="layout" svg:x1="18.462cm" svg:y1="28.412cm" svg:x2="18.462cm" svg:y2="28.337cm">
          <text:p/>
        </draw:line>
        <draw:line draw:style-name="gr14" draw:text-style-name="P3" draw:layer="layout" svg:x1="18.538cm" svg:y1="28.412cm" svg:x2="18.538cm" svg:y2="28.337cm">
          <text:p/>
        </draw:line>
        <draw:line draw:style-name="gr14" draw:text-style-name="P3" draw:layer="layout" svg:x1="18.614cm" svg:y1="28.412cm" svg:x2="18.614cm" svg:y2="28.337cm">
          <text:p/>
        </draw:line>
        <draw:line draw:style-name="gr14" draw:text-style-name="P3" draw:layer="layout" svg:x1="18.69cm" svg:y1="28.412cm" svg:x2="18.69cm" svg:y2="28.337cm">
          <text:p/>
        </draw:line>
        <draw:line draw:style-name="gr14" draw:text-style-name="P3" draw:layer="layout" svg:x1="18.841cm" svg:y1="28.412cm" svg:x2="18.841cm" svg:y2="28.337cm">
          <text:p/>
        </draw:line>
        <draw:line draw:style-name="gr14" draw:text-style-name="P3" draw:layer="layout" svg:x1="18.917cm" svg:y1="28.412cm" svg:x2="18.917cm" svg:y2="28.337cm">
          <text:p/>
        </draw:line>
        <draw:line draw:style-name="gr14" draw:text-style-name="P3" draw:layer="layout" svg:x1="18.993cm" svg:y1="28.412cm" svg:x2="18.993cm" svg:y2="28.337cm">
          <text:p/>
        </draw:line>
        <draw:line draw:style-name="gr14" draw:text-style-name="P3" draw:layer="layout" svg:x1="19.068cm" svg:y1="28.412cm" svg:x2="19.068cm" svg:y2="28.337cm">
          <text:p/>
        </draw:line>
        <draw:line draw:style-name="gr14" draw:text-style-name="P3" draw:layer="layout" svg:x1="19.296cm" svg:y1="28.412cm" svg:x2="19.296cm" svg:y2="28.337cm">
          <text:p/>
        </draw:line>
        <draw:line draw:style-name="gr14" draw:text-style-name="P3" draw:layer="layout" svg:x1="19.523cm" svg:y1="28.412cm" svg:x2="19.523cm" svg:y2="28.337cm">
          <text:p/>
        </draw:line>
        <draw:line draw:style-name="gr14" draw:text-style-name="P3" draw:layer="layout" svg:x1="19.599cm" svg:y1="28.412cm" svg:x2="19.599cm" svg:y2="28.337cm">
          <text:p/>
        </draw:line>
        <draw:line draw:style-name="gr14" draw:text-style-name="P3" draw:layer="layout" svg:x1="19.826cm" svg:y1="28.412cm" svg:x2="19.826cm" svg:y2="28.337cm">
          <text:p/>
        </draw:line>
        <draw:line draw:style-name="gr14" draw:text-style-name="P3" draw:layer="layout" svg:x1="19.902cm" svg:y1="28.412cm" svg:x2="19.902cm" svg:y2="28.337cm">
          <text:p/>
        </draw:line>
        <draw:line draw:style-name="gr14" draw:text-style-name="P3" draw:layer="layout" svg:x1="20.053cm" svg:y1="28.412cm" svg:x2="20.053cm" svg:y2="28.337cm">
          <text:p/>
        </draw:line>
        <draw:line draw:style-name="gr14" draw:text-style-name="P3" draw:layer="layout" svg:x1="20.129cm" svg:y1="28.412cm" svg:x2="20.129cm" svg:y2="28.337cm">
          <text:p/>
        </draw:line>
        <draw:line draw:style-name="gr14" draw:text-style-name="P3" draw:layer="layout" svg:x1="20.205cm" svg:y1="28.412cm" svg:x2="20.205cm" svg:y2="28.337cm">
          <text:p/>
        </draw:line>
        <draw:line draw:style-name="gr14" draw:text-style-name="P3" draw:layer="layout" svg:x1="17.932cm" svg:y1="28.488cm" svg:x2="17.932cm" svg:y2="28.412cm">
          <text:p/>
        </draw:line>
        <draw:line draw:style-name="gr14" draw:text-style-name="P3" draw:layer="layout" svg:x1="18.159cm" svg:y1="28.488cm" svg:x2="18.159cm" svg:y2="28.412cm">
          <text:p/>
        </draw:line>
        <draw:line draw:style-name="gr14" draw:text-style-name="P3" draw:layer="layout" svg:x1="18.235cm" svg:y1="28.488cm" svg:x2="18.235cm" svg:y2="28.412cm">
          <text:p/>
        </draw:line>
        <draw:line draw:style-name="gr14" draw:text-style-name="P3" draw:layer="layout" svg:x1="18.311cm" svg:y1="28.488cm" svg:x2="18.311cm" svg:y2="28.412cm">
          <text:p/>
        </draw:line>
        <draw:line draw:style-name="gr14" draw:text-style-name="P3" draw:layer="layout" svg:x1="18.386cm" svg:y1="28.488cm" svg:x2="18.386cm" svg:y2="28.412cm">
          <text:p/>
        </draw:line>
        <draw:line draw:style-name="gr14" draw:text-style-name="P3" draw:layer="layout" svg:x1="18.462cm" svg:y1="28.488cm" svg:x2="18.462cm" svg:y2="28.412cm">
          <text:p/>
        </draw:line>
        <draw:line draw:style-name="gr14" draw:text-style-name="P3" draw:layer="layout" svg:x1="18.538cm" svg:y1="28.488cm" svg:x2="18.538cm" svg:y2="28.412cm">
          <text:p/>
        </draw:line>
        <draw:line draw:style-name="gr14" draw:text-style-name="P3" draw:layer="layout" svg:x1="18.765cm" svg:y1="28.488cm" svg:x2="18.765cm" svg:y2="28.412cm">
          <text:p/>
        </draw:line>
        <draw:line draw:style-name="gr14" draw:text-style-name="P3" draw:layer="layout" svg:x1="18.841cm" svg:y1="28.488cm" svg:x2="18.841cm" svg:y2="28.412cm">
          <text:p/>
        </draw:line>
        <draw:line draw:style-name="gr14" draw:text-style-name="P3" draw:layer="layout" svg:x1="19.068cm" svg:y1="28.488cm" svg:x2="19.068cm" svg:y2="28.412cm">
          <text:p/>
        </draw:line>
        <draw:line draw:style-name="gr14" draw:text-style-name="P3" draw:layer="layout" svg:x1="19.22cm" svg:y1="28.488cm" svg:x2="19.22cm" svg:y2="28.412cm">
          <text:p/>
        </draw:line>
        <draw:line draw:style-name="gr14" draw:text-style-name="P3" draw:layer="layout" svg:x1="19.599cm" svg:y1="28.488cm" svg:x2="19.599cm" svg:y2="28.412cm">
          <text:p/>
        </draw:line>
        <draw:line draw:style-name="gr14" draw:text-style-name="P3" draw:layer="layout" svg:x1="19.674cm" svg:y1="28.488cm" svg:x2="19.674cm" svg:y2="28.412cm">
          <text:p/>
        </draw:line>
        <draw:line draw:style-name="gr14" draw:text-style-name="P3" draw:layer="layout" svg:x1="19.75cm" svg:y1="28.488cm" svg:x2="19.75cm" svg:y2="28.412cm">
          <text:p/>
        </draw:line>
        <draw:line draw:style-name="gr14" draw:text-style-name="P3" draw:layer="layout" svg:x1="19.826cm" svg:y1="28.488cm" svg:x2="19.826cm" svg:y2="28.412cm">
          <text:p/>
        </draw:line>
        <draw:line draw:style-name="gr14" draw:text-style-name="P3" draw:layer="layout" svg:x1="19.902cm" svg:y1="28.488cm" svg:x2="19.902cm" svg:y2="28.412cm">
          <text:p/>
        </draw:line>
        <draw:line draw:style-name="gr14" draw:text-style-name="P3" draw:layer="layout" svg:x1="19.977cm" svg:y1="28.488cm" svg:x2="19.977cm" svg:y2="28.412cm">
          <text:p/>
        </draw:line>
        <draw:line draw:style-name="gr14" draw:text-style-name="P3" draw:layer="layout" svg:x1="20.053cm" svg:y1="28.488cm" svg:x2="20.053cm" svg:y2="28.412cm">
          <text:p/>
        </draw:line>
        <draw:line draw:style-name="gr14" draw:text-style-name="P3" draw:layer="layout" svg:x1="18.538cm" svg:y1="28.564cm" svg:x2="18.538cm" svg:y2="28.488cm">
          <text:p/>
        </draw:line>
        <draw:line draw:style-name="gr14" draw:text-style-name="P3" draw:layer="layout" svg:x1="18.841cm" svg:y1="28.564cm" svg:x2="18.841cm" svg:y2="28.488cm">
          <text:p/>
        </draw:line>
        <draw:line draw:style-name="gr14" draw:text-style-name="P3" draw:layer="layout" svg:x1="18.993cm" svg:y1="28.564cm" svg:x2="18.993cm" svg:y2="28.488cm">
          <text:p/>
        </draw:line>
        <draw:line draw:style-name="gr14" draw:text-style-name="P3" draw:layer="layout" svg:x1="19.144cm" svg:y1="28.564cm" svg:x2="19.144cm" svg:y2="28.488cm">
          <text:p/>
        </draw:line>
        <draw:line draw:style-name="gr14" draw:text-style-name="P3" draw:layer="layout" svg:x1="19.296cm" svg:y1="28.564cm" svg:x2="19.296cm" svg:y2="28.488cm">
          <text:p/>
        </draw:line>
        <draw:line draw:style-name="gr14" draw:text-style-name="P3" draw:layer="layout" svg:x1="19.371cm" svg:y1="28.564cm" svg:x2="19.371cm" svg:y2="28.488cm">
          <text:p/>
        </draw:line>
        <draw:line draw:style-name="gr14" draw:text-style-name="P3" draw:layer="layout" svg:x1="19.447cm" svg:y1="28.564cm" svg:x2="19.447cm" svg:y2="28.488cm">
          <text:p/>
        </draw:line>
        <draw:line draw:style-name="gr14" draw:text-style-name="P3" draw:layer="layout" svg:x1="19.75cm" svg:y1="28.564cm" svg:x2="19.75cm" svg:y2="28.488cm">
          <text:p/>
        </draw:line>
        <draw:line draw:style-name="gr14" draw:text-style-name="P3" draw:layer="layout" svg:x1="20.053cm" svg:y1="28.564cm" svg:x2="20.053cm" svg:y2="28.488cm">
          <text:p/>
        </draw:line>
        <draw:line draw:style-name="gr14" draw:text-style-name="P3" draw:layer="layout" svg:x1="20.205cm" svg:y1="28.564cm" svg:x2="20.205cm" svg:y2="28.488cm">
          <text:p/>
        </draw:line>
        <draw:line draw:style-name="gr14" draw:text-style-name="P3" draw:layer="layout" svg:x1="20.356cm" svg:y1="28.564cm" svg:x2="20.356cm" svg:y2="28.488cm">
          <text:p/>
        </draw:line>
        <draw:line draw:style-name="gr14" draw:text-style-name="P3" draw:layer="layout" svg:x1="17.932cm" svg:y1="28.64cm" svg:x2="17.932cm" svg:y2="28.564cm">
          <text:p/>
        </draw:line>
        <draw:line draw:style-name="gr14" draw:text-style-name="P3" draw:layer="layout" svg:x1="18.008cm" svg:y1="28.64cm" svg:x2="18.008cm" svg:y2="28.564cm">
          <text:p/>
        </draw:line>
        <draw:line draw:style-name="gr14" draw:text-style-name="P3" draw:layer="layout" svg:x1="18.083cm" svg:y1="28.64cm" svg:x2="18.083cm" svg:y2="28.564cm">
          <text:p/>
        </draw:line>
        <draw:line draw:style-name="gr14" draw:text-style-name="P3" draw:layer="layout" svg:x1="18.159cm" svg:y1="28.64cm" svg:x2="18.159cm" svg:y2="28.564cm">
          <text:p/>
        </draw:line>
        <draw:line draw:style-name="gr14" draw:text-style-name="P3" draw:layer="layout" svg:x1="18.235cm" svg:y1="28.64cm" svg:x2="18.235cm" svg:y2="28.564cm">
          <text:p/>
        </draw:line>
        <draw:line draw:style-name="gr14" draw:text-style-name="P3" draw:layer="layout" svg:x1="18.311cm" svg:y1="28.64cm" svg:x2="18.311cm" svg:y2="28.564cm">
          <text:p/>
        </draw:line>
        <draw:line draw:style-name="gr14" draw:text-style-name="P3" draw:layer="layout" svg:x1="18.386cm" svg:y1="28.64cm" svg:x2="18.386cm" svg:y2="28.564cm">
          <text:p/>
        </draw:line>
        <draw:line draw:style-name="gr14" draw:text-style-name="P3" draw:layer="layout" svg:x1="18.765cm" svg:y1="28.64cm" svg:x2="18.765cm" svg:y2="28.564cm">
          <text:p/>
        </draw:line>
        <draw:line draw:style-name="gr14" draw:text-style-name="P3" draw:layer="layout" svg:x1="18.841cm" svg:y1="28.64cm" svg:x2="18.841cm" svg:y2="28.564cm">
          <text:p/>
        </draw:line>
        <draw:line draw:style-name="gr14" draw:text-style-name="P3" draw:layer="layout" svg:x1="18.993cm" svg:y1="28.64cm" svg:x2="18.993cm" svg:y2="28.564cm">
          <text:p/>
        </draw:line>
        <draw:line draw:style-name="gr14" draw:text-style-name="P3" draw:layer="layout" svg:x1="19.068cm" svg:y1="28.64cm" svg:x2="19.068cm" svg:y2="28.564cm">
          <text:p/>
        </draw:line>
        <draw:line draw:style-name="gr14" draw:text-style-name="P3" draw:layer="layout" svg:x1="19.144cm" svg:y1="28.64cm" svg:x2="19.144cm" svg:y2="28.564cm">
          <text:p/>
        </draw:line>
        <draw:line draw:style-name="gr14" draw:text-style-name="P3" draw:layer="layout" svg:x1="19.296cm" svg:y1="28.64cm" svg:x2="19.296cm" svg:y2="28.564cm">
          <text:p/>
        </draw:line>
        <draw:line draw:style-name="gr14" draw:text-style-name="P3" draw:layer="layout" svg:x1="19.447cm" svg:y1="28.64cm" svg:x2="19.447cm" svg:y2="28.564cm">
          <text:p/>
        </draw:line>
        <draw:line draw:style-name="gr14" draw:text-style-name="P3" draw:layer="layout" svg:x1="19.599cm" svg:y1="28.64cm" svg:x2="19.599cm" svg:y2="28.564cm">
          <text:p/>
        </draw:line>
        <draw:line draw:style-name="gr14" draw:text-style-name="P3" draw:layer="layout" svg:x1="19.674cm" svg:y1="28.64cm" svg:x2="19.674cm" svg:y2="28.564cm">
          <text:p/>
        </draw:line>
        <draw:line draw:style-name="gr14" draw:text-style-name="P3" draw:layer="layout" svg:x1="19.75cm" svg:y1="28.64cm" svg:x2="19.75cm" svg:y2="28.564cm">
          <text:p/>
        </draw:line>
        <draw:line draw:style-name="gr14" draw:text-style-name="P3" draw:layer="layout" svg:x1="19.902cm" svg:y1="28.64cm" svg:x2="19.902cm" svg:y2="28.564cm">
          <text:p/>
        </draw:line>
        <draw:line draw:style-name="gr14" draw:text-style-name="P3" draw:layer="layout" svg:x1="20.053cm" svg:y1="28.64cm" svg:x2="20.053cm" svg:y2="28.564cm">
          <text:p/>
        </draw:line>
        <draw:line draw:style-name="gr14" draw:text-style-name="P3" draw:layer="layout" svg:x1="20.205cm" svg:y1="28.64cm" svg:x2="20.205cm" svg:y2="28.564cm">
          <text:p/>
        </draw:line>
        <draw:line draw:style-name="gr14" draw:text-style-name="P3" draw:layer="layout" svg:x1="20.28cm" svg:y1="28.64cm" svg:x2="20.28cm" svg:y2="28.564cm">
          <text:p/>
        </draw:line>
        <draw:line draw:style-name="gr14" draw:text-style-name="P3" draw:layer="layout" svg:x1="17.932cm" svg:y1="28.715cm" svg:x2="17.932cm" svg:y2="28.64cm">
          <text:p/>
        </draw:line>
        <draw:line draw:style-name="gr14" draw:text-style-name="P3" draw:layer="layout" svg:x1="18.386cm" svg:y1="28.715cm" svg:x2="18.386cm" svg:y2="28.64cm">
          <text:p/>
        </draw:line>
        <draw:line draw:style-name="gr14" draw:text-style-name="P3" draw:layer="layout" svg:x1="18.538cm" svg:y1="28.715cm" svg:x2="18.538cm" svg:y2="28.64cm">
          <text:p/>
        </draw:line>
        <draw:line draw:style-name="gr14" draw:text-style-name="P3" draw:layer="layout" svg:x1="18.614cm" svg:y1="28.715cm" svg:x2="18.614cm" svg:y2="28.64cm">
          <text:p/>
        </draw:line>
        <draw:line draw:style-name="gr14" draw:text-style-name="P3" draw:layer="layout" svg:x1="19.068cm" svg:y1="28.715cm" svg:x2="19.068cm" svg:y2="28.64cm">
          <text:p/>
        </draw:line>
        <draw:line draw:style-name="gr14" draw:text-style-name="P3" draw:layer="layout" svg:x1="19.523cm" svg:y1="28.715cm" svg:x2="19.523cm" svg:y2="28.64cm">
          <text:p/>
        </draw:line>
        <draw:line draw:style-name="gr14" draw:text-style-name="P3" draw:layer="layout" svg:x1="19.599cm" svg:y1="28.715cm" svg:x2="19.599cm" svg:y2="28.64cm">
          <text:p/>
        </draw:line>
        <draw:line draw:style-name="gr14" draw:text-style-name="P3" draw:layer="layout" svg:x1="19.674cm" svg:y1="28.715cm" svg:x2="19.674cm" svg:y2="28.64cm">
          <text:p/>
        </draw:line>
        <draw:line draw:style-name="gr14" draw:text-style-name="P3" draw:layer="layout" svg:x1="19.75cm" svg:y1="28.715cm" svg:x2="19.75cm" svg:y2="28.64cm">
          <text:p/>
        </draw:line>
        <draw:line draw:style-name="gr14" draw:text-style-name="P3" draw:layer="layout" svg:x1="20.053cm" svg:y1="28.715cm" svg:x2="20.053cm" svg:y2="28.64cm">
          <text:p/>
        </draw:line>
        <draw:line draw:style-name="gr14" draw:text-style-name="P3" draw:layer="layout" svg:x1="20.129cm" svg:y1="28.715cm" svg:x2="20.129cm" svg:y2="28.64cm">
          <text:p/>
        </draw:line>
        <draw:line draw:style-name="gr14" draw:text-style-name="P3" draw:layer="layout" svg:x1="20.205cm" svg:y1="28.715cm" svg:x2="20.205cm" svg:y2="28.64cm">
          <text:p/>
        </draw:line>
        <draw:line draw:style-name="gr14" draw:text-style-name="P3" draw:layer="layout" svg:x1="17.932cm" svg:y1="28.791cm" svg:x2="17.932cm" svg:y2="28.715cm">
          <text:p/>
        </draw:line>
        <draw:line draw:style-name="gr14" draw:text-style-name="P3" draw:layer="layout" svg:x1="18.083cm" svg:y1="28.791cm" svg:x2="18.083cm" svg:y2="28.715cm">
          <text:p/>
        </draw:line>
        <draw:line draw:style-name="gr14" draw:text-style-name="P3" draw:layer="layout" svg:x1="18.159cm" svg:y1="28.791cm" svg:x2="18.159cm" svg:y2="28.715cm">
          <text:p/>
        </draw:line>
        <draw:line draw:style-name="gr14" draw:text-style-name="P3" draw:layer="layout" svg:x1="18.235cm" svg:y1="28.791cm" svg:x2="18.235cm" svg:y2="28.715cm">
          <text:p/>
        </draw:line>
        <draw:line draw:style-name="gr14" draw:text-style-name="P3" draw:layer="layout" svg:x1="18.386cm" svg:y1="28.791cm" svg:x2="18.386cm" svg:y2="28.715cm">
          <text:p/>
        </draw:line>
        <draw:line draw:style-name="gr14" draw:text-style-name="P3" draw:layer="layout" svg:x1="18.538cm" svg:y1="28.791cm" svg:x2="18.538cm" svg:y2="28.715cm">
          <text:p/>
        </draw:line>
        <draw:line draw:style-name="gr14" draw:text-style-name="P3" draw:layer="layout" svg:x1="18.69cm" svg:y1="28.791cm" svg:x2="18.69cm" svg:y2="28.715cm">
          <text:p/>
        </draw:line>
        <draw:line draw:style-name="gr14" draw:text-style-name="P3" draw:layer="layout" svg:x1="18.765cm" svg:y1="28.791cm" svg:x2="18.765cm" svg:y2="28.715cm">
          <text:p/>
        </draw:line>
        <draw:line draw:style-name="gr14" draw:text-style-name="P3" draw:layer="layout" svg:x1="18.917cm" svg:y1="28.791cm" svg:x2="18.917cm" svg:y2="28.715cm">
          <text:p/>
        </draw:line>
        <draw:line draw:style-name="gr14" draw:text-style-name="P3" draw:layer="layout" svg:x1="18.993cm" svg:y1="28.791cm" svg:x2="18.993cm" svg:y2="28.715cm">
          <text:p/>
        </draw:line>
        <draw:line draw:style-name="gr14" draw:text-style-name="P3" draw:layer="layout" svg:x1="19.068cm" svg:y1="28.791cm" svg:x2="19.068cm" svg:y2="28.715cm">
          <text:p/>
        </draw:line>
        <draw:line draw:style-name="gr14" draw:text-style-name="P3" draw:layer="layout" svg:x1="19.296cm" svg:y1="28.791cm" svg:x2="19.296cm" svg:y2="28.715cm">
          <text:p/>
        </draw:line>
        <draw:line draw:style-name="gr14" draw:text-style-name="P3" draw:layer="layout" svg:x1="19.523cm" svg:y1="28.791cm" svg:x2="19.523cm" svg:y2="28.715cm">
          <text:p/>
        </draw:line>
        <draw:line draw:style-name="gr14" draw:text-style-name="P3" draw:layer="layout" svg:x1="19.75cm" svg:y1="28.791cm" svg:x2="19.75cm" svg:y2="28.715cm">
          <text:p/>
        </draw:line>
        <draw:line draw:style-name="gr14" draw:text-style-name="P3" draw:layer="layout" svg:x1="19.826cm" svg:y1="28.791cm" svg:x2="19.826cm" svg:y2="28.715cm">
          <text:p/>
        </draw:line>
        <draw:line draw:style-name="gr14" draw:text-style-name="P3" draw:layer="layout" svg:x1="19.902cm" svg:y1="28.791cm" svg:x2="19.902cm" svg:y2="28.715cm">
          <text:p/>
        </draw:line>
        <draw:line draw:style-name="gr14" draw:text-style-name="P3" draw:layer="layout" svg:x1="19.977cm" svg:y1="28.791cm" svg:x2="19.977cm" svg:y2="28.715cm">
          <text:p/>
        </draw:line>
        <draw:line draw:style-name="gr14" draw:text-style-name="P3" draw:layer="layout" svg:x1="20.053cm" svg:y1="28.791cm" svg:x2="20.053cm" svg:y2="28.715cm">
          <text:p/>
        </draw:line>
        <draw:line draw:style-name="gr14" draw:text-style-name="P3" draw:layer="layout" svg:x1="20.129cm" svg:y1="28.791cm" svg:x2="20.129cm" svg:y2="28.715cm">
          <text:p/>
        </draw:line>
        <draw:line draw:style-name="gr14" draw:text-style-name="P3" draw:layer="layout" svg:x1="20.28cm" svg:y1="28.791cm" svg:x2="20.28cm" svg:y2="28.715cm">
          <text:p/>
        </draw:line>
        <draw:line draw:style-name="gr14" draw:text-style-name="P3" draw:layer="layout" svg:x1="17.932cm" svg:y1="28.867cm" svg:x2="17.932cm" svg:y2="28.791cm">
          <text:p/>
        </draw:line>
        <draw:line draw:style-name="gr14" draw:text-style-name="P3" draw:layer="layout" svg:x1="18.083cm" svg:y1="28.867cm" svg:x2="18.083cm" svg:y2="28.791cm">
          <text:p/>
        </draw:line>
        <draw:line draw:style-name="gr14" draw:text-style-name="P3" draw:layer="layout" svg:x1="18.159cm" svg:y1="28.867cm" svg:x2="18.159cm" svg:y2="28.791cm">
          <text:p/>
        </draw:line>
        <draw:line draw:style-name="gr14" draw:text-style-name="P3" draw:layer="layout" svg:x1="18.235cm" svg:y1="28.867cm" svg:x2="18.235cm" svg:y2="28.791cm">
          <text:p/>
        </draw:line>
        <draw:line draw:style-name="gr14" draw:text-style-name="P3" draw:layer="layout" svg:x1="18.386cm" svg:y1="28.867cm" svg:x2="18.386cm" svg:y2="28.791cm">
          <text:p/>
        </draw:line>
        <draw:line draw:style-name="gr14" draw:text-style-name="P3" draw:layer="layout" svg:x1="18.538cm" svg:y1="28.867cm" svg:x2="18.538cm" svg:y2="28.791cm">
          <text:p/>
        </draw:line>
        <draw:line draw:style-name="gr14" draw:text-style-name="P3" draw:layer="layout" svg:x1="18.614cm" svg:y1="28.867cm" svg:x2="18.614cm" svg:y2="28.791cm">
          <text:p/>
        </draw:line>
        <draw:line draw:style-name="gr14" draw:text-style-name="P3" draw:layer="layout" svg:x1="18.69cm" svg:y1="28.867cm" svg:x2="18.69cm" svg:y2="28.791cm">
          <text:p/>
        </draw:line>
        <draw:line draw:style-name="gr14" draw:text-style-name="P3" draw:layer="layout" svg:x1="18.841cm" svg:y1="28.867cm" svg:x2="18.841cm" svg:y2="28.791cm">
          <text:p/>
        </draw:line>
        <draw:line draw:style-name="gr14" draw:text-style-name="P3" draw:layer="layout" svg:x1="19.068cm" svg:y1="28.867cm" svg:x2="19.068cm" svg:y2="28.791cm">
          <text:p/>
        </draw:line>
        <draw:line draw:style-name="gr14" draw:text-style-name="P3" draw:layer="layout" svg:x1="19.144cm" svg:y1="28.867cm" svg:x2="19.144cm" svg:y2="28.791cm">
          <text:p/>
        </draw:line>
        <draw:line draw:style-name="gr14" draw:text-style-name="P3" draw:layer="layout" svg:x1="19.447cm" svg:y1="28.867cm" svg:x2="19.447cm" svg:y2="28.791cm">
          <text:p/>
        </draw:line>
        <draw:line draw:style-name="gr14" draw:text-style-name="P3" draw:layer="layout" svg:x1="19.674cm" svg:y1="28.867cm" svg:x2="19.674cm" svg:y2="28.791cm">
          <text:p/>
        </draw:line>
        <draw:line draw:style-name="gr14" draw:text-style-name="P3" draw:layer="layout" svg:x1="19.826cm" svg:y1="28.867cm" svg:x2="19.826cm" svg:y2="28.791cm">
          <text:p/>
        </draw:line>
        <draw:line draw:style-name="gr14" draw:text-style-name="P3" draw:layer="layout" svg:x1="20.053cm" svg:y1="28.867cm" svg:x2="20.053cm" svg:y2="28.791cm">
          <text:p/>
        </draw:line>
        <draw:line draw:style-name="gr14" draw:text-style-name="P3" draw:layer="layout" svg:x1="20.28cm" svg:y1="28.867cm" svg:x2="20.28cm" svg:y2="28.791cm">
          <text:p/>
        </draw:line>
        <draw:line draw:style-name="gr14" draw:text-style-name="P3" draw:layer="layout" svg:x1="20.356cm" svg:y1="28.867cm" svg:x2="20.356cm" svg:y2="28.791cm">
          <text:p/>
        </draw:line>
        <draw:line draw:style-name="gr14" draw:text-style-name="P3" draw:layer="layout" svg:x1="17.932cm" svg:y1="28.943cm" svg:x2="17.932cm" svg:y2="28.867cm">
          <text:p/>
        </draw:line>
        <draw:line draw:style-name="gr14" draw:text-style-name="P3" draw:layer="layout" svg:x1="18.083cm" svg:y1="28.943cm" svg:x2="18.083cm" svg:y2="28.867cm">
          <text:p/>
        </draw:line>
        <draw:line draw:style-name="gr14" draw:text-style-name="P3" draw:layer="layout" svg:x1="18.159cm" svg:y1="28.943cm" svg:x2="18.159cm" svg:y2="28.867cm">
          <text:p/>
        </draw:line>
        <draw:line draw:style-name="gr14" draw:text-style-name="P3" draw:layer="layout" svg:x1="18.235cm" svg:y1="28.943cm" svg:x2="18.235cm" svg:y2="28.867cm">
          <text:p/>
        </draw:line>
        <draw:line draw:style-name="gr14" draw:text-style-name="P3" draw:layer="layout" svg:x1="18.386cm" svg:y1="28.943cm" svg:x2="18.386cm" svg:y2="28.867cm">
          <text:p/>
        </draw:line>
        <draw:line draw:style-name="gr14" draw:text-style-name="P3" draw:layer="layout" svg:x1="18.538cm" svg:y1="28.943cm" svg:x2="18.538cm" svg:y2="28.867cm">
          <text:p/>
        </draw:line>
        <draw:line draw:style-name="gr14" draw:text-style-name="P3" draw:layer="layout" svg:x1="18.765cm" svg:y1="28.943cm" svg:x2="18.765cm" svg:y2="28.867cm">
          <text:p/>
        </draw:line>
        <draw:line draw:style-name="gr14" draw:text-style-name="P3" draw:layer="layout" svg:x1="18.917cm" svg:y1="28.943cm" svg:x2="18.917cm" svg:y2="28.867cm">
          <text:p/>
        </draw:line>
        <draw:line draw:style-name="gr14" draw:text-style-name="P3" draw:layer="layout" svg:x1="19.371cm" svg:y1="28.943cm" svg:x2="19.371cm" svg:y2="28.867cm">
          <text:p/>
        </draw:line>
        <draw:line draw:style-name="gr14" draw:text-style-name="P3" draw:layer="layout" svg:x1="19.523cm" svg:y1="28.943cm" svg:x2="19.523cm" svg:y2="28.867cm">
          <text:p/>
        </draw:line>
        <draw:line draw:style-name="gr14" draw:text-style-name="P3" draw:layer="layout" svg:x1="19.599cm" svg:y1="28.943cm" svg:x2="19.599cm" svg:y2="28.867cm">
          <text:p/>
        </draw:line>
        <draw:line draw:style-name="gr14" draw:text-style-name="P3" draw:layer="layout" svg:x1="19.75cm" svg:y1="28.943cm" svg:x2="19.75cm" svg:y2="28.867cm">
          <text:p/>
        </draw:line>
        <draw:line draw:style-name="gr14" draw:text-style-name="P3" draw:layer="layout" svg:x1="19.826cm" svg:y1="28.943cm" svg:x2="19.826cm" svg:y2="28.867cm">
          <text:p/>
        </draw:line>
        <draw:line draw:style-name="gr14" draw:text-style-name="P3" draw:layer="layout" svg:x1="19.902cm" svg:y1="28.943cm" svg:x2="19.902cm" svg:y2="28.867cm">
          <text:p/>
        </draw:line>
        <draw:line draw:style-name="gr14" draw:text-style-name="P3" draw:layer="layout" svg:x1="19.977cm" svg:y1="28.943cm" svg:x2="19.977cm" svg:y2="28.867cm">
          <text:p/>
        </draw:line>
        <draw:line draw:style-name="gr14" draw:text-style-name="P3" draw:layer="layout" svg:x1="20.129cm" svg:y1="28.943cm" svg:x2="20.129cm" svg:y2="28.867cm">
          <text:p/>
        </draw:line>
        <draw:line draw:style-name="gr14" draw:text-style-name="P3" draw:layer="layout" svg:x1="20.205cm" svg:y1="28.943cm" svg:x2="20.205cm" svg:y2="28.867cm">
          <text:p/>
        </draw:line>
        <draw:line draw:style-name="gr14" draw:text-style-name="P3" draw:layer="layout" svg:x1="17.932cm" svg:y1="29.018cm" svg:x2="17.932cm" svg:y2="28.943cm">
          <text:p/>
        </draw:line>
        <draw:line draw:style-name="gr14" draw:text-style-name="P3" draw:layer="layout" svg:x1="18.386cm" svg:y1="29.018cm" svg:x2="18.386cm" svg:y2="28.943cm">
          <text:p/>
        </draw:line>
        <draw:line draw:style-name="gr14" draw:text-style-name="P3" draw:layer="layout" svg:x1="18.841cm" svg:y1="29.018cm" svg:x2="18.841cm" svg:y2="28.943cm">
          <text:p/>
        </draw:line>
        <draw:line draw:style-name="gr14" draw:text-style-name="P3" draw:layer="layout" svg:x1="18.993cm" svg:y1="29.018cm" svg:x2="18.993cm" svg:y2="28.943cm">
          <text:p/>
        </draw:line>
        <draw:line draw:style-name="gr14" draw:text-style-name="P3" draw:layer="layout" svg:x1="19.144cm" svg:y1="29.018cm" svg:x2="19.144cm" svg:y2="28.943cm">
          <text:p/>
        </draw:line>
        <draw:line draw:style-name="gr14" draw:text-style-name="P3" draw:layer="layout" svg:x1="19.371cm" svg:y1="29.018cm" svg:x2="19.371cm" svg:y2="28.943cm">
          <text:p/>
        </draw:line>
        <draw:line draw:style-name="gr14" draw:text-style-name="P3" draw:layer="layout" svg:x1="19.447cm" svg:y1="29.018cm" svg:x2="19.447cm" svg:y2="28.943cm">
          <text:p/>
        </draw:line>
        <draw:line draw:style-name="gr14" draw:text-style-name="P3" draw:layer="layout" svg:x1="19.523cm" svg:y1="29.018cm" svg:x2="19.523cm" svg:y2="28.943cm">
          <text:p/>
        </draw:line>
        <draw:line draw:style-name="gr14" draw:text-style-name="P3" draw:layer="layout" svg:x1="19.599cm" svg:y1="29.018cm" svg:x2="19.599cm" svg:y2="28.943cm">
          <text:p/>
        </draw:line>
        <draw:line draw:style-name="gr14" draw:text-style-name="P3" draw:layer="layout" svg:x1="19.826cm" svg:y1="29.018cm" svg:x2="19.826cm" svg:y2="28.943cm">
          <text:p/>
        </draw:line>
        <draw:line draw:style-name="gr14" draw:text-style-name="P3" draw:layer="layout" svg:x1="19.902cm" svg:y1="29.018cm" svg:x2="19.902cm" svg:y2="28.943cm">
          <text:p/>
        </draw:line>
        <draw:line draw:style-name="gr14" draw:text-style-name="P3" draw:layer="layout" svg:x1="20.053cm" svg:y1="29.018cm" svg:x2="20.053cm" svg:y2="28.943cm">
          <text:p/>
        </draw:line>
        <draw:line draw:style-name="gr14" draw:text-style-name="P3" draw:layer="layout" svg:x1="20.129cm" svg:y1="29.018cm" svg:x2="20.129cm" svg:y2="28.943cm">
          <text:p/>
        </draw:line>
        <draw:line draw:style-name="gr14" draw:text-style-name="P3" draw:layer="layout" svg:x1="20.205cm" svg:y1="29.018cm" svg:x2="20.205cm" svg:y2="28.943cm">
          <text:p/>
        </draw:line>
        <draw:line draw:style-name="gr14" draw:text-style-name="P3" draw:layer="layout" svg:x1="17.932cm" svg:y1="29.094cm" svg:x2="17.932cm" svg:y2="29.018cm">
          <text:p/>
        </draw:line>
        <draw:line draw:style-name="gr14" draw:text-style-name="P3" draw:layer="layout" svg:x1="18.008cm" svg:y1="29.094cm" svg:x2="18.008cm" svg:y2="29.018cm">
          <text:p/>
        </draw:line>
        <draw:line draw:style-name="gr14" draw:text-style-name="P3" draw:layer="layout" svg:x1="18.083cm" svg:y1="29.094cm" svg:x2="18.083cm" svg:y2="29.018cm">
          <text:p/>
        </draw:line>
        <draw:line draw:style-name="gr14" draw:text-style-name="P3" draw:layer="layout" svg:x1="18.159cm" svg:y1="29.094cm" svg:x2="18.159cm" svg:y2="29.018cm">
          <text:p/>
        </draw:line>
        <draw:line draw:style-name="gr14" draw:text-style-name="P3" draw:layer="layout" svg:x1="18.235cm" svg:y1="29.094cm" svg:x2="18.235cm" svg:y2="29.018cm">
          <text:p/>
        </draw:line>
        <draw:line draw:style-name="gr14" draw:text-style-name="P3" draw:layer="layout" svg:x1="18.311cm" svg:y1="29.094cm" svg:x2="18.311cm" svg:y2="29.018cm">
          <text:p/>
        </draw:line>
        <draw:line draw:style-name="gr14" draw:text-style-name="P3" draw:layer="layout" svg:x1="18.386cm" svg:y1="29.094cm" svg:x2="18.386cm" svg:y2="29.018cm">
          <text:p/>
        </draw:line>
        <draw:line draw:style-name="gr14" draw:text-style-name="P3" draw:layer="layout" svg:x1="18.538cm" svg:y1="29.094cm" svg:x2="18.538cm" svg:y2="29.018cm">
          <text:p/>
        </draw:line>
        <draw:line draw:style-name="gr14" draw:text-style-name="P3" draw:layer="layout" svg:x1="18.614cm" svg:y1="29.094cm" svg:x2="18.614cm" svg:y2="29.018cm">
          <text:p/>
        </draw:line>
        <draw:line draw:style-name="gr14" draw:text-style-name="P3" draw:layer="layout" svg:x1="18.841cm" svg:y1="29.094cm" svg:x2="18.841cm" svg:y2="29.018cm">
          <text:p/>
        </draw:line>
        <draw:line draw:style-name="gr14" draw:text-style-name="P3" draw:layer="layout" svg:x1="18.993cm" svg:y1="29.094cm" svg:x2="18.993cm" svg:y2="29.018cm">
          <text:p/>
        </draw:line>
        <draw:line draw:style-name="gr14" draw:text-style-name="P3" draw:layer="layout" svg:x1="19.22cm" svg:y1="29.094cm" svg:x2="19.22cm" svg:y2="29.018cm">
          <text:p/>
        </draw:line>
        <draw:line draw:style-name="gr14" draw:text-style-name="P3" draw:layer="layout" svg:x1="19.371cm" svg:y1="29.094cm" svg:x2="19.371cm" svg:y2="29.018cm">
          <text:p/>
        </draw:line>
        <draw:line draw:style-name="gr14" draw:text-style-name="P3" draw:layer="layout" svg:x1="19.599cm" svg:y1="29.094cm" svg:x2="19.599cm" svg:y2="29.018cm">
          <text:p/>
        </draw:line>
        <draw:line draw:style-name="gr14" draw:text-style-name="P3" draw:layer="layout" svg:x1="19.674cm" svg:y1="29.094cm" svg:x2="19.674cm" svg:y2="29.018cm">
          <text:p/>
        </draw:line>
        <draw:line draw:style-name="gr14" draw:text-style-name="P3" draw:layer="layout" svg:x1="19.75cm" svg:y1="29.094cm" svg:x2="19.75cm" svg:y2="29.018cm">
          <text:p/>
        </draw:line>
        <draw:line draw:style-name="gr14" draw:text-style-name="P3" draw:layer="layout" svg:x1="19.826cm" svg:y1="29.094cm" svg:x2="19.826cm" svg:y2="29.018cm">
          <text:p/>
        </draw:line>
        <draw:line draw:style-name="gr14" draw:text-style-name="P3" draw:layer="layout" svg:x1="19.902cm" svg:y1="29.094cm" svg:x2="19.902cm" svg:y2="29.018cm">
          <text:p/>
        </draw:line>
        <draw:line draw:style-name="gr14" draw:text-style-name="P3" draw:layer="layout" svg:x1="19.977cm" svg:y1="29.094cm" svg:x2="19.977cm" svg:y2="29.018cm">
          <text:p/>
        </draw:line>
        <draw:line draw:style-name="gr14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5" draw:text-style-name="P3" draw:layer="layout" svg:x1="1.5cm" svg:y1="32.7cm" svg:x2="1.5cm" svg:y2="31.7cm">
          <text:p/>
        </draw:line>
        <draw:line draw:style-name="gr15" draw:text-style-name="P3" draw:layer="layout" svg:x1="22.5cm" svg:y1="32.7cm" svg:x2="22.5cm" svg:y2="31.7cm">
          <text:p/>
        </draw:line>
        <draw:line draw:style-name="gr15" draw:text-style-name="P3" draw:layer="layout" svg:x1="26.1cm" svg:y1="32.7cm" svg:x2="26.1cm" svg:y2="31.7cm">
          <text:p/>
        </draw:line>
        <draw:line draw:style-name="gr15" draw:text-style-name="P3" draw:layer="layout" svg:x1="47.1cm" svg:y1="32.7cm" svg:x2="47.1cm" svg:y2="31.7cm">
          <text:p/>
        </draw:line>
        <draw:line draw:style-name="gr15" draw:text-style-name="P3" draw:layer="layout" svg:x1="1.5cm" svg:y1="0cm" svg:x2="1.5cm" svg:y2="1cm">
          <text:p/>
        </draw:line>
        <draw:line draw:style-name="gr15" draw:text-style-name="P3" draw:layer="layout" svg:x1="22.5cm" svg:y1="0cm" svg:x2="22.5cm" svg:y2="1cm">
          <text:p/>
        </draw:line>
        <draw:line draw:style-name="gr15" draw:text-style-name="P3" draw:layer="layout" svg:x1="26.1cm" svg:y1="0cm" svg:x2="26.1cm" svg:y2="1cm">
          <text:p/>
        </draw:line>
        <draw:line draw:style-name="gr15" draw:text-style-name="P3" draw:layer="layout" svg:x1="47.1cm" svg:y1="0cm" svg:x2="47.1cm" svg:y2="1cm">
          <text:p/>
        </draw:line>
        <draw:line draw:style-name="gr15" draw:text-style-name="P3" draw:layer="layout" svg:x1="0cm" svg:y1="1.5cm" svg:x2="1cm" svg:y2="1.5cm">
          <text:p/>
        </draw:line>
        <draw:line draw:style-name="gr15" draw:text-style-name="P3" draw:layer="layout" svg:x1="0cm" svg:y1="31.2cm" svg:x2="1cm" svg:y2="31.2cm">
          <text:p/>
        </draw:line>
        <draw:line draw:style-name="gr15" draw:text-style-name="P3" draw:layer="layout" svg:x1="48.6cm" svg:y1="1.5cm" svg:x2="47.6cm" svg:y2="1.5cm">
          <text:p/>
        </draw:line>
        <draw:line draw:style-name="gr15" draw:text-style-name="P3" draw:layer="layout" svg:x1="48.6cm" svg:y1="31.2cm" svg:x2="47.6cm" svg:y2="31.2cm">
          <text:p/>
        </draw:line>
        <draw:frame draw:style-name="gr16" draw:text-style-name="P10" draw:layer="layout" svg:width="2.026cm" svg:height="0.475cm" svg:x="18.156cm" svg:y="26.066cm">
          <draw:text-box>
            <text:p text:style-name="P5"><text:span text:style-name="T5">document</text:span></text:p>
          </draw:text-box>
        </draw:frame>
        <draw:frame draw:style-name="gr11" draw:text-style-name="P3" draw:layer="layout" svg:width="1.893cm" svg:height="2.21cm" svg:x="23.4cm" svg:y="2.54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20" draw:text-style-name="P13" draw:layer="layout" svg:width="6.25cm" svg:height="8.5cm" svg:x="49.5cm" svg:y="-0.25cm">
          <draw:image xlink:href="Pictures/100002010000038400000384496F57771BC30112.png" xlink:type="simple" xlink:show="embed" xlink:actuate="onLoad" draw:mime-type="image/png">
            <text:p/>
          </draw:image>
        </draw:frame>
        <draw:frame draw:style-name="gr20" draw:text-style-name="P13" draw:layer="layout" svg:width="6.25cm" svg:height="8.5cm" draw:transform="rotate (-3.14159265358979) translate (55.753cm 8.245cm)">
          <draw:image xlink:href="Pictures/100002010000038400000384496F57771BC30112.png" xlink:type="simple" xlink:show="embed" xlink:actuate="onLoad" draw:mime-type="image/png">
            <text:p/>
          </draw:image>
        </draw:frame>
        <draw:frame draw:style-name="gr21" draw:text-style-name="P15" draw:layer="layout" svg:width="5.082cm" svg:height="0.823cm" svg:x="3.301cm" svg:y="28.525cm">
          <draw:text-box>
            <text:p text:style-name="P14"><text:span text:style-name="T6">Cover Image © deviantart.com </text:span></text:p>
            <text:p text:style-name="P14"><text:span text:style-name="T7">modified</text:span><text:span text:style-name="T6"><text:tab/></text:span><text:span text:style-name="T6"> 0rax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SansCJKjpIdentityH" svg:font-family="NotoSansCJKjpIdentityH"/>
    <style:font-face style:name="NotoSansCJKjpularIdentityH" svg:font-family="NotoSansCJKjpularIdentityH"/>
    <style:font-face style:name="Noto Serif KR1" svg:font-family="'Noto Serif KR'" style:font-pitch="variable"/>
    <style:font-face style:name="NotoSansCJKjpIdentityH1" svg:font-family="NotoSansCJKjpIdentityH" style:font-pitch="variable"/>
    <style:font-face style:name="NotoSansCJKjpularIdentityH1" svg:font-family="NotoSansCJKjpularIdentityH" style:font-pitch="variable"/>
    <style:font-face style:name="Tahoma" svg:font-family="Tahoma" style:font-pitch="variable"/>
    <style:font-face style:name="Noto Serif KR" svg:font-family="'Noto Serif KR'" style:font-family-generic="modern" style:font-pitch="variable"/>
    <style:font-face style:name="맑은 고딕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KR3" svg:font-family="'Noto Serif KR'" style:font-family-generic="roman" style:font-pitch="variable"/>
    <style:font-face style:name="나눔고딕" svg:font-family="나눔고딕" style:font-family-generic="roman" style:font-pitch="variable"/>
    <style:font-face style:name="Arial" svg:font-family="Arial" style:font-family-generic="swiss" style:font-pitch="variable"/>
    <style:font-face style:name="Noto Serif KR4" svg:font-family="'Noto Serif KR'" style:font-family-generic="swiss" style:font-pitch="variable"/>
    <style:font-face style:name="Lucida Sans" svg:font-family="'Lucida Sans'" style:font-family-generic="system" style:font-pitch="variable"/>
    <style:font-face style:name="Noto Serif KR2" svg:font-family="'Noto Serif KR'" style:font-family-generic="system" style:font-pitch="variable"/>
    <style:font-face style:name="Tahoma1" svg:font-family="Tahoma" style:font-family-generic="system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3" fo:font-size="24pt" fo:language="en" fo:country="US" style:font-name-asian="Noto Serif KR2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8.6cm" fo:page-height="3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8T10:32:26.718000000</dc:date>
    <meta:editing-duration>PT1H32M10S</meta:editing-duration>
    <meta:editing-cycles>5</meta:editing-cycles>
    <meta:generator>LibreOffice/7.1.4.2$Windows_X86_64 LibreOffice_project/a529a4fab45b75fefc5b6226684193eb000654f6</meta:generator>
    <meta:document-statistic meta:object-count="1820"/>
  </office:meta>
</office:document-meta>
</file>